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Arial " svg:font-family="Arial 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1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2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8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9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1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7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1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0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3" style:family="table-cell" style:parent-style-name="Default" style:data-style-name="N0">
      <style:text-properties fo:font-size="12pt" style:font-size-asian="12pt" style:font-size-complex="12pt"/>
    </style:style>
    <style:style style:name="ce19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95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37">
      <style:text-properties fo:font-size="10pt" style:font-size-asian="10pt" style:font-size-complex="10pt"/>
    </style:style>
    <style:style style:name="ce197" style:family="table-cell" style:parent-style-name="Default" style:data-style-name="N37">
      <style:table-cell-properties fo:background-color="transparent"/>
      <style:text-properties fo:color="#000000" style:font-name="Arial " style:font-name-asian="Arial " style:font-name-complex="Arial " fo:font-size="10pt" style:font-size-asian="10pt" style:font-size-complex="10pt"/>
    </style:style>
    <style:style style:name="ce198" style:family="table-cell" style:parent-style-name="Default" style:data-style-name="N37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/>
    </style:style>
    <style:style style:name="ce199" style:family="table-cell" style:parent-style-name="Default" style:data-style-name="N37">
      <style:table-cell-properties fo:border-top="none" fo:border-bottom="none" fo:border-left="thin solid #000000" fo:border-right="none" fo:background-color="#8DB4E2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0" style:family="table-cell" style:parent-style-name="Default" style:data-style-name="N37">
      <style:table-cell-properties fo:background-color="#8DB4E2" style:cell-protect="protected"/>
    </style:style>
    <style:style style:name="ce201" style:family="table-cell" style:parent-style-name="Default" style:data-style-name="N37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2" style:family="table-cell" style:parent-style-name="Default" style:data-style-name="N37">
      <style:table-cell-properties fo:background-color="#8DB4E2" style:cell-protect="protected"/>
    </style:style>
    <style:style style:name="ce203" style:family="table-cell" style:parent-style-name="Default" style:data-style-name="N37">
      <style:text-properties fo:color="#000000" style:font-name="Arial " style:font-name-asian="Arial " style:font-name-complex="Arial " fo:font-size="10pt" style:font-size-asian="10pt" style:font-size-complex="10pt"/>
    </style:style>
    <style:style style:name="ce204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5" style:family="table-cell" style:parent-style-name="Default" style:data-style-name="N37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6" style:family="table-cell" style:parent-style-name="Default" style:data-style-name="N37">
      <style:table-cell-properties fo:border-top="none" fo:border-bottom="none" fo:border-left="thin solid #000000" fo:border-right="none" fo:background-color="#8DB4E2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7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08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209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210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1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fo:background-color="#8DB4E2" style:cell-protect="protected"/>
    </style:style>
    <style:style style:name="ce212" style:family="table-cell" style:parent-style-name="Default" style:data-style-name="N37">
      <style:table-cell-properties fo:border-top="thin solid #000000" fo:border-bottom="thin solid #000000" fo:border-left="none" fo:border-right="none" style:vertical-align="automatic" fo:background-color="#8DB4E2" style:cell-protect="protected"/>
    </style:style>
    <style:style style:name="ce213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fo:background-color="#8DB4E2" style:cell-protect="protected"/>
    </style:style>
    <style:style style:name="ce214" style:family="table-cell" style:parent-style-name="Default" style:data-style-name="N37">
      <style:table-cell-properties fo:border-top="thin solid #000000" fo:border-bottom="thin solid #000000" fo:border-left="none" fo:border-right="none" style:vertical-align="automatic" fo:background-color="#8DB4E2" style:cell-protect="protected"/>
    </style:style>
    <style:style style:name="ce215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fo:background-color="#8DB4E2" style:cell-protect="protected"/>
    </style:style>
    <style:style style:name="ce216" style:family="table-cell" style:parent-style-name="Default" style:data-style-name="N37">
      <style:table-cell-properties fo:border-top="thin solid #000000" fo:border-bottom="none" fo:border-left="thin solid #000000" fo:border-right="thin solid #000000" fo:background-color="#8DB4E2" style:cell-protect="protected"/>
    </style:style>
    <style:style style:name="ce217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8" style:family="table-cell" style:parent-style-name="Default" style:data-style-name="N37">
      <style:table-cell-properties fo:border-top="none" fo:border-bottom="thin solid #000000" fo:border-left="thin solid #000000" fo:border-right="none" fo:background-color="#8DB4E2" style:cell-protect="protected"/>
    </style:style>
    <style:style style:name="ce219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0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1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8DB4E2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2" style:family="table-cell" style:parent-style-name="Default" style:data-style-name="N37">
      <style:table-cell-properties fo:border-top="thin solid #000000" fo:border-bottom="thin solid #000000" fo:border-left="none" fo:border-right="none" fo:background-color="#8DB4E2" style:cell-protect="protected"/>
    </style:style>
    <style:style style:name="ce223" style:family="table-cell" style:parent-style-name="Default" style:data-style-name="N37">
      <style:table-cell-properties fo:border-top="none" fo:border-bottom="thin solid #000000" fo:border-left="thin solid #000000" fo:border-right="thin solid #000000" fo:background-color="#8DB4E2" style:cell-protect="protected"/>
    </style:style>
    <style:style style:name="ce224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25" style:family="table-cell" style:parent-style-name="Default" style:data-style-name="N37">
      <style:table-cell-properties fo:background-color="#8DB4E2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226" style:family="table-cell" style:parent-style-name="Default" style:data-style-name="N37">
      <style:table-cell-properties fo:background-color="#8DB4E2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227" style:family="table-cell" style:parent-style-name="Default" style:data-style-name="N37">
      <style:table-cell-properties fo:border-top="none" fo:border-bottom="none" fo:border-left="none" fo:border-right="thin solid #000000" fo:background-color="#8DB4E2" style:cell-protect="none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28" style:family="table-cell" style:parent-style-name="Default" style:data-style-name="N37">
      <style:table-cell-properties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37">
      <style:table-cell-properties fo:border-top="none" fo:border-bottom="none" fo:border-left="thin solid #000000" fo:border-right="thin solid #000000" fo:background-color="#8DB4E2" style:cell-protect="protected"/>
    </style:style>
    <style:style style:name="ce230" style:family="table-cell" style:parent-style-name="Default" style:data-style-name="N37">
      <style:table-cell-properties fo:background-color="#8DB4E2" style:cell-protect="none"/>
      <style:text-properties fo:color="#000000" style:font-name="Arial" style:font-name-asian="Arial" style:font-name-complex="Arial" fo:font-size="9pt" style:font-size-asian="9pt" style:font-size-complex="9pt"/>
    </style:style>
    <style:style style:name="ce231" style:family="table-cell" style:parent-style-name="Default" style:data-style-name="N37">
      <style:table-cell-properties fo:background-color="#8DB4E2" style:cell-protect="none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32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233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34" style:family="table-cell" style:parent-style-name="Default" style:data-style-name="N37">
      <style:table-cell-properties fo:border-top="none" fo:border-bottom="thin solid #000000" fo:border-left="none" fo:border-right="none" fo:background-color="#8DB4E2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235" style:family="table-cell" style:parent-style-name="Default" style:data-style-name="N37">
      <style:table-cell-properties fo:border-top="none" fo:border-bottom="thin solid #000000" fo:border-left="none" fo:border-right="none" fo:background-color="#8DB4E2" style:cell-protect="none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36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237" style:family="table-cell" style:parent-style-name="Default" style:data-style-name="N37">
      <style:table-cell-properties fo:border-top="none" fo:border-bottom="thin solid #000000" fo:border-left="none" fo:border-right="thin solid #000000" fo:background-color="#8DB4E2" style:cell-protect="none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38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color="#FF0000" style:font-name="Arial " style:font-name-asian="Arial " style:font-name-complex="Arial " fo:font-size="10pt" style:font-size-asian="10pt" style:font-size-complex="10pt"/>
    </style:style>
    <style:style style:name="ce239" style:family="table-cell" style:parent-style-name="Default" style:data-style-name="N37">
      <style:table-cell-properties fo:border-top="none" fo:border-bottom="none" fo:border-left="thin solid #000000" fo:border-right="none" fo:background-color="#8DB4E2" style:cell-protect="protected"/>
    </style:style>
    <style:style style:name="ce240" style:family="table-cell" style:parent-style-name="Default" style:data-style-name="N37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/>
    </style:style>
    <style:style style:name="ce241" style:family="table-cell" style:parent-style-name="Default" style:data-style-name="N37">
      <style:table-cell-properties fo:background-color="#8DB4E2" style:cell-protect="protected"/>
      <style:text-properties fo:color="#FF0000" style:font-name="Arial" style:font-name-asian="Arial" style:font-name-complex="Arial" fo:font-size="8pt" style:font-size-asian="8pt" style:font-size-complex="8pt"/>
    </style:style>
    <style:style style:name="ce242" style:family="table-cell" style:parent-style-name="Default" style:data-style-name="N37">
      <style:table-cell-properties fo:background-color="#8DB4E2" style:cell-protect="protected"/>
      <style:text-properties fo:color="#FFFF00" style:font-name="Arial" style:font-name-asian="Arial" style:font-name-complex="Arial" fo:font-size="9pt" style:font-size-asian="9pt" style:font-size-complex="9pt"/>
    </style:style>
    <style:style style:name="ce243" style:family="table-cell" style:parent-style-name="Default" style:data-style-name="N37">
      <style:table-cell-properties fo:background-color="#8DB4E2" style:cell-protect="protected"/>
      <style:text-properties fo:color="#DD080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44" style:family="table-cell" style:parent-style-name="Default" style:data-style-name="N37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45" style:family="table-cell" style:parent-style-name="Default" style:data-style-name="N37">
      <style:table-cell-properties fo:background-color="#8DB4E2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46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7" style:family="table-cell" style:parent-style-name="Default" style:data-style-name="N37">
      <style:table-cell-properties style:vertical-align="middle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8" style:family="table-cell" style:parent-style-name="Default" style:data-style-name="N37">
      <style:table-cell-properties fo:border="thin solid #000000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49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50" style:family="table-cell" style:parent-style-name="Default" style:data-style-name="N37">
      <style:table-cell-properties fo:background-color="#8DB4E2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52" style:family="table-cell" style:parent-style-name="Default" style:data-style-name="N37">
      <style:table-cell-properties fo:background-color="#8DB4E2" style:cell-protect="none"/>
      <style:text-properties fo:color="#000000" style:font-name="Arial" style:font-name-asian="Arial" style:font-name-complex="Arial" fo:font-size="9pt" style:font-size-asian="9pt" style:font-size-complex="9pt"/>
    </style:style>
    <style:style style:name="ce253" style:family="table-cell" style:parent-style-name="Default" style:data-style-name="N37">
      <style:table-cell-properties fo:border-top="none" fo:border-bottom="none" fo:border-left="thin solid #000000" fo:border-right="none" fo:background-color="#8DB4E2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254" style:family="table-cell" style:parent-style-name="Default" style:data-style-name="N37">
      <style:table-cell-properties fo:background-color="#8DB4E2" style:cell-protect="protected"/>
      <style:text-properties fo:color="#DD0806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55" style:family="table-cell" style:parent-style-name="Default" style:data-style-name="N37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/>
    </style:style>
    <style:style style:name="ce256" style:family="table-cell" style:parent-style-name="Default" style:data-style-name="N37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7" style:family="table-cell" style:parent-style-name="Default" style:data-style-name="N37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58" style:family="table-cell" style:parent-style-name="Default" style:data-style-name="N37">
      <style:table-cell-properties fo:border-top="none" fo:border-bottom="none" fo:border-left="thin solid #000000" fo:border-right="none" fo:background-color="#BFBFBF"/>
      <style:text-properties fo:color="#000000" style:font-name="Arial " style:font-name-asian="Arial " style:font-name-complex="Arial " fo:font-size="10pt" style:font-size-asian="10pt" style:font-size-complex="10pt"/>
    </style:style>
    <style:style style:name="ce259" style:family="table-cell" style:parent-style-name="Default" style:data-style-name="N37">
      <style:table-cell-properties fo:background-color="#BFBFBF"/>
      <style:text-properties fo:color="#000000" style:font-name="Arial " style:font-name-asian="Arial " style:font-name-complex="Arial " fo:font-size="10pt" style:font-size-asian="10pt" style:font-size-complex="10pt"/>
    </style:style>
    <style:style style:name="ce260" style:family="table-cell" style:parent-style-name="Default" style:data-style-name="N37">
      <style:table-cell-properties fo:background-color="#BFBFBF" style:cell-protect="protected"/>
    </style:style>
    <style:style style:name="ce261" style:family="table-cell" style:parent-style-name="Default" style:data-style-name="N37">
      <style:table-cell-properties fo:background-color="#BFBFB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2" style:family="table-cell" style:parent-style-name="Default" style:data-style-name="N37">
      <style:table-cell-properties style:vertical-align="automatic" fo:background-color="#BFBFBF" style:cell-protect="protected" style:repeat-content="false"/>
      <style:paragraph-properties fo:text-align="center"/>
    </style:style>
    <style:style style:name="ce263" style:family="table-cell" style:parent-style-name="Default" style:data-style-name="N37">
      <style:table-cell-properties fo:background-color="#BFBFBF" style:cell-protect="none"/>
    </style:style>
    <style:style style:name="ce264" style:family="table-cell" style:parent-style-name="Default" style:data-style-name="N37">
      <style:table-cell-properties fo:background-color="#BFBFBF" style:cell-protect="protected"/>
      <style:text-properties fo:color="#FF0000" style:font-name="Arial" style:font-name-asian="Arial" style:font-name-complex="Arial" fo:font-size="10pt" style:font-size-asian="10pt" style:font-size-complex="10pt"/>
    </style:style>
    <style:style style:name="ce265" style:family="table-cell" style:parent-style-name="Default" style:data-style-name="N37">
      <style:table-cell-properties fo:background-color="#BFBFBF" style:cell-protect="protected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6" style:family="table-cell" style:parent-style-name="Default" style:data-style-name="N37">
      <style:table-cell-properties fo:border-top="none" fo:border-bottom="none" fo:border-left="thin solid #000000" fo:border-right="none" fo:background-color="#BFBFBF" style:cell-protect="protected"/>
    </style:style>
    <style:style style:name="ce267" style:family="table-cell" style:parent-style-name="Default" style:data-style-name="N37">
      <style:table-cell-properties fo:border-top="none" fo:border-bottom="none" fo:border-left="thin solid #000000" fo:border-right="none" fo:background-color="#BFBFBF" style:cell-protect="protected"/>
    </style:style>
    <style:style style:name="ce268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/>
    </style:style>
    <style:style style:name="ce269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0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1" style:family="table-cell" style:parent-style-name="Default" style:data-style-name="N37">
      <style:table-cell-properties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10pt" style:font-size-asian="10pt" style:font-size-complex="10pt"/>
    </style:style>
    <style:style style:name="ce27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7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74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75" style:family="table-cell" style:parent-style-name="Normal_32_2" style:data-style-name="N37">
      <style:table-cell-properties fo:border-top="thin dashe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7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77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78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79" style:family="table-cell" style:parent-style-name="Default" style:data-style-name="N45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80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8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3" style:family="table-cell" style:parent-style-name="Default" style:data-style-name="N22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84" style:family="table-cell" style:parent-style-name="Default" style:data-style-name="N45">
      <style:text-properties fo:color="#000000" style:font-name="Arial" style:font-name-asian="Arial" style:font-name-complex="Arial" fo:font-size="10pt" style:font-size-asian="10pt" style:font-size-complex="10pt"/>
    </style:style>
    <style:style style:name="ce285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8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8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90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91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9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93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94" style:family="table-cell" style:parent-style-name="Default" style:data-style-name="N44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6" style:family="table-cell" style:parent-style-name="Default" style:data-style-name="N44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97" style:family="table-cell" style:parent-style-name="Default" style:data-style-name="N44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98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9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0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1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2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03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0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05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7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0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09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10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11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12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3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14" style:family="table-cell" style:parent-style-name="Default" style:data-style-name="N0">
      <style:text-properties fo:font-weight="bold" style:font-weight-asian="bold" style:font-weight-complex="bold"/>
    </style:style>
    <style:style style:name="ce31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16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17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8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2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5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9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0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1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2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34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6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9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4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4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4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4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4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4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4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4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34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4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50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5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5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5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55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5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5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59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6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6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6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6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6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7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8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9" style:family="table-cell" style:parent-style-name="Default" style:data-style-name="N1"/>
    <style:style style:name="ce370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/>
    </style:style>
    <style:style style:name="ce371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2" style:family="table-cell" style:parent-style-name="Default" style:data-style-name="N37">
      <style:table-cell-properties style:vertical-align="automatic" fo:background-color="#BFBFB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73" style:family="table-cell" style:parent-style-name="Default" style:data-style-name="N37">
      <style:table-cell-properties style:vertical-align="automatic" fo:background-color="#BFBFB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4" style:family="table-cell" style:parent-style-name="Default" style:data-style-name="N37">
      <style:table-cell-properties style:vertical-align="automatic" fo:background-color="#BFBFB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5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6" style:family="table-cell" style:parent-style-name="Default" style:data-style-name="N37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7" style:family="table-cell" style:parent-style-name="Default" style:data-style-name="N37">
      <style:text-properties fo:font-size="10pt" style:font-size-asian="10pt" style:font-size-complex="10pt"/>
    </style:style>
    <style:style style:name="ce378" style:family="table-cell" style:parent-style-name="Default" style:data-style-name="N37">
      <style:table-cell-properties style:vertical-align="automatic" fo:background-color="#F0FCAA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1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#A6A6A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2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83" style:family="table-cell" style:parent-style-name="Default" style:data-style-name="N37">
      <style:table-cell-properties fo:border-top="thin solid #000000" fo:border-bottom="thin solid #000000" fo:border-left="none" fo:border-right="none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8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5" style:family="table-cell" style:parent-style-name="Default" style:data-style-name="N37">
      <style:table-cell-properties fo:border="thin solid #000000" style:vertical-align="middle" fo:background-color="#FFFF66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6" style:family="table-cell" style:parent-style-name="Default" style:data-style-name="N37">
      <style:table-cell-properties fo:border="thin solid #000000" style:vertical-align="middle" fo:background-color="#FFFF66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7" style:family="table-cell" style:parent-style-name="Default" style:data-style-name="N37">
      <style:table-cell-properties fo:background-color="transparent"/>
      <style:text-properties fo:color="#00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388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89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0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91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392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93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94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95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96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7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98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99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0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1" style:family="table-cell" style:parent-style-name="Default" style:data-style-name="N44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02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3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04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406" style:family="table-cell" style:parent-style-name="Default" style:data-style-name="N40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7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09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0" style:family="table-cell" style:parent-style-name="Default" style:data-style-name="N40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11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12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41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4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5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1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7" style:family="table-cell" style:parent-style-name="Default" style:data-style-name="N22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8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9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0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1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2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3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4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5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6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7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28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9" style:family="table-cell" style:parent-style-name="Default" style:data-style-name="N36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430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31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32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33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34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435" style:family="table-cell" style:parent-style-name="Default" style:data-style-name="N37">
      <style:table-cell-properties fo:background-color="transparent"/>
      <style:text-properties fo:color="#00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436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437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38" style:family="table-cell" style:parent-style-name="Default" style:data-style-name="N37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4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0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44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44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7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4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4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5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5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452" style:family="table-cell" style:parent-style-name="Default" style:data-style-name="N40">
      <style:text-properties style:font-name="Arial" style:font-name-asian="Arial" style:font-name-complex="Arial" fo:font-size="10pt" style:font-size-asian="10pt" style:font-size-complex="10pt"/>
    </style:style>
    <style:style style:name="ce453" style:family="table-cell" style:parent-style-name="Default" style:data-style-name="N22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5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5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56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57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58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59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60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61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62" style:family="table-cell" style:parent-style-name="Default" style:data-style-name="N37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63" style:family="table-cell" style:parent-style-name="Default" style:data-style-name="N37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64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65" style:family="table-cell" style:parent-style-name="Default" style:data-style-name="N37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66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67" style:family="table-cell" style:parent-style-name="Default" style:data-style-name="N38"/>
    <style:style style:name="ce468" style:family="table-cell" style:parent-style-name="Default" style:data-style-name="N37">
      <style:table-cell-properties fo:background-color="transparent"/>
      <style:text-properties fo:color="#000000" style:font-name="Arial " style:font-name-asian="Arial " style:font-name-complex="Arial " fo:font-size="12pt" style:font-size-asian="12pt" style:font-size-complex="12pt" fo:font-weight="bold" style:font-weight-asian="bold" style:font-weight-complex="bold"/>
    </style:style>
    <style:style style:name="ce46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470" style:family="table-cell" style:parent-style-name="Default" style:data-style-name="N37">
      <style:table-cell-properties fo:background-color="transparent"/>
      <style:text-properties fo:color="#000000" style:font-name="Arial " style:font-name-asian="Arial " style:font-name-complex="Arial " fo:font-size="12pt" style:font-size-asian="12pt" style:font-size-complex="12pt"/>
    </style:style>
    <style:style style:name="ce471" style:family="table-cell" style:parent-style-name="Default" style:data-style-name="N37">
      <style:table-cell-properties fo:background-color="#FFFF00"/>
      <style:text-properties fo:color="#000000" style:font-name="Arial " style:font-name-asian="Arial " style:font-name-complex="Arial " fo:font-size="12pt" style:font-size-asian="12pt" style:font-size-complex="12pt" fo:font-weight="bold" style:font-weight-asian="bold" style:font-weight-complex="bold"/>
    </style:style>
    <style:style style:name="ce472" style:family="table-cell" style:parent-style-name="Default" style:data-style-name="N37">
      <style:table-cell-properties fo:background-color="#FFFF00" style:cell-protect="protected"/>
      <style:text-properties fo:font-size="12pt" style:font-size-asian="12pt" style:font-size-complex="12pt"/>
    </style:style>
    <style:style style:name="ce473" style:family="table-cell" style:parent-style-name="Default" style:data-style-name="N37">
      <style:table-cell-properties fo:background-color="#FFFF00" style:cell-protect="protected"/>
      <style:text-properties fo:font-size="12pt" style:font-size-asian="12pt" style:font-size-complex="12pt"/>
    </style:style>
    <style:style style:name="ce474" style:family="table-cell" style:parent-style-name="Default" style:data-style-name="N37">
      <style:table-cell-properties fo:background-color="#FFFF00"/>
      <style:text-properties fo:color="#000000" style:font-name="Arial " style:font-name-asian="Arial " style:font-name-complex="Arial " fo:font-size="12pt" style:font-size-asian="12pt" style:font-size-complex="12pt"/>
    </style:style>
    <style:style style:name="ce475" style:family="table-cell" style:parent-style-name="Default" style:data-style-name="N30">
      <style:table-cell-properties style:vertical-align="middle" fo:background-color="#C6C3C6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76" style:family="table-cell" style:parent-style-name="Default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77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478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479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0" style:family="table-cell" style:parent-style-name="Default" style:data-style-name="N37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1" style:family="table-cell" style:parent-style-name="Default" style:data-style-name="N37"/>
    <style:style style:name="ce482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83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84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8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86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8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88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89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9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91" style:family="table-cell" style:parent-style-name="Default" style:data-style-name="N36"/>
    <style:style style:name="ce49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49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4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6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497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8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9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0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3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504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505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506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508" style:family="table-cell" style:parent-style-name="Default" style:data-style-name="N47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9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510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11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512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13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514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15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1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1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18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19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20" style:family="table-cell" style:parent-style-name="Default" style:data-style-name="N37">
      <style:table-cell-properties fo:border-top="thin solid #EBEBEB" fo:border-bottom="thin solid #EBEBEB" fo:border-left="none" fo:border-right="thin solid #EBEBEB" style:vertical-align="automatic" fo:background-color="#FFFF00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521" style:family="table-cell" style:parent-style-name="Default" style:data-style-name="N3">
      <style:table-cell-properties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522" style:family="table-cell" style:parent-style-name="Normal_32_2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23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24" style:family="table-cell" style:parent-style-name="Default" style:data-style-name="N37">
      <style:table-cell-properties fo:border-top="none" fo:border-bottom="none" fo:border-left="thin solid #EBEBEB" fo:border-right="none" style:vertical-align="automatic" fo:background-color="#C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525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C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526" style:family="table-cell" style:parent-style-name="Default" style:data-style-name="N37">
      <style:table-cell-properties fo:border-top="none" fo:border-bottom="none" fo:border-left="thin solid #EBEBEB" fo:border-right="none" style:vertical-align="automatic" fo:wrap-option="wrap" fo:background-color="#FFFF00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/>
    </style:style>
    <style:style style:name="ce527" style:family="table-cell" style:parent-style-name="Default" style:data-style-name="N37">
      <style:table-cell-properties fo:border-top="none" fo:border-bottom="none" fo:border-left="none" fo:border-right="thin solid #000000" style:vertical-align="automatic" fo:wrap-option="wrap" fo:background-color="#FFFF00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/>
    </style:style>
    <style:style style:name="ce5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29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30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3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534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35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3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3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38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39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40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41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42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43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44" style:family="table-cell" style:parent-style-name="Default" style:data-style-name="N37">
      <style:table-cell-properties fo:border-top="none" fo:border-bottom="none" fo:border-left="thin solid #EBEBEB" fo:border-right="thin solid #000000" style:vertical-align="automatic" fo:background-color="#C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545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wrap-option="wrap" fo:background-color="#FFFF00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/>
    </style:style>
    <style:style style:name="ce546" style:family="table-cell" style:parent-style-name="Default" style:data-style-name="N37">
      <style:table-cell-properties fo:border-top="none" fo:border-bottom="none" fo:border-left="thin solid #EBEBEB" fo:border-right="thin solid #000000" style:vertical-align="automatic" fo:wrap-option="wrap" fo:background-color="#FFFF00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/>
    </style:style>
    <style:style style:name="ce547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48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49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50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551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" style:font-name-asian="Arial " style:font-name-complex="Arial 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9194444444445cm"/>
    </style:style>
    <style:style style:name="co2" style:family="table-column">
      <style:table-column-properties fo:break-before="auto" style:column-width="2.62819444444444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65805555555556cm"/>
    </style:style>
    <style:style style:name="co5" style:family="table-column">
      <style:table-column-properties fo:break-before="auto" style:column-width="1.07597222222222cm"/>
    </style:style>
    <style:style style:name="co6" style:family="table-column">
      <style:table-column-properties fo:break-before="auto" style:column-width="5.08cm"/>
    </style:style>
    <style:style style:name="co7" style:family="table-column">
      <style:table-column-properties fo:break-before="auto" style:column-width="3.26319444444444cm"/>
    </style:style>
    <style:style style:name="co8" style:family="table-column">
      <style:table-column-properties fo:break-before="auto" style:column-width="1.67569444444444cm"/>
    </style:style>
    <style:style style:name="co9" style:family="table-column">
      <style:table-column-properties fo:break-before="auto" style:column-width="3.52777777777778cm"/>
    </style:style>
    <style:style style:name="co10" style:family="table-column">
      <style:table-column-properties fo:break-before="auto" style:column-width="2.61055555555556cm"/>
    </style:style>
    <style:style style:name="co11" style:family="table-column">
      <style:table-column-properties fo:break-before="auto" style:column-width="2.41652777777778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1.44638888888889cm"/>
    </style:style>
    <style:style style:name="co14" style:family="table-column">
      <style:table-column-properties fo:break-before="auto" style:column-width="3.38666666666667cm"/>
    </style:style>
    <style:style style:name="co15" style:family="table-column">
      <style:table-column-properties fo:break-before="auto" style:column-width="2.04611111111111cm"/>
    </style:style>
    <style:style style:name="co16" style:family="table-column">
      <style:table-column-properties fo:break-before="auto" style:column-width="2.02847222222222cm"/>
    </style:style>
    <style:style style:name="co17" style:family="table-column">
      <style:table-column-properties fo:break-before="auto" style:column-width="2.36361111111111cm"/>
    </style:style>
    <style:style style:name="co18" style:family="table-column">
      <style:table-column-properties fo:break-before="auto" style:column-width="2.43416666666667cm"/>
    </style:style>
    <style:style style:name="co19" style:family="table-column">
      <style:table-column-properties fo:break-before="auto" style:column-width="1.71097222222222cm"/>
    </style:style>
    <style:style style:name="co20" style:family="table-column">
      <style:table-column-properties fo:break-before="auto" style:column-width="1.94027777777778cm"/>
    </style:style>
    <style:style style:name="co21" style:family="table-column">
      <style:table-column-properties fo:break-before="auto" style:column-width="2.71638888888889cm"/>
    </style:style>
    <style:style style:name="co22" style:family="table-column">
      <style:table-column-properties fo:break-before="auto" style:column-width="1.78152777777778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1.69333333333333cm"/>
    </style:style>
    <style:style style:name="co25" style:family="table-column">
      <style:table-column-properties fo:break-before="auto" style:column-width="3.68652777777778cm"/>
    </style:style>
    <style:style style:name="co26" style:family="table-column">
      <style:table-column-properties fo:break-before="auto" style:column-width="2.08138888888889cm"/>
    </style:style>
    <style:style style:name="co27" style:family="table-column">
      <style:table-column-properties fo:break-before="auto" style:column-width="1.83444444444444cm"/>
    </style:style>
    <style:style style:name="co28" style:family="table-column">
      <style:table-column-properties fo:break-before="auto" style:column-width="6.87916666666667cm"/>
    </style:style>
    <style:style style:name="co29" style:family="table-column">
      <style:table-column-properties fo:break-before="auto" style:column-width="2.99861111111111cm"/>
    </style:style>
    <style:style style:name="co30" style:family="table-column">
      <style:table-column-properties fo:break-before="auto" style:column-width="2.16958333333333cm"/>
    </style:style>
    <style:style style:name="co31" style:family="table-column">
      <style:table-column-properties fo:break-before="auto" style:column-width="1.64041666666667cm"/>
    </style:style>
    <style:style style:name="co32" style:family="table-column">
      <style:table-column-properties fo:break-before="auto" style:column-width="2.29305555555556cm"/>
    </style:style>
    <style:style style:name="co33" style:family="table-column">
      <style:table-column-properties fo:break-before="auto" style:column-width="1.05833333333333cm"/>
    </style:style>
    <style:style style:name="co34" style:family="table-column">
      <style:table-column-properties fo:break-before="auto" style:column-width="0.123472222222222cm"/>
    </style:style>
    <style:style style:name="co35" style:family="table-column">
      <style:table-column-properties fo:break-before="auto" style:column-width="3.10444444444444cm"/>
    </style:style>
    <style:style style:name="co36" style:family="table-column">
      <style:table-column-properties fo:break-before="auto" style:column-width="0.652638888888889cm"/>
    </style:style>
    <style:style style:name="co37" style:family="table-column">
      <style:table-column-properties fo:break-before="auto" style:column-width="1.95791666666667cm"/>
    </style:style>
    <style:style style:name="co38" style:family="table-column">
      <style:table-column-properties fo:break-before="auto" style:column-width="2.80458333333333cm"/>
    </style:style>
    <style:style style:name="co39" style:family="table-column">
      <style:table-column-properties fo:break-before="auto" style:column-width="2.82222222222222cm"/>
    </style:style>
    <style:style style:name="co40" style:family="table-column">
      <style:table-column-properties fo:break-before="auto" style:column-width="2.06375cm"/>
    </style:style>
    <style:style style:name="co41" style:family="table-column">
      <style:table-column-properties fo:break-before="auto" style:column-width="0.264583333333333cm"/>
    </style:style>
    <style:style style:name="co42" style:family="table-column">
      <style:table-column-properties fo:break-before="auto" style:column-width="0.582083333333333cm"/>
    </style:style>
    <style:style style:name="co43" style:family="table-column">
      <style:table-column-properties fo:break-before="auto" style:column-width="0.176388888888889cm"/>
    </style:style>
    <style:style style:name="co44" style:family="table-column">
      <style:table-column-properties fo:break-before="auto" style:column-width="0.723194444444444cm"/>
    </style:style>
    <style:style style:name="co45" style:family="table-column">
      <style:table-column-properties fo:break-before="auto" style:column-width="2.46944444444444cm"/>
    </style:style>
    <style:style style:name="co46" style:family="table-column">
      <style:table-column-properties fo:break-before="auto" style:column-width="1.51694444444444cm"/>
    </style:style>
    <style:style style:name="co47" style:family="table-column">
      <style:table-column-properties fo:break-before="auto" style:column-width="0.776111111111111cm"/>
    </style:style>
    <style:style style:name="co48" style:family="table-column">
      <style:table-column-properties fo:break-before="auto" style:column-width="0.352777777777778cm"/>
    </style:style>
    <style:style style:name="co49" style:family="table-column">
      <style:table-column-properties fo:break-before="auto" style:column-width="0.881944444444444cm"/>
    </style:style>
    <style:style style:name="co50" style:family="table-column">
      <style:table-column-properties fo:break-before="auto" style:column-width="2.57527777777778cm"/>
    </style:style>
    <style:style style:name="co51" style:family="table-column">
      <style:table-column-properties fo:break-before="auto" style:column-width="1.905cm"/>
    </style:style>
    <style:style style:name="co52" style:family="table-column">
      <style:table-column-properties fo:break-before="auto" style:column-width="0.687916666666667cm"/>
    </style:style>
    <style:style style:name="co53" style:family="table-column">
      <style:table-column-properties fo:break-before="auto" style:column-width="5.90902777777778cm"/>
    </style:style>
    <style:style style:name="co54" style:family="table-column">
      <style:table-column-properties fo:break-before="auto" style:column-width="2.87513888888889cm"/>
    </style:style>
    <style:style style:name="co55" style:family="table-column">
      <style:table-column-properties fo:break-before="auto" style:column-width="2.09902777777778cm"/>
    </style:style>
    <style:style style:name="co56" style:family="table-column">
      <style:table-column-properties fo:break-before="auto" style:column-width="1.46402777777778cm"/>
    </style:style>
    <style:style style:name="co57" style:family="table-column">
      <style:table-column-properties fo:break-before="auto" style:column-width="1.85208333333333cm"/>
    </style:style>
    <style:style style:name="co58" style:family="table-column">
      <style:table-column-properties fo:break-before="auto" style:column-width="1.5875cm"/>
    </style:style>
    <style:style style:name="co59" style:family="table-column">
      <style:table-column-properties fo:break-before="auto" style:column-width="9.01347222222222cm"/>
    </style:style>
    <style:style style:name="co60" style:family="table-column">
      <style:table-column-properties fo:break-before="auto" style:column-width="9.40152777777778cm"/>
    </style:style>
    <style:style style:name="co61" style:family="table-column">
      <style:table-column-properties fo:break-before="auto" style:column-width="6.10305555555556cm"/>
    </style:style>
    <style:style style:name="co62" style:family="table-column">
      <style:table-column-properties fo:break-before="auto" style:column-width="9.98361111111111cm"/>
    </style:style>
    <style:style style:name="co63" style:family="table-column">
      <style:table-column-properties fo:break-before="auto" style:column-width="7.79638888888889cm"/>
    </style:style>
    <style:style style:name="co64" style:family="table-column">
      <style:table-column-properties fo:break-before="auto" style:column-width="9.22513888888889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0pt" style:use-optimal-row-height="false" fo:break-before="auto"/>
    </style:style>
    <style:style style:name="ro5" style:family="table-row">
      <style:table-row-properties style:row-height="22.4pt" style:use-optimal-row-height="false" fo:break-before="auto"/>
    </style:style>
    <style:style style:name="ro6" style:family="table-row">
      <style:table-row-properties style:row-height="11.1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27.5pt" style:use-optimal-row-height="false" fo:break-before="auto"/>
    </style:style>
    <style:style style:name="ro9" style:family="table-row">
      <style:table-row-properties style:row-height="29.9pt" style:use-optimal-row-height="false" fo:break-before="auto"/>
    </style:style>
    <style:style style:name="ro10" style:family="table-row">
      <style:table-row-properties style:row-height="31.25pt" style:use-optimal-row-height="false" fo:break-before="auto"/>
    </style:style>
    <style:style style:name="ro11" style:family="table-row">
      <style:table-row-properties style:row-height="26.1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29pt" style:use-optimal-row-height="false" fo:break-before="auto"/>
    </style:style>
    <style:style style:name="ro14" style:family="table-row">
      <style:table-row-properties style:row-height="14.5pt" style:use-optimal-row-height="true" fo:break-before="auto"/>
    </style:style>
    <style:style style:name="ro15" style:family="table-row">
      <style:table-row-properties style:row-height="6.4pt" style:use-optimal-row-height="false" fo:break-before="auto"/>
    </style:style>
    <style:style style:name="ro16" style:family="table-row">
      <style:table-row-properties style:row-height="19.75pt" style:use-optimal-row-height="false" fo:break-before="auto"/>
    </style:style>
    <style:style style:name="ro17" style:family="table-row">
      <style:table-row-properties style:row-height="17.5pt" style:use-optimal-row-height="false" fo:break-before="auto"/>
    </style:style>
    <style:style style:name="ro18" style:family="table-row">
      <style:table-row-properties style:row-height="23.25pt" style:use-optimal-row-height="false" fo:break-before="auto"/>
    </style:style>
    <style:style style:name="ro19" style:family="table-row">
      <style:table-row-properties style:row-height="30.75pt" style:use-optimal-row-height="false" fo:break-before="auto"/>
    </style:style>
    <style:style style:name="ro20" style:family="table-row">
      <style:table-row-properties style:row-height="15pt" style:use-optimal-row-height="false" fo:break-before="auto"/>
    </style:style>
    <style:style style:name="ro21" style:family="table-row">
      <style:table-row-properties style:row-height="21.75pt" style:use-optimal-row-height="false" fo:break-before="auto"/>
    </style:style>
    <style:style style:name="ro22" style:family="table-row">
      <style:table-row-properties style:row-height="13pt" style:use-optimal-row-height="true" fo:break-before="auto"/>
    </style:style>
    <style:style style:name="ro23" style:family="table-row">
      <style:table-row-properties style:row-height="12.5pt" style:use-optimal-row-height="true" fo:break-before="auto"/>
    </style:style>
    <style:style style:name="ro24" style:family="table-row">
      <style:table-row-properties style:row-height="18pt" style:use-optimal-row-height="true" fo:break-before="auto"/>
    </style:style>
    <style:style style:name="ro25" style:family="table-row">
      <style:table-row-properties style:row-height="15.75pt" style:use-optimal-row-height="false" fo:break-before="auto"/>
    </style:style>
    <style:style style:name="ro26" style:family="table-row">
      <style:table-row-properties style:row-height="25.5pt" style:use-optimal-row-height="tru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18.75pt" style:use-optimal-row-height="false" fo:break-before="auto"/>
    </style:style>
    <style:style style:name="ro29" style:family="table-row">
      <style:table-row-properties style:row-height="26pt" style:use-optimal-row-height="false" fo:break-before="auto"/>
    </style:style>
    <style:style style:name="ro30" style:family="table-row">
      <style:table-row-properties style:row-height="16.25pt" style:use-optimal-row-height="false" fo:break-before="auto"/>
    </style:style>
    <style:style style:name="ro31" style:family="table-row">
      <style:table-row-properties style:row-height="14.9pt" style:use-optimal-row-height="false" fo:break-before="auto"/>
    </style:style>
    <style:style style:name="ro32" style:family="table-row">
      <style:table-row-properties style:row-height="13.4pt" style:use-optimal-row-height="false" fo:break-before="auto"/>
    </style:style>
    <style:style style:name="ro33" style:family="table-row">
      <style:table-row-properties style:row-height="19.4pt" style:use-optimal-row-height="false" fo:break-before="auto"/>
    </style:style>
    <style:style style:name="ro34" style:family="table-row">
      <style:table-row-properties style:row-height="25.25pt" style:use-optimal-row-height="false" fo:break-before="auto"/>
    </style:style>
    <style:style style:name="ro35" style:family="table-row">
      <style:table-row-properties style:row-height="6.75pt" style:use-optimal-row-height="false" fo:break-before="auto"/>
    </style:style>
    <style:style style:name="ro36" style:family="table-row">
      <style:table-row-properties style:row-height="10.25pt" style:use-optimal-row-height="false" fo:break-before="auto"/>
    </style:style>
    <style:style style:name="ro37" style:family="table-row">
      <style:table-row-properties style:row-height="9.75pt" style:use-optimal-row-height="false" fo:break-before="auto"/>
    </style:style>
    <style:style style:name="ro38" style:family="table-row">
      <style:table-row-properties style:row-height="9pt" style:use-optimal-row-height="false" fo:break-before="auto"/>
    </style:style>
    <style:style style:name="ro39" style:family="table-row">
      <style:table-row-properties style:row-height="8.25pt" style:use-optimal-row-height="false" fo:break-before="auto"/>
    </style:style>
    <style:style style:name="ro40" style:family="table-row">
      <style:table-row-properties style:row-height="10.5pt" style:use-optimal-row-height="false" fo:break-before="auto"/>
    </style:style>
    <style:style style:name="ro41" style:family="table-row">
      <style:table-row-properties style:row-height="11.25pt" style:use-optimal-row-height="false" fo:break-before="auto"/>
    </style:style>
    <style:style style:name="ro42" style:family="table-row">
      <style:table-row-properties style:row-height="12pt" style:use-optimal-row-height="false" fo:break-before="auto"/>
    </style:style>
    <style:style style:name="ro43" style:family="table-row">
      <style:table-row-properties style:row-height="12.75pt" style:use-optimal-row-height="false" fo:break-before="auto"/>
    </style:style>
    <style:style style:name="ro44" style:family="table-row">
      <style:table-row-properties style:row-height="22.25pt" style:use-optimal-row-height="false" fo:break-before="auto"/>
    </style:style>
    <style:style style:name="ro45" style:family="table-row">
      <style:table-row-properties style:row-height="6pt" style:use-optimal-row-height="false" fo:break-before="auto"/>
    </style:style>
    <style:style style:name="ro46" style:family="table-row">
      <style:table-row-properties style:row-height="7.5pt" style:use-optimal-row-height="false" fo:break-before="auto"/>
    </style:style>
    <style:style style:name="ro47" style:family="table-row">
      <style:table-row-properties style:row-height="5.25pt" style:use-optimal-row-height="false" fo:break-before="auto"/>
    </style:style>
    <style:style style:name="ro48" style:family="table-row">
      <style:table-row-properties style:row-height="20.25pt" style:use-optimal-row-height="false" fo:break-before="auto"/>
    </style:style>
    <style:style style:name="ro49" style:family="table-row">
      <style:table-row-properties style:row-height="13.5pt" style:use-optimal-row-height="false" fo:break-before="auto"/>
    </style:style>
    <style:style style:name="ro50" style:family="table-row">
      <style:table-row-properties style:row-height="30pt" style:use-optimal-row-height="false" fo:break-before="auto"/>
    </style:style>
    <style:style style:name="ro51" style:family="table-row">
      <style:table-row-properties style:row-height="25.5pt" style:use-optimal-row-height="false" fo:break-before="auto"/>
    </style:style>
    <style:style style:name="ro52" style:family="table-row">
      <style:table-row-properties style:row-height="22.5pt" style:use-optimal-row-height="false" fo:break-before="auto"/>
    </style:style>
    <style:style style:name="ro53" style:family="table-row">
      <style:table-row-properties style:row-height="14.25pt" style:use-optimal-row-height="false" fo:break-before="auto"/>
    </style:style>
    <style:style style:name="ro54" style:family="table-row">
      <style:table-row-properties style:row-height="18.6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5">
      <style:table-properties table:display="fals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í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77"/>
        <table:table-column table:style-name="co7" table:default-cell-style-name="ce251"/>
        <table:table-column table:style-name="co5" table:default-cell-style-name="ce251"/>
        <table:table-column table:style-name="co8" table:default-cell-style-name="ce251"/>
        <table:table-column table:style-name="co9" table:default-cell-style-name="ce197"/>
        <table:table-column table:style-name="co10" table:default-cell-style-name="ce197"/>
        <table:table-column table:style-name="co11" table:default-cell-style-name="ce197"/>
        <table:table-column table:style-name="co12" table:default-cell-style-name="ce197"/>
        <table:table-column table:style-name="co5" table:default-cell-style-name="ce1"/>
        <table:table-column table:style-name="co13" table:default-cell-style-name="ce1"/>
        <table:table-column table:style-name="co14" table:default-cell-style-name="ce435"/>
        <table:table-column table:style-name="co15" table:default-cell-style-name="ce200" table:visibility="collapse"/>
        <table:table-column table:style-name="co16" table:number-columns-repeated="5" table:default-cell-style-name="ce200" table:visibility="collapse"/>
        <table:table-column table:style-name="co17" table:default-cell-style-name="ce200" table:visibility="collapse"/>
        <table:table-column table:style-name="co18" table:default-cell-style-name="ce200" table:visibility="collapse"/>
        <table:table-column table:style-name="co19" table:number-columns-repeated="5" table:default-cell-style-name="ce200" table:visibility="collapse"/>
        <table:table-column table:style-name="co20" table:default-cell-style-name="ce200" table:visibility="collapse"/>
        <table:table-column table:style-name="co21" table:default-cell-style-name="ce202" table:visibility="collapse"/>
        <table:table-column table:style-name="co22" table:default-cell-style-name="ce203"/>
        <table:table-column table:style-name="co23" table:default-cell-style-name="ce1"/>
        <table:table-column table:style-name="co24" table:number-columns-repeated="16350" table:default-cell-style-name="ce1"/>
        <table:table-row table:style-name="ro1">
          <table:table-cell table:style-name="ce193"/>
          <table:table-cell office:value-type="string" table:number-columns-spanned="3" table:number-rows-spanned="1" table:style-name="ce528">
            <text:p>Dados a copiar do BO<text:s/></text:p>
          </table:table-cell>
          <table:covered-table-cell table:number-columns-repeated="2"/>
          <table:table-cell table:number-columns-repeated="2" table:style-name="ce193"/>
          <table:table-cell office:value-type="string" table:number-columns-spanned="2" table:number-rows-spanned="1" table:style-name="ce529">
            <text:p>Cálculo dados País (não mexer)</text:p>
          </table:table-cell>
          <table:covered-table-cell/>
          <table:table-cell table:number-columns-repeated="2" table:style-name="ce469"/>
          <table:table-cell office:value-type="string" table:style-name="ce468">
            <text:p>Dados RA a introduzir manualmente<text:s/><text:span text:style-name="T4">(nas células em branco)</text:span></text:p>
          </table:table-cell>
          <table:table-cell table:number-columns-repeated="3" table:style-name="ce470"/>
          <table:table-cell table:number-columns-repeated="2" table:style-name="ce193"/>
          <table:table-cell office:value-type="string" table:style-name="ce471">
            <text:p>Dados a preencher de K5 até L98</text:p>
          </table:table-cell>
          <table:table-cell table:number-columns-repeated="14" table:style-name="ce472"/>
          <table:table-cell table:style-name="ce473"/>
          <table:table-cell table:style-name="ce474"/>
          <table:table-cell table:style-name="ce477"/>
          <table:table-cell table:number-columns-repeated="16350" table:style-name="ce193"/>
        </table:table-row>
        <table:table-row table:style-name="ro2">
          <table:table-cell table:style-name="ce194"/>
          <table:table-cell office:value-type="string" table:style-name="ce379">
            <text:p>CONTINENTE</text:p>
          </table:table-cell>
          <table:table-cell office:value-type="string" table:style-name="ce380">
            <text:p>PAÍS</text:p>
          </table:table-cell>
          <table:table-cell office:value-type="string" table:style-name="ce380">
            <text:p>PAÍS</text:p>
          </table:table-cell>
          <table:table-cell table:number-columns-repeated="2" table:style-name="ce194"/>
          <table:table-cell table:style-name="ce370"/>
          <table:table-cell office:value-type="string" table:style-name="ce272">
            <text:p>CONTINENTE+AÇORES+MADEIRA</text:p>
          </table:table-cell>
          <table:table-cell table:number-columns-repeated="2" table:style-name="ce271"/>
          <table:table-cell table:number-columns-repeated="2" table:style-name="ce197"/>
          <table:table-cell office:value-type="string" table:style-name="ce268">
            <text:p>Validação<text:s/></text:p>
          </table:table-cell>
          <table:table-cell office:value-type="string" table:style-name="ce268">
            <text:p>Validação</text:p>
          </table:table-cell>
          <table:table-cell table:number-columns-repeated="2" table:style-name="ce1"/>
          <table:table-cell office:value-type="string" table:style-name="ce436">
            <text:p>Validação</text:p>
          </table:table-cell>
          <table:table-cell office:value-type="string" table:style-name="ce199">
            <text:p>REGIÕES AUTÓNOMAS</text:p>
          </table:table-cell>
          <table:table-cell table:number-columns-repeated="3" table:style-name="ce200"/>
          <table:table-cell office:value-type="string" table:style-name="ce201">
            <text:p>ATENÇÃO <text:s/>- AS CATEGORIAS NÃO VÊM PELA MESMA ORDEM DAS REG. AUTÓNOMAS</text:p>
          </table:table-cell>
          <table:table-cell table:number-columns-repeated="9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table:style-name="ce365"/>
          <table:table-cell office:value-type="string" table:style-name="ce482">
            <text:p>202112</text:p>
          </table:table-cell>
          <table:table-cell office:value-type="string" table:style-name="ce482">
            <text:p>202111</text:p>
          </table:table-cell>
          <table:table-cell office:value-type="string" table:style-name="ce482">
            <text:p>202012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75">
            <text:p>202112</text:p>
          </table:table-cell>
          <table:table-cell table:number-columns-repeated="2" table:style-name="ce271"/>
          <table:table-cell office:value-type="string" table:style-name="ce479">
            <text:p><text:s/>AÇORES</text:p>
          </table:table-cell>
          <table:table-cell office:value-type="string" table:style-name="ce480">
            <text:p><text:s/>MADEIRA</text:p>
          </table:table-cell>
          <table:table-cell office:value-type="string" table:style-name="ce478">
            <text:p><text:s/>AÇORES</text:p>
          </table:table-cell>
          <table:table-cell office:value-type="string" table:style-name="ce478">
            <text:p><text:s/>MADEIRA</text:p>
          </table:table-cell>
          <table:table-cell table:number-columns-repeated="2" table:style-name="ce1"/>
          <table:table-cell office:value-type="string" table:style-name="ce437">
            <text:p>PORTUGAL</text:p>
          </table:table-cell>
          <table:table-cell office:value-type="string" table:style-name="ce206">
            <text:p>Pedidos de emprego por categoria</text:p>
          </table:table-cell>
          <table:table-cell table:number-columns-repeated="6" table:style-name="ce200"/>
          <table:table-cell table:style-name="ce201"/>
          <table:table-cell table:number-columns-repeated="6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Pedidos de Emprego</text:p>
          </table:table-cell>
          <table:table-cell office:value-type="float" office:value="494541" table:style-name="ce483">
            <text:p>494541</text:p>
          </table:table-cell>
          <table:table-cell office:value-type="float" office:value="527423" table:style-name="ce483">
            <text:p>527423</text:p>
          </table:table-cell>
          <table:table-cell office:value-type="float" office:value="582926" table:style-name="ce483">
            <text:p>582926</text:p>
          </table:table-cell>
          <table:table-cell table:number-columns-repeated="2" table:style-name="ce194"/>
          <table:table-cell office:value-type="string" table:style-name="ce372">
            <text:p>Pedidos de Emprego</text:p>
          </table:table-cell>
          <table:table-cell office:value-type="float" office:value="525872" table:style-name="ce463">
            <text:p>525 872<text:s/></text:p>
          </table:table-cell>
          <table:table-cell table:number-columns-repeated="2" table:style-name="ce271"/>
          <table:table-cell office:value-type="float" office:value="12723" table:style-name="ce385">
            <text:p>12 723<text:s/></text:p>
          </table:table-cell>
          <table:table-cell office:value-type="float" office:value="18608" table:style-name="ce385">
            <text:p>18 608<text:s/>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17"/>
          <table:table-cell table:style-name="ce211"/>
          <table:table-cell table:number-columns-repeated="2" table:style-name="ce212"/>
          <table:table-cell office:value-type="string" table:style-name="ce212">
            <text:p>HOMENS</text:p>
          </table:table-cell>
          <table:table-cell table:number-columns-repeated="2" table:style-name="ce212"/>
          <table:table-cell table:style-name="ce213"/>
          <table:table-cell table:number-columns-repeated="3" table:style-name="ce214"/>
          <table:table-cell office:value-type="string" table:style-name="ce214">
            <text:p>MULHERES</text:p>
          </table:table-cell>
          <table:table-cell table:number-columns-repeated="2" table:style-name="ce214"/>
          <table:table-cell table:style-name="ce215"/>
          <table:table-cell office:value-type="string" table:style-name="ce216">
            <text:p>TOTAL PEDIDOS</text:p>
          </table:table-cell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7">
            <text:p>Desempregados</text:p>
          </table:table-cell>
          <table:table-cell office:value-type="float" office:value="327128" table:style-name="ce484">
            <text:p>327128</text:p>
          </table:table-cell>
          <table:table-cell office:value-type="float" office:value="345884" table:style-name="ce484">
            <text:p>345884</text:p>
          </table:table-cell>
          <table:table-cell office:value-type="float" office:value="402254" table:style-name="ce484">
            <text:p>402254</text:p>
          </table:table-cell>
          <table:table-cell table:number-columns-repeated="2" table:style-name="ce194"/>
          <table:table-cell office:value-type="string" table:style-name="ce372">
            <text:p>Desempregados</text:p>
          </table:table-cell>
          <table:table-cell office:value-type="float" office:value="347959" table:style-name="ce463">
            <text:p>347 959<text:s/></text:p>
          </table:table-cell>
          <table:table-cell table:number-columns-repeated="2" table:style-name="ce271"/>
          <table:table-cell office:value-type="float" office:value="6349" table:style-name="ce464">
            <text:p>6 349<text:s/></text:p>
          </table:table-cell>
          <table:table-cell office:value-type="float" office:value="14482" table:style-name="ce464">
            <text:p>14 482<text:s/></text:p>
          </table:table-cell>
          <table:table-cell office:value-type="float" office:value="6349" table:style-name="ce269">
            <text:p>6 349<text:s/></text:p>
          </table:table-cell>
          <table:table-cell office:value-type="float" office:value="14482" table:style-name="ce269">
            <text:p>14 482<text:s/></text:p>
          </table:table-cell>
          <table:table-cell table:number-columns-repeated="2" table:style-name="ce1"/>
          <table:table-cell office:value-type="float" office:value="347959" table:style-name="ce269">
            <text:p>347 959<text:s/></text:p>
          </table:table-cell>
          <table:table-cell table:style-name="ce218"/>
          <table:table-cell office:value-type="string" table:style-name="ce219">
            <text:p>1ºEmp</text:p>
          </table:table-cell>
          <table:table-cell office:value-type="string" table:style-name="ce219">
            <text:p>NEmp</text:p>
          </table:table-cell>
          <table:table-cell office:value-type="string" table:style-name="ce220">
            <text:p>Emp</text:p>
          </table:table-cell>
          <table:table-cell office:value-type="string" table:style-name="ce220">
            <text:p>Ocup</text:p>
          </table:table-cell>
          <table:table-cell office:value-type="string" table:style-name="ce220">
            <text:p>Ind</text:p>
          </table:table-cell>
          <table:table-cell office:value-type="string" table:style-name="ce221">
            <text:p>TOTAL</text:p>
          </table:table-cell>
          <table:table-cell table:style-name="ce222"/>
          <table:table-cell office:value-type="string" table:style-name="ce219">
            <text:p>1ºEmp</text:p>
          </table:table-cell>
          <table:table-cell office:value-type="string" table:style-name="ce219">
            <text:p>NEmp</text:p>
          </table:table-cell>
          <table:table-cell office:value-type="string" table:style-name="ce220">
            <text:p>Emp</text:p>
          </table:table-cell>
          <table:table-cell office:value-type="string" table:style-name="ce220">
            <text:p>Ocup</text:p>
          </table:table-cell>
          <table:table-cell office:value-type="string" table:style-name="ce220">
            <text:p>Ind</text:p>
          </table:table-cell>
          <table:table-cell office:value-type="string" table:style-name="ce221">
            <text:p>TOTAL</text:p>
          </table:table-cell>
          <table:table-cell table:style-name="ce223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Ocupados</text:p>
          </table:table-cell>
          <table:table-cell office:value-type="float" office:value="100837" table:style-name="ce483">
            <text:p>100837</text:p>
          </table:table-cell>
          <table:table-cell office:value-type="float" office:value="110521" table:style-name="ce483">
            <text:p>110521</text:p>
          </table:table-cell>
          <table:table-cell office:value-type="float" office:value="116014" table:style-name="ce483">
            <text:p>116014</text:p>
          </table:table-cell>
          <table:table-cell office:value-type="string" table:number-columns-spanned="2" table:number-rows-spanned="1" table:style-name="ce544">
            <text:p>ALERTA!!alerta!!</text:p>
          </table:table-cell>
          <table:covered-table-cell/>
          <table:table-cell office:value-type="string" table:style-name="ce372">
            <text:p>Ocupados</text:p>
          </table:table-cell>
          <table:table-cell office:value-type="float" office:value="108611" table:style-name="ce461">
            <text:p>108611</text:p>
          </table:table-cell>
          <table:table-cell office:value-type="string" table:number-columns-spanned="2" table:number-rows-spanned="1" table:style-name="ce544">
            <text:p>ALERTA!!alerta!!</text:p>
          </table:table-cell>
          <table:covered-table-cell/>
          <table:table-cell office:value-type="float" office:value="4785" table:style-name="ce207">
            <text:p>4 785<text:s/></text:p>
          </table:table-cell>
          <table:table-cell office:value-type="float" office:value="2989" table:style-name="ce522">
            <text:p>2.989</text:p>
          </table:table-cell>
          <table:table-cell office:value-type="string" table:number-columns-spanned="2" table:number-rows-spanned="1" table:style-name="ce544">
            <text:p>ALERTA!!alerta!!</text:p>
          </table:table-cell>
          <table:covered-table-cell/>
          <table:table-cell table:number-columns-repeated="2" table:style-name="ce1"/>
          <table:table-cell table:style-name="ce217"/>
          <table:table-cell office:value-type="string" table:style-name="ce224">
            <text:p>Madeira</text:p>
          </table:table-cell>
          <table:table-cell office:value-type="float" office:value="973" table:style-name="ce230">
            <text:p><text:s/>973<text:s/></text:p>
          </table:table-cell>
          <table:table-cell office:value-type="float" office:value="9710" table:style-name="ce230">
            <text:p>9 710<text:s/></text:p>
          </table:table-cell>
          <table:table-cell office:value-type="float" office:value="1147" table:style-name="ce230">
            <text:p>1 147<text:s/></text:p>
          </table:table-cell>
          <table:table-cell office:value-type="float" office:value="1331" table:style-name="ce230">
            <text:p>1 331<text:s/></text:p>
          </table:table-cell>
          <table:table-cell office:value-type="float" office:value="220" table:style-name="ce230">
            <text:p><text:s/>220<text:s/></text:p>
          </table:table-cell>
          <table:table-cell office:value-type="float" office:value="13381" table:style-name="ce231">
            <text:p>13 381<text:s/></text:p>
          </table:table-cell>
          <table:table-cell office:value-type="string" table:style-name="ce232">
            <text:p>Madeira</text:p>
          </table:table-cell>
          <table:table-cell office:value-type="float" office:value="1271" table:style-name="ce230">
            <text:p>1 271<text:s/></text:p>
          </table:table-cell>
          <table:table-cell office:value-type="float" office:value="8339" table:style-name="ce230">
            <text:p>8 339<text:s/></text:p>
          </table:table-cell>
          <table:table-cell office:value-type="float" office:value="1582" table:style-name="ce230">
            <text:p>1 582<text:s/></text:p>
          </table:table-cell>
          <table:table-cell office:value-type="float" office:value="1129" table:style-name="ce230">
            <text:p>1 129<text:s/></text:p>
          </table:table-cell>
          <table:table-cell office:value-type="float" office:value="254" table:style-name="ce230">
            <text:p><text:s/>254<text:s/></text:p>
          </table:table-cell>
          <table:table-cell office:value-type="float" office:value="12575" table:style-name="ce227">
            <text:p>12 575<text:s/></text:p>
          </table:table-cell>
          <table:table-cell office:value-type="float" office:value="25956" table:style-name="ce229">
            <text:p>25 956<text:s/></text:p>
          </table:table-cell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Empregados</text:p>
          </table:table-cell>
          <table:table-cell office:value-type="float" office:value="47661" table:style-name="ce483">
            <text:p>47661</text:p>
          </table:table-cell>
          <table:table-cell office:value-type="float" office:value="49740" table:style-name="ce483">
            <text:p>49740</text:p>
          </table:table-cell>
          <table:table-cell office:value-type="float" office:value="45772" table:style-name="ce483">
            <text:p>45772</text:p>
          </table:table-cell>
          <table:table-cell office:value-type="string" table:number-columns-spanned="2" table:number-rows-spanned="1" table:style-name="ce546">
            <text:p>Troca da posição das categorias Ocupados e Empregados menos no q1</text:p>
          </table:table-cell>
          <table:covered-table-cell/>
          <table:table-cell office:value-type="string" table:style-name="ce372">
            <text:p>Empregados</text:p>
          </table:table-cell>
          <table:table-cell office:value-type="float" office:value="48887" table:style-name="ce465">
            <text:p>48 887<text:s/></text:p>
          </table:table-cell>
          <table:table-cell office:value-type="string" table:number-columns-spanned="2" table:number-rows-spanned="1" table:style-name="ce546">
            <text:p>Troca da posição das categorias Ocupados e Empregados menos no q1</text:p>
          </table:table-cell>
          <table:covered-table-cell/>
          <table:table-cell office:value-type="float" office:value="642" table:style-name="ce207">
            <text:p><text:s/>642<text:s/></text:p>
          </table:table-cell>
          <table:table-cell office:value-type="float" office:value="584" table:style-name="ce207">
            <text:p><text:s/>584<text:s/></text:p>
          </table:table-cell>
          <table:table-cell office:value-type="string" table:number-columns-spanned="2" table:number-rows-spanned="1" table:style-name="ce545">
            <text:p>Troca da posição das categorias Ocupados e Empregados menos no q1</text:p>
          </table:table-cell>
          <table:covered-table-cell/>
          <table:table-cell table:number-columns-repeated="2" table:style-name="ce1"/>
          <table:table-cell table:style-name="ce217"/>
          <table:table-cell office:value-type="string" table:style-name="ce224">
            <text:p>Açores</text:p>
          </table:table-cell>
          <table:table-cell office:value-type="float" office:value="661" table:style-name="ce225">
            <text:p><text:s/>661<text:s/></text:p>
          </table:table-cell>
          <table:table-cell office:value-type="float" office:value="4580" table:style-name="ce225">
            <text:p>4 580<text:s/></text:p>
          </table:table-cell>
          <table:table-cell office:value-type="float" office:value="381" table:style-name="ce225">
            <text:p><text:s/>381<text:s/></text:p>
          </table:table-cell>
          <table:table-cell office:value-type="float" office:value="3993" table:style-name="ce225">
            <text:p>3 993<text:s/></text:p>
          </table:table-cell>
          <table:table-cell office:value-type="float" office:value="202" table:style-name="ce226">
            <text:p><text:s/>202<text:s/></text:p>
          </table:table-cell>
          <table:table-cell office:value-type="float" office:value="9817" table:style-name="ce227">
            <text:p>9 817<text:s/></text:p>
          </table:table-cell>
          <table:table-cell office:value-type="string" table:style-name="ce228">
            <text:p>Açores</text:p>
          </table:table-cell>
          <table:table-cell office:value-type="float" office:value="825" table:style-name="ce225">
            <text:p><text:s/>825<text:s/></text:p>
          </table:table-cell>
          <table:table-cell office:value-type="float" office:value="3545" table:style-name="ce225">
            <text:p>3 545<text:s/></text:p>
          </table:table-cell>
          <table:table-cell office:value-type="float" office:value="372" table:style-name="ce225">
            <text:p><text:s/>372<text:s/></text:p>
          </table:table-cell>
          <table:table-cell office:value-type="float" office:value="3112" table:style-name="ce225">
            <text:p>3 112<text:s/></text:p>
          </table:table-cell>
          <table:table-cell office:value-type="float" office:value="216" table:style-name="ce226">
            <text:p><text:s/>216<text:s/></text:p>
          </table:table-cell>
          <table:table-cell office:value-type="float" office:value="8070" table:style-name="ce227">
            <text:p>8 070<text:s/></text:p>
          </table:table-cell>
          <table:table-cell office:value-type="float" office:value="17887" table:style-name="ce229">
            <text:p>17 887<text:s/></text:p>
          </table:table-cell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Indisponíveis</text:p>
          </table:table-cell>
          <table:table-cell office:value-type="float" office:value="18915" table:style-name="ce483">
            <text:p>18915</text:p>
          </table:table-cell>
          <table:table-cell office:value-type="float" office:value="21278" table:style-name="ce483">
            <text:p>21278</text:p>
          </table:table-cell>
          <table:table-cell office:value-type="float" office:value="18886" table:style-name="ce483">
            <text:p>18886</text:p>
          </table:table-cell>
          <table:table-cell table:number-columns-repeated="2" table:style-name="ce194"/>
          <table:table-cell office:value-type="string" table:style-name="ce372">
            <text:p>Indisponíveis</text:p>
          </table:table-cell>
          <table:table-cell office:value-type="float" office:value="20415" table:style-name="ce461">
            <text:p>20415</text:p>
          </table:table-cell>
          <table:table-cell table:number-columns-repeated="2" table:style-name="ce271"/>
          <table:table-cell office:value-type="float" office:value="947" table:style-name="ce207">
            <text:p><text:s/>947<text:s/></text:p>
          </table:table-cell>
          <table:table-cell office:value-type="float" office:value="553" table:style-name="ce207">
            <text:p><text:s/>553<text:s/></text:p>
          </table:table-cell>
          <table:table-cell table:style-name="ce208"/>
          <table:table-cell table:style-name="ce209"/>
          <table:table-cell table:number-columns-repeated="3" table:style-name="ce1"/>
          <table:table-cell office:value-type="string" table:style-name="ce233">
            <text:p>Total</text:p>
          </table:table-cell>
          <table:table-cell office:value-type="float" office:value="661" table:style-name="ce234">
            <text:p><text:s/>661<text:s/></text:p>
          </table:table-cell>
          <table:table-cell office:value-type="float" office:value="4580" table:style-name="ce234">
            <text:p>4 580<text:s/></text:p>
          </table:table-cell>
          <table:table-cell office:value-type="float" office:value="381" table:style-name="ce234">
            <text:p><text:s/>381<text:s/></text:p>
          </table:table-cell>
          <table:table-cell office:value-type="float" office:value="3993" table:style-name="ce234">
            <text:p>3 993<text:s/></text:p>
          </table:table-cell>
          <table:table-cell office:value-type="float" office:value="202" table:style-name="ce234">
            <text:p><text:s/>202<text:s/></text:p>
          </table:table-cell>
          <table:table-cell office:value-type="float" office:value="9817" table:style-name="ce235">
            <text:p>9 817<text:s/></text:p>
          </table:table-cell>
          <table:table-cell office:value-type="string" table:style-name="ce236">
            <text:p>Total</text:p>
          </table:table-cell>
          <table:table-cell office:value-type="float" office:value="825" table:style-name="ce234">
            <text:p><text:s/>825<text:s/></text:p>
          </table:table-cell>
          <table:table-cell office:value-type="float" office:value="3545" table:style-name="ce234">
            <text:p>3 545<text:s/></text:p>
          </table:table-cell>
          <table:table-cell office:value-type="float" office:value="372" table:style-name="ce234">
            <text:p><text:s/>372<text:s/></text:p>
          </table:table-cell>
          <table:table-cell office:value-type="float" office:value="3112" table:style-name="ce234">
            <text:p>3 112<text:s/></text:p>
          </table:table-cell>
          <table:table-cell office:value-type="float" office:value="216" table:style-name="ce234">
            <text:p><text:s/>216<text:s/></text:p>
          </table:table-cell>
          <table:table-cell office:value-type="float" office:value="8070" table:style-name="ce237">
            <text:p>8 070<text:s/></text:p>
          </table:table-cell>
          <table:table-cell office:value-type="float" office:value="17887" table:style-name="ce223">
            <text:p>17 887<text:s/></text:p>
          </table:table-cell>
          <table:table-cell table:style-name="ce203"/>
          <table:table-cell table:style-name="ce1"/>
          <table:table-cell table:number-columns-repeated="16350" table:style-name="ce194"/>
        </table:table-row>
        <table:table-row table:style-name="ro5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0"/>
          <table:table-cell table:style-name="ce454"/>
          <table:table-cell table:number-columns-repeated="2" table:style-name="ce271"/>
          <table:table-cell table:number-columns-repeated="2" table:style-name="ce197"/>
          <table:table-cell table:style-name="ce238"/>
          <table:table-cell table:style-name="ce198"/>
          <table:table-cell table:style-name="ce1"/>
          <table:table-cell table:style-name="ce481"/>
          <table:table-cell table:style-name="ce1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style-name="ce243"/>
          <table:table-cell table:style-name="ce200"/>
          <table:table-cell table:style-name="ce244"/>
          <table:table-cell table:style-name="ce245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11</text:p>
          </table:table-cell>
          <table:table-cell office:value-type="string" table:style-name="ce482">
            <text:p>202012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75">
            <text:p>202112</text:p>
          </table:table-cell>
          <table:table-cell table:number-columns-repeated="2" table:style-name="ce271"/>
          <table:table-cell office:value-type="string" table:style-name="ce270">
            <text:p><text:s/>AÇORES</text:p>
          </table:table-cell>
          <table:table-cell office:value-type="string" table:style-name="ce270">
            <text:p><text:s/>MADEIRA</text:p>
          </table:table-cell>
          <table:table-cell table:style-name="ce246"/>
          <table:table-cell table:number-columns-repeated="2" table:style-name="ce521"/>
          <table:table-cell table:style-name="ce1"/>
          <table:table-cell table:style-name="ce205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45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Desemprego no Fim</text:p>
          </table:table-cell>
          <table:table-cell office:value-type="float" office:value="327128" table:style-name="ce486">
            <text:p>327128</text:p>
          </table:table-cell>
          <table:table-cell office:value-type="float" office:value="345884" table:style-name="ce486">
            <text:p>345884</text:p>
          </table:table-cell>
          <table:table-cell office:value-type="float" office:value="402254" table:style-name="ce486">
            <text:p>402254</text:p>
          </table:table-cell>
          <table:table-cell table:number-columns-repeated="2" table:style-name="ce194"/>
          <table:table-cell office:value-type="string" table:style-name="ce373">
            <text:p>Desemprego</text:p>
          </table:table-cell>
          <table:table-cell office:value-type="float" office:value="347959" table:style-name="ce457">
            <text:p>347959</text:p>
          </table:table-cell>
          <table:table-cell table:number-columns-repeated="2" table:style-name="ce271"/>
          <table:table-cell office:value-type="float" office:value="6349" table:style-name="ce386">
            <text:p>6 349<text:s/></text:p>
          </table:table-cell>
          <table:table-cell office:value-type="float" office:value="14482" table:style-name="ce386">
            <text:p>14 482<text:s/></text:p>
          </table:table-cell>
          <table:table-cell table:style-name="ce246"/>
          <table:table-cell table:style-name="ce247"/>
          <table:table-cell table:number-columns-repeated="2" table:style-name="ce1"/>
          <table:table-cell table:style-name="ce217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4"/>
          <table:table-cell table:number-columns-repeated="3" table:style-name="ce487"/>
          <table:table-cell office:value-type="float" office:value="48388" table:style-name="ce194">
            <text:p>48388</text:p>
          </table:table-cell>
          <table:table-cell table:style-name="ce194"/>
          <table:table-cell table:style-name="ce370"/>
          <table:table-cell table:style-name="ce455"/>
          <table:table-cell table:number-columns-repeated="2" table:style-name="ce271"/>
          <table:table-cell table:number-columns-repeated="2" table:style-name="ce383"/>
          <table:table-cell table:style-name="ce246"/>
          <table:table-cell table:style-name="ce247"/>
          <table:table-cell table:number-columns-repeated="2" table:style-name="ce1"/>
          <table:table-cell table:style-name="ce217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7">
            <text:p>Homens</text:p>
          </table:table-cell>
          <table:table-cell office:value-type="float" office:value="143177" table:style-name="ce484">
            <text:p>143177</text:p>
          </table:table-cell>
          <table:table-cell office:value-type="float" office:value="150545" table:style-name="ce484">
            <text:p>150545</text:p>
          </table:table-cell>
          <table:table-cell office:value-type="float" office:value="179006" table:style-name="ce484">
            <text:p>179006</text:p>
          </table:table-cell>
          <table:table-cell table:number-columns-repeated="2" table:style-name="ce194"/>
          <table:table-cell office:value-type="string" table:style-name="ce374">
            <text:p>Homens</text:p>
          </table:table-cell>
          <table:table-cell office:value-type="float" office:value="152829" table:style-name="ce458">
            <text:p>152829</text:p>
          </table:table-cell>
          <table:table-cell table:number-columns-repeated="2" table:style-name="ce271"/>
          <table:table-cell office:value-type="float" office:value="3122" table:style-name="ce386">
            <text:p>3 122<text:s/></text:p>
          </table:table-cell>
          <table:table-cell office:value-type="float" office:value="6530" table:style-name="ce386">
            <text:p>6 530<text:s/></text:p>
          </table:table-cell>
          <table:table-cell office:value-type="float" office:value="3122" table:style-name="ce246">
            <text:p>3 122<text:s/></text:p>
          </table:table-cell>
          <table:table-cell office:value-type="float" office:value="6530" table:style-name="ce246">
            <text:p>6 530<text:s/></text:p>
          </table:table-cell>
          <table:table-cell table:number-columns-repeated="2" table:style-name="ce1"/>
          <table:table-cell office:value-type="float" office:value="152829" table:style-name="ce269">
            <text:p>152 829<text:s/></text:p>
          </table:table-cell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lt; 25 anos</text:p>
          </table:table-cell>
          <table:table-cell office:value-type="float" office:value="15228" table:style-name="ce483">
            <text:p>15228</text:p>
          </table:table-cell>
          <table:table-cell office:value-type="float" office:value="17272" table:style-name="ce483">
            <text:p>17272</text:p>
          </table:table-cell>
          <table:table-cell office:value-type="float" office:value="22369" table:style-name="ce483">
            <text:p>22369</text:p>
          </table:table-cell>
          <table:table-cell table:number-columns-repeated="2" table:style-name="ce194"/>
          <table:table-cell office:value-type="string" table:style-name="ce372">
            <text:p>&lt; 25 anos</text:p>
          </table:table-cell>
          <table:table-cell office:value-type="float" office:value="16427" table:style-name="ce461">
            <text:p>16427</text:p>
          </table:table-cell>
          <table:table-cell table:number-columns-repeated="2" table:style-name="ce271"/>
          <table:table-cell office:value-type="float" office:value="389" table:style-name="ce248">
            <text:p><text:s/>389<text:s/></text:p>
          </table:table-cell>
          <table:table-cell office:value-type="float" office:value="810" table:style-name="ce248">
            <text:p><text:s/>810<text:s/></text:p>
          </table:table-cell>
          <table:table-cell office:value-type="float" office:value="3122" table:style-name="ce208">
            <text:p>3 122<text:s/></text:p>
          </table:table-cell>
          <table:table-cell office:value-type="float" office:value="6530" table:style-name="ce208">
            <text:p>6 530<text:s/></text:p>
          </table:table-cell>
          <table:table-cell table:number-columns-repeated="2" table:style-name="ce1"/>
          <table:table-cell office:value-type="float" office:value="152829" table:style-name="ce269">
            <text:p>152 829<text:s/></text:p>
          </table:table-cell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gt;=25 anos</text:p>
          </table:table-cell>
          <table:table-cell office:value-type="float" office:value="127949" table:style-name="ce483">
            <text:p>127949</text:p>
          </table:table-cell>
          <table:table-cell office:value-type="float" office:value="133273" table:style-name="ce483">
            <text:p>133273</text:p>
          </table:table-cell>
          <table:table-cell office:value-type="float" office:value="156637" table:style-name="ce483">
            <text:p>156637</text:p>
          </table:table-cell>
          <table:table-cell table:number-columns-repeated="2" table:style-name="ce194"/>
          <table:table-cell office:value-type="string" table:style-name="ce372">
            <text:p>&gt;=25 anos</text:p>
          </table:table-cell>
          <table:table-cell office:value-type="float" office:value="136402" table:style-name="ce461">
            <text:p>136402</text:p>
          </table:table-cell>
          <table:table-cell table:number-columns-repeated="2" table:style-name="ce271"/>
          <table:table-cell office:value-type="float" office:value="2733" table:style-name="ce248">
            <text:p>2 733<text:s/></text:p>
          </table:table-cell>
          <table:table-cell office:value-type="float" office:value="5720" table:style-name="ce248">
            <text:p>5 720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lt; 1 ano de inscrição</text:p>
          </table:table-cell>
          <table:table-cell office:value-type="float" office:value="75821" table:style-name="ce483">
            <text:p>75821</text:p>
          </table:table-cell>
          <table:table-cell office:value-type="float" office:value="77529" table:style-name="ce483">
            <text:p>77529</text:p>
          </table:table-cell>
          <table:table-cell office:value-type="float" office:value="115352" table:style-name="ce483">
            <text:p>115352</text:p>
          </table:table-cell>
          <table:table-cell table:number-columns-repeated="2" table:style-name="ce194"/>
          <table:table-cell office:value-type="string" table:style-name="ce372">
            <text:p>&lt; 1 ano de inscrição</text:p>
          </table:table-cell>
          <table:table-cell office:value-type="float" office:value="80419" table:style-name="ce461">
            <text:p>80419</text:p>
          </table:table-cell>
          <table:table-cell table:number-columns-repeated="2" table:style-name="ce271"/>
          <table:table-cell office:value-type="float" office:value="2009" table:style-name="ce248">
            <text:p>2 009<text:s/></text:p>
          </table:table-cell>
          <table:table-cell office:value-type="float" office:value="2589" table:style-name="ce248">
            <text:p>2 589<text:s/></text:p>
          </table:table-cell>
          <table:table-cell office:value-type="float" office:value="3122" table:style-name="ce208">
            <text:p>3 122<text:s/></text:p>
          </table:table-cell>
          <table:table-cell office:value-type="float" office:value="6530" table:style-name="ce208">
            <text:p>6 530<text:s/></text:p>
          </table:table-cell>
          <table:table-cell table:number-columns-repeated="2" table:style-name="ce1"/>
          <table:table-cell office:value-type="float" office:value="152829" table:style-name="ce269">
            <text:p>152 829<text:s/></text:p>
          </table:table-cell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gt;= 1 ano de inscrição</text:p>
          </table:table-cell>
          <table:table-cell office:value-type="float" office:value="67356" table:style-name="ce483">
            <text:p>67356</text:p>
          </table:table-cell>
          <table:table-cell office:value-type="float" office:value="73016" table:style-name="ce483">
            <text:p>73016</text:p>
          </table:table-cell>
          <table:table-cell office:value-type="float" office:value="63654" table:style-name="ce483">
            <text:p>63654</text:p>
          </table:table-cell>
          <table:table-cell table:number-columns-repeated="2" table:style-name="ce194"/>
          <table:table-cell office:value-type="string" table:style-name="ce372">
            <text:p>&gt;= 1 ano de inscrição</text:p>
          </table:table-cell>
          <table:table-cell office:value-type="float" office:value="72410" table:style-name="ce520">
            <text:p>72 410<text:s/></text:p>
          </table:table-cell>
          <table:table-cell table:number-columns-repeated="2" table:style-name="ce271"/>
          <table:table-cell office:value-type="float" office:value="1113" table:style-name="ce248">
            <text:p>1 113<text:s/></text:p>
          </table:table-cell>
          <table:table-cell office:value-type="float" office:value="3941" table:style-name="ce248">
            <text:p>3 941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Primeiro Emprego</text:p>
          </table:table-cell>
          <table:table-cell office:value-type="float" office:value="11756" table:style-name="ce483">
            <text:p>11756</text:p>
          </table:table-cell>
          <table:table-cell office:value-type="float" office:value="13285" table:style-name="ce483">
            <text:p>13285</text:p>
          </table:table-cell>
          <table:table-cell office:value-type="float" office:value="13535" table:style-name="ce483">
            <text:p>13535</text:p>
          </table:table-cell>
          <table:table-cell table:number-columns-repeated="2" table:style-name="ce194"/>
          <table:table-cell office:value-type="string" table:style-name="ce372">
            <text:p>Primeiro Emprego</text:p>
          </table:table-cell>
          <table:table-cell office:value-type="float" office:value="12651" table:style-name="ce461">
            <text:p>12651</text:p>
          </table:table-cell>
          <table:table-cell table:number-columns-repeated="2" table:style-name="ce271"/>
          <table:table-cell office:value-type="float" office:value="270" table:style-name="ce248">
            <text:p><text:s/>270<text:s/></text:p>
          </table:table-cell>
          <table:table-cell office:value-type="float" office:value="625" table:style-name="ce248">
            <text:p><text:s/>625<text:s/></text:p>
          </table:table-cell>
          <table:table-cell office:value-type="float" office:value="3122" table:style-name="ce208">
            <text:p>3 122<text:s/></text:p>
          </table:table-cell>
          <table:table-cell office:value-type="float" office:value="6530" table:style-name="ce208">
            <text:p>6 530<text:s/></text:p>
          </table:table-cell>
          <table:table-cell table:number-columns-repeated="2" table:style-name="ce1"/>
          <table:table-cell office:value-type="float" office:value="152829" table:style-name="ce269">
            <text:p>152 829<text:s/></text:p>
          </table:table-cell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Novo Emprego</text:p>
          </table:table-cell>
          <table:table-cell office:value-type="float" office:value="131421" table:style-name="ce483">
            <text:p>131421</text:p>
          </table:table-cell>
          <table:table-cell office:value-type="float" office:value="137260" table:style-name="ce483">
            <text:p>137260</text:p>
          </table:table-cell>
          <table:table-cell office:value-type="float" office:value="165471" table:style-name="ce483">
            <text:p>165471</text:p>
          </table:table-cell>
          <table:table-cell table:number-columns-repeated="2" table:style-name="ce194"/>
          <table:table-cell office:value-type="string" table:style-name="ce372">
            <text:p>Novo Emprego</text:p>
          </table:table-cell>
          <table:table-cell office:value-type="float" office:value="140178" table:style-name="ce465">
            <text:p>140 178<text:s/></text:p>
          </table:table-cell>
          <table:table-cell table:number-columns-repeated="2" table:style-name="ce271"/>
          <table:table-cell office:value-type="float" office:value="2852" table:style-name="ce248">
            <text:p>2 852<text:s/></text:p>
          </table:table-cell>
          <table:table-cell office:value-type="float" office:value="5905" table:style-name="ce248">
            <text:p>5 905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number-columns-repeated="2" table:style-name="ce208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Nenhum Nível de Instrução</text:p>
          </table:table-cell>
          <table:table-cell office:value-type="float" office:value="13862" table:style-name="ce483">
            <text:p>13862</text:p>
          </table:table-cell>
          <table:table-cell office:value-type="float" office:value="14154" table:style-name="ce483">
            <text:p>14154</text:p>
          </table:table-cell>
          <table:table-cell office:value-type="float" office:value="13559" table:style-name="ce483">
            <text:p>13559</text:p>
          </table:table-cell>
          <table:table-cell table:number-columns-repeated="2" table:style-name="ce194"/>
          <table:table-cell office:value-type="string" table:style-name="ce372">
            <text:p>Nenhum Nível de Instrução</text:p>
          </table:table-cell>
          <table:table-cell office:value-type="float" office:value="14568" table:style-name="ce461">
            <text:p>14568</text:p>
          </table:table-cell>
          <table:table-cell table:number-columns-repeated="2" table:style-name="ce271"/>
          <table:table-cell office:value-type="float" office:value="363" table:style-name="ce248">
            <text:p><text:s/>363<text:s/></text:p>
          </table:table-cell>
          <table:table-cell office:value-type="float" office:value="343" table:style-name="ce248">
            <text:p><text:s/>343<text:s/></text:p>
          </table:table-cell>
          <table:table-cell office:value-type="float" office:value="3122" table:style-name="ce208">
            <text:p>3 122<text:s/></text:p>
          </table:table-cell>
          <table:table-cell office:value-type="float" office:value="6530" table:style-name="ce208">
            <text:p>6 530<text:s/></text:p>
          </table:table-cell>
          <table:table-cell table:number-columns-repeated="2" table:style-name="ce1"/>
          <table:table-cell office:value-type="float" office:value="152829" table:style-name="ce269">
            <text:p>152 829<text:s/></text:p>
          </table:table-cell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Básico - 1º ciclo</text:p>
          </table:table-cell>
          <table:table-cell office:value-type="float" office:value="20983" table:style-name="ce483">
            <text:p>20983</text:p>
          </table:table-cell>
          <table:table-cell office:value-type="float" office:value="22704" table:style-name="ce483">
            <text:p>22704</text:p>
          </table:table-cell>
          <table:table-cell office:value-type="float" office:value="26913" table:style-name="ce483">
            <text:p>26913</text:p>
          </table:table-cell>
          <table:table-cell table:number-columns-repeated="2" table:style-name="ce194"/>
          <table:table-cell office:value-type="string" table:style-name="ce372">
            <text:p>Básico - 1º ciclo</text:p>
          </table:table-cell>
          <table:table-cell office:value-type="float" office:value="23048" table:style-name="ce461">
            <text:p>23048</text:p>
          </table:table-cell>
          <table:table-cell table:number-columns-repeated="2" table:style-name="ce271"/>
          <table:table-cell office:value-type="float" office:value="648" table:style-name="ce248">
            <text:p><text:s/>648<text:s/></text:p>
          </table:table-cell>
          <table:table-cell office:value-type="float" office:value="1417" table:style-name="ce248">
            <text:p>1 417<text:s/>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number-columns-repeated="2" table:style-name="ce1"/>
          <table:table-cell table:number-columns-repeated="16349" table:style-name="ce194"/>
        </table:table-row>
        <table:table-row table:style-name="ro4">
          <table:table-cell office:value-type="string" table:style-name="ce366">
            <text:p>Básico - 2º ciclo</text:p>
          </table:table-cell>
          <table:table-cell office:value-type="float" office:value="21570" table:style-name="ce483">
            <text:p>21570</text:p>
          </table:table-cell>
          <table:table-cell office:value-type="float" office:value="22573" table:style-name="ce483">
            <text:p>22573</text:p>
          </table:table-cell>
          <table:table-cell office:value-type="float" office:value="27267" table:style-name="ce483">
            <text:p>27267</text:p>
          </table:table-cell>
          <table:table-cell table:number-columns-repeated="2" table:style-name="ce194"/>
          <table:table-cell office:value-type="string" table:style-name="ce372">
            <text:p>Básico - 2º ciclo</text:p>
          </table:table-cell>
          <table:table-cell office:value-type="float" office:value="23565" table:style-name="ce461">
            <text:p>23565</text:p>
          </table:table-cell>
          <table:table-cell table:number-columns-repeated="2" table:style-name="ce271"/>
          <table:table-cell office:value-type="float" office:value="780" table:style-name="ce248">
            <text:p><text:s/>780<text:s/></text:p>
          </table:table-cell>
          <table:table-cell office:value-type="float" office:value="1215" table:style-name="ce248">
            <text:p>1 215<text:s/>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50"/>
          <table:table-cell table:style-name="ce203"/>
          <table:table-cell table:number-columns-repeated="2" table:style-name="ce1"/>
          <table:table-cell table:number-columns-repeated="16349" table:style-name="ce194"/>
        </table:table-row>
        <table:table-row table:style-name="ro4">
          <table:table-cell office:value-type="string" table:style-name="ce366">
            <text:p>Básico - 3º ciclo</text:p>
          </table:table-cell>
          <table:table-cell office:value-type="float" office:value="28161" table:style-name="ce483">
            <text:p>28161</text:p>
          </table:table-cell>
          <table:table-cell office:value-type="float" office:value="29152" table:style-name="ce483">
            <text:p>29152</text:p>
          </table:table-cell>
          <table:table-cell office:value-type="float" office:value="36681" table:style-name="ce483">
            <text:p>36681</text:p>
          </table:table-cell>
          <table:table-cell table:number-columns-repeated="2" table:style-name="ce194"/>
          <table:table-cell office:value-type="string" table:style-name="ce372">
            <text:p>Básico - 3º ciclo</text:p>
          </table:table-cell>
          <table:table-cell office:value-type="float" office:value="29960" table:style-name="ce461">
            <text:p>29960</text:p>
          </table:table-cell>
          <table:table-cell table:number-columns-repeated="2" table:style-name="ce271"/>
          <table:table-cell office:value-type="float" office:value="693" table:style-name="ce248">
            <text:p><text:s/>693<text:s/></text:p>
          </table:table-cell>
          <table:table-cell office:value-type="float" office:value="1106" table:style-name="ce248">
            <text:p>1 106<text:s/>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number-columns-repeated="2" table:style-name="ce1"/>
          <table:table-cell table:number-columns-repeated="16349" table:style-name="ce194"/>
        </table:table-row>
        <table:table-row table:style-name="ro4">
          <table:table-cell office:value-type="string" table:style-name="ce366">
            <text:p>Secundário</text:p>
          </table:table-cell>
          <table:table-cell office:value-type="float" office:value="42102" table:style-name="ce483">
            <text:p>42102</text:p>
          </table:table-cell>
          <table:table-cell office:value-type="float" office:value="44221" table:style-name="ce483">
            <text:p>44221</text:p>
          </table:table-cell>
          <table:table-cell office:value-type="float" office:value="54392" table:style-name="ce483">
            <text:p>54392</text:p>
          </table:table-cell>
          <table:table-cell table:number-columns-repeated="2" table:style-name="ce194"/>
          <table:table-cell office:value-type="string" table:style-name="ce372">
            <text:p>Secundário</text:p>
          </table:table-cell>
          <table:table-cell office:value-type="float" office:value="44524" table:style-name="ce461">
            <text:p>44524</text:p>
          </table:table-cell>
          <table:table-cell table:number-columns-repeated="2" table:style-name="ce271"/>
          <table:table-cell office:value-type="float" office:value="498" table:style-name="ce248">
            <text:p><text:s/>498<text:s/></text:p>
          </table:table-cell>
          <table:table-cell office:value-type="float" office:value="1924" table:style-name="ce248">
            <text:p>1 924<text:s/></text:p>
          </table:table-cell>
          <table:table-cell table:style-name="ce208"/>
          <table:table-cell table:number-columns-repeated="2" table:style-name="ce521"/>
          <table:table-cell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number-columns-repeated="2" table:style-name="ce1"/>
          <table:table-cell table:number-columns-repeated="16349" table:style-name="ce194"/>
        </table:table-row>
        <table:table-row table:style-name="ro4">
          <table:table-cell office:value-type="string" table:style-name="ce366">
            <text:p>Superior</text:p>
          </table:table-cell>
          <table:table-cell office:value-type="float" office:value="16499" table:style-name="ce483">
            <text:p>16499</text:p>
          </table:table-cell>
          <table:table-cell office:value-type="float" office:value="17741" table:style-name="ce483">
            <text:p>17741</text:p>
          </table:table-cell>
          <table:table-cell office:value-type="float" office:value="20194" table:style-name="ce483">
            <text:p>20194</text:p>
          </table:table-cell>
          <table:table-cell table:number-columns-repeated="2" table:style-name="ce194"/>
          <table:table-cell office:value-type="string" table:style-name="ce372">
            <text:p>Superior</text:p>
          </table:table-cell>
          <table:table-cell office:value-type="float" office:value="17164" table:style-name="ce461">
            <text:p>17164</text:p>
          </table:table-cell>
          <table:table-cell table:number-columns-repeated="2" table:style-name="ce271"/>
          <table:table-cell office:value-type="float" office:value="140" table:style-name="ce248">
            <text:p><text:s/>140<text:s/></text:p>
          </table:table-cell>
          <table:table-cell office:value-type="float" office:value="525" table:style-name="ce248">
            <text:p><text:s/>525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number-columns-repeated="2" table:style-name="ce1"/>
          <table:table-cell table:number-columns-repeated="16349" table:style-name="ce194"/>
        </table:table-row>
        <table:table-row table:style-name="ro7">
          <table:table-cell table:style-name="ce455"/>
          <table:table-cell table:number-columns-repeated="3" table:style-name="ce489"/>
          <table:table-cell table:number-columns-repeated="2" table:style-name="ce194"/>
          <table:table-cell table:style-name="ce210"/>
          <table:table-cell table:style-name="ce460"/>
          <table:table-cell table:number-columns-repeated="2" table:style-name="ce271"/>
          <table:table-cell table:number-columns-repeated="3" table:style-name="ce208"/>
          <table:table-cell table:style-name="ce209"/>
          <table:table-cell table:number-columns-repeated="2" table:style-name="ce1"/>
          <table:table-cell table:style-name="ce438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number-columns-repeated="2" table:style-name="ce1"/>
          <table:table-cell table:number-columns-repeated="16349" table:style-name="ce194"/>
        </table:table-row>
        <table:table-row table:style-name="ro4">
          <table:table-cell office:value-type="string" table:style-name="ce367">
            <text:p>Mulheres</text:p>
          </table:table-cell>
          <table:table-cell office:value-type="float" office:value="183951" table:style-name="ce484">
            <text:p>183951</text:p>
          </table:table-cell>
          <table:table-cell office:value-type="float" office:value="195339" table:style-name="ce484">
            <text:p>195339</text:p>
          </table:table-cell>
          <table:table-cell office:value-type="float" office:value="223248" table:style-name="ce484">
            <text:p>223248</text:p>
          </table:table-cell>
          <table:table-cell table:number-columns-repeated="2" table:style-name="ce194"/>
          <table:table-cell office:value-type="string" table:style-name="ce374">
            <text:p>Mulheres</text:p>
          </table:table-cell>
          <table:table-cell office:value-type="float" office:value="195130" table:style-name="ce458">
            <text:p>195130</text:p>
          </table:table-cell>
          <table:table-cell table:number-columns-repeated="2" table:style-name="ce271"/>
          <table:table-cell office:value-type="float" office:value="3227" table:style-name="ce386">
            <text:p>3 227<text:s/></text:p>
          </table:table-cell>
          <table:table-cell office:value-type="float" office:value="7952" table:style-name="ce386">
            <text:p>7 952<text:s/></text:p>
          </table:table-cell>
          <table:table-cell office:value-type="float" office:value="3227" table:style-name="ce246">
            <text:p>3 227<text:s/></text:p>
          </table:table-cell>
          <table:table-cell office:value-type="float" office:value="7952" table:style-name="ce246">
            <text:p>7 952<text:s/></text:p>
          </table:table-cell>
          <table:table-cell table:number-columns-repeated="2" table:style-name="ce1"/>
          <table:table-cell office:value-type="float" office:value="195130" table:style-name="ce269">
            <text:p>195 130<text:s/></text:p>
          </table:table-cell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lt; 25 anos</text:p>
          </table:table-cell>
          <table:table-cell office:value-type="float" office:value="18469" table:style-name="ce483">
            <text:p>18469</text:p>
          </table:table-cell>
          <table:table-cell office:value-type="float" office:value="20837" table:style-name="ce483">
            <text:p>20837</text:p>
          </table:table-cell>
          <table:table-cell office:value-type="float" office:value="26019" table:style-name="ce483">
            <text:p>26019</text:p>
          </table:table-cell>
          <table:table-cell table:number-columns-repeated="2" table:style-name="ce194"/>
          <table:table-cell office:value-type="string" table:style-name="ce372">
            <text:p>&lt; 25 anos</text:p>
          </table:table-cell>
          <table:table-cell office:value-type="float" office:value="19730" table:style-name="ce461">
            <text:p>19730</text:p>
          </table:table-cell>
          <table:table-cell table:number-columns-repeated="2" table:style-name="ce271"/>
          <table:table-cell office:value-type="float" office:value="354" table:style-name="ce248">
            <text:p><text:s/>354<text:s/></text:p>
          </table:table-cell>
          <table:table-cell office:value-type="float" office:value="907" table:style-name="ce248">
            <text:p><text:s/>907<text:s/></text:p>
          </table:table-cell>
          <table:table-cell office:value-type="float" office:value="3227" table:style-name="ce208">
            <text:p>3 227<text:s/></text:p>
          </table:table-cell>
          <table:table-cell office:value-type="float" office:value="7952" table:style-name="ce208">
            <text:p>7 952<text:s/></text:p>
          </table:table-cell>
          <table:table-cell table:number-columns-repeated="2" table:style-name="ce1"/>
          <table:table-cell office:value-type="float" office:value="195130" table:style-name="ce269">
            <text:p>195 130<text:s/></text:p>
          </table:table-cell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gt;= 25 anos</text:p>
          </table:table-cell>
          <table:table-cell office:value-type="float" office:value="165482" table:style-name="ce483">
            <text:p>165482</text:p>
          </table:table-cell>
          <table:table-cell office:value-type="float" office:value="174502" table:style-name="ce483">
            <text:p>174502</text:p>
          </table:table-cell>
          <table:table-cell office:value-type="float" office:value="197229" table:style-name="ce483">
            <text:p>197229</text:p>
          </table:table-cell>
          <table:table-cell table:number-columns-repeated="2" table:style-name="ce194"/>
          <table:table-cell office:value-type="string" table:style-name="ce372">
            <text:p>&gt;= 25 anos</text:p>
          </table:table-cell>
          <table:table-cell office:value-type="float" office:value="175400" table:style-name="ce461">
            <text:p>175400</text:p>
          </table:table-cell>
          <table:table-cell table:number-columns-repeated="2" table:style-name="ce271"/>
          <table:table-cell office:value-type="float" office:value="2873" table:style-name="ce248">
            <text:p>2 873<text:s/></text:p>
          </table:table-cell>
          <table:table-cell office:value-type="float" office:value="7045" table:style-name="ce248">
            <text:p>7 045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lt; 1 ano de inscrição</text:p>
          </table:table-cell>
          <table:table-cell office:value-type="float" office:value="91374" table:style-name="ce483">
            <text:p>91374</text:p>
          </table:table-cell>
          <table:table-cell office:value-type="float" office:value="96437" table:style-name="ce483">
            <text:p>96437</text:p>
          </table:table-cell>
          <table:table-cell office:value-type="float" office:value="136909" table:style-name="ce483">
            <text:p>136909</text:p>
          </table:table-cell>
          <table:table-cell table:number-columns-repeated="2" table:style-name="ce194"/>
          <table:table-cell office:value-type="string" table:style-name="ce372">
            <text:p>&lt; 1 ano de inscrição</text:p>
          </table:table-cell>
          <table:table-cell office:value-type="float" office:value="96466" table:style-name="ce461">
            <text:p>96466</text:p>
          </table:table-cell>
          <table:table-cell table:number-columns-repeated="2" table:style-name="ce271"/>
          <table:table-cell office:value-type="float" office:value="2081" table:style-name="ce248">
            <text:p>2 081<text:s/></text:p>
          </table:table-cell>
          <table:table-cell office:value-type="float" office:value="3011" table:style-name="ce248">
            <text:p>3 011<text:s/></text:p>
          </table:table-cell>
          <table:table-cell office:value-type="float" office:value="3227" table:style-name="ce208">
            <text:p>3 227<text:s/></text:p>
          </table:table-cell>
          <table:table-cell office:value-type="float" office:value="7952" table:style-name="ce208">
            <text:p>7 952<text:s/></text:p>
          </table:table-cell>
          <table:table-cell table:number-columns-repeated="2" table:style-name="ce1"/>
          <table:table-cell office:value-type="float" office:value="195130" table:style-name="ce269">
            <text:p>195 130<text:s/></text:p>
          </table:table-cell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&gt;= 1 ano de inscrição</text:p>
          </table:table-cell>
          <table:table-cell office:value-type="float" office:value="92577" table:style-name="ce483">
            <text:p>92577</text:p>
          </table:table-cell>
          <table:table-cell office:value-type="float" office:value="98902" table:style-name="ce483">
            <text:p>98902</text:p>
          </table:table-cell>
          <table:table-cell office:value-type="float" office:value="86339" table:style-name="ce483">
            <text:p>86339</text:p>
          </table:table-cell>
          <table:table-cell table:number-columns-repeated="2" table:style-name="ce194"/>
          <table:table-cell office:value-type="string" table:style-name="ce372">
            <text:p>&gt;= 1 ano de inscrição</text:p>
          </table:table-cell>
          <table:table-cell office:value-type="float" office:value="98664" table:style-name="ce520">
            <text:p>98 664<text:s/></text:p>
          </table:table-cell>
          <table:table-cell table:number-columns-repeated="2" table:style-name="ce271"/>
          <table:table-cell office:value-type="float" office:value="1146" table:style-name="ce248">
            <text:p>1 146<text:s/></text:p>
          </table:table-cell>
          <table:table-cell office:value-type="float" office:value="4941" table:style-name="ce248">
            <text:p>4 941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table:style-name="ce239"/>
          <table:table-cell table:style-name="ce240"/>
          <table:table-cell table:style-name="ce241"/>
          <table:table-cell table:number-columns-repeated="2" table:style-name="ce200"/>
          <table:table-cell table:style-name="ce242"/>
          <table:table-cell table:number-columns-repeated="2" table:style-name="ce240"/>
          <table:table-cell table:number-columns-repeated="2" table:style-name="ce200"/>
          <table:table-cell table:style-name="ce242"/>
          <table:table-cell table:number-columns-repeated="2" table:style-name="ce200"/>
          <table:table-cell table:style-name="ce244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Primeiro Emprego</text:p>
          </table:table-cell>
          <table:table-cell office:value-type="float" office:value="18143" table:style-name="ce483">
            <text:p>18143</text:p>
          </table:table-cell>
          <table:table-cell office:value-type="float" office:value="20024" table:style-name="ce483">
            <text:p>20024</text:p>
          </table:table-cell>
          <table:table-cell office:value-type="float" office:value="20307" table:style-name="ce483">
            <text:p>20307</text:p>
          </table:table-cell>
          <table:table-cell table:number-columns-repeated="2" table:style-name="ce194"/>
          <table:table-cell office:value-type="string" table:style-name="ce372">
            <text:p>Primeiro Emprego</text:p>
          </table:table-cell>
          <table:table-cell office:value-type="float" office:value="19262" table:style-name="ce461">
            <text:p>19262</text:p>
          </table:table-cell>
          <table:table-cell table:number-columns-repeated="2" table:style-name="ce271"/>
          <table:table-cell office:value-type="float" office:value="405" table:style-name="ce248">
            <text:p><text:s/>405<text:s/></text:p>
          </table:table-cell>
          <table:table-cell office:value-type="float" office:value="714" table:style-name="ce248">
            <text:p><text:s/>714<text:s/></text:p>
          </table:table-cell>
          <table:table-cell office:value-type="float" office:value="3227" table:style-name="ce208">
            <text:p>3 227<text:s/></text:p>
          </table:table-cell>
          <table:table-cell office:value-type="float" office:value="7952" table:style-name="ce208">
            <text:p>7 952<text:s/></text:p>
          </table:table-cell>
          <table:table-cell table:number-columns-repeated="2" table:style-name="ce1"/>
          <table:table-cell office:value-type="float" office:value="195130" table:style-name="ce269">
            <text:p>195 130<text:s/></text:p>
          </table:table-cell>
          <table:table-cell office:value-type="string" table:style-name="ce206">
            <text:p>Ofertas de emprego</text:p>
          </table:table-cell>
          <table:table-cell table:style-name="ce225"/>
          <table:table-cell table:number-columns-repeated="12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Novo Emprego</text:p>
          </table:table-cell>
          <table:table-cell office:value-type="float" office:value="165808" table:style-name="ce483">
            <text:p>165808</text:p>
          </table:table-cell>
          <table:table-cell office:value-type="float" office:value="175315" table:style-name="ce483">
            <text:p>175315</text:p>
          </table:table-cell>
          <table:table-cell office:value-type="float" office:value="202941" table:style-name="ce483">
            <text:p>202941</text:p>
          </table:table-cell>
          <table:table-cell table:number-columns-repeated="2" table:style-name="ce194"/>
          <table:table-cell office:value-type="string" table:style-name="ce372">
            <text:p>Novo Emprego</text:p>
          </table:table-cell>
          <table:table-cell office:value-type="float" office:value="175868" table:style-name="ce461">
            <text:p>175868</text:p>
          </table:table-cell>
          <table:table-cell table:number-columns-repeated="2" table:style-name="ce271"/>
          <table:table-cell office:value-type="float" office:value="2822" table:style-name="ce248">
            <text:p>2 822<text:s/></text:p>
          </table:table-cell>
          <table:table-cell office:value-type="float" office:value="7238" table:style-name="ce248">
            <text:p>7 238<text:s/></text:p>
          </table:table-cell>
          <table:table-cell table:number-columns-repeated="2" table:style-name="ce208"/>
          <table:table-cell table:number-columns-repeated="2" table:style-name="ce1"/>
          <table:table-cell table:style-name="ce246"/>
          <table:table-cell office:value-type="string" table:style-name="ce239">
            <text:p>Açores</text:p>
          </table:table-cell>
          <table:table-cell office:value-type="float" office:value="93" table:style-name="ce252">
            <text:p><text:s/>93<text:s/></text:p>
          </table:table-cell>
          <table:table-cell table:number-columns-repeated="12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6">
          <table:table-cell table:style-name="ce455"/>
          <table:table-cell table:number-columns-repeated="3" table:style-name="ce488"/>
          <table:table-cell table:number-columns-repeated="2" table:style-name="ce194"/>
          <table:table-cell table:style-name="ce375"/>
          <table:table-cell table:style-name="ce459"/>
          <table:table-cell table:number-columns-repeated="2" table:style-name="ce271"/>
          <table:table-cell table:number-columns-repeated="2" table:style-name="ce383"/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office:value-type="string" table:style-name="ce239">
            <text:p>Madeira</text:p>
          </table:table-cell>
          <table:table-cell office:value-type="float" office:value="280" table:style-name="ce252">
            <text:p><text:s/>280<text:s/></text:p>
          </table:table-cell>
          <table:table-cell table:number-columns-repeated="12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Nenhum Nível de Instrução</text:p>
          </table:table-cell>
          <table:table-cell office:value-type="float" office:value="15451" table:style-name="ce483">
            <text:p>15451</text:p>
          </table:table-cell>
          <table:table-cell office:value-type="float" office:value="15820" table:style-name="ce483">
            <text:p>15820</text:p>
          </table:table-cell>
          <table:table-cell office:value-type="float" office:value="15070" table:style-name="ce483">
            <text:p>15070</text:p>
          </table:table-cell>
          <table:table-cell table:number-columns-repeated="2" table:style-name="ce194"/>
          <table:table-cell office:value-type="string" table:style-name="ce372">
            <text:p>Nenhum Nível de Instrução</text:p>
          </table:table-cell>
          <table:table-cell office:value-type="float" office:value="15887" table:style-name="ce461">
            <text:p>15887</text:p>
          </table:table-cell>
          <table:table-cell table:number-columns-repeated="2" table:style-name="ce271"/>
          <table:table-cell office:value-type="float" office:value="192" table:style-name="ce248">
            <text:p><text:s/>192<text:s/></text:p>
          </table:table-cell>
          <table:table-cell office:value-type="float" office:value="244" table:style-name="ce248">
            <text:p><text:s/>244<text:s/></text:p>
          </table:table-cell>
          <table:table-cell office:value-type="float" office:value="3227" table:style-name="ce208">
            <text:p>3 227<text:s/></text:p>
          </table:table-cell>
          <table:table-cell office:value-type="float" office:value="7952" table:style-name="ce208">
            <text:p>7 952<text:s/></text:p>
          </table:table-cell>
          <table:table-cell table:number-columns-repeated="2" table:style-name="ce1"/>
          <table:table-cell office:value-type="float" office:value="195130" table:style-name="ce269">
            <text:p>195 130<text:s/></text:p>
          </table:table-cell>
          <table:table-cell office:value-type="string" table:style-name="ce253">
            <text:p>Tot</text:p>
          </table:table-cell>
          <table:table-cell office:value-type="float" office:value="373" table:style-name="ce225">
            <text:p><text:s/>373<text:s/></text:p>
          </table:table-cell>
          <table:table-cell table:number-columns-repeated="12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Básico - 1º ciclo</text:p>
          </table:table-cell>
          <table:table-cell office:value-type="float" office:value="24323" table:style-name="ce483">
            <text:p>24323</text:p>
          </table:table-cell>
          <table:table-cell office:value-type="float" office:value="26007" table:style-name="ce483">
            <text:p>26007</text:p>
          </table:table-cell>
          <table:table-cell office:value-type="float" office:value="29717" table:style-name="ce483">
            <text:p>29717</text:p>
          </table:table-cell>
          <table:table-cell table:number-columns-repeated="2" table:style-name="ce194"/>
          <table:table-cell office:value-type="string" table:style-name="ce372">
            <text:p>Básico - 1º ciclo</text:p>
          </table:table-cell>
          <table:table-cell office:value-type="float" office:value="26243" table:style-name="ce461">
            <text:p>26243</text:p>
          </table:table-cell>
          <table:table-cell table:number-columns-repeated="2" table:style-name="ce271"/>
          <table:table-cell office:value-type="float" office:value="507" table:style-name="ce248">
            <text:p><text:s/>507<text:s/></text:p>
          </table:table-cell>
          <table:table-cell office:value-type="float" office:value="1413" table:style-name="ce248">
            <text:p>1 413<text:s/>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Básico - 2º ciclo</text:p>
          </table:table-cell>
          <table:table-cell office:value-type="float" office:value="22504" table:style-name="ce483">
            <text:p>22504</text:p>
          </table:table-cell>
          <table:table-cell office:value-type="float" office:value="24236" table:style-name="ce483">
            <text:p>24236</text:p>
          </table:table-cell>
          <table:table-cell office:value-type="float" office:value="27991" table:style-name="ce483">
            <text:p>27991</text:p>
          </table:table-cell>
          <table:table-cell table:number-columns-repeated="2" table:style-name="ce194"/>
          <table:table-cell office:value-type="string" table:style-name="ce372">
            <text:p>Básico - 2º ciclo</text:p>
          </table:table-cell>
          <table:table-cell office:value-type="float" office:value="24525" table:style-name="ce461">
            <text:p>24525</text:p>
          </table:table-cell>
          <table:table-cell table:number-columns-repeated="2" table:style-name="ce271"/>
          <table:table-cell office:value-type="float" office:value="780" table:style-name="ce248">
            <text:p><text:s/>780<text:s/></text:p>
          </table:table-cell>
          <table:table-cell office:value-type="float" office:value="1241" table:style-name="ce248">
            <text:p>1 241<text:s/>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Básico - 3º ciclo</text:p>
          </table:table-cell>
          <table:table-cell office:value-type="float" office:value="34669" table:style-name="ce483">
            <text:p>34669</text:p>
          </table:table-cell>
          <table:table-cell office:value-type="float" office:value="36313" table:style-name="ce483">
            <text:p>36313</text:p>
          </table:table-cell>
          <table:table-cell office:value-type="float" office:value="43101" table:style-name="ce483">
            <text:p>43101</text:p>
          </table:table-cell>
          <table:table-cell table:number-columns-repeated="2" table:style-name="ce194"/>
          <table:table-cell office:value-type="string" table:style-name="ce372">
            <text:p>Básico - 3º ciclo</text:p>
          </table:table-cell>
          <table:table-cell office:value-type="float" office:value="36732" table:style-name="ce461">
            <text:p>36732</text:p>
          </table:table-cell>
          <table:table-cell table:number-columns-repeated="2" table:style-name="ce271"/>
          <table:table-cell office:value-type="float" office:value="847" table:style-name="ce248">
            <text:p><text:s/>847<text:s/></text:p>
          </table:table-cell>
          <table:table-cell office:value-type="float" office:value="1216" table:style-name="ce248">
            <text:p>1 216<text:s/>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Secundário</text:p>
          </table:table-cell>
          <table:table-cell office:value-type="float" office:value="57563" table:style-name="ce483">
            <text:p>57563</text:p>
          </table:table-cell>
          <table:table-cell office:value-type="float" office:value="61116" table:style-name="ce483">
            <text:p>61116</text:p>
          </table:table-cell>
          <table:table-cell office:value-type="float" office:value="71950" table:style-name="ce483">
            <text:p>71950</text:p>
          </table:table-cell>
          <table:table-cell table:number-columns-repeated="2" table:style-name="ce194"/>
          <table:table-cell office:value-type="string" table:style-name="ce372">
            <text:p>Secundário</text:p>
          </table:table-cell>
          <table:table-cell office:value-type="float" office:value="61092" table:style-name="ce461">
            <text:p>61092</text:p>
          </table:table-cell>
          <table:table-cell table:number-columns-repeated="2" table:style-name="ce271"/>
          <table:table-cell office:value-type="float" office:value="708" table:style-name="ce248">
            <text:p><text:s/>708<text:s/></text:p>
          </table:table-cell>
          <table:table-cell office:value-type="float" office:value="2821" table:style-name="ce248">
            <text:p>2 821<text:s/>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number-columns-repeated="13" table:style-name="ce200"/>
          <table:table-cell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Superior</text:p>
          </table:table-cell>
          <table:table-cell office:value-type="float" office:value="29441" table:style-name="ce483">
            <text:p>29441</text:p>
          </table:table-cell>
          <table:table-cell office:value-type="float" office:value="31847" table:style-name="ce483">
            <text:p>31847</text:p>
          </table:table-cell>
          <table:table-cell office:value-type="float" office:value="35419" table:style-name="ce483">
            <text:p>35419</text:p>
          </table:table-cell>
          <table:table-cell table:number-columns-repeated="2" table:style-name="ce194"/>
          <table:table-cell office:value-type="string" table:style-name="ce372">
            <text:p>Superior</text:p>
          </table:table-cell>
          <table:table-cell office:value-type="float" office:value="30651" table:style-name="ce461">
            <text:p>30651</text:p>
          </table:table-cell>
          <table:table-cell table:number-columns-repeated="2" table:style-name="ce271"/>
          <table:table-cell office:value-type="float" office:value="193" table:style-name="ce248">
            <text:p><text:s/>193<text:s/></text:p>
          </table:table-cell>
          <table:table-cell office:value-type="float" office:value="1017" table:style-name="ce248">
            <text:p>1 017<text:s/></text:p>
          </table:table-cell>
          <table:table-cell table:style-name="ce208"/>
          <table:table-cell table:style-name="ce209"/>
          <table:table-cell table:number-columns-repeated="2" table:style-name="ce1"/>
          <table:table-cell table:style-name="ce269"/>
          <table:table-cell table:style-name="ce239"/>
          <table:table-cell table:style-name="ce254"/>
          <table:table-cell table:number-columns-repeated="2"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8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0"/>
          <table:table-cell table:style-name="ce454"/>
          <table:table-cell table:number-columns-repeated="2" table:style-name="ce271"/>
          <table:table-cell table:number-columns-repeated="2" table:style-name="ce197"/>
          <table:table-cell table:number-columns-repeated="2" table:style-name="ce205"/>
          <table:table-cell table:number-columns-repeated="2" table:style-name="ce1"/>
          <table:table-cell table:style-name="ce247"/>
          <table:table-cell table:style-name="ce239"/>
          <table:table-cell table:number-columns-repeated="3"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11</text:p>
          </table:table-cell>
          <table:table-cell office:value-type="string" table:style-name="ce482">
            <text:p>202012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56">
            <text:p>202112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7"/>
          <table:table-cell table:number-columns-repeated="2" table:style-name="ce1"/>
          <table:table-cell table:style-name="ce269"/>
          <table:table-cell table:style-name="ce239"/>
          <table:table-cell table:number-columns-repeated="3"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Desemprego no Fim</text:p>
          </table:table-cell>
          <table:table-cell office:value-type="float" office:value="327128" table:style-name="ce486">
            <text:p>327128</text:p>
          </table:table-cell>
          <table:table-cell office:value-type="float" office:value="345884" table:style-name="ce486">
            <text:p>345884</text:p>
          </table:table-cell>
          <table:table-cell office:value-type="float" office:value="402254" table:style-name="ce486">
            <text:p>402254</text:p>
          </table:table-cell>
          <table:table-cell table:number-columns-repeated="2" table:style-name="ce194"/>
          <table:table-cell office:value-type="string" table:style-name="ce371">
            <text:p>Desemprego</text:p>
          </table:table-cell>
          <table:table-cell office:value-type="float" office:value="347959" table:style-name="ce457">
            <text:p>347959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0"/>
          <table:table-cell table:number-columns-repeated="2" table:style-name="ce1"/>
          <table:table-cell table:style-name="ce269"/>
          <table:table-cell table:style-name="ce239"/>
          <table:table-cell table:style-name="ce255"/>
          <table:table-cell table:style-name="ce256"/>
          <table:table-cell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NORTE</text:p>
          </table:table-cell>
          <table:table-cell office:value-type="float" office:value="129555" table:style-name="ce483">
            <text:p>129555</text:p>
          </table:table-cell>
          <table:table-cell office:value-type="float" office:value="129584" table:style-name="ce483">
            <text:p>129584</text:p>
          </table:table-cell>
          <table:table-cell office:value-type="float" office:value="150308" table:style-name="ce483">
            <text:p>150308</text:p>
          </table:table-cell>
          <table:table-cell table:number-columns-repeated="2" table:style-name="ce194"/>
          <table:table-cell office:value-type="string" table:style-name="ce374">
            <text:p>D.R. NORTE</text:p>
          </table:table-cell>
          <table:table-cell office:value-type="float" office:value="129555" table:style-name="ce461">
            <text:p>129555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0"/>
          <table:table-cell table:number-columns-repeated="2" table:style-name="ce1"/>
          <table:table-cell table:style-name="ce269"/>
          <table:table-cell table:style-name="ce239"/>
          <table:table-cell table:number-columns-repeated="3"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CENTRO</text:p>
          </table:table-cell>
          <table:table-cell office:value-type="float" office:value="42638" table:style-name="ce490">
            <text:p>42638</text:p>
          </table:table-cell>
          <table:table-cell office:value-type="float" office:value="42805" table:style-name="ce490">
            <text:p>42805</text:p>
          </table:table-cell>
          <table:table-cell office:value-type="float" office:value="50576" table:style-name="ce490">
            <text:p>50576</text:p>
          </table:table-cell>
          <table:table-cell table:number-columns-repeated="2" table:style-name="ce194"/>
          <table:table-cell office:value-type="string" table:style-name="ce374">
            <text:p>D.R. CENTRO</text:p>
          </table:table-cell>
          <table:table-cell office:value-type="float" office:value="42638" table:style-name="ce461">
            <text:p>42638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0"/>
          <table:table-cell table:number-columns-repeated="2" table:style-name="ce1"/>
          <table:table-cell table:style-name="ce269"/>
          <table:table-cell table:style-name="ce239"/>
          <table:table-cell table:style-name="ce255"/>
          <table:table-cell table:style-name="ce256"/>
          <table:table-cell table:style-name="ce255"/>
          <table:table-cell table:number-columns-repeated="11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LISBOA e V.T.</text:p>
          </table:table-cell>
          <table:table-cell office:value-type="float" office:value="114720" table:style-name="ce483">
            <text:p>114720</text:p>
          </table:table-cell>
          <table:table-cell office:value-type="float" office:value="114752" table:style-name="ce483">
            <text:p>114752</text:p>
          </table:table-cell>
          <table:table-cell office:value-type="float" office:value="125213" table:style-name="ce483">
            <text:p>125213</text:p>
          </table:table-cell>
          <table:table-cell table:number-columns-repeated="2" table:style-name="ce194"/>
          <table:table-cell office:value-type="string" table:style-name="ce374">
            <text:p>D.R. LISBOA e V.T.</text:p>
          </table:table-cell>
          <table:table-cell office:value-type="float" office:value="114720" table:style-name="ce461">
            <text:p>114720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0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ENTEJO</text:p>
          </table:table-cell>
          <table:table-cell office:value-type="float" office:value="15625" table:style-name="ce490">
            <text:p>15625</text:p>
          </table:table-cell>
          <table:table-cell office:value-type="float" office:value="15139" table:style-name="ce490">
            <text:p>15139</text:p>
          </table:table-cell>
          <table:table-cell office:value-type="float" office:value="17740" table:style-name="ce490">
            <text:p>17740</text:p>
          </table:table-cell>
          <table:table-cell table:number-columns-repeated="2" table:style-name="ce194"/>
          <table:table-cell office:value-type="string" table:style-name="ce374">
            <text:p>D.R. ALENTEJO</text:p>
          </table:table-cell>
          <table:table-cell office:value-type="float" office:value="15625" table:style-name="ce461">
            <text:p>15625</text:p>
          </table:table-cell>
          <table:table-cell table:number-columns-repeated="2" table:style-name="ce271"/>
          <table:table-cell table:number-columns-repeated="2" table:style-name="ce197"/>
          <table:table-cell table:number-columns-repeated="2" table:style-name="ce210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GARVE</text:p>
          </table:table-cell>
          <table:table-cell office:value-type="float" office:value="24590" table:style-name="ce483">
            <text:p>24590</text:p>
          </table:table-cell>
          <table:table-cell office:value-type="float" office:value="22278" table:style-name="ce483">
            <text:p>22278</text:p>
          </table:table-cell>
          <table:table-cell office:value-type="float" office:value="31313" table:style-name="ce483">
            <text:p>31313</text:p>
          </table:table-cell>
          <table:table-cell table:number-columns-repeated="2" table:style-name="ce194"/>
          <table:table-cell office:value-type="string" table:style-name="ce374">
            <text:p>D.R. ALGARVE</text:p>
          </table:table-cell>
          <table:table-cell office:value-type="float" office:value="24590" table:style-name="ce461">
            <text:p>24590</text:p>
          </table:table-cell>
          <table:table-cell table:number-columns-repeated="2" table:style-name="ce271"/>
          <table:table-cell office:value-type="string" table:style-name="ce197">
            <text:p>Desemprego<text:s/></text:p>
          </table:table-cell>
          <table:table-cell table:style-name="ce197"/>
          <table:table-cell table:number-columns-repeated="2" table:style-name="ce21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AÇORES</text:p>
          </table:table-cell>
          <table:table-cell table:style-name="ce490"/>
          <table:table-cell office:value-type="float" office:value="6295" table:style-name="ce490">
            <text:p>6295</text:p>
          </table:table-cell>
          <table:table-cell office:value-type="float" office:value="6988" table:style-name="ce490">
            <text:p>6988</text:p>
          </table:table-cell>
          <table:table-cell table:number-columns-repeated="2" table:style-name="ce194"/>
          <table:table-cell office:value-type="string" table:style-name="ce374">
            <text:p>D.A. AÇORES</text:p>
          </table:table-cell>
          <table:table-cell office:value-type="float" office:value="6349" table:style-name="ce461">
            <text:p>6349</text:p>
          </table:table-cell>
          <table:table-cell table:number-columns-repeated="2" table:style-name="ce271"/>
          <table:table-cell office:value-type="string" table:style-name="ce384">
            <text:p>D.A. AÇORES</text:p>
          </table:table-cell>
          <table:table-cell office:value-type="float" office:value="6349" table:style-name="ce476">
            <text:p>6 349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MADEIRA</text:p>
          </table:table-cell>
          <table:table-cell table:style-name="ce483"/>
          <table:table-cell office:value-type="float" office:value="15031" table:style-name="ce483">
            <text:p>15031</text:p>
          </table:table-cell>
          <table:table-cell office:value-type="float" office:value="20116" table:style-name="ce483">
            <text:p>20116</text:p>
          </table:table-cell>
          <table:table-cell table:number-columns-repeated="2" table:style-name="ce194"/>
          <table:table-cell office:value-type="string" table:style-name="ce374">
            <text:p>D.A. MADEIRA</text:p>
          </table:table-cell>
          <table:table-cell office:value-type="float" office:value="14482" table:style-name="ce461">
            <text:p>14482</text:p>
          </table:table-cell>
          <table:table-cell table:number-columns-repeated="2" table:style-name="ce271"/>
          <table:table-cell office:value-type="string" table:style-name="ce384">
            <text:p>D.A. MADEIRA</text:p>
          </table:table-cell>
          <table:table-cell office:value-type="float" office:value="14482" table:style-name="ce476">
            <text:p>14 482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9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0"/>
          <table:table-cell table:style-name="ce454"/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11</text:p>
          </table:table-cell>
          <table:table-cell office:value-type="string" table:style-name="ce482">
            <text:p>202012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56">
            <text:p>202112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Ofertas no fim</text:p>
          </table:table-cell>
          <table:table-cell office:value-type="float" office:value="15336" table:style-name="ce486">
            <text:p>15336</text:p>
          </table:table-cell>
          <table:table-cell office:value-type="float" office:value="21826" table:style-name="ce486">
            <text:p>21826</text:p>
          </table:table-cell>
          <table:table-cell office:value-type="float" office:value="10862" table:style-name="ce486">
            <text:p>10862</text:p>
          </table:table-cell>
          <table:table-cell table:number-columns-repeated="2" table:style-name="ce194"/>
          <table:table-cell office:value-type="string" table:style-name="ce376">
            <text:p>Ofertas no fim</text:p>
          </table:table-cell>
          <table:table-cell office:value-type="float" office:value="15941" table:style-name="ce457">
            <text:p>15941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NORTE</text:p>
          </table:table-cell>
          <table:table-cell office:value-type="float" office:value="2604" table:style-name="ce483">
            <text:p>2604</text:p>
          </table:table-cell>
          <table:table-cell office:value-type="float" office:value="5029" table:style-name="ce483">
            <text:p>5029</text:p>
          </table:table-cell>
          <table:table-cell office:value-type="float" office:value="1391" table:style-name="ce483">
            <text:p>1391</text:p>
          </table:table-cell>
          <table:table-cell table:number-columns-repeated="2" table:style-name="ce194"/>
          <table:table-cell office:value-type="string" table:style-name="ce374">
            <text:p>D.R. NORTE</text:p>
          </table:table-cell>
          <table:table-cell office:value-type="float" office:value="2604" table:style-name="ce461">
            <text:p>2604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CENTRO</text:p>
          </table:table-cell>
          <table:table-cell office:value-type="float" office:value="4325" table:style-name="ce490">
            <text:p>4325</text:p>
          </table:table-cell>
          <table:table-cell office:value-type="float" office:value="5229" table:style-name="ce490">
            <text:p>5229</text:p>
          </table:table-cell>
          <table:table-cell office:value-type="float" office:value="3083" table:style-name="ce490">
            <text:p>3083</text:p>
          </table:table-cell>
          <table:table-cell table:number-columns-repeated="2" table:style-name="ce194"/>
          <table:table-cell office:value-type="string" table:style-name="ce374">
            <text:p>D.R. CENTRO</text:p>
          </table:table-cell>
          <table:table-cell office:value-type="float" office:value="4325" table:style-name="ce461">
            <text:p>4325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LISBOA e V.T.</text:p>
          </table:table-cell>
          <table:table-cell office:value-type="float" office:value="6291" table:style-name="ce483">
            <text:p>6291</text:p>
          </table:table-cell>
          <table:table-cell office:value-type="float" office:value="8111" table:style-name="ce483">
            <text:p>8111</text:p>
          </table:table-cell>
          <table:table-cell office:value-type="float" office:value="4607" table:style-name="ce483">
            <text:p>4607</text:p>
          </table:table-cell>
          <table:table-cell table:number-columns-repeated="2" table:style-name="ce194"/>
          <table:table-cell office:value-type="string" table:style-name="ce374">
            <text:p>D.R. LISBOA e V.T.</text:p>
          </table:table-cell>
          <table:table-cell office:value-type="float" office:value="6291" table:style-name="ce461">
            <text:p>6291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ENTEJO</text:p>
          </table:table-cell>
          <table:table-cell office:value-type="float" office:value="1401" table:style-name="ce490">
            <text:p>1401</text:p>
          </table:table-cell>
          <table:table-cell office:value-type="float" office:value="1973" table:style-name="ce490">
            <text:p>1973</text:p>
          </table:table-cell>
          <table:table-cell office:value-type="float" office:value="1337" table:style-name="ce490">
            <text:p>1337</text:p>
          </table:table-cell>
          <table:table-cell table:number-columns-repeated="2" table:style-name="ce194"/>
          <table:table-cell office:value-type="string" table:style-name="ce374">
            <text:p>D.R. ALENTEJO</text:p>
          </table:table-cell>
          <table:table-cell office:value-type="float" office:value="1401" table:style-name="ce461">
            <text:p>1401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GARVE</text:p>
          </table:table-cell>
          <table:table-cell office:value-type="float" office:value="715" table:style-name="ce483">
            <text:p>715</text:p>
          </table:table-cell>
          <table:table-cell office:value-type="float" office:value="858" table:style-name="ce483">
            <text:p>858</text:p>
          </table:table-cell>
          <table:table-cell office:value-type="float" office:value="237" table:style-name="ce483">
            <text:p>237</text:p>
          </table:table-cell>
          <table:table-cell table:number-columns-repeated="2" table:style-name="ce194"/>
          <table:table-cell office:value-type="string" table:style-name="ce374">
            <text:p>D.R. ALGARVE</text:p>
          </table:table-cell>
          <table:table-cell office:value-type="float" office:value="715" table:style-name="ce461">
            <text:p>715</text:p>
          </table:table-cell>
          <table:table-cell table:number-columns-repeated="2" table:style-name="ce271"/>
          <table:table-cell office:value-type="string" table:style-name="ce257">
            <text:p>Ofertas no Fim</text:p>
          </table:table-cell>
          <table:table-cell table:style-name="ce257"/>
          <table:table-cell table:number-columns-repeated="2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AÇORES</text:p>
          </table:table-cell>
          <table:table-cell table:style-name="ce490"/>
          <table:table-cell office:value-type="float" office:value="66" table:style-name="ce490">
            <text:p>66</text:p>
          </table:table-cell>
          <table:table-cell office:value-type="float" office:value="15" table:style-name="ce490">
            <text:p>15</text:p>
          </table:table-cell>
          <table:table-cell table:number-columns-repeated="2" table:style-name="ce194"/>
          <table:table-cell office:value-type="string" table:style-name="ce374">
            <text:p>D.A. AÇORES</text:p>
          </table:table-cell>
          <table:table-cell office:value-type="float" office:value="48" table:style-name="ce461">
            <text:p>48</text:p>
          </table:table-cell>
          <table:table-cell table:number-columns-repeated="2" table:style-name="ce271"/>
          <table:table-cell office:value-type="string" table:style-name="ce204">
            <text:p>D.A. AÇORES</text:p>
          </table:table-cell>
          <table:table-cell office:value-type="float" office:value="48" table:style-name="ce207">
            <text:p><text:s/>48<text:s/></text:p>
          </table:table-cell>
          <table:table-cell table:number-columns-repeated="2" table:style-name="ce197"/>
          <table:table-cell table:number-columns-repeated="2" table:style-name="ce1"/>
          <table:table-cell table:style-name="ce438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MADEIRA</text:p>
          </table:table-cell>
          <table:table-cell table:style-name="ce483"/>
          <table:table-cell office:value-type="float" office:value="560" table:style-name="ce483">
            <text:p>560</text:p>
          </table:table-cell>
          <table:table-cell office:value-type="float" office:value="192" table:style-name="ce483">
            <text:p>192</text:p>
          </table:table-cell>
          <table:table-cell table:number-columns-repeated="2" table:style-name="ce194"/>
          <table:table-cell office:value-type="string" table:style-name="ce374">
            <text:p>D.A. MADEIRA</text:p>
          </table:table-cell>
          <table:table-cell office:value-type="float" office:value="557" table:style-name="ce461">
            <text:p>557</text:p>
          </table:table-cell>
          <table:table-cell table:number-columns-repeated="2" table:style-name="ce271"/>
          <table:table-cell office:value-type="string" table:style-name="ce204">
            <text:p>D.A. MADEIRA</text:p>
          </table:table-cell>
          <table:table-cell office:value-type="float" office:value="557" table:style-name="ce207">
            <text:p><text:s/>557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0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7"/>
          <table:table-cell table:style-name="ce454"/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39"/>
          <table:table-cell table:number-columns-repeated="14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11</text:p>
          </table:table-cell>
          <table:table-cell office:value-type="string" table:style-name="ce482">
            <text:p>202012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56">
            <text:p>202112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438"/>
          <table:table-cell office:value-type="string" table:style-name="ce258">
            <text:p>REGIÕES AUTÓNOMAS</text:p>
          </table:table-cell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1">
          <table:table-cell office:value-type="string" table:style-name="ce367">
            <text:p>Pedidos de Emprego</text:p>
          </table:table-cell>
          <table:table-cell office:value-type="float" office:value="40948" table:style-name="ce486">
            <text:p>40948</text:p>
          </table:table-cell>
          <table:table-cell office:value-type="float" office:value="50989" table:style-name="ce486">
            <text:p>50989</text:p>
          </table:table-cell>
          <table:table-cell office:value-type="float" office:value="48421" table:style-name="ce486">
            <text:p>48421</text:p>
          </table:table-cell>
          <table:table-cell table:number-columns-repeated="2" table:style-name="ce194"/>
          <table:table-cell office:value-type="string" table:style-name="ce378">
            <text:p>Total Pedidos Longo</text:p>
          </table:table-cell>
          <table:table-cell office:value-type="float" office:value="42572" table:style-name="ce462">
            <text:p>42 572<text:s/>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438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Desemprego ao Longo</text:p>
          </table:table-cell>
          <table:table-cell office:value-type="float" office:value="37908" table:style-name="ce486">
            <text:p>37908</text:p>
          </table:table-cell>
          <table:table-cell office:value-type="float" office:value="47142" table:style-name="ce486">
            <text:p>47142</text:p>
          </table:table-cell>
          <table:table-cell office:value-type="float" office:value="45731" table:style-name="ce486">
            <text:p>45731</text:p>
          </table:table-cell>
          <table:table-cell table:number-columns-repeated="2" table:style-name="ce194"/>
          <table:table-cell office:value-type="string" table:style-name="ce376">
            <text:p>Desempregados <text:s/>Longo</text:p>
          </table:table-cell>
          <table:table-cell office:value-type="float" office:value="39474" table:style-name="ce457">
            <text:p>39474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438"/>
          <table:table-cell office:value-type="string" table:style-name="ce258">
            <text:p>Pedidos emprego ao longo</text:p>
          </table:table-cell>
          <table:table-cell table:style-name="ce259"/>
          <table:table-cell table:style-name="ce261"/>
          <table:table-cell table:number-columns-repeated="2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NORTE</text:p>
          </table:table-cell>
          <table:table-cell office:value-type="float" office:value="13040" table:style-name="ce483">
            <text:p>13040</text:p>
          </table:table-cell>
          <table:table-cell office:value-type="float" office:value="14734" table:style-name="ce483">
            <text:p>14734</text:p>
          </table:table-cell>
          <table:table-cell office:value-type="float" office:value="14762" table:style-name="ce483">
            <text:p>14762</text:p>
          </table:table-cell>
          <table:table-cell table:number-columns-repeated="2" table:style-name="ce194"/>
          <table:table-cell office:value-type="string" table:style-name="ce374">
            <text:p>D.R. NORTE</text:p>
          </table:table-cell>
          <table:table-cell office:value-type="float" office:value="13040" table:style-name="ce461">
            <text:p>13040</text:p>
          </table:table-cell>
          <table:table-cell table:number-columns-repeated="2" table:style-name="ce271"/>
          <table:table-cell office:value-type="string" table:style-name="ce387">
            <text:p>Total Pedidos Longo<text:s/></text:p>
          </table:table-cell>
          <table:table-cell table:style-name="ce387"/>
          <table:table-cell table:number-columns-repeated="2" table:style-name="ce197"/>
          <table:table-cell table:number-columns-repeated="2" table:style-name="ce1"/>
          <table:table-cell table:style-name="ce438"/>
          <table:table-cell table:style-name="ce258"/>
          <table:table-cell office:value-type="string" table:style-name="ce259">
            <text:p>1ºEmp</text:p>
          </table:table-cell>
          <table:table-cell office:value-type="string" table:style-name="ce262">
            <text:p>Novo Emp</text:p>
          </table:table-cell>
          <table:table-cell office:value-type="string" table:style-name="ce262">
            <text:p>Emp</text:p>
          </table:table-cell>
          <table:table-cell office:value-type="string" table:style-name="ce260">
            <text:p>Total</text:p>
          </table:table-cell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CENTRO</text:p>
          </table:table-cell>
          <table:table-cell office:value-type="float" office:value="5664" table:style-name="ce490">
            <text:p>5664</text:p>
          </table:table-cell>
          <table:table-cell office:value-type="float" office:value="6782" table:style-name="ce490">
            <text:p>6782</text:p>
          </table:table-cell>
          <table:table-cell office:value-type="float" office:value="6674" table:style-name="ce490">
            <text:p>6674</text:p>
          </table:table-cell>
          <table:table-cell table:number-columns-repeated="2" table:style-name="ce194"/>
          <table:table-cell office:value-type="string" table:style-name="ce374">
            <text:p>D.R. CENTRO</text:p>
          </table:table-cell>
          <table:table-cell office:value-type="float" office:value="5664" table:style-name="ce461">
            <text:p>5664</text:p>
          </table:table-cell>
          <table:table-cell table:number-columns-repeated="2" table:style-name="ce271"/>
          <table:table-cell office:value-type="string" table:style-name="ce389">
            <text:p>D.A. AÇORES</text:p>
          </table:table-cell>
          <table:table-cell office:value-type="float" office:value="898" table:style-name="ce390">
            <text:p><text:s/>898<text:s/></text:p>
          </table:table-cell>
          <table:table-cell table:number-columns-repeated="2" table:style-name="ce197"/>
          <table:table-cell table:number-columns-repeated="2" table:style-name="ce1"/>
          <table:table-cell table:style-name="ce438"/>
          <table:table-cell office:value-type="string" table:style-name="ce258">
            <text:p>Açores</text:p>
          </table:table-cell>
          <table:table-cell office:value-type="float" office:value="124" table:style-name="ce259">
            <text:p><text:s/>124<text:s/></text:p>
          </table:table-cell>
          <table:table-cell office:value-type="float" office:value="802" table:style-name="ce263">
            <text:p><text:s/>802<text:s/></text:p>
          </table:table-cell>
          <table:table-cell office:value-type="float" office:value="14" table:style-name="ce263">
            <text:p><text:s/>14<text:s/></text:p>
          </table:table-cell>
          <table:table-cell office:value-type="float" office:value="940" table:style-name="ce260">
            <text:p><text:s/>940<text:s/></text:p>
          </table:table-cell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LISBOA e V.T.</text:p>
          </table:table-cell>
          <table:table-cell office:value-type="float" office:value="12586" table:style-name="ce483">
            <text:p>12586</text:p>
          </table:table-cell>
          <table:table-cell office:value-type="float" office:value="13808" table:style-name="ce483">
            <text:p>13808</text:p>
          </table:table-cell>
          <table:table-cell office:value-type="float" office:value="16038" table:style-name="ce483">
            <text:p>16038</text:p>
          </table:table-cell>
          <table:table-cell table:number-columns-repeated="2" table:style-name="ce194"/>
          <table:table-cell office:value-type="string" table:style-name="ce374">
            <text:p>D.R. LISBOA e V.T.</text:p>
          </table:table-cell>
          <table:table-cell office:value-type="float" office:value="12586" table:style-name="ce461">
            <text:p>12586</text:p>
          </table:table-cell>
          <table:table-cell table:number-columns-repeated="2" table:style-name="ce271"/>
          <table:table-cell office:value-type="string" table:style-name="ce389">
            <text:p>D.A. MADEIRA</text:p>
          </table:table-cell>
          <table:table-cell office:value-type="float" office:value="726" table:style-name="ce388">
            <text:p><text:s/>726<text:s/></text:p>
          </table:table-cell>
          <table:table-cell table:number-columns-repeated="2" table:style-name="ce196"/>
          <table:table-cell table:number-columns-repeated="2" table:style-name="ce1"/>
          <table:table-cell table:style-name="ce438"/>
          <table:table-cell office:value-type="string" table:style-name="ce258">
            <text:p>Madeira</text:p>
          </table:table-cell>
          <table:table-cell office:value-type="float" office:value="95" table:style-name="ce259">
            <text:p><text:s/>95<text:s/></text:p>
          </table:table-cell>
          <table:table-cell office:value-type="float" office:value="898" table:style-name="ce263">
            <text:p><text:s/>898<text:s/></text:p>
          </table:table-cell>
          <table:table-cell office:value-type="float" office:value="48" table:style-name="ce263">
            <text:p><text:s/>48<text:s/></text:p>
          </table:table-cell>
          <table:table-cell office:value-type="float" office:value="1041" table:style-name="ce260">
            <text:p>1 041<text:s/></text:p>
          </table:table-cell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ENTEJO</text:p>
          </table:table-cell>
          <table:table-cell office:value-type="float" office:value="2170" table:style-name="ce490">
            <text:p>2170</text:p>
          </table:table-cell>
          <table:table-cell office:value-type="float" office:value="2501" table:style-name="ce490">
            <text:p>2501</text:p>
          </table:table-cell>
          <table:table-cell office:value-type="float" office:value="2425" table:style-name="ce490">
            <text:p>2425</text:p>
          </table:table-cell>
          <table:table-cell table:number-columns-repeated="2" table:style-name="ce194"/>
          <table:table-cell office:value-type="string" table:style-name="ce374">
            <text:p>D.R. ALENTEJO</text:p>
          </table:table-cell>
          <table:table-cell office:value-type="float" office:value="2170" table:style-name="ce461">
            <text:p>2170</text:p>
          </table:table-cell>
          <table:table-cell table:number-columns-repeated="2" table:style-name="ce271"/>
          <table:table-cell table:number-columns-repeated="6" table:style-name="ce1"/>
          <table:table-cell table:style-name="ce438"/>
          <table:table-cell office:value-type="string" table:style-name="ce258">
            <text:p>Tot</text:p>
          </table:table-cell>
          <table:table-cell office:value-type="float" office:value="219" table:style-name="ce259">
            <text:p><text:s/>219<text:s/></text:p>
          </table:table-cell>
          <table:table-cell office:value-type="float" office:value="1700" table:style-name="ce259">
            <text:p>1 700<text:s/></text:p>
          </table:table-cell>
          <table:table-cell office:value-type="float" office:value="62" table:style-name="ce259">
            <text:p><text:s/>62<text:s/></text:p>
          </table:table-cell>
          <table:table-cell office:value-type="float" office:value="1981" table:style-name="ce260">
            <text:p>1 981<text:s/></text:p>
          </table:table-cell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GARVE</text:p>
          </table:table-cell>
          <table:table-cell office:value-type="float" office:value="4448" table:style-name="ce483">
            <text:p>4448</text:p>
          </table:table-cell>
          <table:table-cell office:value-type="float" office:value="7197" table:style-name="ce483">
            <text:p>7197</text:p>
          </table:table-cell>
          <table:table-cell office:value-type="float" office:value="4131" table:style-name="ce483">
            <text:p>4131</text:p>
          </table:table-cell>
          <table:table-cell table:number-columns-repeated="2" table:style-name="ce194"/>
          <table:table-cell office:value-type="string" table:style-name="ce374">
            <text:p>D.R. ALGARVE</text:p>
          </table:table-cell>
          <table:table-cell office:value-type="float" office:value="4448" table:style-name="ce461">
            <text:p>4448</text:p>
          </table:table-cell>
          <table:table-cell table:number-columns-repeated="2" table:style-name="ce271"/>
          <table:table-cell office:value-type="string" table:style-name="ce314">
            <text:p>Total Desemprego Longo</text:p>
          </table:table-cell>
          <table:table-cell table:number-columns-repeated="5" table:style-name="ce1"/>
          <table:table-cell table:style-name="ce438"/>
          <table:table-cell table:style-name="ce258"/>
          <table:table-cell table:style-name="ce259"/>
          <table:table-cell office:value-type="float" office:value="926" table:style-name="ce264">
            <text:p><text:s/>926<text:s/></text:p>
          </table:table-cell>
          <table:table-cell table:number-columns-repeated="2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AÇORES</text:p>
          </table:table-cell>
          <table:table-cell table:style-name="ce490"/>
          <table:table-cell office:value-type="float" office:value="1174" table:style-name="ce490">
            <text:p>1174</text:p>
          </table:table-cell>
          <table:table-cell office:value-type="float" office:value="780" table:style-name="ce490">
            <text:p>780</text:p>
          </table:table-cell>
          <table:table-cell table:number-columns-repeated="2" table:style-name="ce194"/>
          <table:table-cell office:value-type="string" table:style-name="ce374">
            <text:p>D.A. AÇORES</text:p>
          </table:table-cell>
          <table:table-cell office:value-type="float" office:value="880" table:style-name="ce461">
            <text:p>880</text:p>
          </table:table-cell>
          <table:table-cell table:number-columns-repeated="2" table:style-name="ce271"/>
          <table:table-cell office:value-type="string" table:style-name="ce384">
            <text:p>D.A. AÇORES</text:p>
          </table:table-cell>
          <table:table-cell office:value-type="float" office:value="880" table:style-name="ce390">
            <text:p><text:s/>880<text:s/></text:p>
          </table:table-cell>
          <table:table-cell table:style-name="ce197"/>
          <table:table-cell table:style-name="ce1"/>
          <table:table-cell table:style-name="ce194"/>
          <table:table-cell table:style-name="ce1"/>
          <table:table-cell table:style-name="ce438"/>
          <table:table-cell table:style-name="ce258"/>
          <table:table-cell table:style-name="ce259"/>
          <table:table-cell office:value-type="float" office:value="993" table:style-name="ce264">
            <text:p><text:s/>993<text:s/></text:p>
          </table:table-cell>
          <table:table-cell table:number-columns-repeated="2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MADEIRA</text:p>
          </table:table-cell>
          <table:table-cell table:style-name="ce483"/>
          <table:table-cell office:value-type="float" office:value="946" table:style-name="ce483">
            <text:p>946</text:p>
          </table:table-cell>
          <table:table-cell office:value-type="float" office:value="921" table:style-name="ce483">
            <text:p>921</text:p>
          </table:table-cell>
          <table:table-cell table:number-columns-repeated="2" table:style-name="ce194"/>
          <table:table-cell office:value-type="string" table:style-name="ce374">
            <text:p>D.A. MADEIRA</text:p>
          </table:table-cell>
          <table:table-cell office:value-type="float" office:value="686" table:style-name="ce461">
            <text:p>686</text:p>
          </table:table-cell>
          <table:table-cell table:number-columns-repeated="2" table:style-name="ce271"/>
          <table:table-cell office:value-type="string" table:style-name="ce204">
            <text:p>D.A. MADEIRA</text:p>
          </table:table-cell>
          <table:table-cell office:value-type="float" office:value="686" table:style-name="ce388">
            <text:p><text:s/>686<text:s/></text:p>
          </table:table-cell>
          <table:table-cell table:style-name="ce197"/>
          <table:table-cell table:style-name="ce1"/>
          <table:table-cell table:style-name="ce194"/>
          <table:table-cell table:style-name="ce1"/>
          <table:table-cell table:style-name="ce438"/>
          <table:table-cell table:style-name="ce258"/>
          <table:table-cell table:style-name="ce259"/>
          <table:table-cell office:value-type="float" office:value="1919" table:style-name="ce265">
            <text:p>1 919<text:s/></text:p>
          </table:table-cell>
          <table:table-cell table:number-columns-repeated="2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2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0"/>
          <table:table-cell table:style-name="ce454"/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66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11</text:p>
          </table:table-cell>
          <table:table-cell office:value-type="string" table:style-name="ce482">
            <text:p>202012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56">
            <text:p>202112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66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Ofertas ao Longo</text:p>
          </table:table-cell>
          <table:table-cell office:value-type="float" office:value="8706" table:style-name="ce486">
            <text:p>8706</text:p>
          </table:table-cell>
          <table:table-cell office:value-type="float" office:value="11571" table:style-name="ce486">
            <text:p>11571</text:p>
          </table:table-cell>
          <table:table-cell office:value-type="float" office:value="7771" table:style-name="ce486">
            <text:p>7771</text:p>
          </table:table-cell>
          <table:table-cell table:number-columns-repeated="2" table:style-name="ce194"/>
          <table:table-cell office:value-type="string" table:style-name="ce376">
            <text:p>Ofertas recebidas</text:p>
          </table:table-cell>
          <table:table-cell office:value-type="float" office:value="9070" table:style-name="ce457">
            <text:p>9070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66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NORTE</text:p>
          </table:table-cell>
          <table:table-cell office:value-type="float" office:value="3286" table:style-name="ce483">
            <text:p>3286</text:p>
          </table:table-cell>
          <table:table-cell office:value-type="float" office:value="3925" table:style-name="ce483">
            <text:p>3925</text:p>
          </table:table-cell>
          <table:table-cell office:value-type="float" office:value="2305" table:style-name="ce483">
            <text:p>2305</text:p>
          </table:table-cell>
          <table:table-cell table:number-columns-repeated="2" table:style-name="ce194"/>
          <table:table-cell office:value-type="string" table:style-name="ce374">
            <text:p>D.R. NORTE</text:p>
          </table:table-cell>
          <table:table-cell office:value-type="float" office:value="3286" table:style-name="ce461">
            <text:p>3286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66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CENTRO</text:p>
          </table:table-cell>
          <table:table-cell office:value-type="float" office:value="1994" table:style-name="ce490">
            <text:p>1994</text:p>
          </table:table-cell>
          <table:table-cell office:value-type="float" office:value="2621" table:style-name="ce490">
            <text:p>2621</text:p>
          </table:table-cell>
          <table:table-cell office:value-type="float" office:value="1986" table:style-name="ce490">
            <text:p>1986</text:p>
          </table:table-cell>
          <table:table-cell table:number-columns-repeated="2" table:style-name="ce194"/>
          <table:table-cell office:value-type="string" table:style-name="ce374">
            <text:p>D.R. CENTRO</text:p>
          </table:table-cell>
          <table:table-cell office:value-type="float" office:value="1994" table:style-name="ce461">
            <text:p>1994</text:p>
          </table:table-cell>
          <table:table-cell table:number-columns-repeated="2" table:style-name="ce271"/>
          <table:table-cell table:number-columns-repeated="2" table:style-name="ce203"/>
          <table:table-cell table:number-columns-repeated="2" table:style-name="ce197"/>
          <table:table-cell table:number-columns-repeated="2" table:style-name="ce1"/>
          <table:table-cell table:style-name="ce269"/>
          <table:table-cell table:style-name="ce266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LISBOA e V.T.</text:p>
          </table:table-cell>
          <table:table-cell office:value-type="float" office:value="2706" table:style-name="ce483">
            <text:p>2706</text:p>
          </table:table-cell>
          <table:table-cell office:value-type="float" office:value="3536" table:style-name="ce483">
            <text:p>3536</text:p>
          </table:table-cell>
          <table:table-cell office:value-type="float" office:value="2755" table:style-name="ce483">
            <text:p>2755</text:p>
          </table:table-cell>
          <table:table-cell table:number-columns-repeated="2" table:style-name="ce194"/>
          <table:table-cell office:value-type="string" table:style-name="ce374">
            <text:p>D.R. LISBOA e V.T.</text:p>
          </table:table-cell>
          <table:table-cell office:value-type="float" office:value="2706" table:style-name="ce461">
            <text:p>2706</text:p>
          </table:table-cell>
          <table:table-cell table:number-columns-repeated="2" table:style-name="ce271"/>
          <table:table-cell table:number-columns-repeated="2" table:style-name="ce203"/>
          <table:table-cell table:number-columns-repeated="2" table:style-name="ce197"/>
          <table:table-cell table:number-columns-repeated="2" table:style-name="ce1"/>
          <table:table-cell table:style-name="ce269"/>
          <table:table-cell office:value-type="string" table:style-name="ce258">
            <text:p>Ofertas de emprego</text:p>
          </table:table-cell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ENTEJO</text:p>
          </table:table-cell>
          <table:table-cell office:value-type="float" office:value="469" table:style-name="ce490">
            <text:p>469</text:p>
          </table:table-cell>
          <table:table-cell office:value-type="float" office:value="706" table:style-name="ce490">
            <text:p>706</text:p>
          </table:table-cell>
          <table:table-cell office:value-type="float" office:value="374" table:style-name="ce490">
            <text:p>374</text:p>
          </table:table-cell>
          <table:table-cell table:number-columns-repeated="2" table:style-name="ce194"/>
          <table:table-cell office:value-type="string" table:style-name="ce374">
            <text:p>D.R. ALENTEJO</text:p>
          </table:table-cell>
          <table:table-cell office:value-type="float" office:value="469" table:style-name="ce461">
            <text:p>469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office:value-type="string" table:style-name="ce258">
            <text:p>Açores</text:p>
          </table:table-cell>
          <table:table-cell office:value-type="float" office:value="98" table:style-name="ce259">
            <text:p><text:s/>98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GARVE</text:p>
          </table:table-cell>
          <table:table-cell office:value-type="float" office:value="251" table:style-name="ce483">
            <text:p>251</text:p>
          </table:table-cell>
          <table:table-cell office:value-type="float" office:value="345" table:style-name="ce483">
            <text:p>345</text:p>
          </table:table-cell>
          <table:table-cell office:value-type="float" office:value="181" table:style-name="ce483">
            <text:p>181</text:p>
          </table:table-cell>
          <table:table-cell table:number-columns-repeated="2" table:style-name="ce194"/>
          <table:table-cell office:value-type="string" table:style-name="ce374">
            <text:p>D.R. ALGARVE</text:p>
          </table:table-cell>
          <table:table-cell office:value-type="float" office:value="251" table:style-name="ce461">
            <text:p>251</text:p>
          </table:table-cell>
          <table:table-cell table:number-columns-repeated="2" table:style-name="ce271"/>
          <table:table-cell office:value-type="string" table:style-name="ce249">
            <text:p>Ofertas recebidas</text:p>
          </table:table-cell>
          <table:table-cell table:number-columns-repeated="3" table:style-name="ce197"/>
          <table:table-cell table:number-columns-repeated="2" table:style-name="ce1"/>
          <table:table-cell table:style-name="ce269"/>
          <table:table-cell office:value-type="string" table:style-name="ce258">
            <text:p>Madeira</text:p>
          </table:table-cell>
          <table:table-cell office:value-type="float" office:value="106" table:style-name="ce259">
            <text:p><text:s/>106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AÇORES</text:p>
          </table:table-cell>
          <table:table-cell table:style-name="ce490"/>
          <table:table-cell office:value-type="float" office:value="228" table:style-name="ce490">
            <text:p>228</text:p>
          </table:table-cell>
          <table:table-cell office:value-type="float" office:value="83" table:style-name="ce490">
            <text:p>83</text:p>
          </table:table-cell>
          <table:table-cell table:number-columns-repeated="2" table:style-name="ce194"/>
          <table:table-cell office:value-type="string" table:style-name="ce374">
            <text:p>D.A. AÇORES</text:p>
          </table:table-cell>
          <table:table-cell office:value-type="float" office:value="165" table:style-name="ce461">
            <text:p>165</text:p>
          </table:table-cell>
          <table:table-cell table:number-columns-repeated="2" table:style-name="ce271"/>
          <table:table-cell office:value-type="string" table:style-name="ce204">
            <text:p>D.A. AÇORES</text:p>
          </table:table-cell>
          <table:table-cell office:value-type="float" office:value="165" table:style-name="ce207">
            <text:p><text:s/>165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office:value-type="string" table:style-name="ce258">
            <text:p>Tot</text:p>
          </table:table-cell>
          <table:table-cell office:value-type="float" office:value="204" table:style-name="ce259">
            <text:p><text:s/>204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MADEIRA</text:p>
          </table:table-cell>
          <table:table-cell table:style-name="ce483"/>
          <table:table-cell office:value-type="float" office:value="210" table:style-name="ce483">
            <text:p>210</text:p>
          </table:table-cell>
          <table:table-cell office:value-type="float" office:value="87" table:style-name="ce483">
            <text:p>87</text:p>
          </table:table-cell>
          <table:table-cell table:number-columns-repeated="2" table:style-name="ce194"/>
          <table:table-cell office:value-type="string" table:style-name="ce374">
            <text:p>D.A. MADEIRA</text:p>
          </table:table-cell>
          <table:table-cell office:value-type="float" office:value="199" table:style-name="ce461">
            <text:p>199</text:p>
          </table:table-cell>
          <table:table-cell table:number-columns-repeated="2" table:style-name="ce271"/>
          <table:table-cell office:value-type="string" table:style-name="ce204">
            <text:p>D.A. MADEIRA</text:p>
          </table:table-cell>
          <table:table-cell office:value-type="float" office:value="199" table:style-name="ce207">
            <text:p><text:s/>199<text:s/></text:p>
          </table:table-cell>
          <table:table-cell table:number-columns-repeated="2" table:style-name="ce197"/>
          <table:table-cell table:number-columns-repeated="2" table:style-name="ce1"/>
          <table:table-cell table:style-name="ce438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">
          <table:table-cell table:style-name="ce454"/>
          <table:table-cell table:number-columns-repeated="3" table:style-name="ce485"/>
          <table:table-cell table:number-columns-repeated="2" table:style-name="ce194"/>
          <table:table-cell table:style-name="ce377"/>
          <table:table-cell table:style-name="ce454"/>
          <table:table-cell table:number-columns-repeated="2" table:style-name="ce271"/>
          <table:table-cell table:number-columns-repeated="2" table:style-name="ce203"/>
          <table:table-cell table:number-columns-repeated="2" table:style-name="ce197"/>
          <table:table-cell table:number-columns-repeated="2" table:style-name="ce1"/>
          <table:table-cell table:style-name="ce438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195">
            <text:p>Portugal</text:p>
          </table:table-cell>
          <table:table-cell office:value-type="string" table:style-name="ce482">
            <text:p>202112</text:p>
          </table:table-cell>
          <table:table-cell office:value-type="string" table:style-name="ce482">
            <text:p>202111</text:p>
          </table:table-cell>
          <table:table-cell office:value-type="string" table:style-name="ce482">
            <text:p>202012</text:p>
          </table:table-cell>
          <table:table-cell table:number-columns-repeated="2" table:style-name="ce194"/>
          <table:table-cell office:value-type="string" table:style-name="ce371">
            <text:p>PORTUGAL</text:p>
          </table:table-cell>
          <table:table-cell office:value-type="string" table:style-name="ce456">
            <text:p>202112</text:p>
          </table:table-cell>
          <table:table-cell table:number-columns-repeated="2" table:style-name="ce271"/>
          <table:table-cell table:number-columns-repeated="4" table:style-name="ce210"/>
          <table:table-cell table:number-columns-repeated="2" table:style-name="ce1"/>
          <table:table-cell table:style-name="ce269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3">
          <table:table-cell office:value-type="string" table:style-name="ce368">
            <text:p>Colocações ao Longo</text:p>
          </table:table-cell>
          <table:table-cell office:value-type="float" office:value="5970" table:style-name="ce486">
            <text:p>5970</text:p>
          </table:table-cell>
          <table:table-cell office:value-type="float" office:value="7616" table:style-name="ce486">
            <text:p>7616</text:p>
          </table:table-cell>
          <table:table-cell office:value-type="float" office:value="4632" table:style-name="ce486">
            <text:p>4632</text:p>
          </table:table-cell>
          <table:table-cell table:number-columns-repeated="2" table:style-name="ce194"/>
          <table:table-cell office:value-type="string" table:style-name="ce376">
            <text:p>Colocações</text:p>
          </table:table-cell>
          <table:table-cell office:value-type="float" office:value="6270" table:style-name="ce457">
            <text:p>6270</text:p>
          </table:table-cell>
          <table:table-cell table:number-columns-repeated="2" table:style-name="ce271"/>
          <table:table-cell table:number-columns-repeated="4" table:style-name="ce210"/>
          <table:table-cell table:number-columns-repeated="2" table:style-name="ce1"/>
          <table:table-cell table:style-name="ce269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NORTE</text:p>
          </table:table-cell>
          <table:table-cell office:value-type="float" office:value="2728" table:style-name="ce483">
            <text:p>2728</text:p>
          </table:table-cell>
          <table:table-cell office:value-type="float" office:value="3087" table:style-name="ce483">
            <text:p>3087</text:p>
          </table:table-cell>
          <table:table-cell office:value-type="float" office:value="2017" table:style-name="ce483">
            <text:p>2017</text:p>
          </table:table-cell>
          <table:table-cell table:number-columns-repeated="2" table:style-name="ce194"/>
          <table:table-cell office:value-type="string" table:style-name="ce374">
            <text:p>D.R. NORTE</text:p>
          </table:table-cell>
          <table:table-cell office:value-type="float" office:value="2728" table:style-name="ce461">
            <text:p>2728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CENTRO</text:p>
          </table:table-cell>
          <table:table-cell office:value-type="float" office:value="1236" table:style-name="ce490">
            <text:p>1236</text:p>
          </table:table-cell>
          <table:table-cell office:value-type="float" office:value="1745" table:style-name="ce490">
            <text:p>1745</text:p>
          </table:table-cell>
          <table:table-cell office:value-type="float" office:value="1105" table:style-name="ce490">
            <text:p>1105</text:p>
          </table:table-cell>
          <table:table-cell table:number-columns-repeated="2" table:style-name="ce194"/>
          <table:table-cell office:value-type="string" table:style-name="ce374">
            <text:p>D.R. CENTRO</text:p>
          </table:table-cell>
          <table:table-cell office:value-type="float" office:value="1236" table:style-name="ce461">
            <text:p>1236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LISBOA e V.T.</text:p>
          </table:table-cell>
          <table:table-cell office:value-type="float" office:value="1584" table:style-name="ce483">
            <text:p>1584</text:p>
          </table:table-cell>
          <table:table-cell office:value-type="float" office:value="1793" table:style-name="ce483">
            <text:p>1793</text:p>
          </table:table-cell>
          <table:table-cell office:value-type="float" office:value="1089" table:style-name="ce483">
            <text:p>1089</text:p>
          </table:table-cell>
          <table:table-cell table:number-columns-repeated="2" table:style-name="ce194"/>
          <table:table-cell office:value-type="string" table:style-name="ce374">
            <text:p>D.R. LISBOA e V.T.</text:p>
          </table:table-cell>
          <table:table-cell office:value-type="float" office:value="1584" table:style-name="ce461">
            <text:p>1584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table:style-name="ce258"/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ENTEJO</text:p>
          </table:table-cell>
          <table:table-cell office:value-type="float" office:value="249" table:style-name="ce490">
            <text:p>249</text:p>
          </table:table-cell>
          <table:table-cell office:value-type="float" office:value="372" table:style-name="ce490">
            <text:p>372</text:p>
          </table:table-cell>
          <table:table-cell office:value-type="float" office:value="189" table:style-name="ce490">
            <text:p>189</text:p>
          </table:table-cell>
          <table:table-cell table:number-columns-repeated="2" table:style-name="ce194"/>
          <table:table-cell office:value-type="string" table:style-name="ce374">
            <text:p>D.R. ALENTEJO</text:p>
          </table:table-cell>
          <table:table-cell office:value-type="float" office:value="249" table:style-name="ce461">
            <text:p>249</text:p>
          </table:table-cell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269"/>
          <table:table-cell office:value-type="string" table:style-name="ce258">
            <text:p>Colocações</text:p>
          </table:table-cell>
          <table:table-cell table:style-name="ce259"/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R. ALGARVE</text:p>
          </table:table-cell>
          <table:table-cell office:value-type="float" office:value="173" table:style-name="ce483">
            <text:p>173</text:p>
          </table:table-cell>
          <table:table-cell office:value-type="float" office:value="256" table:style-name="ce483">
            <text:p>256</text:p>
          </table:table-cell>
          <table:table-cell office:value-type="float" office:value="109" table:style-name="ce483">
            <text:p>109</text:p>
          </table:table-cell>
          <table:table-cell table:number-columns-repeated="2" table:style-name="ce194"/>
          <table:table-cell office:value-type="string" table:style-name="ce374">
            <text:p>D.R. ALGARVE</text:p>
          </table:table-cell>
          <table:table-cell office:value-type="float" office:value="173" table:style-name="ce461">
            <text:p>173</text:p>
          </table:table-cell>
          <table:table-cell table:number-columns-repeated="2" table:style-name="ce271"/>
          <table:table-cell office:value-type="string" table:style-name="ce249">
            <text:p>Colocações</text:p>
          </table:table-cell>
          <table:table-cell table:number-columns-repeated="3" table:style-name="ce197"/>
          <table:table-cell table:number-columns-repeated="2" table:style-name="ce1"/>
          <table:table-cell table:style-name="ce269"/>
          <table:table-cell office:value-type="string" table:style-name="ce258">
            <text:p>Açores</text:p>
          </table:table-cell>
          <table:table-cell office:value-type="float" office:value="75" table:style-name="ce259">
            <text:p><text:s/>75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AÇORES</text:p>
          </table:table-cell>
          <table:table-cell table:style-name="ce490"/>
          <table:table-cell office:value-type="float" office:value="178" table:style-name="ce490">
            <text:p>178</text:p>
          </table:table-cell>
          <table:table-cell office:value-type="float" office:value="71" table:style-name="ce490">
            <text:p>71</text:p>
          </table:table-cell>
          <table:table-cell table:number-columns-repeated="2" table:style-name="ce194"/>
          <table:table-cell office:value-type="string" table:style-name="ce374">
            <text:p>D.A. AÇORES</text:p>
          </table:table-cell>
          <table:table-cell office:value-type="float" office:value="146" table:style-name="ce461">
            <text:p>146</text:p>
          </table:table-cell>
          <table:table-cell table:number-columns-repeated="2" table:style-name="ce271"/>
          <table:table-cell office:value-type="string" table:style-name="ce204">
            <text:p>D.A. AÇORES</text:p>
          </table:table-cell>
          <table:table-cell office:value-type="float" office:value="146" table:style-name="ce207">
            <text:p><text:s/>146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office:value-type="string" table:style-name="ce258">
            <text:p>Madeira</text:p>
          </table:table-cell>
          <table:table-cell office:value-type="float" office:value="77" table:style-name="ce259">
            <text:p><text:s/>77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4">
          <table:table-cell office:value-type="string" table:style-name="ce366">
            <text:p>D.A. MADEIRA</text:p>
          </table:table-cell>
          <table:table-cell table:style-name="ce483"/>
          <table:table-cell office:value-type="float" office:value="185" table:style-name="ce483">
            <text:p>185</text:p>
          </table:table-cell>
          <table:table-cell office:value-type="float" office:value="52" table:style-name="ce483">
            <text:p>52</text:p>
          </table:table-cell>
          <table:table-cell table:number-columns-repeated="2" table:style-name="ce194"/>
          <table:table-cell office:value-type="string" table:style-name="ce374">
            <text:p>D.A. MADEIRA</text:p>
          </table:table-cell>
          <table:table-cell office:value-type="float" office:value="154" table:style-name="ce461">
            <text:p>154</text:p>
          </table:table-cell>
          <table:table-cell table:number-columns-repeated="2" table:style-name="ce271"/>
          <table:table-cell office:value-type="string" table:style-name="ce204">
            <text:p>D.A. MADEIRA</text:p>
          </table:table-cell>
          <table:table-cell office:value-type="float" office:value="154" table:style-name="ce207">
            <text:p><text:s/>154<text:s/></text:p>
          </table:table-cell>
          <table:table-cell table:number-columns-repeated="2" table:style-name="ce197"/>
          <table:table-cell table:number-columns-repeated="2" table:style-name="ce1"/>
          <table:table-cell table:style-name="ce269"/>
          <table:table-cell office:value-type="string" table:style-name="ce258">
            <text:p>Tot</text:p>
          </table:table-cell>
          <table:table-cell office:value-type="float" office:value="152" table:style-name="ce259">
            <text:p><text:s/>152<text:s/></text:p>
          </table:table-cell>
          <table:table-cell table:number-columns-repeated="3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3">
          <table:table-cell table:number-columns-repeated="6" table:style-name="ce194"/>
          <table:table-cell table:style-name="ce377"/>
          <table:table-cell table:style-name="ce251"/>
          <table:table-cell table:number-columns-repeated="2" table:style-name="ce271"/>
          <table:table-cell table:number-columns-repeated="4" table:style-name="ce197"/>
          <table:table-cell table:number-columns-repeated="2" table:style-name="ce1"/>
          <table:table-cell table:style-name="ce435"/>
          <table:table-cell table:style-name="ce267"/>
          <table:table-cell table:number-columns-repeated="4" table:style-name="ce260"/>
          <table:table-cell table:number-columns-repeated="10" table:style-name="ce202"/>
          <table:table-cell table:style-name="ce203"/>
          <table:table-cell table:style-name="ce1"/>
          <table:table-cell table:number-columns-repeated="16350" table:style-name="ce194"/>
        </table:table-row>
        <table:table-row table:style-name="ro14">
          <table:table-cell table:number-columns-repeated="6" table:style-name="ce1"/>
          <table:table-cell table:style-name="ce377"/>
          <table:table-cell table:number-columns-repeated="7" table:style-name="ce197"/>
          <table:table-cell table:number-columns-repeated="2" table:style-name="ce1"/>
          <table:table-cell table:style-name="ce435"/>
          <table:table-cell table:style-name="ce267"/>
          <table:table-cell table:number-columns-repeated="4" table:style-name="ce260"/>
          <table:table-cell table:number-columns-repeated="10" table:style-name="ce202"/>
          <table:table-cell table:style-name="ce203"/>
          <table:table-cell table:number-columns-repeated="16351" table:style-name="ce1"/>
        </table:table-row>
        <table:table-row table:number-rows-repeated="3" table:style-name="ro14">
          <table:table-cell table:number-columns-repeated="6" table:style-name="ce1"/>
          <table:table-cell table:style-name="ce377"/>
          <table:table-cell table:number-columns-repeated="3" table:style-name="ce251"/>
          <table:table-cell table:number-columns-repeated="4" table:style-name="ce197"/>
          <table:table-cell table:number-columns-repeated="2" table:style-name="ce1"/>
          <table:table-cell table:style-name="ce435"/>
          <table:table-cell table:style-name="ce267"/>
          <table:table-cell table:number-columns-repeated="4" table:style-name="ce260"/>
          <table:table-cell table:number-columns-repeated="10" table:style-name="ce202"/>
          <table:table-cell table:style-name="ce203"/>
          <table:table-cell table:number-columns-repeated="16351" table:style-name="ce1"/>
        </table:table-row>
        <table:table-row table:number-rows-repeated="9" table:style-name="ro14">
          <table:table-cell table:number-columns-repeated="6" table:style-name="ce1"/>
          <table:table-cell table:style-name="ce377"/>
          <table:table-cell table:number-columns-repeated="3" table:style-name="ce251"/>
          <table:table-cell table:number-columns-repeated="4" table:style-name="ce197"/>
          <table:table-cell table:number-columns-repeated="2" table:style-name="ce1"/>
          <table:table-cell table:style-name="ce435"/>
          <table:table-cell table:style-name="ce239"/>
          <table:table-cell table:number-columns-repeated="14" table:style-name="ce202"/>
          <table:table-cell table:style-name="ce203"/>
          <table:table-cell table:number-columns-repeated="16351" table:style-name="ce1"/>
        </table:table-row>
        <table:table-row table:number-rows-repeated="8" table:style-name="ro14">
          <table:table-cell table:number-columns-repeated="17"/>
          <table:table-cell table:style-name="ce239"/>
          <table:table-cell table:number-columns-repeated="14" table:style-name="ce202"/>
          <table:table-cell table:number-columns-repeated="16352"/>
        </table:table-row>
        <table:table-row table:number-rows-repeated="1048456" table:style-name="ro14">
          <table:table-cell table:number-columns-repeated="16384"/>
        </table:table-row>
      </table:table>
      <table:table table:name="Continente" table:style-name="ta2">
        <table:table-column table:style-name="co25" table:default-cell-style-name="ce1"/>
        <table:table-column table:style-name="co26" table:number-columns-repeated="3" table:default-cell-style-name="ce1"/>
        <table:table-column table:style-name="co24" table:number-columns-repeated="16380" table:default-cell-style-name="ce1"/>
        <table:table-row table:style-name="ro15">
          <table:table-cell table:number-columns-repeated="16384" table:style-name="ce492"/>
        </table:table-row>
        <table:table-row table:style-name="ro3">
          <table:table-cell office:value-type="string" table:style-name="ce493">
            <text:p>Continente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11</text:p>
          </table:table-cell>
          <table:table-cell office:value-type="string" table:style-name="ce494">
            <text:p>202012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Pedidos de Emprego</text:p>
          </table:table-cell>
          <table:table-cell office:value-type="float" office:value="494541" table:style-name="ce496">
            <text:p>494541</text:p>
          </table:table-cell>
          <table:table-cell office:value-type="float" office:value="495479" table:style-name="ce496">
            <text:p>495479</text:p>
          </table:table-cell>
          <table:table-cell office:value-type="float" office:value="546436" table:style-name="ce496">
            <text:p>546436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7">
            <text:p>Desempregados</text:p>
          </table:table-cell>
          <table:table-cell office:value-type="float" office:value="327128" table:style-name="ce498">
            <text:p>327128</text:p>
          </table:table-cell>
          <table:table-cell office:value-type="float" office:value="324558" table:style-name="ce498">
            <text:p>324558</text:p>
          </table:table-cell>
          <table:table-cell office:value-type="float" office:value="375150" table:style-name="ce498">
            <text:p>375150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Ocupados</text:p>
          </table:table-cell>
          <table:table-cell office:value-type="float" office:value="100837" table:style-name="ce496">
            <text:p>100837</text:p>
          </table:table-cell>
          <table:table-cell office:value-type="float" office:value="102544" table:style-name="ce496">
            <text:p>102544</text:p>
          </table:table-cell>
          <table:table-cell office:value-type="float" office:value="109365" table:style-name="ce496">
            <text:p>109365</text:p>
          </table:table-cell>
          <table:table-cell table:style-name="ce492"/>
          <table:table-cell office:value-type="string" table:number-columns-spanned="2" table:number-rows-spanned="1" table:style-name="ce544">
            <text:p>ALERTA!!alerta!!</text:p>
          </table:table-cell>
          <table:covered-table-cell/>
          <table:table-cell table:number-columns-repeated="16377" table:style-name="ce492"/>
        </table:table-row>
        <table:table-row table:style-name="ro16">
          <table:table-cell office:value-type="string" table:style-name="ce495">
            <text:p>Empregados</text:p>
          </table:table-cell>
          <table:table-cell office:value-type="float" office:value="47661" table:style-name="ce496">
            <text:p>47661</text:p>
          </table:table-cell>
          <table:table-cell office:value-type="float" office:value="48510" table:style-name="ce496">
            <text:p>48510</text:p>
          </table:table-cell>
          <table:table-cell office:value-type="float" office:value="44485" table:style-name="ce496">
            <text:p>44485</text:p>
          </table:table-cell>
          <table:table-cell table:style-name="ce492"/>
          <table:table-cell office:value-type="string" table:number-columns-spanned="2" table:number-rows-spanned="1" table:style-name="ce546">
            <text:p>Troca da posição das categorias Ocupados e Empregados menos no q1</text:p>
          </table:table-cell>
          <table:covered-table-cell/>
          <table:table-cell table:number-columns-repeated="16377" table:style-name="ce492"/>
        </table:table-row>
        <table:table-row table:style-name="ro16">
          <table:table-cell office:value-type="string" table:style-name="ce495">
            <text:p>Indisponíveis</text:p>
          </table:table-cell>
          <table:table-cell office:value-type="float" office:value="18915" table:style-name="ce496">
            <text:p>18915</text:p>
          </table:table-cell>
          <table:table-cell office:value-type="float" office:value="19867" table:style-name="ce496">
            <text:p>19867</text:p>
          </table:table-cell>
          <table:table-cell office:value-type="float" office:value="17436" table:style-name="ce496">
            <text:p>17436</text:p>
          </table:table-cell>
          <table:table-cell table:number-columns-repeated="16380" table:style-name="ce492"/>
        </table:table-row>
        <table:table-row table:style-name="ro5">
          <table:table-cell table:number-columns-repeated="16384" table:style-name="ce492"/>
        </table:table-row>
        <table:table-row table:style-name="ro3">
          <table:table-cell office:value-type="string" table:style-name="ce493">
            <text:p>Continente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11</text:p>
          </table:table-cell>
          <table:table-cell office:value-type="string" table:style-name="ce494">
            <text:p>202012</text:p>
          </table:table-cell>
          <table:table-cell table:number-columns-repeated="16380" table:style-name="ce492"/>
        </table:table-row>
        <table:table-row table:style-name="ro3">
          <table:table-cell office:value-type="string" table:style-name="ce499">
            <text:p>Desemprego no fim</text:p>
          </table:table-cell>
          <table:table-cell office:value-type="float" office:value="327128" table:style-name="ce500">
            <text:p>327128</text:p>
          </table:table-cell>
          <table:table-cell office:value-type="float" office:value="324558" table:style-name="ce500">
            <text:p>324558</text:p>
          </table:table-cell>
          <table:table-cell office:value-type="float" office:value="375150" table:style-name="ce500">
            <text:p>375150</text:p>
          </table:table-cell>
          <table:table-cell table:number-columns-repeated="16380" table:style-name="ce492"/>
        </table:table-row>
        <table:table-row table:style-name="ro6">
          <table:table-cell table:style-name="ce492"/>
          <table:table-cell table:number-columns-repeated="3" table:style-name="ce501"/>
          <table:table-cell table:number-columns-repeated="16380" table:style-name="ce492"/>
        </table:table-row>
        <table:table-row table:style-name="ro16">
          <table:table-cell office:value-type="string" table:style-name="ce497">
            <text:p>Homens</text:p>
          </table:table-cell>
          <table:table-cell office:value-type="float" office:value="143177" table:style-name="ce498">
            <text:p>143177</text:p>
          </table:table-cell>
          <table:table-cell office:value-type="float" office:value="140708" table:style-name="ce498">
            <text:p>140708</text:p>
          </table:table-cell>
          <table:table-cell office:value-type="float" office:value="166166" table:style-name="ce498">
            <text:p>166166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&lt; 25 anos</text:p>
          </table:table-cell>
          <table:table-cell office:value-type="float" office:value="15228" table:style-name="ce496">
            <text:p>15228</text:p>
          </table:table-cell>
          <table:table-cell office:value-type="float" office:value="16016" table:style-name="ce496">
            <text:p>16016</text:p>
          </table:table-cell>
          <table:table-cell office:value-type="float" office:value="20439" table:style-name="ce496">
            <text:p>20439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&gt;=25 anos</text:p>
          </table:table-cell>
          <table:table-cell office:value-type="float" office:value="127949" table:style-name="ce496">
            <text:p>127949</text:p>
          </table:table-cell>
          <table:table-cell office:value-type="float" office:value="124692" table:style-name="ce496">
            <text:p>124692</text:p>
          </table:table-cell>
          <table:table-cell office:value-type="float" office:value="145727" table:style-name="ce496">
            <text:p>145727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&lt; 1 ano de inscrição</text:p>
          </table:table-cell>
          <table:table-cell office:value-type="float" office:value="75821" table:style-name="ce496">
            <text:p>75821</text:p>
          </table:table-cell>
          <table:table-cell office:value-type="float" office:value="72974" table:style-name="ce496">
            <text:p>72974</text:p>
          </table:table-cell>
          <table:table-cell office:value-type="float" office:value="107893" table:style-name="ce496">
            <text:p>107893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&gt;= 1 ano de inscrição</text:p>
          </table:table-cell>
          <table:table-cell office:value-type="float" office:value="67356" table:style-name="ce496">
            <text:p>67356</text:p>
          </table:table-cell>
          <table:table-cell office:value-type="float" office:value="67734" table:style-name="ce496">
            <text:p>67734</text:p>
          </table:table-cell>
          <table:table-cell office:value-type="float" office:value="58273" table:style-name="ce496">
            <text:p>58273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Primeiro Emprego</text:p>
          </table:table-cell>
          <table:table-cell office:value-type="float" office:value="11756" table:style-name="ce496">
            <text:p>11756</text:p>
          </table:table-cell>
          <table:table-cell office:value-type="float" office:value="12354" table:style-name="ce496">
            <text:p>12354</text:p>
          </table:table-cell>
          <table:table-cell office:value-type="float" office:value="12409" table:style-name="ce496">
            <text:p>12409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Novo Emprego</text:p>
          </table:table-cell>
          <table:table-cell office:value-type="float" office:value="131421" table:style-name="ce496">
            <text:p>131421</text:p>
          </table:table-cell>
          <table:table-cell office:value-type="float" office:value="128354" table:style-name="ce496">
            <text:p>128354</text:p>
          </table:table-cell>
          <table:table-cell office:value-type="float" office:value="153757" table:style-name="ce496">
            <text:p>153757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Nenhum Nível de Instrução</text:p>
          </table:table-cell>
          <table:table-cell office:value-type="float" office:value="13862" table:style-name="ce496">
            <text:p>13862</text:p>
          </table:table-cell>
          <table:table-cell office:value-type="float" office:value="13431" table:style-name="ce496">
            <text:p>13431</text:p>
          </table:table-cell>
          <table:table-cell office:value-type="float" office:value="12779" table:style-name="ce496">
            <text:p>12779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1º ciclo</text:p>
          </table:table-cell>
          <table:table-cell office:value-type="float" office:value="20983" table:style-name="ce496">
            <text:p>20983</text:p>
          </table:table-cell>
          <table:table-cell office:value-type="float" office:value="20538" table:style-name="ce496">
            <text:p>20538</text:p>
          </table:table-cell>
          <table:table-cell office:value-type="float" office:value="24434" table:style-name="ce496">
            <text:p>24434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2º ciclo</text:p>
          </table:table-cell>
          <table:table-cell office:value-type="float" office:value="21570" table:style-name="ce496">
            <text:p>21570</text:p>
          </table:table-cell>
          <table:table-cell office:value-type="float" office:value="20572" table:style-name="ce496">
            <text:p>20572</text:p>
          </table:table-cell>
          <table:table-cell office:value-type="float" office:value="24718" table:style-name="ce496">
            <text:p>24718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3º ciclo</text:p>
          </table:table-cell>
          <table:table-cell office:value-type="float" office:value="28161" table:style-name="ce496">
            <text:p>28161</text:p>
          </table:table-cell>
          <table:table-cell office:value-type="float" office:value="27388" table:style-name="ce496">
            <text:p>27388</text:p>
          </table:table-cell>
          <table:table-cell office:value-type="float" office:value="34154" table:style-name="ce496">
            <text:p>34154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Secundário</text:p>
          </table:table-cell>
          <table:table-cell office:value-type="float" office:value="42102" table:style-name="ce496">
            <text:p>42102</text:p>
          </table:table-cell>
          <table:table-cell office:value-type="float" office:value="41744" table:style-name="ce496">
            <text:p>41744</text:p>
          </table:table-cell>
          <table:table-cell office:value-type="float" office:value="50770" table:style-name="ce496">
            <text:p>50770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Superior</text:p>
          </table:table-cell>
          <table:table-cell office:value-type="float" office:value="16499" table:style-name="ce496">
            <text:p>16499</text:p>
          </table:table-cell>
          <table:table-cell office:value-type="float" office:value="17035" table:style-name="ce496">
            <text:p>17035</text:p>
          </table:table-cell>
          <table:table-cell office:value-type="float" office:value="19311" table:style-name="ce496">
            <text:p>19311</text:p>
          </table:table-cell>
          <table:table-cell table:number-columns-repeated="16380" table:style-name="ce492"/>
        </table:table-row>
        <table:table-row table:style-name="ro17">
          <table:table-cell table:style-name="ce502"/>
          <table:table-cell table:number-columns-repeated="3" table:style-name="ce504"/>
          <table:table-cell table:number-columns-repeated="16380" table:style-name="ce492"/>
        </table:table-row>
        <table:table-row table:style-name="ro16">
          <table:table-cell office:value-type="string" table:style-name="ce497">
            <text:p>Mulheres</text:p>
          </table:table-cell>
          <table:table-cell office:value-type="float" office:value="183951" table:style-name="ce505">
            <text:p>183951</text:p>
          </table:table-cell>
          <table:table-cell office:value-type="float" office:value="183850" table:style-name="ce505">
            <text:p>183850</text:p>
          </table:table-cell>
          <table:table-cell office:value-type="float" office:value="208984" table:style-name="ce505">
            <text:p>208984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&lt; 25 anos</text:p>
          </table:table-cell>
          <table:table-cell office:value-type="float" office:value="18469" table:style-name="ce496">
            <text:p>18469</text:p>
          </table:table-cell>
          <table:table-cell office:value-type="float" office:value="19485" table:style-name="ce496">
            <text:p>19485</text:p>
          </table:table-cell>
          <table:table-cell office:value-type="float" office:value="24024" table:style-name="ce496">
            <text:p>24024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&gt;= 25 anos</text:p>
          </table:table-cell>
          <table:table-cell office:value-type="float" office:value="165482" table:style-name="ce496">
            <text:p>165482</text:p>
          </table:table-cell>
          <table:table-cell office:value-type="float" office:value="164365" table:style-name="ce496">
            <text:p>164365</text:p>
          </table:table-cell>
          <table:table-cell office:value-type="float" office:value="184960" table:style-name="ce496">
            <text:p>184960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&lt; 1 ano de inscrição</text:p>
          </table:table-cell>
          <table:table-cell office:value-type="float" office:value="91374" table:style-name="ce496">
            <text:p>91374</text:p>
          </table:table-cell>
          <table:table-cell office:value-type="float" office:value="91259" table:style-name="ce496">
            <text:p>91259</text:p>
          </table:table-cell>
          <table:table-cell office:value-type="float" office:value="129128" table:style-name="ce496">
            <text:p>129128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&gt;= 1 ano de inscrição</text:p>
          </table:table-cell>
          <table:table-cell office:value-type="float" office:value="92577" table:style-name="ce496">
            <text:p>92577</text:p>
          </table:table-cell>
          <table:table-cell office:value-type="float" office:value="92591" table:style-name="ce496">
            <text:p>92591</text:p>
          </table:table-cell>
          <table:table-cell office:value-type="float" office:value="79856" table:style-name="ce496">
            <text:p>79856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Primeiro Emprego</text:p>
          </table:table-cell>
          <table:table-cell office:value-type="float" office:value="18143" table:style-name="ce496">
            <text:p>18143</text:p>
          </table:table-cell>
          <table:table-cell office:value-type="float" office:value="18858" table:style-name="ce496">
            <text:p>18858</text:p>
          </table:table-cell>
          <table:table-cell office:value-type="float" office:value="18971" table:style-name="ce496">
            <text:p>18971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Novo Emprego</text:p>
          </table:table-cell>
          <table:table-cell office:value-type="float" office:value="165808" table:style-name="ce496">
            <text:p>165808</text:p>
          </table:table-cell>
          <table:table-cell office:value-type="float" office:value="164992" table:style-name="ce496">
            <text:p>164992</text:p>
          </table:table-cell>
          <table:table-cell office:value-type="float" office:value="190013" table:style-name="ce496">
            <text:p>190013</text:p>
          </table:table-cell>
          <table:table-cell table:number-columns-repeated="16380" table:style-name="ce492"/>
        </table:table-row>
        <table:table-row table:style-name="ro6">
          <table:table-cell table:style-name="ce502"/>
          <table:table-cell table:number-columns-repeated="3" table:style-name="ce503"/>
          <table:table-cell table:number-columns-repeated="16380" table:style-name="ce492"/>
        </table:table-row>
        <table:table-row table:style-name="ro16">
          <table:table-cell office:value-type="string" table:style-name="ce495">
            <text:p>Nenhum Nível de Instrução</text:p>
          </table:table-cell>
          <table:table-cell office:value-type="float" office:value="15451" table:style-name="ce496">
            <text:p>15451</text:p>
          </table:table-cell>
          <table:table-cell office:value-type="float" office:value="15363" table:style-name="ce496">
            <text:p>15363</text:p>
          </table:table-cell>
          <table:table-cell office:value-type="float" office:value="14608" table:style-name="ce496">
            <text:p>14608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1º ciclo</text:p>
          </table:table-cell>
          <table:table-cell office:value-type="float" office:value="24323" table:style-name="ce496">
            <text:p>24323</text:p>
          </table:table-cell>
          <table:table-cell office:value-type="float" office:value="24002" table:style-name="ce496">
            <text:p>24002</text:p>
          </table:table-cell>
          <table:table-cell office:value-type="float" office:value="27599" table:style-name="ce496">
            <text:p>27599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2º ciclo</text:p>
          </table:table-cell>
          <table:table-cell office:value-type="float" office:value="22504" table:style-name="ce496">
            <text:p>22504</text:p>
          </table:table-cell>
          <table:table-cell office:value-type="float" office:value="22196" table:style-name="ce496">
            <text:p>22196</text:p>
          </table:table-cell>
          <table:table-cell office:value-type="float" office:value="25582" table:style-name="ce496">
            <text:p>25582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Básico - 3º ciclo</text:p>
          </table:table-cell>
          <table:table-cell office:value-type="float" office:value="34669" table:style-name="ce496">
            <text:p>34669</text:p>
          </table:table-cell>
          <table:table-cell office:value-type="float" office:value="34186" table:style-name="ce496">
            <text:p>34186</text:p>
          </table:table-cell>
          <table:table-cell office:value-type="float" office:value="40417" table:style-name="ce496">
            <text:p>40417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Secundário</text:p>
          </table:table-cell>
          <table:table-cell office:value-type="float" office:value="57563" table:style-name="ce496">
            <text:p>57563</text:p>
          </table:table-cell>
          <table:table-cell office:value-type="float" office:value="57474" table:style-name="ce496">
            <text:p>57474</text:p>
          </table:table-cell>
          <table:table-cell office:value-type="float" office:value="66930" table:style-name="ce496">
            <text:p>66930</text:p>
          </table:table-cell>
          <table:table-cell table:number-columns-repeated="16380" table:style-name="ce492"/>
        </table:table-row>
        <table:table-row table:style-name="ro16">
          <table:table-cell office:value-type="string" table:style-name="ce495">
            <text:p>Superior</text:p>
          </table:table-cell>
          <table:table-cell office:value-type="float" office:value="29441" table:style-name="ce496">
            <text:p>29441</text:p>
          </table:table-cell>
          <table:table-cell office:value-type="float" office:value="30629" table:style-name="ce496">
            <text:p>30629</text:p>
          </table:table-cell>
          <table:table-cell office:value-type="float" office:value="33848" table:style-name="ce496">
            <text:p>33848</text:p>
          </table:table-cell>
          <table:table-cell table:number-columns-repeated="16380" table:style-name="ce492"/>
        </table:table-row>
        <table:table-row table:number-rows-repeated="1048530" table:style-name="ro14">
          <table:table-cell table:number-columns-repeated="16384"/>
        </table:table-row>
      </table:table>
      <table:table table:name="comentario-graf" table:style-name="ta3">
        <table:table-column table:style-name="co27" table:default-cell-style-name="ce276"/>
        <table:table-column table:style-name="co28" table:default-cell-style-name="ce276"/>
        <table:table-column table:style-name="co29" table:number-columns-repeated="3" table:default-cell-style-name="ce276"/>
        <table:table-column table:style-name="co18" table:number-columns-repeated="2" table:default-cell-style-name="ce276"/>
        <table:table-column table:style-name="co21" table:default-cell-style-name="ce277"/>
        <table:table-column table:style-name="co30" table:default-cell-style-name="ce277"/>
        <table:table-column table:style-name="co31" table:default-cell-style-name="ce278"/>
        <table:table-column table:style-name="co18" table:number-columns-repeated="5" table:default-cell-style-name="ce277"/>
        <table:table-column table:style-name="co18" table:number-columns-repeated="2" table:default-cell-style-name="ce276"/>
        <table:table-column table:style-name="co32" table:default-cell-style-name="ce276"/>
        <table:table-column table:style-name="co33" table:default-cell-style-name="ce276"/>
        <table:table-column table:style-name="co22" table:number-columns-repeated="16365" table:default-cell-style-name="ce276"/>
        <table:table-row table:style-name="ro18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69" table:style-name="ce276"/>
        </table:table-row>
        <table:table-row table:style-name="ro2">
          <table:table-cell/>
          <table:table-cell office:value-type="string" table:style-name="ce392">
            <text:p>202112</text:p>
          </table:table-cell>
          <table:table-cell table:number-columns-repeated="5" table:style-name="ce391"/>
          <table:table-cell office:value-type="string" table:style-name="ce446">
            <text:p>Não mexer</text:p>
          </table:table-cell>
          <table:table-cell table:number-columns-repeated="2" table:style-name="ce276"/>
          <table:table-cell table:number-columns-repeated="2" table:style-name="ce279"/>
          <table:table-cell table:number-columns-repeated="3" table:style-name="ce277"/>
          <table:table-cell table:style-name="ce278"/>
          <table:table-cell table:number-columns-repeated="5" table:style-name="ce277"/>
          <table:table-cell table:number-columns-repeated="16363" table:style-name="ce276"/>
        </table:table-row>
        <table:table-row table:style-name="ro2">
          <table:table-cell/>
          <table:table-cell table:style-name="ce393"/>
          <table:table-cell table:number-columns-repeated="5" table:style-name="ce391"/>
          <table:table-cell table:number-columns-repeated="4" table:style-name="ce276"/>
          <table:table-cell table:style-name="ce279"/>
          <table:table-cell table:number-columns-repeated="3" table:style-name="ce277"/>
          <table:table-cell table:number-columns-repeated="3" table:style-name="ce276"/>
          <table:table-cell table:number-columns-repeated="3" table:style-name="ce277"/>
          <table:table-cell table:number-columns-repeated="16363" table:style-name="ce276"/>
        </table:table-row>
        <table:table-row table:style-name="ro19">
          <table:table-cell/>
          <table:table-cell table:style-name="ce394"/>
          <table:table-cell table:number-columns-repeated="5" table:style-name="ce395"/>
          <table:table-cell table:number-columns-repeated="2" table:style-name="ce277"/>
          <table:table-cell table:style-name="ce278"/>
          <table:table-cell table:number-columns-repeated="5" table:style-name="ce276"/>
          <table:table-cell table:style-name="ce284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396">
            <text:p>TOTAL PAÍS</text:p>
          </table:table-cell>
          <table:table-cell table:number-columns-repeated="3" table:style-name="ce395"/>
          <table:table-cell office:value-type="string" table:number-columns-spanned="2" table:number-rows-spanned="1" table:style-name="ce547">
            <text:p>Variação %</text:p>
          </table:table-cell>
          <table:covered-table-cell/>
          <table:table-cell table:number-columns-repeated="2" table:style-name="ce277"/>
          <table:table-cell table:style-name="ce278"/>
          <table:table-cell table:number-columns-repeated="5" table:style-name="ce276"/>
          <table:table-cell table:style-name="ce284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1">
          <table:table-cell/>
          <table:table-cell table:style-name="ce397"/>
          <table:table-cell office:value-type="string" table:style-name="ce398">
            <text:p>202112</text:p>
          </table:table-cell>
          <table:table-cell office:value-type="string" table:style-name="ce399">
            <text:p>202111</text:p>
          </table:table-cell>
          <table:table-cell office:value-type="string" table:style-name="ce399">
            <text:p>202012</text:p>
          </table:table-cell>
          <table:table-cell office:value-type="string" table:style-name="ce400">
            <text:p>anterior</text:p>
          </table:table-cell>
          <table:table-cell office:value-type="string" table:style-name="ce401">
            <text:p>homologa</text:p>
          </table:table-cell>
          <table:table-cell table:number-columns-repeated="2" table:style-name="ce277"/>
          <table:table-cell table:style-name="ce278"/>
          <table:table-cell table:number-columns-repeated="5" table:style-name="ce276"/>
          <table:table-cell table:style-name="ce284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2">
            <text:p>SITUAÇÃO NO FIM DO MÊS</text:p>
          </table:table-cell>
          <table:table-cell table:style-name="ce403"/>
          <table:table-cell table:number-columns-repeated="4" table:style-name="ce404"/>
          <table:table-cell table:style-name="ce312"/>
          <table:table-cell table:style-name="ce277"/>
          <table:table-cell table:style-name="ce278"/>
          <table:table-cell table:number-columns-repeated="5" table:style-name="ce276"/>
          <table:table-cell table:style-name="ce284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Pedidos de emprego</text:p>
          </table:table-cell>
          <table:table-cell office:value-type="float" office:value="525872" table:style-name="ce406">
            <text:p>525 872</text:p>
          </table:table-cell>
          <table:table-cell office:value-type="float" office:value="527423" table:style-name="ce406">
            <text:p>527 423</text:p>
          </table:table-cell>
          <table:table-cell office:value-type="float" office:value="582926" table:style-name="ce406">
            <text:p>582 926</text:p>
          </table:table-cell>
          <table:table-cell office:value-type="float" office:value="-0.29407136207560158" table:style-name="ce407">
            <text:p>-0,3</text:p>
          </table:table-cell>
          <table:table-cell office:value-type="float" office:value="-9.7875201998195305" table:style-name="ce407">
            <text:p>-9,8</text:p>
          </table:table-cell>
          <table:table-cell table:style-name="ce310"/>
          <table:table-cell table:style-name="ce277"/>
          <table:table-cell table:style-name="ce278"/>
          <table:table-cell table:number-columns-repeated="5" table:style-name="ce276"/>
          <table:table-cell table:style-name="ce284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Desemprego registado</text:p>
          </table:table-cell>
          <table:table-cell office:value-type="float" office:value="347959" table:style-name="ce406">
            <text:p>347 959</text:p>
          </table:table-cell>
          <table:table-cell office:value-type="float" office:value="345884" table:style-name="ce406">
            <text:p>345 884</text:p>
          </table:table-cell>
          <table:table-cell office:value-type="float" office:value="402254" table:style-name="ce406">
            <text:p>402 254</text:p>
          </table:table-cell>
          <table:table-cell office:value-type="float" office:value="0.59991210926206473" table:style-name="ce407">
            <text:p>0,6</text:p>
          </table:table-cell>
          <table:table-cell office:value-type="float" office:value="-13.49769051395387" table:style-name="ce407">
            <text:p>-13,5</text:p>
          </table:table-cell>
          <table:table-cell table:style-name="ce310"/>
          <table:table-cell table:style-name="ce313"/>
          <table:table-cell table:style-name="ce278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Ofertas de emprego</text:p>
          </table:table-cell>
          <table:table-cell office:value-type="float" office:value="15941" table:style-name="ce406">
            <text:p>15 941</text:p>
          </table:table-cell>
          <table:table-cell office:value-type="float" office:value="21826" table:style-name="ce406">
            <text:p>21 826</text:p>
          </table:table-cell>
          <table:table-cell office:value-type="float" office:value="10862" table:style-name="ce406">
            <text:p>10 862</text:p>
          </table:table-cell>
          <table:table-cell office:value-type="float" office:value="-26.963254833684598" table:style-name="ce407">
            <text:p>-27,0</text:p>
          </table:table-cell>
          <table:table-cell office:value-type="float" office:value="46.759344503774628" table:style-name="ce407">
            <text:p>46,8</text:p>
          </table:table-cell>
          <table:table-cell table:style-name="ce310"/>
          <table:table-cell table:style-name="ce277"/>
          <table:table-cell table:style-name="ce278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table:style-name="ce408"/>
          <table:table-cell table:number-columns-repeated="3" table:style-name="ce406"/>
          <table:table-cell table:number-columns-repeated="2" table:style-name="ce407"/>
          <table:table-cell table:style-name="ce311"/>
          <table:table-cell table:style-name="ce277"/>
          <table:table-cell table:style-name="ce278"/>
          <table:table-cell table:number-columns-repeated="6" table:style-name="ce276"/>
          <table:table-cell table:style-name="ce286"/>
          <table:table-cell table:number-columns-repeated="3" table:style-name="ce276"/>
          <table:table-cell table:number-columns-repeated="3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9">
            <text:p>MOVIMENTO AO LONGO DO MÊS</text:p>
          </table:table-cell>
          <table:table-cell table:number-columns-repeated="3" table:style-name="ce406"/>
          <table:table-cell table:number-columns-repeated="2" table:style-name="ce407"/>
          <table:table-cell table:style-name="ce311"/>
          <table:table-cell table:style-name="ce277"/>
          <table:table-cell table:style-name="ce278"/>
          <table:table-cell table:number-columns-repeated="6" table:style-name="ce276"/>
          <table:table-cell table:style-name="ce287"/>
          <table:table-cell table:number-columns-repeated="3" table:style-name="ce288"/>
          <table:table-cell table:number-columns-repeated="3" table:style-name="ce277"/>
          <table:table-cell table:style-name="ce285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Pedidos de emprego</text:p>
          </table:table-cell>
          <table:table-cell office:value-type="float" office:value="42572" table:style-name="ce406">
            <text:p>42 572</text:p>
          </table:table-cell>
          <table:table-cell office:value-type="float" office:value="50989" table:style-name="ce406">
            <text:p>50 989</text:p>
          </table:table-cell>
          <table:table-cell office:value-type="float" office:value="48421" table:style-name="ce406">
            <text:p>48 421</text:p>
          </table:table-cell>
          <table:table-cell office:value-type="float" office:value="-16.507482005922846" table:style-name="ce407">
            <text:p>-16,5</text:p>
          </table:table-cell>
          <table:table-cell office:value-type="float" office:value="-12.079469651597448" table:style-name="ce407">
            <text:p>-12,1</text:p>
          </table:table-cell>
          <table:table-cell table:style-name="ce310"/>
          <table:table-cell table:style-name="ce277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number-columns-repeated="2" table:style-name="ce277"/>
          <table:table-cell table:number-columns-repeated="2" table:style-name="ce288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Desempregados</text:p>
          </table:table-cell>
          <table:table-cell office:value-type="float" office:value="39474" table:style-name="ce406">
            <text:p>39 474</text:p>
          </table:table-cell>
          <table:table-cell office:value-type="float" office:value="47142" table:style-name="ce406">
            <text:p>47 142</text:p>
          </table:table-cell>
          <table:table-cell office:value-type="float" office:value="45731" table:style-name="ce406">
            <text:p>45 731</text:p>
          </table:table-cell>
          <table:table-cell office:value-type="float" office:value="-16.265750286368842" table:style-name="ce407">
            <text:p>-16,3</text:p>
          </table:table-cell>
          <table:table-cell office:value-type="float" office:value="-13.682184951127244" table:style-name="ce407">
            <text:p>-13,7</text:p>
          </table:table-cell>
          <table:table-cell table:style-name="ce310"/>
          <table:table-cell table:style-name="ce277"/>
          <table:table-cell table:style-name="ce278"/>
          <table:table-cell table:number-columns-repeated="6" table:style-name="ce276"/>
          <table:table-cell table:style-name="ce292"/>
          <table:table-cell table:style-name="ce293"/>
          <table:table-cell table:number-columns-repeated="2" table:style-name="ce294"/>
          <table:table-cell table:style-name="ce287"/>
          <table:table-cell table:style-name="ce288"/>
          <table:table-cell table:number-columns-repeated="2" table:style-name="ce295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Ofertas de emprego</text:p>
          </table:table-cell>
          <table:table-cell office:value-type="float" office:value="9070" table:style-name="ce406">
            <text:p>9 070</text:p>
          </table:table-cell>
          <table:table-cell office:value-type="float" office:value="11571" table:style-name="ce406">
            <text:p>11 571</text:p>
          </table:table-cell>
          <table:table-cell office:value-type="float" office:value="7771" table:style-name="ce406">
            <text:p>7 771</text:p>
          </table:table-cell>
          <table:table-cell office:value-type="float" office:value="-21.614380779535043" table:style-name="ce407">
            <text:p>-21,6</text:p>
          </table:table-cell>
          <table:table-cell office:value-type="float" office:value="16.715995367391585" table:style-name="ce407">
            <text:p>16,7</text:p>
          </table:table-cell>
          <table:table-cell table:style-name="ce310"/>
          <table:table-cell table:style-name="ce277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style-name="ce296"/>
          <table:table-cell table:style-name="ce297"/>
          <table:table-cell table:style-name="ce298"/>
          <table:table-cell table:style-name="ce299"/>
          <table:table-cell table:style-name="ce300"/>
          <table:table-cell table:style-name="ce301"/>
          <table:table-cell table:number-columns-repeated="16360"/>
        </table:table-row>
        <table:table-row table:style-name="ro20">
          <table:table-cell/>
          <table:table-cell office:value-type="string" table:style-name="ce405">
            <text:p>Colocações</text:p>
          </table:table-cell>
          <table:table-cell office:value-type="float" office:value="6270" table:style-name="ce410">
            <text:p>6 270</text:p>
          </table:table-cell>
          <table:table-cell office:value-type="float" office:value="7616" table:style-name="ce410">
            <text:p>7 616</text:p>
          </table:table-cell>
          <table:table-cell office:value-type="float" office:value="4632" table:style-name="ce410">
            <text:p>4 632</text:p>
          </table:table-cell>
          <table:table-cell office:value-type="float" office:value="-17.673319327731093" table:style-name="ce411">
            <text:p>-17,7</text:p>
          </table:table-cell>
          <table:table-cell office:value-type="float" office:value="35.362694300518136" table:style-name="ce411">
            <text:p>35,4</text:p>
          </table:table-cell>
          <table:table-cell table:style-name="ce310"/>
          <table:table-cell table:style-name="ce277"/>
          <table:table-cell table:style-name="ce278"/>
          <table:table-cell table:number-columns-repeated="6" table:style-name="ce276"/>
          <table:table-cell table:style-name="ce289"/>
          <table:table-cell table:style-name="ce302"/>
          <table:table-cell table:number-columns-repeated="2" table:style-name="ce303"/>
          <table:table-cell table:style-name="ce277"/>
          <table:table-cell table:style-name="ce290"/>
          <table:table-cell table:number-columns-repeated="2" table:style-name="ce304"/>
          <table:table-cell table:number-columns-repeated="16360"/>
        </table:table-row>
        <table:table-row table:style-name="ro22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277"/>
          <table:table-cell table:style-name="ce305"/>
          <table:table-cell table:number-columns-repeated="2" table:style-name="ce278"/>
          <table:table-cell table:number-columns-repeated="16360" table:style-name="ce276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4">
          <table:table-cell/>
          <table:table-cell table:style-name="ce382"/>
          <table:table-cell table:number-columns-repeated="5" table:style-name="ce276"/>
          <table:table-cell table:number-columns-repeated="2" table:style-name="ce277"/>
          <table:table-cell table:number-columns-repeated="2"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5">
          <table:table-cell/>
          <table:table-cell table:style-name="ce382"/>
          <table:table-cell table:number-columns-repeated="3" table:style-name="ce280"/>
          <table:table-cell table:number-columns-repeated="5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6">
          <table:table-cell/>
          <table:table-cell office:value-type="string" table:style-name="ce282">
            <text:p>TOTAL PAÍS</text:p>
          </table:table-cell>
          <table:table-cell office:value-type="string" table:style-name="ce273">
            <text:p>Desemprego Registado</text:p>
          </table:table-cell>
          <table:table-cell office:value-type="string" table:style-name="ce273">
            <text:p>Desemprego ao Longo</text:p>
          </table:table-cell>
          <table:table-cell office:value-type="string" table:style-name="ce273">
            <text:p>Ofertas recebidas<text:s/></text:p>
          </table:table-cell>
          <table:table-cell office:value-type="string" table:style-name="ce273">
            <text:p>Colocações</text:p>
          </table:table-cell>
          <table:table-cell table:style-name="ce276"/>
          <table:table-cell office:value-type="string" table:style-name="ce439">
            <text:p>Copiar como valores a range: B23 a F34 <text:s/>para <text:s/>B22 a F33</text:p>
          </table:table-cell>
          <table:table-cell table:number-columns-repeated="2" table:style-name="ce440"/>
          <table:table-cell table:style-name="ce441"/>
          <table:table-cell table:style-name="ce442"/>
          <table:table-cell table:number-columns-repeated="5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2">
          <table:table-cell/>
          <table:table-cell office:value-type="date" office:date-value="2020-12-01T00:00:00" table:style-name="ce283">
            <text:p>dez-20</text:p>
          </table:table-cell>
          <table:table-cell office:value-type="float" office:value="402254" table:style-name="ce274">
            <text:p>402 254<text:s/></text:p>
          </table:table-cell>
          <table:table-cell office:value-type="float" office:value="45731" table:style-name="ce274">
            <text:p>45 731<text:s/></text:p>
          </table:table-cell>
          <table:table-cell office:value-type="float" office:value="7771" table:style-name="ce274">
            <text:p>7 771<text:s/></text:p>
          </table:table-cell>
          <table:table-cell office:value-type="float" office:value="4632" table:style-name="ce274">
            <text:p>4 632<text:s/></text:p>
          </table:table-cell>
          <table:table-cell table:style-name="ce276"/>
          <table:table-cell table:style-name="ce413"/>
          <table:table-cell table:number-columns-repeated="2" table:style-name="ce281"/>
          <table:table-cell table:style-name="ce412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1-01T00:00:00" table:style-name="ce283">
            <text:p>jan-21</text:p>
          </table:table-cell>
          <table:table-cell office:value-type="float" office:value="424359" table:style-name="ce274">
            <text:p>424 359<text:s/></text:p>
          </table:table-cell>
          <table:table-cell office:value-type="float" office:value="49238" table:style-name="ce274">
            <text:p>49 238<text:s/></text:p>
          </table:table-cell>
          <table:table-cell office:value-type="float" office:value="9868" table:style-name="ce274">
            <text:p>9 868<text:s/></text:p>
          </table:table-cell>
          <table:table-cell office:value-type="float" office:value="7405" table:style-name="ce274">
            <text:p>7 405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2">
          <table:table-cell/>
          <table:table-cell office:value-type="date" office:date-value="2021-02-01T00:00:00" table:style-name="ce283">
            <text:p>fev-21</text:p>
          </table:table-cell>
          <table:table-cell office:value-type="float" office:value="431843" table:style-name="ce274">
            <text:p>431 843<text:s/></text:p>
          </table:table-cell>
          <table:table-cell office:value-type="float" office:value="41580" table:style-name="ce274">
            <text:p>41 580<text:s/></text:p>
          </table:table-cell>
          <table:table-cell office:value-type="float" office:value="7677" table:style-name="ce274">
            <text:p>7 677<text:s/></text:p>
          </table:table-cell>
          <table:table-cell office:value-type="float" office:value="4844" table:style-name="ce274">
            <text:p>4 844<text:s/></text:p>
          </table:table-cell>
          <table:table-cell table:style-name="ce276"/>
          <table:table-cell office:value-type="string" table:style-name="ce443">
            <text:p>Mudar o nome do mês da célula <text:s/>B34</text:p>
          </table:table-cell>
          <table:table-cell table:number-columns-repeated="2" table:style-name="ce444"/>
          <table:table-cell table:style-name="ce445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3-01T00:00:00" table:style-name="ce283">
            <text:p>mar-21</text:p>
          </table:table-cell>
          <table:table-cell office:value-type="float" office:value="432851" table:style-name="ce274">
            <text:p>432 851<text:s/></text:p>
          </table:table-cell>
          <table:table-cell office:value-type="float" office:value="43114" table:style-name="ce274">
            <text:p>43 114<text:s/></text:p>
          </table:table-cell>
          <table:table-cell office:value-type="float" office:value="12050" table:style-name="ce274">
            <text:p>12 050<text:s/></text:p>
          </table:table-cell>
          <table:table-cell office:value-type="float" office:value="6899" table:style-name="ce274">
            <text:p>6 899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4-01T00:00:00" table:style-name="ce283">
            <text:p>abr-21</text:p>
          </table:table-cell>
          <table:table-cell office:value-type="float" office:value="423888" table:style-name="ce274">
            <text:p>423 888<text:s/></text:p>
          </table:table-cell>
          <table:table-cell office:value-type="float" office:value="37249" table:style-name="ce274">
            <text:p>37 249<text:s/></text:p>
          </table:table-cell>
          <table:table-cell office:value-type="float" office:value="12906" table:style-name="ce274">
            <text:p>12 906<text:s/></text:p>
          </table:table-cell>
          <table:table-cell office:value-type="float" office:value="7848" table:style-name="ce274">
            <text:p>7 848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5-01T00:00:00" table:style-name="ce283">
            <text:p>mai-21</text:p>
          </table:table-cell>
          <table:table-cell office:value-type="float" office:value="402183" table:style-name="ce275">
            <text:p>402 183<text:s/></text:p>
          </table:table-cell>
          <table:table-cell office:value-type="float" office:value="34083" table:style-name="ce275">
            <text:p>34 083<text:s/></text:p>
          </table:table-cell>
          <table:table-cell office:value-type="float" office:value="17563" table:style-name="ce274">
            <text:p>17 563<text:s/></text:p>
          </table:table-cell>
          <table:table-cell office:value-type="float" office:value="10123" table:style-name="ce274">
            <text:p>10 123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6-01T00:00:00" table:style-name="ce283">
            <text:p>jun-21</text:p>
          </table:table-cell>
          <table:table-cell office:value-type="float" office:value="377872" table:style-name="ce274">
            <text:p>377 872<text:s/></text:p>
          </table:table-cell>
          <table:table-cell office:value-type="float" office:value="31617" table:style-name="ce274">
            <text:p>31 617<text:s/></text:p>
          </table:table-cell>
          <table:table-cell office:value-type="float" office:value="16186" table:style-name="ce274">
            <text:p>16 186<text:s/></text:p>
          </table:table-cell>
          <table:table-cell office:value-type="float" office:value="9686" table:style-name="ce274">
            <text:p>9 686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7-01T00:00:00" table:style-name="ce283">
            <text:p>jul-21</text:p>
          </table:table-cell>
          <table:table-cell office:value-type="float" office:value="368704" table:style-name="ce274">
            <text:p>368 704<text:s/></text:p>
          </table:table-cell>
          <table:table-cell office:value-type="float" office:value="37604" table:style-name="ce274">
            <text:p>37 604<text:s/></text:p>
          </table:table-cell>
          <table:table-cell office:value-type="float" office:value="11750" table:style-name="ce274">
            <text:p>11 750<text:s/></text:p>
          </table:table-cell>
          <table:table-cell office:value-type="float" office:value="7605" table:style-name="ce274">
            <text:p>7 605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8-01T00:00:00" table:style-name="ce283">
            <text:p>ago-21</text:p>
          </table:table-cell>
          <table:table-cell office:value-type="float" office:value="368404" table:style-name="ce274">
            <text:p>368 404<text:s/></text:p>
          </table:table-cell>
          <table:table-cell office:value-type="float" office:value="36437" table:style-name="ce274">
            <text:p>36 437<text:s/></text:p>
          </table:table-cell>
          <table:table-cell office:value-type="float" office:value="11048" table:style-name="ce274">
            <text:p>11 048<text:s/></text:p>
          </table:table-cell>
          <table:table-cell office:value-type="float" office:value="6343" table:style-name="ce274">
            <text:p>6 343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8"/>
          <table:table-cell table:style-name="ce309"/>
          <table:table-cell table:number-columns-repeated="2"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09-01T00:00:00" table:style-name="ce283">
            <text:p>set-21</text:p>
          </table:table-cell>
          <table:table-cell office:value-type="float" office:value="359148" table:style-name="ce274">
            <text:p>359 148<text:s/></text:p>
          </table:table-cell>
          <table:table-cell office:value-type="float" office:value="48966" table:style-name="ce274">
            <text:p>48 966<text:s/></text:p>
          </table:table-cell>
          <table:table-cell office:value-type="float" office:value="14415" table:style-name="ce274">
            <text:p>14 415<text:s/></text:p>
          </table:table-cell>
          <table:table-cell office:value-type="float" office:value="8911" table:style-name="ce274">
            <text:p>8 911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289"/>
          <table:table-cell table:style-name="ce290"/>
          <table:table-cell table:style-name="ce307"/>
          <table:table-cell table:style-name="ce291"/>
          <table:table-cell table:number-columns-repeated="16359"/>
        </table:table-row>
        <table:table-row table:style-name="ro22">
          <table:table-cell/>
          <table:table-cell office:value-type="date" office:date-value="2021-10-01T00:00:00" table:style-name="ce283">
            <text:p>out-21</text:p>
          </table:table-cell>
          <table:table-cell office:value-type="float" office:value="351667" table:style-name="ce274">
            <text:p>351 667<text:s/></text:p>
          </table:table-cell>
          <table:table-cell office:value-type="float" office:value="44168" table:style-name="ce274">
            <text:p>44 168<text:s/></text:p>
          </table:table-cell>
          <table:table-cell office:value-type="float" office:value="12889" table:style-name="ce274">
            <text:p>12 889<text:s/></text:p>
          </table:table-cell>
          <table:table-cell office:value-type="float" office:value="8012" table:style-name="ce274">
            <text:p>8 012<text:s/></text:p>
          </table:table-cell>
          <table:table-cell table:number-columns-repeated="4" table:style-name="ce276"/>
          <table:table-cell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6"/>
          <table:table-cell table:style-name="ce309"/>
          <table:table-cell table:style-name="ce307"/>
          <table:table-cell table:style-name="ce291"/>
          <table:table-cell table:number-columns-repeated="16359"/>
        </table:table-row>
        <table:table-row table:style-name="ro23">
          <table:table-cell/>
          <table:table-cell office:value-type="date" office:date-value="2021-11-01T00:00:00" table:style-name="ce453">
            <text:p>nov-21</text:p>
          </table:table-cell>
          <table:table-cell office:value-type="float" office:value="345884" table:style-name="ce274">
            <text:p>345 884<text:s/></text:p>
          </table:table-cell>
          <table:table-cell office:value-type="float" office:value="47142" table:style-name="ce274">
            <text:p>47 142<text:s/></text:p>
          </table:table-cell>
          <table:table-cell office:value-type="float" office:value="11571" table:style-name="ce274">
            <text:p>11 571<text:s/></text:p>
          </table:table-cell>
          <table:table-cell office:value-type="float" office:value="7616" table:style-name="ce274">
            <text:p>7 616<text:s/></text:p>
          </table:table-cell>
          <table:table-cell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69" table:style-name="ce276"/>
        </table:table-row>
        <table:table-row table:style-name="ro22">
          <table:table-cell/>
          <table:table-cell office:value-type="date" office:date-value="2021-12-01T00:00:00" table:style-name="ce453">
            <text:p>dez-21</text:p>
          </table:table-cell>
          <table:table-cell office:value-type="float" office:value="347959" table:style-name="ce381">
            <text:p>347 959<text:s/></text:p>
          </table:table-cell>
          <table:table-cell office:value-type="float" office:value="39474" table:style-name="ce381">
            <text:p>39 474<text:s/></text:p>
          </table:table-cell>
          <table:table-cell office:value-type="float" office:value="9070" table:style-name="ce381">
            <text:p>9 070<text:s/></text:p>
          </table:table-cell>
          <table:table-cell office:value-type="float" office:value="6270" table:style-name="ce381">
            <text:p>6 270<text:s/></text:p>
          </table:table-cell>
          <table:table-cell table:style-name="ce276"/>
          <table:table-cell table:number-columns-repeated="2" table:style-name="ce277"/>
          <table:table-cell table:number-columns-repeated="2" table:style-name="ce278"/>
          <table:table-cell table:number-columns-repeated="6" table:style-name="ce276"/>
          <table:table-cell table:style-name="ce289"/>
          <table:table-cell table:style-name="ce290"/>
          <table:table-cell table:number-columns-repeated="2" table:style-name="ce291"/>
          <table:table-cell table:style-name="ce306"/>
          <table:table-cell table:style-name="ce309"/>
          <table:table-cell table:style-name="ce307"/>
          <table:table-cell table:style-name="ce291"/>
          <table:table-cell table:number-columns-repeated="16359" table:style-name="ce276"/>
        </table:table-row>
        <table:table-row table:number-rows-repeated="2" table:style-name="ro23">
          <table:table-cell/>
          <table:table-cell table:number-columns-repeated="5" table:style-name="ce276"/>
          <table:table-cell table:style-name="ce284"/>
          <table:table-cell table:number-columns-repeated="2" table:style-name="ce277"/>
          <table:table-cell table:number-columns-repeated="2" table:style-name="ce278"/>
          <table:table-cell table:number-columns-repeated="4" table:style-name="ce277"/>
          <table:table-cell table:style-name="ce285"/>
          <table:table-cell table:number-columns-repeated="16368" table:style-name="ce276"/>
        </table:table-row>
        <table:table-row table:style-name="ro22">
          <table:table-cell/>
          <table:table-cell table:style-name="ce414"/>
          <table:table-cell table:number-columns-repeated="3" table:style-name="ce415"/>
          <table:table-cell office:value-type="string" table:number-columns-spanned="2" table:number-rows-spanned="1" table:style-name="ce530">
            <text:p>variação anterior</text:p>
          </table:table-cell>
          <table:covered-table-cell/>
          <table:table-cell office:value-type="string" table:number-columns-spanned="2" table:number-rows-spanned="1" table:style-name="ce530">
            <text:p>variação homóloga</text:p>
          </table:table-cell>
          <table:covered-table-cell/>
          <table:table-cell table:style-name="ce395"/>
          <table:table-cell office:value-type="string" table:style-name="ce446">
            <text:p>Não mexer</text:p>
          </table:table-cell>
          <table:table-cell table:number-columns-repeated="4" table:style-name="ce277"/>
          <table:table-cell table:style-name="ce285"/>
          <table:table-cell table:number-columns-repeated="16368" table:style-name="ce276"/>
        </table:table-row>
        <table:table-row table:style-name="ro27">
          <table:table-cell/>
          <table:table-cell office:value-type="string" table:style-name="ce416">
            <text:p>TOTAL PAÍS</text:p>
          </table:table-cell>
          <table:table-cell office:value-type="string" table:style-name="ce417">
            <text:p>202112</text:p>
          </table:table-cell>
          <table:table-cell office:value-type="string" table:style-name="ce418">
            <text:p>202111</text:p>
          </table:table-cell>
          <table:table-cell office:value-type="string" table:style-name="ce418">
            <text:p>202012</text:p>
          </table:table-cell>
          <table:table-cell office:value-type="string" table:style-name="ce419">
            <text:p>va</text:p>
          </table:table-cell>
          <table:table-cell office:value-type="string" table:style-name="ce420">
            <text:p>%</text:p>
          </table:table-cell>
          <table:table-cell office:value-type="string" table:style-name="ce419">
            <text:p>va</text:p>
          </table:table-cell>
          <table:table-cell office:value-type="string" table:style-name="ce420">
            <text:p>%</text:p>
          </table:table-cell>
          <table:table-cell table:style-name="ce391"/>
          <table:table-cell table:style-name="ce278"/>
          <table:table-cell table:number-columns-repeated="4" table:style-name="ce277"/>
          <table:table-cell table:style-name="ce285"/>
          <table:table-cell table:number-columns-repeated="16368" table:style-name="ce276"/>
        </table:table-row>
        <table:table-row table:style-name="ro22">
          <table:table-cell/>
          <table:table-cell office:value-type="string" table:style-name="ce421">
            <text:p>desemprego registado</text:p>
          </table:table-cell>
          <table:table-cell office:value-type="float" office:value="347959" table:style-name="ce422">
            <text:p>347 959</text:p>
          </table:table-cell>
          <table:table-cell office:value-type="float" office:value="345884" table:style-name="ce422">
            <text:p>345 884</text:p>
          </table:table-cell>
          <table:table-cell office:value-type="float" office:value="402254" table:style-name="ce422">
            <text:p>402 254</text:p>
          </table:table-cell>
          <table:table-cell office:value-type="float" office:value="2075" table:style-name="ce422">
            <text:p>2 075</text:p>
          </table:table-cell>
          <table:table-cell office:value-type="float" office:value="0.59991210926206473" table:style-name="ce423">
            <text:p>0,6</text:p>
          </table:table-cell>
          <table:table-cell office:value-type="float" office:value="-54295" table:style-name="ce422">
            <text:p>-54 295</text:p>
          </table:table-cell>
          <table:table-cell office:value-type="float" office:value="-13.49769051395387" table:style-name="ce423">
            <text:p>-13,5</text:p>
          </table:table-cell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16371" table:style-name="ce276"/>
        </table:table-row>
        <table:table-row table:style-name="ro23">
          <table:table-cell/>
          <table:table-cell table:style-name="ce424"/>
          <table:table-cell table:number-columns-repeated="4" table:style-name="ce425"/>
          <table:table-cell table:style-name="ce426"/>
          <table:table-cell table:style-name="ce425"/>
          <table:table-cell table:style-name="ce426"/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16371" table:style-name="ce276"/>
        </table:table-row>
        <table:table-row table:style-name="ro23">
          <table:table-cell/>
          <table:table-cell office:value-type="string" table:style-name="ce424">
            <text:p>homens</text:p>
          </table:table-cell>
          <table:table-cell office:value-type="float" office:value="152829" table:style-name="ce427">
            <text:p>152 829</text:p>
          </table:table-cell>
          <table:table-cell office:value-type="float" office:value="150545" table:style-name="ce425">
            <text:p>150 545</text:p>
          </table:table-cell>
          <table:table-cell office:value-type="float" office:value="179006" table:style-name="ce425">
            <text:p>179 006</text:p>
          </table:table-cell>
          <table:table-cell office:value-type="float" office:value="2284" table:style-name="ce425">
            <text:p>2 284</text:p>
          </table:table-cell>
          <table:table-cell office:value-type="float" office:value="1.517154339234116" table:style-name="ce426">
            <text:p>1,5</text:p>
          </table:table-cell>
          <table:table-cell office:value-type="float" office:value="-26177" table:style-name="ce425">
            <text:p>-26 177</text:p>
          </table:table-cell>
          <table:table-cell office:value-type="float" office:value="-14.623532172105962" table:style-name="ce426">
            <text:p>-14,6</text:p>
          </table:table-cell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16371" table:style-name="ce276"/>
        </table:table-row>
        <table:table-row table:style-name="ro23">
          <table:table-cell/>
          <table:table-cell office:value-type="string" table:style-name="ce424">
            <text:p>mulheres</text:p>
          </table:table-cell>
          <table:table-cell office:value-type="float" office:value="195130" table:style-name="ce427">
            <text:p>195 130</text:p>
          </table:table-cell>
          <table:table-cell office:value-type="float" office:value="195339" table:style-name="ce425">
            <text:p>195 339</text:p>
          </table:table-cell>
          <table:table-cell office:value-type="float" office:value="223248" table:style-name="ce425">
            <text:p>223 248</text:p>
          </table:table-cell>
          <table:table-cell office:value-type="float" office:value="-209" table:style-name="ce425">
            <text:p>- 209</text:p>
          </table:table-cell>
          <table:table-cell office:value-type="float" office:value="-0.10699348312420971" table:style-name="ce426">
            <text:p>-0,1</text:p>
          </table:table-cell>
          <table:table-cell office:value-type="float" office:value="-28118" table:style-name="ce425">
            <text:p>-28 118</text:p>
          </table:table-cell>
          <table:table-cell office:value-type="float" office:value="-12.594961656991327" table:style-name="ce426">
            <text:p>-12,6</text:p>
          </table:table-cell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7"/>
        </table:table-row>
        <table:table-row table:style-name="ro22">
          <table:table-cell/>
          <table:table-cell table:style-name="ce424"/>
          <table:table-cell table:number-columns-repeated="4" table:style-name="ce428"/>
          <table:table-cell table:style-name="ce426"/>
          <table:table-cell table:style-name="ce428"/>
          <table:table-cell table:style-name="ce426"/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7"/>
        </table:table-row>
        <table:table-row table:style-name="ro23">
          <table:table-cell/>
          <table:table-cell office:value-type="string" table:style-name="ce424">
            <text:p>&lt; 25 anos</text:p>
          </table:table-cell>
          <table:table-cell office:value-type="float" office:value="36157" table:style-name="ce427">
            <text:p>36 157</text:p>
          </table:table-cell>
          <table:table-cell office:value-type="float" office:value="38109" table:style-name="ce425">
            <text:p>38 109</text:p>
          </table:table-cell>
          <table:table-cell office:value-type="float" office:value="48388" table:style-name="ce425">
            <text:p>48 388</text:p>
          </table:table-cell>
          <table:table-cell office:value-type="float" office:value="-1952" table:style-name="ce425">
            <text:p>-1 952</text:p>
          </table:table-cell>
          <table:table-cell office:value-type="float" office:value="-5.1221496234485286" table:style-name="ce426">
            <text:p>-5,1</text:p>
          </table:table-cell>
          <table:table-cell office:value-type="float" office:value="-12231" table:style-name="ce425">
            <text:p>-12 231</text:p>
          </table:table-cell>
          <table:table-cell office:value-type="float" office:value="-25.276928164007607" table:style-name="ce426">
            <text:p>-25,3</text:p>
          </table:table-cell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7"/>
        </table:table-row>
        <table:table-row table:style-name="ro23">
          <table:table-cell/>
          <table:table-cell office:value-type="string" table:style-name="ce424">
            <text:p>&gt;= 25 anos</text:p>
          </table:table-cell>
          <table:table-cell office:value-type="float" office:value="311802" table:style-name="ce427">
            <text:p>311 802</text:p>
          </table:table-cell>
          <table:table-cell office:value-type="float" office:value="307775" table:style-name="ce425">
            <text:p>307 775</text:p>
          </table:table-cell>
          <table:table-cell office:value-type="float" office:value="353866" table:style-name="ce425">
            <text:p>353 866</text:p>
          </table:table-cell>
          <table:table-cell office:value-type="float" office:value="4027" table:style-name="ce425">
            <text:p>4 027</text:p>
          </table:table-cell>
          <table:table-cell office:value-type="float" office:value="1.3084233612216718" table:style-name="ce426">
            <text:p>1,3</text:p>
          </table:table-cell>
          <table:table-cell office:value-type="float" office:value="-42064" table:style-name="ce425">
            <text:p>-42 064</text:p>
          </table:table-cell>
          <table:table-cell office:value-type="float" office:value="-11.886985469075865" table:style-name="ce426">
            <text:p>-11,9</text:p>
          </table:table-cell>
          <table:table-cell table:style-name="ce391"/>
          <table:table-cell table:style-name="ce278"/>
          <table:table-cell table:style-name="ce277"/>
          <table:table-cell table:style-name="ce452"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7"/>
        </table:table-row>
        <table:table-row table:style-name="ro23">
          <table:table-cell/>
          <table:table-cell table:style-name="ce424"/>
          <table:table-cell table:style-name="ce427"/>
          <table:table-cell table:number-columns-repeated="3" table:style-name="ce425"/>
          <table:table-cell table:style-name="ce426"/>
          <table:table-cell table:style-name="ce425"/>
          <table:table-cell table:style-name="ce426"/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 table:style-name="ce276"/>
        </table:table-row>
        <table:table-row table:style-name="ro23">
          <table:table-cell/>
          <table:table-cell office:value-type="string" table:style-name="ce424">
            <text:p>&lt; 1 ano inscrição</text:p>
          </table:table-cell>
          <table:table-cell office:value-type="float" office:value="176885" table:style-name="ce427">
            <text:p>176 885</text:p>
          </table:table-cell>
          <table:table-cell office:value-type="float" office:value="173966" table:style-name="ce425">
            <text:p>173 966</text:p>
          </table:table-cell>
          <table:table-cell office:value-type="float" office:value="252261" table:style-name="ce425">
            <text:p>252 261</text:p>
          </table:table-cell>
          <table:table-cell office:value-type="float" office:value="2919" table:style-name="ce425">
            <text:p>2 919</text:p>
          </table:table-cell>
          <table:table-cell office:value-type="float" office:value="1.6779140751641126" table:style-name="ce426">
            <text:p>1,7</text:p>
          </table:table-cell>
          <table:table-cell office:value-type="float" office:value="-75376" table:style-name="ce425">
            <text:p>-75 376</text:p>
          </table:table-cell>
          <table:table-cell office:value-type="float" office:value="-29.880163798605412" table:style-name="ce426">
            <text:p>-29,9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 table:style-name="ce276"/>
        </table:table-row>
        <table:table-row table:style-name="ro23">
          <table:table-cell/>
          <table:table-cell office:value-type="string" table:style-name="ce424">
            <text:p>&gt;= 1 ano inscrição</text:p>
          </table:table-cell>
          <table:table-cell office:value-type="float" office:value="171074" table:style-name="ce427">
            <text:p>171 074</text:p>
          </table:table-cell>
          <table:table-cell office:value-type="float" office:value="171918" table:style-name="ce425">
            <text:p>171 918</text:p>
          </table:table-cell>
          <table:table-cell office:value-type="float" office:value="149993" table:style-name="ce425">
            <text:p>149 993</text:p>
          </table:table-cell>
          <table:table-cell office:value-type="float" office:value="-844" table:style-name="ce425">
            <text:p>- 844</text:p>
          </table:table-cell>
          <table:table-cell office:value-type="float" office:value="-0.49093172326341628" table:style-name="ce426">
            <text:p>-0,5</text:p>
          </table:table-cell>
          <table:table-cell office:value-type="float" office:value="21081" table:style-name="ce425">
            <text:p>21 081</text:p>
          </table:table-cell>
          <table:table-cell office:value-type="float" office:value="14.054655883941249" table:style-name="ce426">
            <text:p>14,1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 table:style-name="ce276"/>
        </table:table-row>
        <table:table-row table:style-name="ro7">
          <table:table-cell/>
          <table:table-cell table:style-name="ce424"/>
          <table:table-cell table:style-name="ce427"/>
          <table:table-cell table:number-columns-repeated="3" table:style-name="ce425"/>
          <table:table-cell table:style-name="ce426"/>
          <table:table-cell table:style-name="ce425"/>
          <table:table-cell table:style-name="ce426"/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primeiro emprego</text:p>
          </table:table-cell>
          <table:table-cell office:value-type="float" office:value="31913" table:style-name="ce427">
            <text:p>31 913</text:p>
          </table:table-cell>
          <table:table-cell office:value-type="float" office:value="33309" table:style-name="ce425">
            <text:p>33 309</text:p>
          </table:table-cell>
          <table:table-cell office:value-type="float" office:value="33842" table:style-name="ce425">
            <text:p>33 842</text:p>
          </table:table-cell>
          <table:table-cell office:value-type="float" office:value="-1396" table:style-name="ce425">
            <text:p>-1 396</text:p>
          </table:table-cell>
          <table:table-cell office:value-type="float" office:value="-4.191059473415593" table:style-name="ce426">
            <text:p>-4,2</text:p>
          </table:table-cell>
          <table:table-cell office:value-type="float" office:value="-1929" table:style-name="ce425">
            <text:p>-1 929</text:p>
          </table:table-cell>
          <table:table-cell office:value-type="float" office:value="-5.7000177294486143" table:style-name="ce426">
            <text:p>-5,7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novo emprego</text:p>
          </table:table-cell>
          <table:table-cell office:value-type="float" office:value="316046" table:style-name="ce427">
            <text:p>316 046</text:p>
          </table:table-cell>
          <table:table-cell office:value-type="float" office:value="312575" table:style-name="ce425">
            <text:p>312 575</text:p>
          </table:table-cell>
          <table:table-cell office:value-type="float" office:value="368412" table:style-name="ce425">
            <text:p>368 412</text:p>
          </table:table-cell>
          <table:table-cell office:value-type="float" office:value="3471" table:style-name="ce425">
            <text:p>3 471</text:p>
          </table:table-cell>
          <table:table-cell office:value-type="float" office:value="1.1104534911621211" table:style-name="ce426">
            <text:p>1,1</text:p>
          </table:table-cell>
          <table:table-cell office:value-type="float" office:value="-52366" table:style-name="ce425">
            <text:p>-52 366</text:p>
          </table:table-cell>
          <table:table-cell office:value-type="float" office:value="-14.213977829169517" table:style-name="ce426">
            <text:p>-14,2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table:style-name="ce424"/>
          <table:table-cell table:style-name="ce427"/>
          <table:table-cell table:number-columns-repeated="3" table:style-name="ce425"/>
          <table:table-cell table:style-name="ce426"/>
          <table:table-cell table:style-name="ce425"/>
          <table:table-cell table:style-name="ce426"/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nenhum nível instrução</text:p>
          </table:table-cell>
          <table:table-cell office:value-type="float" office:value="30455" table:style-name="ce427">
            <text:p>30 455</text:p>
          </table:table-cell>
          <table:table-cell office:value-type="float" office:value="29974" table:style-name="ce425">
            <text:p>29 974</text:p>
          </table:table-cell>
          <table:table-cell office:value-type="float" office:value="28629" table:style-name="ce425">
            <text:p>28 629</text:p>
          </table:table-cell>
          <table:table-cell office:value-type="float" office:value="481" table:style-name="ce425">
            <text:p><text:s/>481</text:p>
          </table:table-cell>
          <table:table-cell office:value-type="float" office:value="1.6047240942149863" table:style-name="ce426">
            <text:p>1,6</text:p>
          </table:table-cell>
          <table:table-cell office:value-type="float" office:value="1826" table:style-name="ce425">
            <text:p>1 826</text:p>
          </table:table-cell>
          <table:table-cell office:value-type="float" office:value="6.3781480317160923" table:style-name="ce426">
            <text:p>6,4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1º ciclo ensino básico</text:p>
          </table:table-cell>
          <table:table-cell office:value-type="float" office:value="49291" table:style-name="ce427">
            <text:p>49 291</text:p>
          </table:table-cell>
          <table:table-cell office:value-type="float" office:value="48711" table:style-name="ce425">
            <text:p>48 711</text:p>
          </table:table-cell>
          <table:table-cell office:value-type="float" office:value="56630" table:style-name="ce425">
            <text:p>56 630</text:p>
          </table:table-cell>
          <table:table-cell office:value-type="float" office:value="580" table:style-name="ce425">
            <text:p><text:s/>580</text:p>
          </table:table-cell>
          <table:table-cell office:value-type="float" office:value="1.1906961466609185" table:style-name="ce426">
            <text:p>1,2</text:p>
          </table:table-cell>
          <table:table-cell office:value-type="float" office:value="-7339" table:style-name="ce425">
            <text:p>-7 339</text:p>
          </table:table-cell>
          <table:table-cell office:value-type="float" office:value="-12.959562069574432" table:style-name="ce426">
            <text:p>-13,0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2º ciclo ensino básico</text:p>
          </table:table-cell>
          <table:table-cell office:value-type="float" office:value="48090" table:style-name="ce427">
            <text:p>48 090</text:p>
          </table:table-cell>
          <table:table-cell office:value-type="float" office:value="46809" table:style-name="ce425">
            <text:p>46 809</text:p>
          </table:table-cell>
          <table:table-cell office:value-type="float" office:value="55258" table:style-name="ce425">
            <text:p>55 258</text:p>
          </table:table-cell>
          <table:table-cell office:value-type="float" office:value="1281" table:style-name="ce425">
            <text:p>1 281</text:p>
          </table:table-cell>
          <table:table-cell office:value-type="float" office:value="2.7366532077164649" table:style-name="ce426">
            <text:p>2,7</text:p>
          </table:table-cell>
          <table:table-cell office:value-type="float" office:value="-7168" table:style-name="ce425">
            <text:p>-7 168</text:p>
          </table:table-cell>
          <table:table-cell office:value-type="float" office:value="-12.971877375221688" table:style-name="ce426">
            <text:p>-13,0</text:p>
          </table:table-cell>
          <table:table-cell table:style-name="ce391"/>
          <table:table-cell table:style-name="ce277"/>
          <table:table-cell table:style-name="ce276"/>
          <table:table-cell table:number-columns-repeated="2" table:style-name="ce452"/>
          <table:table-cell table:number-columns-repeated="4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3º ciclo ensino básico</text:p>
          </table:table-cell>
          <table:table-cell office:value-type="float" office:value="66692" table:style-name="ce427">
            <text:p>66 692</text:p>
          </table:table-cell>
          <table:table-cell office:value-type="float" office:value="65465" table:style-name="ce425">
            <text:p>65 465</text:p>
          </table:table-cell>
          <table:table-cell office:value-type="float" office:value="79782" table:style-name="ce425">
            <text:p>79 782</text:p>
          </table:table-cell>
          <table:table-cell office:value-type="float" office:value="1227" table:style-name="ce425">
            <text:p>1 227</text:p>
          </table:table-cell>
          <table:table-cell office:value-type="float" office:value="1.8742839685328039" table:style-name="ce426">
            <text:p>1,9</text:p>
          </table:table-cell>
          <table:table-cell office:value-type="float" office:value="-13090" table:style-name="ce425">
            <text:p>-13 090</text:p>
          </table:table-cell>
          <table:table-cell office:value-type="float" office:value="-16.40720964628613" table:style-name="ce426">
            <text:p>-16,4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secundário</text:p>
          </table:table-cell>
          <table:table-cell office:value-type="float" office:value="105616" table:style-name="ce427">
            <text:p>105 616</text:p>
          </table:table-cell>
          <table:table-cell office:value-type="float" office:value="105337" table:style-name="ce425">
            <text:p>105 337</text:p>
          </table:table-cell>
          <table:table-cell office:value-type="float" office:value="126342" table:style-name="ce425">
            <text:p>126 342</text:p>
          </table:table-cell>
          <table:table-cell office:value-type="float" office:value="279" table:style-name="ce425">
            <text:p><text:s/>279</text:p>
          </table:table-cell>
          <table:table-cell office:value-type="float" office:value="0.26486419776526765" table:style-name="ce426">
            <text:p>0,3</text:p>
          </table:table-cell>
          <table:table-cell office:value-type="float" office:value="-20726" table:style-name="ce425">
            <text:p>-20 726</text:p>
          </table:table-cell>
          <table:table-cell office:value-type="float" office:value="-16.404679362365641" table:style-name="ce426">
            <text:p>-16,4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58"/>
        </table:table-row>
        <table:table-row table:style-name="ro23">
          <table:table-cell/>
          <table:table-cell office:value-type="string" table:style-name="ce424">
            <text:p>superior</text:p>
          </table:table-cell>
          <table:table-cell office:value-type="float" office:value="47815" table:style-name="ce427">
            <text:p>47 815</text:p>
          </table:table-cell>
          <table:table-cell office:value-type="float" office:value="49588" table:style-name="ce425">
            <text:p>49 588</text:p>
          </table:table-cell>
          <table:table-cell office:value-type="float" office:value="55613" table:style-name="ce425">
            <text:p>55 613</text:p>
          </table:table-cell>
          <table:table-cell office:value-type="float" office:value="-1773" table:style-name="ce425">
            <text:p>-1 773</text:p>
          </table:table-cell>
          <table:table-cell office:value-type="float" office:value="-3.5754618052754696" table:style-name="ce426">
            <text:p>-3,6</text:p>
          </table:table-cell>
          <table:table-cell office:value-type="float" office:value="-7798" table:style-name="ce425">
            <text:p>-7 798</text:p>
          </table:table-cell>
          <table:table-cell office:value-type="float" office:value="-14.021901353999963" table:style-name="ce426">
            <text:p>-14,0</text:p>
          </table:table-cell>
          <table:table-cell table:style-name="ce391"/>
          <table:table-cell table:style-name="ce277"/>
          <table:table-cell table:style-name="ce276"/>
          <table:table-cell table:style-name="ce452"/>
          <table:table-cell table:number-columns-repeated="5" table:style-name="ce276"/>
          <table:table-cell table:number-columns-repeated="8" table:style-name="ce277"/>
          <table:table-cell table:number-columns-repeated="16358"/>
        </table:table-row>
        <table:table-row table:style-name="ro23">
          <table:table-cell/>
          <table:table-cell table:style-name="ce424"/>
          <table:table-cell table:style-name="ce427"/>
          <table:table-cell table:number-columns-repeated="3" table:style-name="ce425"/>
          <table:table-cell table:style-name="ce426"/>
          <table:table-cell table:style-name="ce425"/>
          <table:table-cell table:style-name="ce426"/>
          <table:table-cell table:style-name="ce391"/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24">
            <text:p>Total <text:s/>País</text:p>
          </table:table-cell>
          <table:table-cell office:value-type="float" office:value="347959" table:style-name="ce427">
            <text:p>347 959</text:p>
          </table:table-cell>
          <table:table-cell office:value-type="float" office:value="345884" table:style-name="ce425">
            <text:p>345 884</text:p>
          </table:table-cell>
          <table:table-cell office:value-type="float" office:value="402254" table:style-name="ce425">
            <text:p>402 254</text:p>
          </table:table-cell>
          <table:table-cell office:value-type="float" office:value="2075" table:style-name="ce425">
            <text:p>2 075</text:p>
          </table:table-cell>
          <table:table-cell office:value-type="float" office:value="0.59991210926206473" table:style-name="ce426">
            <text:p>0,6</text:p>
          </table:table-cell>
          <table:table-cell office:value-type="float" office:value="-54295" table:style-name="ce425">
            <text:p>-54 295</text:p>
          </table:table-cell>
          <table:table-cell office:value-type="float" office:value="-13.49769051395387" table:style-name="ce426">
            <text:p>-13,5</text:p>
          </table:table-cell>
          <table:table-cell table:style-name="ce429"/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24">
            <text:p>Norte</text:p>
          </table:table-cell>
          <table:table-cell office:value-type="float" office:value="129555" table:style-name="ce427">
            <text:p>129 555</text:p>
          </table:table-cell>
          <table:table-cell office:value-type="float" office:value="129584" table:style-name="ce425">
            <text:p>129 584</text:p>
          </table:table-cell>
          <table:table-cell office:value-type="float" office:value="150308" table:style-name="ce425">
            <text:p>150 308</text:p>
          </table:table-cell>
          <table:table-cell office:value-type="float" office:value="-29" table:style-name="ce425">
            <text:p>- 29</text:p>
          </table:table-cell>
          <table:table-cell office:value-type="float" office:value="-2.2379306087171254E-2" table:style-name="ce426">
            <text:p>0,0</text:p>
          </table:table-cell>
          <table:table-cell office:value-type="float" office:value="-20753" table:style-name="ce425">
            <text:p>-20 753</text:p>
          </table:table-cell>
          <table:table-cell office:value-type="float" office:value="-13.806982994917103" table:style-name="ce426">
            <text:p>-13,8</text:p>
          </table:table-cell>
          <table:table-cell office:value-type="float" office:value="-13.49769051395387" table:style-name="ce429">
            <text:p>-13,5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0">
            <text:p>Centro</text:p>
          </table:table-cell>
          <table:table-cell office:value-type="float" office:value="42638" table:style-name="ce427">
            <text:p>42 638</text:p>
          </table:table-cell>
          <table:table-cell office:value-type="float" office:value="42805" table:style-name="ce425">
            <text:p>42 805</text:p>
          </table:table-cell>
          <table:table-cell office:value-type="float" office:value="50576" table:style-name="ce425">
            <text:p>50 576</text:p>
          </table:table-cell>
          <table:table-cell office:value-type="float" office:value="-167" table:style-name="ce425">
            <text:p>- 167</text:p>
          </table:table-cell>
          <table:table-cell office:value-type="float" office:value="-0.3901413386286649" table:style-name="ce426">
            <text:p>-0,4</text:p>
          </table:table-cell>
          <table:table-cell office:value-type="float" office:value="-7938" table:style-name="ce425">
            <text:p>-7 938</text:p>
          </table:table-cell>
          <table:table-cell office:value-type="float" office:value="-15.695191395128125" table:style-name="ce426">
            <text:p>-15,7</text:p>
          </table:table-cell>
          <table:table-cell office:value-type="float" office:value="-13.49769051395387" table:style-name="ce429">
            <text:p>-13,5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0">
            <text:p>Lisboa VT</text:p>
          </table:table-cell>
          <table:table-cell office:value-type="float" office:value="114720" table:style-name="ce427">
            <text:p>114 720</text:p>
          </table:table-cell>
          <table:table-cell office:value-type="float" office:value="114752" table:style-name="ce425">
            <text:p>114 752</text:p>
          </table:table-cell>
          <table:table-cell office:value-type="float" office:value="125213" table:style-name="ce425">
            <text:p>125 213</text:p>
          </table:table-cell>
          <table:table-cell office:value-type="float" office:value="-32" table:style-name="ce425">
            <text:p>- 32</text:p>
          </table:table-cell>
          <table:table-cell office:value-type="float" office:value="-2.7886224205242612E-2" table:style-name="ce426">
            <text:p>0,0</text:p>
          </table:table-cell>
          <table:table-cell office:value-type="float" office:value="-10493" table:style-name="ce425">
            <text:p>-10 493</text:p>
          </table:table-cell>
          <table:table-cell office:value-type="float" office:value="-8.3801202750513131" table:style-name="ce426">
            <text:p>-8,4</text:p>
          </table:table-cell>
          <table:table-cell office:value-type="float" office:value="-13.49769051395387" table:style-name="ce429">
            <text:p>-13,5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0">
            <text:p>Alentejo</text:p>
          </table:table-cell>
          <table:table-cell office:value-type="float" office:value="15625" table:style-name="ce427">
            <text:p>15 625</text:p>
          </table:table-cell>
          <table:table-cell office:value-type="float" office:value="15139" table:style-name="ce425">
            <text:p>15 139</text:p>
          </table:table-cell>
          <table:table-cell office:value-type="float" office:value="17740" table:style-name="ce425">
            <text:p>17 740</text:p>
          </table:table-cell>
          <table:table-cell office:value-type="float" office:value="486" table:style-name="ce425">
            <text:p><text:s/>486</text:p>
          </table:table-cell>
          <table:table-cell office:value-type="float" office:value="3.2102516678776674" table:style-name="ce426">
            <text:p>3,2</text:p>
          </table:table-cell>
          <table:table-cell office:value-type="float" office:value="-2115" table:style-name="ce425">
            <text:p>-2 115</text:p>
          </table:table-cell>
          <table:table-cell office:value-type="float" office:value="-11.922209695603158" table:style-name="ce426">
            <text:p>-11,9</text:p>
          </table:table-cell>
          <table:table-cell office:value-type="float" office:value="-13.49769051395387" table:style-name="ce429">
            <text:p>-13,5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0">
            <text:p><text:s/>Algarve</text:p>
          </table:table-cell>
          <table:table-cell office:value-type="float" office:value="24590" table:style-name="ce427">
            <text:p>24 590</text:p>
          </table:table-cell>
          <table:table-cell office:value-type="float" office:value="22278" table:style-name="ce425">
            <text:p>22 278</text:p>
          </table:table-cell>
          <table:table-cell office:value-type="float" office:value="31313" table:style-name="ce425">
            <text:p>31 313</text:p>
          </table:table-cell>
          <table:table-cell office:value-type="float" office:value="2312" table:style-name="ce425">
            <text:p>2 312</text:p>
          </table:table-cell>
          <table:table-cell office:value-type="float" office:value="10.377951342131251" table:style-name="ce426">
            <text:p>10,4</text:p>
          </table:table-cell>
          <table:table-cell office:value-type="float" office:value="-6723" table:style-name="ce425">
            <text:p>-6 723</text:p>
          </table:table-cell>
          <table:table-cell office:value-type="float" office:value="-21.470315843259989" table:style-name="ce426">
            <text:p>-21,5</text:p>
          </table:table-cell>
          <table:table-cell office:value-type="float" office:value="-13.49769051395387" table:style-name="ce429">
            <text:p>-13,5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0">
            <text:p>Açores</text:p>
          </table:table-cell>
          <table:table-cell office:value-type="float" office:value="6349" table:style-name="ce427">
            <text:p>6 349</text:p>
          </table:table-cell>
          <table:table-cell office:value-type="float" office:value="6295" table:style-name="ce425">
            <text:p>6 295</text:p>
          </table:table-cell>
          <table:table-cell office:value-type="float" office:value="6988" table:style-name="ce425">
            <text:p>6 988</text:p>
          </table:table-cell>
          <table:table-cell office:value-type="float" office:value="54" table:style-name="ce425">
            <text:p><text:s/>54</text:p>
          </table:table-cell>
          <table:table-cell office:value-type="float" office:value="0.857823669579031" table:style-name="ce426">
            <text:p>0,9</text:p>
          </table:table-cell>
          <table:table-cell office:value-type="float" office:value="-639" table:style-name="ce425">
            <text:p>- 639</text:p>
          </table:table-cell>
          <table:table-cell office:value-type="float" office:value="-9.144247281053234" table:style-name="ce426">
            <text:p>-9,1</text:p>
          </table:table-cell>
          <table:table-cell office:value-type="float" office:value="-13.49769051395387" table:style-name="ce429">
            <text:p>-13,5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office:value-type="string" table:style-name="ce431">
            <text:p>Madeira</text:p>
          </table:table-cell>
          <table:table-cell office:value-type="float" office:value="14482" table:style-name="ce432">
            <text:p>14 482</text:p>
          </table:table-cell>
          <table:table-cell office:value-type="float" office:value="15031" table:style-name="ce433">
            <text:p>15 031</text:p>
          </table:table-cell>
          <table:table-cell office:value-type="float" office:value="20116" table:style-name="ce433">
            <text:p>20 116</text:p>
          </table:table-cell>
          <table:table-cell office:value-type="float" office:value="-549" table:style-name="ce433">
            <text:p>- 549</text:p>
          </table:table-cell>
          <table:table-cell office:value-type="float" office:value="-3.6524516000266112" table:style-name="ce434">
            <text:p>-3,7</text:p>
          </table:table-cell>
          <table:table-cell office:value-type="float" office:value="-5634" table:style-name="ce433">
            <text:p>-5 634</text:p>
          </table:table-cell>
          <table:table-cell office:value-type="float" office:value="-28.007556174189702" table:style-name="ce434">
            <text:p>-28,0</text:p>
          </table:table-cell>
          <table:table-cell office:value-type="float" office:value="-13.49769051395387" table:style-name="ce429">
            <text:p>-13,5</text:p>
          </table:table-cell>
          <table:table-cell table:number-columns-repeated="2" table:style-name="ce277"/>
          <table:table-cell table:style-name="ce452"/>
          <table:table-cell table:number-columns-repeated="2" table:style-name="ce277"/>
          <table:table-cell table:number-columns-repeated="16369" table:style-name="ce276"/>
        </table:table-row>
        <table:table-row table:style-name="ro23">
          <table:table-cell/>
          <table:table-cell table:number-columns-repeated="5" table:style-name="ce281"/>
          <table:table-cell table:style-name="ce276"/>
          <table:table-cell table:number-columns-repeated="2" table:style-name="ce277"/>
          <table:table-cell table:style-name="ce278"/>
          <table:table-cell table:style-name="ce291"/>
          <table:table-cell table:style-name="ce308"/>
          <table:table-cell table:style-name="ce452"/>
          <table:table-cell table:style-name="ce307"/>
          <table:table-cell table:style-name="ce291"/>
          <table:table-cell table:number-columns-repeated="16369" table:style-name="ce276"/>
        </table:table-row>
        <table:table-row table:number-rows-repeated="2" table:style-name="ro23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91"/>
          <table:table-cell table:number-columns-repeated="16369" table:style-name="ce276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style-name="ce291"/>
          <table:table-cell table:number-columns-repeated="16369" table:style-name="ce276"/>
        </table:table-row>
        <table:table-row table:number-rows-repeated="2" table:style-name="ro23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4" table:style-name="ce277"/>
          <table:table-cell table:style-name="ce291"/>
          <table:table-cell table:number-columns-repeated="16369" table:style-name="ce276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2" table:style-name="ce277"/>
          <table:table-cell table:number-columns-repeated="16368"/>
        </table:table-row>
        <table:table-row table:number-rows-repeated="2" table:style-name="ro23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6" table:style-name="ce277"/>
          <table:table-cell table:number-columns-repeated="16368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2" table:style-name="ce277"/>
          <table:table-cell table:number-columns-repeated="16368"/>
        </table:table-row>
        <table:table-row table:number-rows-repeated="2" table:style-name="ro23">
          <table:table-cell/>
          <table:table-cell table:number-columns-repeated="6" table:style-name="ce276"/>
          <table:table-cell table:number-columns-repeated="2" table:style-name="ce277"/>
          <table:table-cell table:style-name="ce278"/>
          <table:table-cell table:number-columns-repeated="6" table:style-name="ce277"/>
          <table:table-cell table:number-columns-repeated="16368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2" table:style-name="ce277"/>
          <table:table-cell table:number-columns-repeated="16368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/>
          <table:table-cell table:number-columns-repeated="6" table:style-name="ce276"/>
          <table:table-cell table:number-columns-repeated="2" table:style-name="ce277"/>
          <table:table-cell table:number-columns-repeated="2" table:style-name="ce291"/>
          <table:table-cell table:style-name="ce308"/>
          <table:table-cell table:style-name="ce309"/>
          <table:table-cell table:style-name="ce307"/>
          <table:table-cell table:number-columns-repeated="16370"/>
        </table:table-row>
        <table:table-row table:style-name="ro23">
          <table:table-cell table:number-columns-repeated="16384"/>
        </table:table-row>
        <table:table-row table:style-name="ro23">
          <table:table-cell/>
          <table:table-cell office:value-type="string" table:style-name="ce276">
            <text:p><text:s text:c="4"/>(1) - Mês homólogo do ano anterior</text:p>
          </table:table-cell>
          <table:table-cell table:number-columns-repeated="5" table:style-name="ce276"/>
          <table:table-cell table:number-columns-repeated="2" table:style-name="ce277"/>
          <table:table-cell table:style-name="ce278"/>
          <table:table-cell table:number-columns-repeated="5" table:style-name="ce277"/>
          <table:table-cell table:number-columns-repeated="16369"/>
        </table:table-row>
        <table:table-row table:number-rows-repeated="1048473" table:style-name="ro23">
          <table:table-cell table:number-columns-repeated="16384"/>
        </table:table-row>
      </table:table>
      <table:table table:name="CPP" table:style-name="ta4">
        <table:table-column table:style-name="co34" table:default-cell-style-name="ce1"/>
        <table:table-column table:style-name="co35" table:default-cell-style-name="ce1"/>
        <table:table-column table:style-name="co26" table:number-columns-repeated="3" table:default-cell-style-name="ce1"/>
        <table:table-column table:style-name="co36" table:default-cell-style-name="ce1"/>
        <table:table-column table:style-name="co35" table:default-cell-style-name="ce1"/>
        <table:table-column table:style-name="co37" table:default-cell-style-name="ce1"/>
        <table:table-column table:style-name="co38" table:default-cell-style-name="ce1"/>
        <table:table-column table:style-name="co35" table:default-cell-style-name="ce1"/>
        <table:table-column table:style-name="co26" table:number-columns-repeated="3" table:default-cell-style-name="ce1"/>
        <table:table-column table:style-name="co39" table:default-cell-style-name="ce1"/>
        <table:table-column table:style-name="co35" table:default-cell-style-name="ce1"/>
        <table:table-column table:style-name="co40" table:number-columns-repeated="3" table:default-cell-style-name="ce1"/>
        <table:table-column table:style-name="co12" table:default-cell-style-name="ce1"/>
        <table:table-column table:style-name="co35" table:default-cell-style-name="ce1"/>
        <table:table-column table:style-name="co37" table:default-cell-style-name="ce1"/>
        <table:table-column table:style-name="co24" table:number-columns-repeated="16363" table:default-cell-style-name="ce1"/>
        <table:table-row table:style-name="ro28">
          <table:table-cell table:style-name="ce492"/>
          <table:table-cell table:number-columns-repeated="16383" table:style-name="ce492"/>
        </table:table-row>
        <table:table-row table:style-name="ro28">
          <table:table-cell table:style-name="ce492"/>
          <table:table-cell office:value-type="string" table:style-name="ce506">
            <text:p>CPP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11</text:p>
          </table:table-cell>
          <table:table-cell office:value-type="string" table:style-name="ce494">
            <text:p>202012</text:p>
          </table:table-cell>
          <table:table-cell table:number-columns-repeated="4" table:style-name="ce492"/>
          <table:table-cell office:value-type="string" table:style-name="ce506">
            <text:p>CPP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11</text:p>
          </table:table-cell>
          <table:table-cell office:value-type="string" table:style-name="ce494">
            <text:p>202012</text:p>
          </table:table-cell>
          <table:table-cell table:style-name="ce492"/>
          <table:table-cell office:value-type="string" table:style-name="ce506">
            <text:p>CPP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11</text:p>
          </table:table-cell>
          <table:table-cell office:value-type="string" table:style-name="ce494">
            <text:p>202012</text:p>
          </table:table-cell>
          <table:table-cell table:number-columns-repeated="16366" table:style-name="ce492"/>
        </table:table-row>
        <table:table-row table:style-name="ro28">
          <table:table-cell table:style-name="ce492"/>
          <table:table-cell office:value-type="string" table:style-name="ce507">
            <text:p>Desemprego no Fim</text:p>
          </table:table-cell>
          <table:table-cell office:value-type="float" office:value="327128" table:style-name="ce508">
            <text:p>327128</text:p>
          </table:table-cell>
          <table:table-cell office:value-type="float" office:value="324558" table:style-name="ce508">
            <text:p>324558</text:p>
          </table:table-cell>
          <table:table-cell office:value-type="float" office:value="375150" table:style-name="ce508">
            <text:p>375150</text:p>
          </table:table-cell>
          <table:table-cell table:style-name="ce492"/>
          <table:table-cell office:value-type="string" table:style-name="ce507">
            <text:p>Desemprego no Fim</text:p>
          </table:table-cell>
          <table:table-cell office:value-type="string" table:style-name="ce493">
            <text:p>var hom %</text:p>
          </table:table-cell>
          <table:table-cell table:style-name="ce492"/>
          <table:table-cell office:value-type="string" table:style-name="ce507">
            <text:p>Ofertas recebidas</text:p>
          </table:table-cell>
          <table:table-cell office:value-type="float" office:value="8706" table:style-name="ce500">
            <text:p>8706</text:p>
          </table:table-cell>
          <table:table-cell office:value-type="float" office:value="11133" table:style-name="ce500">
            <text:p>11133</text:p>
          </table:table-cell>
          <table:table-cell office:value-type="float" office:value="7601" table:style-name="ce500">
            <text:p>7601</text:p>
          </table:table-cell>
          <table:table-cell table:style-name="ce492"/>
          <table:table-cell office:value-type="string" table:style-name="ce507">
            <text:p>Colocações efetuadas</text:p>
          </table:table-cell>
          <table:table-cell office:value-type="float" office:value="5970" table:style-name="ce508">
            <text:p>5970</text:p>
          </table:table-cell>
          <table:table-cell office:value-type="float" office:value="7253" table:style-name="ce508">
            <text:p>7253</text:p>
          </table:table-cell>
          <table:table-cell office:value-type="float" office:value="4509" table:style-name="ce508">
            <text:p>4509</text:p>
          </table:table-cell>
          <table:table-cell table:style-name="ce492"/>
          <table:table-cell office:value-type="string" table:style-name="ce507">
            <text:p>Colocações efetuadas</text:p>
          </table:table-cell>
          <table:table-cell office:value-type="string" table:style-name="ce493">
            <text:p>var hom val abs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1- Repres. poder legisla., órgãos exec., dirig., dir. e gestores execu.</text:p>
          </table:table-cell>
          <table:table-cell office:value-type="float" office:value="8406" table:style-name="ce510">
            <text:p>8406</text:p>
          </table:table-cell>
          <table:table-cell office:value-type="float" office:value="8468" table:style-name="ce510">
            <text:p>8468</text:p>
          </table:table-cell>
          <table:table-cell office:value-type="float" office:value="9046" table:style-name="ce510">
            <text:p>9046</text:p>
          </table:table-cell>
          <table:table-cell table:style-name="ce492"/>
          <table:table-cell office:value-type="string" table:style-name="ce509">
            <text:p>5- Trab. serviços pessoais, de proteção e segurança e vendedores</text:p>
          </table:table-cell>
          <table:table-cell office:value-type="float" office:value="-16.780760331371201" table:style-name="ce511">
            <text:p>-16,8</text:p>
          </table:table-cell>
          <table:table-cell table:style-name="ce492"/>
          <table:table-cell office:value-type="string" table:style-name="ce509">
            <text:p>1- Repres. poder legisla., órgãos exec., dirig., dir. e gestores execu.</text:p>
          </table:table-cell>
          <table:table-cell office:value-type="float" office:value="110" table:style-name="ce496">
            <text:p>110</text:p>
          </table:table-cell>
          <table:table-cell office:value-type="float" office:value="88" table:style-name="ce496">
            <text:p>88</text:p>
          </table:table-cell>
          <table:table-cell office:value-type="float" office:value="127" table:style-name="ce496">
            <text:p>127</text:p>
          </table:table-cell>
          <table:table-cell table:style-name="ce492"/>
          <table:table-cell office:value-type="string" table:style-name="ce512">
            <text:p>1- Repres. poder legisla., órgãos exec., dirig., dir. e gestores execu.</text:p>
          </table:table-cell>
          <table:table-cell office:value-type="float" office:value="63" table:style-name="ce510">
            <text:p>63</text:p>
          </table:table-cell>
          <table:table-cell office:value-type="float" office:value="49" table:style-name="ce510">
            <text:p>49</text:p>
          </table:table-cell>
          <table:table-cell office:value-type="float" office:value="39" table:style-name="ce510">
            <text:p>39</text:p>
          </table:table-cell>
          <table:table-cell table:style-name="ce492"/>
          <table:table-cell office:value-type="string" table:style-name="ce495">
            <text:p>6- Agricultores e trab. qualificados da agric., <text:s/>pesca e floresta</text:p>
          </table:table-cell>
          <table:table-cell office:value-type="float" office:value="-1" table:style-name="ce513">
            <text:p>-1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2- Especialistas das atividades intelectuais e científicas</text:p>
          </table:table-cell>
          <table:table-cell office:value-type="float" office:value="34887" table:style-name="ce514">
            <text:p>34887</text:p>
          </table:table-cell>
          <table:table-cell office:value-type="float" office:value="36272" table:style-name="ce514">
            <text:p>36272</text:p>
          </table:table-cell>
          <table:table-cell office:value-type="float" office:value="39195" table:style-name="ce514">
            <text:p>39195</text:p>
          </table:table-cell>
          <table:table-cell table:style-name="ce492"/>
          <table:table-cell office:value-type="string" table:style-name="ce509">
            <text:p>7- Trabalhadores qualificados da indústria, construção e artífices</text:p>
          </table:table-cell>
          <table:table-cell office:value-type="float" office:value="-16.165208587523701" table:style-name="ce511">
            <text:p>-16,2</text:p>
          </table:table-cell>
          <table:table-cell table:style-name="ce492"/>
          <table:table-cell office:value-type="string" table:style-name="ce509">
            <text:p>2- Especialistas das atividades intelectuais e científicas</text:p>
          </table:table-cell>
          <table:table-cell office:value-type="float" office:value="956" table:style-name="ce515">
            <text:p>956</text:p>
          </table:table-cell>
          <table:table-cell office:value-type="float" office:value="943" table:style-name="ce515">
            <text:p>943</text:p>
          </table:table-cell>
          <table:table-cell office:value-type="float" office:value="873" table:style-name="ce515">
            <text:p>873</text:p>
          </table:table-cell>
          <table:table-cell table:style-name="ce492"/>
          <table:table-cell office:value-type="string" table:style-name="ce512">
            <text:p>2- Especialistas das atividades intelectuais e científicas</text:p>
          </table:table-cell>
          <table:table-cell office:value-type="float" office:value="667" table:style-name="ce514">
            <text:p>667</text:p>
          </table:table-cell>
          <table:table-cell office:value-type="float" office:value="728" table:style-name="ce514">
            <text:p>728</text:p>
          </table:table-cell>
          <table:table-cell office:value-type="float" office:value="429" table:style-name="ce514">
            <text:p>429</text:p>
          </table:table-cell>
          <table:table-cell table:style-name="ce492"/>
          <table:table-cell office:value-type="string" table:style-name="ce495">
            <text:p>1- Repres. poder legisla., órgãos exec., dirig., dir. e gestores execu.</text:p>
          </table:table-cell>
          <table:table-cell office:value-type="float" office:value="24" table:style-name="ce513">
            <text:p>24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3- Técnicos e profissões de nível intermédio</text:p>
          </table:table-cell>
          <table:table-cell office:value-type="float" office:value="30876" table:style-name="ce510">
            <text:p>30876</text:p>
          </table:table-cell>
          <table:table-cell office:value-type="float" office:value="31107" table:style-name="ce510">
            <text:p>31107</text:p>
          </table:table-cell>
          <table:table-cell office:value-type="float" office:value="33838" table:style-name="ce510">
            <text:p>33838</text:p>
          </table:table-cell>
          <table:table-cell table:style-name="ce492"/>
          <table:table-cell office:value-type="string" table:style-name="ce509">
            <text:p>8- Operadores de instalações e máquinas e trab. da montagem</text:p>
          </table:table-cell>
          <table:table-cell office:value-type="float" office:value="-15.682520342891999" table:style-name="ce511">
            <text:p>-15,7</text:p>
          </table:table-cell>
          <table:table-cell table:style-name="ce492"/>
          <table:table-cell office:value-type="string" table:style-name="ce509">
            <text:p>3- Técnicos e profissões de nível intermédio</text:p>
          </table:table-cell>
          <table:table-cell office:value-type="float" office:value="911" table:style-name="ce496">
            <text:p>911</text:p>
          </table:table-cell>
          <table:table-cell office:value-type="float" office:value="826" table:style-name="ce496">
            <text:p>826</text:p>
          </table:table-cell>
          <table:table-cell office:value-type="float" office:value="741" table:style-name="ce496">
            <text:p>741</text:p>
          </table:table-cell>
          <table:table-cell table:style-name="ce492"/>
          <table:table-cell office:value-type="string" table:style-name="ce512">
            <text:p>3- Técnicos e profissões de nível intermédio</text:p>
          </table:table-cell>
          <table:table-cell office:value-type="float" office:value="522" table:style-name="ce510">
            <text:p>522</text:p>
          </table:table-cell>
          <table:table-cell office:value-type="float" office:value="578" table:style-name="ce510">
            <text:p>578</text:p>
          </table:table-cell>
          <table:table-cell office:value-type="float" office:value="408" table:style-name="ce510">
            <text:p>408</text:p>
          </table:table-cell>
          <table:table-cell table:style-name="ce492"/>
          <table:table-cell office:value-type="string" table:style-name="ce495">
            <text:p>8- Operadores de instalações e máquinas e trab. da montagem</text:p>
          </table:table-cell>
          <table:table-cell office:value-type="float" office:value="88" table:style-name="ce513">
            <text:p>88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4- Pessoal administrativo</text:p>
          </table:table-cell>
          <table:table-cell office:value-type="float" office:value="38036" table:style-name="ce514">
            <text:p>38036</text:p>
          </table:table-cell>
          <table:table-cell office:value-type="float" office:value="38349" table:style-name="ce514">
            <text:p>38349</text:p>
          </table:table-cell>
          <table:table-cell office:value-type="float" office:value="42909" table:style-name="ce514">
            <text:p>42909</text:p>
          </table:table-cell>
          <table:table-cell table:style-name="ce492"/>
          <table:table-cell office:value-type="string" table:style-name="ce509">
            <text:p>9- Trabalhadores não qualificados</text:p>
          </table:table-cell>
          <table:table-cell office:value-type="float" office:value="-11.3831336572091" table:style-name="ce511">
            <text:p>-11,4</text:p>
          </table:table-cell>
          <table:table-cell table:style-name="ce492"/>
          <table:table-cell office:value-type="string" table:style-name="ce509">
            <text:p>4- Pessoal administrativo</text:p>
          </table:table-cell>
          <table:table-cell office:value-type="float" office:value="827" table:style-name="ce515">
            <text:p>827</text:p>
          </table:table-cell>
          <table:table-cell office:value-type="float" office:value="991" table:style-name="ce515">
            <text:p>991</text:p>
          </table:table-cell>
          <table:table-cell office:value-type="float" office:value="721" table:style-name="ce515">
            <text:p>721</text:p>
          </table:table-cell>
          <table:table-cell table:style-name="ce492"/>
          <table:table-cell office:value-type="string" table:style-name="ce512">
            <text:p>4- Pessoal administrativo</text:p>
          </table:table-cell>
          <table:table-cell office:value-type="float" office:value="650" table:style-name="ce514">
            <text:p>650</text:p>
          </table:table-cell>
          <table:table-cell office:value-type="float" office:value="783" table:style-name="ce514">
            <text:p>783</text:p>
          </table:table-cell>
          <table:table-cell office:value-type="float" office:value="505" table:style-name="ce514">
            <text:p>505</text:p>
          </table:table-cell>
          <table:table-cell table:style-name="ce492"/>
          <table:table-cell office:value-type="string" table:style-name="ce495">
            <text:p>7- Trabalhadores qualificados da indústria, construção e artífices</text:p>
          </table:table-cell>
          <table:table-cell office:value-type="float" office:value="103" table:style-name="ce513">
            <text:p>103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5- Trab. serviços pessoais, de proteção e segurança e vendedores</text:p>
          </table:table-cell>
          <table:table-cell office:value-type="float" office:value="69414" table:style-name="ce510">
            <text:p>69414</text:p>
          </table:table-cell>
          <table:table-cell office:value-type="float" office:value="69279" table:style-name="ce510">
            <text:p>69279</text:p>
          </table:table-cell>
          <table:table-cell office:value-type="float" office:value="83411" table:style-name="ce510">
            <text:p>83411</text:p>
          </table:table-cell>
          <table:table-cell table:style-name="ce492"/>
          <table:table-cell office:value-type="string" table:style-name="ce509">
            <text:p>4- Pessoal administrativo</text:p>
          </table:table-cell>
          <table:table-cell office:value-type="float" office:value="-11.3565918571861" table:style-name="ce511">
            <text:p>-11,4</text:p>
          </table:table-cell>
          <table:table-cell table:style-name="ce492"/>
          <table:table-cell office:value-type="string" table:style-name="ce509">
            <text:p>5- Trab. serviços pessoais, de proteção e segurança e vendedores</text:p>
          </table:table-cell>
          <table:table-cell office:value-type="float" office:value="1921" table:style-name="ce496">
            <text:p>1921</text:p>
          </table:table-cell>
          <table:table-cell office:value-type="float" office:value="2519" table:style-name="ce496">
            <text:p>2519</text:p>
          </table:table-cell>
          <table:table-cell office:value-type="float" office:value="1324" table:style-name="ce496">
            <text:p>1324</text:p>
          </table:table-cell>
          <table:table-cell table:style-name="ce492"/>
          <table:table-cell office:value-type="string" table:style-name="ce512">
            <text:p>5- Trab. serviços pessoais, de proteção e segurança e vendedores</text:p>
          </table:table-cell>
          <table:table-cell office:value-type="float" office:value="1315" table:style-name="ce510">
            <text:p>1315</text:p>
          </table:table-cell>
          <table:table-cell office:value-type="float" office:value="1573" table:style-name="ce510">
            <text:p>1573</text:p>
          </table:table-cell>
          <table:table-cell office:value-type="float" office:value="869" table:style-name="ce510">
            <text:p>869</text:p>
          </table:table-cell>
          <table:table-cell table:style-name="ce492"/>
          <table:table-cell office:value-type="string" table:style-name="ce495">
            <text:p>3- Técnicos e profissões de nível intermédio</text:p>
          </table:table-cell>
          <table:table-cell office:value-type="float" office:value="114" table:style-name="ce513">
            <text:p>114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6- Agricultores e trab. qualificados da agric., <text:s/>pesca e floresta</text:p>
          </table:table-cell>
          <table:table-cell office:value-type="float" office:value="10330" table:style-name="ce514">
            <text:p>10330</text:p>
          </table:table-cell>
          <table:table-cell office:value-type="float" office:value="9436" table:style-name="ce514">
            <text:p>9436</text:p>
          </table:table-cell>
          <table:table-cell office:value-type="float" office:value="11004" table:style-name="ce514">
            <text:p>11004</text:p>
          </table:table-cell>
          <table:table-cell table:style-name="ce492"/>
          <table:table-cell office:value-type="string" table:style-name="ce509">
            <text:p>2- Especialistas das atividades intelectuais e científicas</text:p>
          </table:table-cell>
          <table:table-cell office:value-type="float" office:value="-10.991197856869499" table:style-name="ce511">
            <text:p>-11,0</text:p>
          </table:table-cell>
          <table:table-cell table:style-name="ce492"/>
          <table:table-cell office:value-type="string" table:style-name="ce509">
            <text:p>6- Agricultores e trab. qualificados da agric., <text:s/>pesca e floresta</text:p>
          </table:table-cell>
          <table:table-cell office:value-type="float" office:value="196" table:style-name="ce515">
            <text:p>196</text:p>
          </table:table-cell>
          <table:table-cell office:value-type="float" office:value="259" table:style-name="ce515">
            <text:p>259</text:p>
          </table:table-cell>
          <table:table-cell office:value-type="float" office:value="115" table:style-name="ce515">
            <text:p>115</text:p>
          </table:table-cell>
          <table:table-cell table:style-name="ce492"/>
          <table:table-cell office:value-type="string" table:style-name="ce512">
            <text:p>6- Agricultores e trab. qualificados da agric., <text:s/>pesca e floresta</text:p>
          </table:table-cell>
          <table:table-cell office:value-type="float" office:value="83" table:style-name="ce514">
            <text:p>83</text:p>
          </table:table-cell>
          <table:table-cell office:value-type="float" office:value="167" table:style-name="ce514">
            <text:p>167</text:p>
          </table:table-cell>
          <table:table-cell office:value-type="float" office:value="84" table:style-name="ce514">
            <text:p>84</text:p>
          </table:table-cell>
          <table:table-cell table:style-name="ce492"/>
          <table:table-cell office:value-type="string" table:style-name="ce495">
            <text:p>4- Pessoal administrativo</text:p>
          </table:table-cell>
          <table:table-cell office:value-type="float" office:value="145" table:style-name="ce513">
            <text:p>145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7- Trabalhadores qualificados da indústria, construção e artífices</text:p>
          </table:table-cell>
          <table:table-cell office:value-type="float" office:value="32294" table:style-name="ce510">
            <text:p>32294</text:p>
          </table:table-cell>
          <table:table-cell office:value-type="float" office:value="31171" table:style-name="ce510">
            <text:p>31171</text:p>
          </table:table-cell>
          <table:table-cell office:value-type="float" office:value="38521" table:style-name="ce510">
            <text:p>38521</text:p>
          </table:table-cell>
          <table:table-cell table:style-name="ce492"/>
          <table:table-cell office:value-type="string" table:style-name="ce509">
            <text:p>3- Técnicos e profissões de nível intermédio</text:p>
          </table:table-cell>
          <table:table-cell office:value-type="float" office:value="-8.7534724274484308" table:style-name="ce511">
            <text:p>-8,8</text:p>
          </table:table-cell>
          <table:table-cell table:style-name="ce492"/>
          <table:table-cell office:value-type="string" table:style-name="ce509">
            <text:p>7- Trabalhadores qualificados da indústria, construção e artífices</text:p>
          </table:table-cell>
          <table:table-cell office:value-type="float" office:value="1364" table:style-name="ce496">
            <text:p>1364</text:p>
          </table:table-cell>
          <table:table-cell office:value-type="float" office:value="1977" table:style-name="ce496">
            <text:p>1977</text:p>
          </table:table-cell>
          <table:table-cell office:value-type="float" office:value="1312" table:style-name="ce496">
            <text:p>1312</text:p>
          </table:table-cell>
          <table:table-cell table:style-name="ce492"/>
          <table:table-cell office:value-type="string" table:style-name="ce512">
            <text:p>7- Trabalhadores qualificados da indústria, construção e artífices</text:p>
          </table:table-cell>
          <table:table-cell office:value-type="float" office:value="771" table:style-name="ce510">
            <text:p>771</text:p>
          </table:table-cell>
          <table:table-cell office:value-type="float" office:value="913" table:style-name="ce510">
            <text:p>913</text:p>
          </table:table-cell>
          <table:table-cell office:value-type="float" office:value="668" table:style-name="ce510">
            <text:p>668</text:p>
          </table:table-cell>
          <table:table-cell table:style-name="ce492"/>
          <table:table-cell office:value-type="string" table:style-name="ce495">
            <text:p>2- Especialistas das atividades intelectuais e científicas</text:p>
          </table:table-cell>
          <table:table-cell office:value-type="float" office:value="238" table:style-name="ce513">
            <text:p>238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8- Operadores de instalações e máquinas e trab. da montagem</text:p>
          </table:table-cell>
          <table:table-cell office:value-type="float" office:value="19377" table:style-name="ce514">
            <text:p>19377</text:p>
          </table:table-cell>
          <table:table-cell office:value-type="float" office:value="18863" table:style-name="ce514">
            <text:p>18863</text:p>
          </table:table-cell>
          <table:table-cell office:value-type="float" office:value="22981" table:style-name="ce514">
            <text:p>22981</text:p>
          </table:table-cell>
          <table:table-cell table:style-name="ce492"/>
          <table:table-cell office:value-type="string" table:style-name="ce509">
            <text:p>1- Repres. poder legisla., órgãos exec., dirig., dir. e gestores execu.</text:p>
          </table:table-cell>
          <table:table-cell office:value-type="float" office:value="-7.0749502542560299" table:style-name="ce511">
            <text:p>-7,1</text:p>
          </table:table-cell>
          <table:table-cell table:style-name="ce492"/>
          <table:table-cell office:value-type="string" table:style-name="ce509">
            <text:p>8- Operadores de instalações e máquinas e trab. da montagem</text:p>
          </table:table-cell>
          <table:table-cell office:value-type="float" office:value="749" table:style-name="ce515">
            <text:p>749</text:p>
          </table:table-cell>
          <table:table-cell office:value-type="float" office:value="1095" table:style-name="ce515">
            <text:p>1095</text:p>
          </table:table-cell>
          <table:table-cell office:value-type="float" office:value="630" table:style-name="ce515">
            <text:p>630</text:p>
          </table:table-cell>
          <table:table-cell table:style-name="ce492"/>
          <table:table-cell office:value-type="string" table:style-name="ce512">
            <text:p>8- Operadores de instalações e máquinas e trab. da montagem</text:p>
          </table:table-cell>
          <table:table-cell office:value-type="float" office:value="530" table:style-name="ce514">
            <text:p>530</text:p>
          </table:table-cell>
          <table:table-cell office:value-type="float" office:value="704" table:style-name="ce514">
            <text:p>704</text:p>
          </table:table-cell>
          <table:table-cell office:value-type="float" office:value="442" table:style-name="ce514">
            <text:p>442</text:p>
          </table:table-cell>
          <table:table-cell table:style-name="ce492"/>
          <table:table-cell office:value-type="string" table:style-name="ce495">
            <text:p>9- Trabalhadores não qualificados</text:p>
          </table:table-cell>
          <table:table-cell office:value-type="float" office:value="307" table:style-name="ce513">
            <text:p>307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9- Trabalhadores não qualificados</text:p>
          </table:table-cell>
          <table:table-cell office:value-type="float" office:value="83361" table:style-name="ce510">
            <text:p>83361</text:p>
          </table:table-cell>
          <table:table-cell office:value-type="float" office:value="81450" table:style-name="ce510">
            <text:p>81450</text:p>
          </table:table-cell>
          <table:table-cell office:value-type="float" office:value="94069" table:style-name="ce510">
            <text:p>94069</text:p>
          </table:table-cell>
          <table:table-cell table:style-name="ce492"/>
          <table:table-cell office:value-type="string" table:style-name="ce509">
            <text:p>6- Agricultores e trab. qualificados da agric., <text:s/>pesca e floresta</text:p>
          </table:table-cell>
          <table:table-cell office:value-type="float" office:value="-6.1250454380225401" table:style-name="ce511">
            <text:p>-6,1</text:p>
          </table:table-cell>
          <table:table-cell table:style-name="ce492"/>
          <table:table-cell office:value-type="string" table:style-name="ce509">
            <text:p>9- Trabalhadores não qualificados</text:p>
          </table:table-cell>
          <table:table-cell office:value-type="float" office:value="1672" table:style-name="ce496">
            <text:p>1672</text:p>
          </table:table-cell>
          <table:table-cell office:value-type="float" office:value="2427" table:style-name="ce496">
            <text:p>2427</text:p>
          </table:table-cell>
          <table:table-cell office:value-type="float" office:value="1757" table:style-name="ce496">
            <text:p>1757</text:p>
          </table:table-cell>
          <table:table-cell table:style-name="ce492"/>
          <table:table-cell office:value-type="string" table:style-name="ce512">
            <text:p>9- Trabalhadores não qualificados</text:p>
          </table:table-cell>
          <table:table-cell office:value-type="float" office:value="1369" table:style-name="ce510">
            <text:p>1369</text:p>
          </table:table-cell>
          <table:table-cell office:value-type="float" office:value="1752" table:style-name="ce510">
            <text:p>1752</text:p>
          </table:table-cell>
          <table:table-cell office:value-type="float" office:value="1062" table:style-name="ce510">
            <text:p>1062</text:p>
          </table:table-cell>
          <table:table-cell table:style-name="ce492"/>
          <table:table-cell office:value-type="string" table:style-name="ce495">
            <text:p>5- Trab. serviços pessoais, de proteção e segurança e vendedores</text:p>
          </table:table-cell>
          <table:table-cell office:value-type="float" office:value="446" table:style-name="ce513">
            <text:p>446</text:p>
          </table:table-cell>
          <table:table-cell table:number-columns-repeated="16363" table:style-name="ce492"/>
        </table:table-row>
        <table:table-row table:style-name="ro28">
          <table:table-cell table:style-name="ce492"/>
          <table:table-cell office:value-type="string" table:style-name="ce509">
            <text:p>0- Profissões das Forças Armadas</text:p>
          </table:table-cell>
          <table:table-cell office:value-type="float" office:value="144" table:style-name="ce514">
            <text:p>144</text:p>
          </table:table-cell>
          <table:table-cell office:value-type="float" office:value="160" table:style-name="ce514">
            <text:p>160</text:p>
          </table:table-cell>
          <table:table-cell office:value-type="float" office:value="163" table:style-name="ce514">
            <text:p>163</text:p>
          </table:table-cell>
          <table:table-cell table:number-columns-repeated="4" table:style-name="ce492"/>
          <table:table-cell office:value-type="string" table:style-name="ce509">
            <text:p>0- Profissões das Forças Armadas</text:p>
          </table:table-cell>
          <table:table-cell office:value-type="float" office:value="0" table:style-name="ce515">
            <text:p>0</text:p>
          </table:table-cell>
          <table:table-cell office:value-type="float" office:value="8" table:style-name="ce515">
            <text:p>8</text:p>
          </table:table-cell>
          <table:table-cell office:value-type="float" office:value="1" table:style-name="ce515">
            <text:p>1</text:p>
          </table:table-cell>
          <table:table-cell table:style-name="ce492"/>
          <table:table-cell office:value-type="string" table:style-name="ce512">
            <text:p>0- Profissões das Forças Armadas</text:p>
          </table:table-cell>
          <table:table-cell office:value-type="float" office:value="0" table:style-name="ce514">
            <text:p>/</text:p>
          </table:table-cell>
          <table:table-cell office:value-type="float" office:value="6" table:style-name="ce514">
            <text:p>6</text:p>
          </table:table-cell>
          <table:table-cell office:value-type="float" office:value="3" table:style-name="ce514">
            <text:p>3</text:p>
          </table:table-cell>
          <table:table-cell table:number-columns-repeated="16366" table:style-name="ce492"/>
        </table:table-row>
        <table:table-row table:style-name="ro28">
          <table:table-cell table:style-name="ce492"/>
          <table:table-cell table:style-name="ce509"/>
          <table:table-cell office:value-type="float" office:value="3" table:style-name="ce510">
            <text:p>3</text:p>
          </table:table-cell>
          <table:table-cell office:value-type="float" office:value="3" table:style-name="ce510">
            <text:p>3</text:p>
          </table:table-cell>
          <table:table-cell office:value-type="float" office:value="13" table:style-name="ce510">
            <text:p>13</text:p>
          </table:table-cell>
          <table:table-cell table:number-columns-repeated="16379" table:style-name="ce492"/>
        </table:table-row>
        <table:table-row table:number-rows-repeated="2" table:style-name="ro28">
          <table:table-cell/>
          <table:table-cell table:number-columns-repeated="16383" table:style-name="ce1"/>
        </table:table-row>
        <table:table-row table:number-rows-repeated="7" table:style-name="ro28">
          <table:table-cell table:number-columns-repeated="16384"/>
        </table:table-row>
        <table:table-row table:number-rows-repeated="1048553" table:style-name="ro14">
          <table:table-cell table:number-columns-repeated="16384"/>
        </table:table-row>
      </table:table>
      <table:table table:name="CAE" table:style-name="ta5">
        <table:table-column table:style-name="co41" table:default-cell-style-name="ce1"/>
        <table:table-column table:style-name="co42" table:default-cell-style-name="ce1"/>
        <table:table-column table:style-name="co26" table:number-columns-repeated="4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26" table:default-cell-style-name="ce1"/>
        <table:table-column table:style-name="co46" table:default-cell-style-name="ce1"/>
        <table:table-column table:style-name="co47" table:default-cell-style-name="ce1"/>
        <table:table-column table:style-name="co26" table:number-columns-repeated="4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6" table:default-cell-style-name="ce1"/>
        <table:table-column table:style-name="co51" table:default-cell-style-name="ce1"/>
        <table:table-column table:style-name="co52" table:default-cell-style-name="ce1"/>
        <table:table-column table:style-name="co26" table:number-columns-repeated="4" table:default-cell-style-name="ce1"/>
        <table:table-column table:style-name="co24" table:number-columns-repeated="16358" table:default-cell-style-name="ce1"/>
        <table:table-row table:style-name="ro29">
          <table:table-cell table:style-name="ce492"/>
          <table:table-cell table:number-columns-repeated="16383" table:style-name="ce492"/>
        </table:table-row>
        <table:table-row table:style-name="ro30">
          <table:table-cell table:style-name="ce492"/>
          <table:table-cell table:style-name="ce516"/>
          <table:table-cell office:value-type="string" table:style-name="ce506">
            <text:p>CAE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11</text:p>
          </table:table-cell>
          <table:table-cell office:value-type="string" table:style-name="ce494">
            <text:p>202012</text:p>
          </table:table-cell>
          <table:table-cell table:number-columns-repeated="5" table:style-name="ce492"/>
          <table:table-cell table:style-name="ce506"/>
          <table:table-cell office:value-type="string" table:style-name="ce506">
            <text:p>CAE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11</text:p>
          </table:table-cell>
          <table:table-cell office:value-type="string" table:style-name="ce494">
            <text:p>202012</text:p>
          </table:table-cell>
          <table:table-cell table:number-columns-repeated="5" table:style-name="ce492"/>
          <table:table-cell table:style-name="ce506"/>
          <table:table-cell office:value-type="string" table:style-name="ce506">
            <text:p>CAE</text:p>
          </table:table-cell>
          <table:table-cell office:value-type="string" table:style-name="ce494">
            <text:p>202112</text:p>
          </table:table-cell>
          <table:table-cell office:value-type="string" table:style-name="ce494">
            <text:p>202111</text:p>
          </table:table-cell>
          <table:table-cell office:value-type="string" table:style-name="ce494">
            <text:p>202012</text:p>
          </table:table-cell>
          <table:table-cell table:number-columns-repeated="16358" table:style-name="ce492"/>
        </table:table-row>
        <table:table-row table:style-name="ro31">
          <table:table-cell table:style-name="ce492"/>
          <table:table-cell table:style-name="ce492"/>
          <table:table-cell office:value-type="string" table:style-name="ce507">
            <text:p>Desemprego no Fim</text:p>
          </table:table-cell>
          <table:table-cell office:value-type="float" office:value="297229" table:style-name="ce500">
            <text:p>297229</text:p>
          </table:table-cell>
          <table:table-cell office:value-type="float" office:value="293346" table:style-name="ce500">
            <text:p>293346</text:p>
          </table:table-cell>
          <table:table-cell office:value-type="float" office:value="343770" table:style-name="ce500">
            <text:p>343770</text:p>
          </table:table-cell>
          <table:table-cell table:style-name="ce492"/>
          <table:table-cell table:style-name="ce493"/>
          <table:table-cell office:value-type="string" table:style-name="ce507">
            <text:p>Desemprego no Fim</text:p>
          </table:table-cell>
          <table:table-cell office:value-type="string" table:style-name="ce517">
            <text:p>var hom %</text:p>
          </table:table-cell>
          <table:table-cell table:style-name="ce492"/>
          <table:table-cell table:style-name="ce507"/>
          <table:table-cell office:value-type="string" table:style-name="ce507">
            <text:p>Ofertas recebidas</text:p>
          </table:table-cell>
          <table:table-cell office:value-type="float" office:value="8706" table:style-name="ce500">
            <text:p>8706</text:p>
          </table:table-cell>
          <table:table-cell office:value-type="float" office:value="11133" table:style-name="ce500">
            <text:p>11133</text:p>
          </table:table-cell>
          <table:table-cell office:value-type="float" office:value="7601" table:style-name="ce500">
            <text:p>7601</text:p>
          </table:table-cell>
          <table:table-cell table:style-name="ce492"/>
          <table:table-cell table:style-name="ce493"/>
          <table:table-cell office:value-type="string" table:style-name="ce507">
            <text:p>Ofertas recebidas</text:p>
          </table:table-cell>
          <table:table-cell office:value-type="string" table:style-name="ce517">
            <text:p>var hom val abs</text:p>
          </table:table-cell>
          <table:table-cell table:style-name="ce492"/>
          <table:table-cell table:style-name="ce507"/>
          <table:table-cell office:value-type="string" table:style-name="ce507">
            <text:p>Colocações efetuadas</text:p>
          </table:table-cell>
          <table:table-cell office:value-type="float" office:value="5970" table:style-name="ce500">
            <text:p>5970</text:p>
          </table:table-cell>
          <table:table-cell office:value-type="float" office:value="7253" table:style-name="ce500">
            <text:p>7253</text:p>
          </table:table-cell>
          <table:table-cell office:value-type="float" office:value="4509" table:style-name="ce500">
            <text:p>4509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1</text:p>
          </table:table-cell>
          <table:table-cell office:value-type="string" table:style-name="ce509">
            <text:p>Agricultura, produção animal, caça, floresta e pesca</text:p>
          </table:table-cell>
          <table:table-cell office:value-type="float" office:value="13623" table:style-name="ce496">
            <text:p>13623</text:p>
          </table:table-cell>
          <table:table-cell office:value-type="float" office:value="12428" table:style-name="ce496">
            <text:p>12428</text:p>
          </table:table-cell>
          <table:table-cell office:value-type="float" office:value="15266" table:style-name="ce496">
            <text:p>15266</text:p>
          </table:table-cell>
          <table:table-cell table:style-name="ce492"/>
          <table:table-cell office:value-type="string" table:style-name="ce509">
            <text:p>07</text:p>
          </table:table-cell>
          <table:table-cell office:value-type="string" table:style-name="ce509">
            <text:p>Indústria do couro e dos produtos do couro</text:p>
          </table:table-cell>
          <table:table-cell office:value-type="float" office:value="-30.033670033669999" table:style-name="ce518">
            <text:p>-30,0</text:p>
          </table:table-cell>
          <table:table-cell table:style-name="ce492"/>
          <table:table-cell office:value-type="string" table:style-name="ce509">
            <text:p>01</text:p>
          </table:table-cell>
          <table:table-cell office:value-type="string" table:style-name="ce509">
            <text:p>Agricultura, produção animal, caça, floresta e pesca</text:p>
          </table:table-cell>
          <table:table-cell office:value-type="float" office:value="251" table:style-name="ce496">
            <text:p>251</text:p>
          </table:table-cell>
          <table:table-cell office:value-type="float" office:value="299" table:style-name="ce496">
            <text:p>299</text:p>
          </table:table-cell>
          <table:table-cell office:value-type="float" office:value="162" table:style-name="ce496">
            <text:p>162</text:p>
          </table:table-cell>
          <table:table-cell table:style-name="ce492"/>
          <table:table-cell office:value-type="string" table:style-name="ce509">
            <text:p>25</text:p>
          </table:table-cell>
          <table:table-cell office:value-type="string" table:style-name="ce509">
            <text:p>Atividades imobiliárias, administrativas e dos serviços de apoio</text:p>
          </table:table-cell>
          <table:table-cell office:value-type="float" office:value="-381" table:style-name="ce496">
            <text:p>-381</text:p>
          </table:table-cell>
          <table:table-cell table:style-name="ce492"/>
          <table:table-cell office:value-type="string" table:style-name="ce509">
            <text:p>01</text:p>
          </table:table-cell>
          <table:table-cell office:value-type="string" table:style-name="ce509">
            <text:p>Agricultura, produção animal, caça, floresta e pesca</text:p>
          </table:table-cell>
          <table:table-cell office:value-type="float" office:value="119" table:style-name="ce496">
            <text:p>119</text:p>
          </table:table-cell>
          <table:table-cell office:value-type="float" office:value="215" table:style-name="ce496">
            <text:p>215</text:p>
          </table:table-cell>
          <table:table-cell office:value-type="float" office:value="87" table:style-name="ce496">
            <text:p>87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2</text:p>
          </table:table-cell>
          <table:table-cell office:value-type="string" table:style-name="ce509">
            <text:p>Indústria, energia e água e construção</text:p>
          </table:table-cell>
          <table:table-cell office:value-type="float" office:value="57865" table:style-name="ce515">
            <text:p>57865</text:p>
          </table:table-cell>
          <table:table-cell office:value-type="float" office:value="57554" table:style-name="ce515">
            <text:p>57554</text:p>
          </table:table-cell>
          <table:table-cell office:value-type="float" office:value="69527" table:style-name="ce515">
            <text:p>69527</text:p>
          </table:table-cell>
          <table:table-cell table:style-name="ce492"/>
          <table:table-cell office:value-type="string" table:style-name="ce509">
            <text:p>22</text:p>
          </table:table-cell>
          <table:table-cell office:value-type="string" table:style-name="ce509">
            <text:p>Alojamento, restauração e similares</text:p>
          </table:table-cell>
          <table:table-cell office:value-type="float" office:value="-25.036112934996702" table:style-name="ce519">
            <text:p>-25,0</text:p>
          </table:table-cell>
          <table:table-cell table:style-name="ce492"/>
          <table:table-cell office:value-type="string" table:style-name="ce509">
            <text:p>02</text:p>
          </table:table-cell>
          <table:table-cell office:value-type="string" table:style-name="ce509">
            <text:p>Indústria, energia e água e construção</text:p>
          </table:table-cell>
          <table:table-cell office:value-type="float" office:value="2356" table:style-name="ce515">
            <text:p>2356</text:p>
          </table:table-cell>
          <table:table-cell office:value-type="float" office:value="3309" table:style-name="ce515">
            <text:p>3309</text:p>
          </table:table-cell>
          <table:table-cell office:value-type="float" office:value="1988" table:style-name="ce515">
            <text:p>1988</text:p>
          </table:table-cell>
          <table:table-cell table:style-name="ce492"/>
          <table:table-cell office:value-type="string" table:style-name="ce509">
            <text:p>10</text:p>
          </table:table-cell>
          <table:table-cell office:value-type="string" table:style-name="ce509">
            <text:p>Fab. produtos petrolíferos, químicos, farmacêuticos, borracha e plástico</text:p>
          </table:table-cell>
          <table:table-cell office:value-type="float" office:value="-11" table:style-name="ce515">
            <text:p>-11</text:p>
          </table:table-cell>
          <table:table-cell table:style-name="ce492"/>
          <table:table-cell office:value-type="string" table:style-name="ce509">
            <text:p>02</text:p>
          </table:table-cell>
          <table:table-cell office:value-type="string" table:style-name="ce509">
            <text:p>Indústria, energia e água e construção</text:p>
          </table:table-cell>
          <table:table-cell office:value-type="float" office:value="1471" table:style-name="ce515">
            <text:p>1471</text:p>
          </table:table-cell>
          <table:table-cell office:value-type="float" office:value="1771" table:style-name="ce515">
            <text:p>1771</text:p>
          </table:table-cell>
          <table:table-cell office:value-type="float" office:value="1175" table:style-name="ce515">
            <text:p>1175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3</text:p>
          </table:table-cell>
          <table:table-cell office:value-type="string" table:style-name="ce509">
            <text:p>Indústrias extrativas</text:p>
          </table:table-cell>
          <table:table-cell office:value-type="float" office:value="1584" table:style-name="ce496">
            <text:p>1584</text:p>
          </table:table-cell>
          <table:table-cell office:value-type="float" office:value="1583" table:style-name="ce496">
            <text:p>1583</text:p>
          </table:table-cell>
          <table:table-cell office:value-type="float" office:value="1852" table:style-name="ce496">
            <text:p>1852</text:p>
          </table:table-cell>
          <table:table-cell table:style-name="ce492"/>
          <table:table-cell office:value-type="string" table:style-name="ce509">
            <text:p>06</text:p>
          </table:table-cell>
          <table:table-cell office:value-type="string" table:style-name="ce509">
            <text:p>Indústria do vestuário</text:p>
          </table:table-cell>
          <table:table-cell office:value-type="float" office:value="-20.732616334788599" table:style-name="ce518">
            <text:p>-20,7</text:p>
          </table:table-cell>
          <table:table-cell table:style-name="ce492"/>
          <table:table-cell office:value-type="string" table:style-name="ce509">
            <text:p>03</text:p>
          </table:table-cell>
          <table:table-cell office:value-type="string" table:style-name="ce509">
            <text:p>Indústrias extrativas</text:p>
          </table:table-cell>
          <table:table-cell office:value-type="float" office:value="9" table:style-name="ce496">
            <text:p>9</text:p>
          </table:table-cell>
          <table:table-cell office:value-type="float" office:value="34" table:style-name="ce496">
            <text:p>34</text:p>
          </table:table-cell>
          <table:table-cell office:value-type="float" office:value="8" table:style-name="ce496">
            <text:p>8</text:p>
          </table:table-cell>
          <table:table-cell table:style-name="ce492"/>
          <table:table-cell office:value-type="string" table:style-name="ce509">
            <text:p>07</text:p>
          </table:table-cell>
          <table:table-cell office:value-type="string" table:style-name="ce509">
            <text:p>Indústria do couro e dos produtos do couro</text:p>
          </table:table-cell>
          <table:table-cell office:value-type="float" office:value="-8" table:style-name="ce496">
            <text:p>-8</text:p>
          </table:table-cell>
          <table:table-cell table:style-name="ce492"/>
          <table:table-cell office:value-type="string" table:style-name="ce509">
            <text:p>03</text:p>
          </table:table-cell>
          <table:table-cell office:value-type="string" table:style-name="ce509">
            <text:p>Indústrias extrativas</text:p>
          </table:table-cell>
          <table:table-cell office:value-type="float" office:value="5" table:style-name="ce496">
            <text:p>5</text:p>
          </table:table-cell>
          <table:table-cell office:value-type="float" office:value="4" table:style-name="ce496">
            <text:p>4</text:p>
          </table:table-cell>
          <table:table-cell office:value-type="float" office:value="3" table:style-name="ce496">
            <text:p>3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4</text:p>
          </table:table-cell>
          <table:table-cell office:value-type="string" table:style-name="ce509">
            <text:p>Indústrias alimentares das bebidas e do tabaco</text:p>
          </table:table-cell>
          <table:table-cell office:value-type="float" office:value="5945" table:style-name="ce515">
            <text:p>5945</text:p>
          </table:table-cell>
          <table:table-cell office:value-type="float" office:value="5983" table:style-name="ce515">
            <text:p>5983</text:p>
          </table:table-cell>
          <table:table-cell office:value-type="float" office:value="7331" table:style-name="ce515">
            <text:p>7331</text:p>
          </table:table-cell>
          <table:table-cell table:style-name="ce492"/>
          <table:table-cell office:value-type="string" table:style-name="ce509">
            <text:p>13</text:p>
          </table:table-cell>
          <table:table-cell office:value-type="string" table:style-name="ce509">
            <text:p>Fab. equipamento informático, elétrico, máquinas e equipamentos n.e.</text:p>
          </table:table-cell>
          <table:table-cell office:value-type="float" office:value="-19.170787371624201" table:style-name="ce519">
            <text:p>-19,2</text:p>
          </table:table-cell>
          <table:table-cell table:style-name="ce492"/>
          <table:table-cell office:value-type="string" table:style-name="ce509">
            <text:p>04</text:p>
          </table:table-cell>
          <table:table-cell office:value-type="string" table:style-name="ce509">
            <text:p>Indústrias alimentares das bebidas e do tabaco</text:p>
          </table:table-cell>
          <table:table-cell office:value-type="float" office:value="205" table:style-name="ce515">
            <text:p>205</text:p>
          </table:table-cell>
          <table:table-cell office:value-type="float" office:value="282" table:style-name="ce515">
            <text:p>282</text:p>
          </table:table-cell>
          <table:table-cell office:value-type="float" office:value="135" table:style-name="ce515">
            <text:p>135</text:p>
          </table:table-cell>
          <table:table-cell table:style-name="ce492"/>
          <table:table-cell office:value-type="string" table:style-name="ce509">
            <text:p>08</text:p>
          </table:table-cell>
          <table:table-cell office:value-type="string" table:style-name="ce509">
            <text:p>Indústria da madeira e da cortiça</text:p>
          </table:table-cell>
          <table:table-cell office:value-type="float" office:value="-6" table:style-name="ce515">
            <text:p>-6</text:p>
          </table:table-cell>
          <table:table-cell table:style-name="ce492"/>
          <table:table-cell office:value-type="string" table:style-name="ce509">
            <text:p>04</text:p>
          </table:table-cell>
          <table:table-cell office:value-type="string" table:style-name="ce509">
            <text:p>Indústrias alimentares das bebidas e do tabaco</text:p>
          </table:table-cell>
          <table:table-cell office:value-type="float" office:value="140" table:style-name="ce515">
            <text:p>140</text:p>
          </table:table-cell>
          <table:table-cell office:value-type="float" office:value="205" table:style-name="ce515">
            <text:p>205</text:p>
          </table:table-cell>
          <table:table-cell office:value-type="float" office:value="100" table:style-name="ce515">
            <text:p>100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5</text:p>
          </table:table-cell>
          <table:table-cell office:value-type="string" table:style-name="ce509">
            <text:p>Fabricação de têxteis</text:p>
          </table:table-cell>
          <table:table-cell office:value-type="float" office:value="2495" table:style-name="ce496">
            <text:p>2495</text:p>
          </table:table-cell>
          <table:table-cell office:value-type="float" office:value="2510" table:style-name="ce496">
            <text:p>2510</text:p>
          </table:table-cell>
          <table:table-cell office:value-type="float" office:value="3069" table:style-name="ce496">
            <text:p>3069</text:p>
          </table:table-cell>
          <table:table-cell table:style-name="ce492"/>
          <table:table-cell office:value-type="string" table:style-name="ce509">
            <text:p>04</text:p>
          </table:table-cell>
          <table:table-cell office:value-type="string" table:style-name="ce509">
            <text:p>Indústrias alimentares das bebidas e do tabaco</text:p>
          </table:table-cell>
          <table:table-cell office:value-type="float" office:value="-18.906015550402401" table:style-name="ce518">
            <text:p>-18,9</text:p>
          </table:table-cell>
          <table:table-cell table:style-name="ce492"/>
          <table:table-cell office:value-type="string" table:style-name="ce509">
            <text:p>05</text:p>
          </table:table-cell>
          <table:table-cell office:value-type="string" table:style-name="ce509">
            <text:p>Fabricação de têxteis</text:p>
          </table:table-cell>
          <table:table-cell office:value-type="float" office:value="143" table:style-name="ce496">
            <text:p>143</text:p>
          </table:table-cell>
          <table:table-cell office:value-type="float" office:value="173" table:style-name="ce496">
            <text:p>173</text:p>
          </table:table-cell>
          <table:table-cell office:value-type="float" office:value="66" table:style-name="ce496">
            <text:p>66</text:p>
          </table:table-cell>
          <table:table-cell table:style-name="ce492"/>
          <table:table-cell office:value-type="string" table:style-name="ce509">
            <text:p>16</text:p>
          </table:table-cell>
          <table:table-cell office:value-type="string" table:style-name="ce509">
            <text:p>Eletricidade, gás e água, saneamento, resíduos e despoluição</text:p>
          </table:table-cell>
          <table:table-cell office:value-type="float" office:value="-6" table:style-name="ce496">
            <text:p>-6</text:p>
          </table:table-cell>
          <table:table-cell table:style-name="ce492"/>
          <table:table-cell office:value-type="string" table:style-name="ce509">
            <text:p>05</text:p>
          </table:table-cell>
          <table:table-cell office:value-type="string" table:style-name="ce509">
            <text:p>Fabricação de têxteis</text:p>
          </table:table-cell>
          <table:table-cell office:value-type="float" office:value="92" table:style-name="ce496">
            <text:p>92</text:p>
          </table:table-cell>
          <table:table-cell office:value-type="float" office:value="119" table:style-name="ce496">
            <text:p>119</text:p>
          </table:table-cell>
          <table:table-cell office:value-type="float" office:value="33" table:style-name="ce496">
            <text:p>33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6</text:p>
          </table:table-cell>
          <table:table-cell office:value-type="string" table:style-name="ce509">
            <text:p>Indústria do vestuário</text:p>
          </table:table-cell>
          <table:table-cell office:value-type="float" office:value="7444" table:style-name="ce515">
            <text:p>7444</text:p>
          </table:table-cell>
          <table:table-cell office:value-type="float" office:value="7617" table:style-name="ce515">
            <text:p>7617</text:p>
          </table:table-cell>
          <table:table-cell office:value-type="float" office:value="9391" table:style-name="ce515">
            <text:p>9391</text:p>
          </table:table-cell>
          <table:table-cell table:style-name="ce492"/>
          <table:table-cell office:value-type="string" table:style-name="ce509">
            <text:p>05</text:p>
          </table:table-cell>
          <table:table-cell office:value-type="string" table:style-name="ce509">
            <text:p>Fabricação de têxteis</text:p>
          </table:table-cell>
          <table:table-cell office:value-type="float" office:value="-18.703160638644501" table:style-name="ce519">
            <text:p>-18,7</text:p>
          </table:table-cell>
          <table:table-cell table:style-name="ce492"/>
          <table:table-cell office:value-type="string" table:style-name="ce509">
            <text:p>06</text:p>
          </table:table-cell>
          <table:table-cell office:value-type="string" table:style-name="ce509">
            <text:p>Indústria do vestuário</text:p>
          </table:table-cell>
          <table:table-cell office:value-type="float" office:value="249" table:style-name="ce515">
            <text:p>249</text:p>
          </table:table-cell>
          <table:table-cell office:value-type="float" office:value="332" table:style-name="ce515">
            <text:p>332</text:p>
          </table:table-cell>
          <table:table-cell office:value-type="float" office:value="214" table:style-name="ce515">
            <text:p>214</text:p>
          </table:table-cell>
          <table:table-cell table:style-name="ce492"/>
          <table:table-cell office:value-type="string" table:style-name="ce509">
            <text:p>24</text:p>
          </table:table-cell>
          <table:table-cell office:value-type="string" table:style-name="ce509">
            <text:p>Atividades financeiras e de seguros</text:p>
          </table:table-cell>
          <table:table-cell office:value-type="float" office:value="-4" table:style-name="ce515">
            <text:p>-4</text:p>
          </table:table-cell>
          <table:table-cell table:style-name="ce492"/>
          <table:table-cell office:value-type="string" table:style-name="ce509">
            <text:p>06</text:p>
          </table:table-cell>
          <table:table-cell office:value-type="string" table:style-name="ce509">
            <text:p>Indústria do vestuário</text:p>
          </table:table-cell>
          <table:table-cell office:value-type="float" office:value="225" table:style-name="ce515">
            <text:p>225</text:p>
          </table:table-cell>
          <table:table-cell office:value-type="float" office:value="277" table:style-name="ce515">
            <text:p>277</text:p>
          </table:table-cell>
          <table:table-cell office:value-type="float" office:value="176" table:style-name="ce515">
            <text:p>176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7</text:p>
          </table:table-cell>
          <table:table-cell office:value-type="string" table:style-name="ce509">
            <text:p>Indústria do couro e dos produtos do couro</text:p>
          </table:table-cell>
          <table:table-cell office:value-type="float" office:value="3117" table:style-name="ce496">
            <text:p>3117</text:p>
          </table:table-cell>
          <table:table-cell office:value-type="float" office:value="3244" table:style-name="ce496">
            <text:p>3244</text:p>
          </table:table-cell>
          <table:table-cell office:value-type="float" office:value="4455" table:style-name="ce496">
            <text:p>4455</text:p>
          </table:table-cell>
          <table:table-cell table:style-name="ce492"/>
          <table:table-cell office:value-type="string" table:style-name="ce509">
            <text:p>08</text:p>
          </table:table-cell>
          <table:table-cell office:value-type="string" table:style-name="ce509">
            <text:p>Indústria da madeira e da cortiça</text:p>
          </table:table-cell>
          <table:table-cell office:value-type="float" office:value="-17.0546318289786" table:style-name="ce518">
            <text:p>-17,1</text:p>
          </table:table-cell>
          <table:table-cell table:style-name="ce492"/>
          <table:table-cell office:value-type="string" table:style-name="ce509">
            <text:p>07</text:p>
          </table:table-cell>
          <table:table-cell office:value-type="string" table:style-name="ce509">
            <text:p>Indústria do couro e dos produtos do couro</text:p>
          </table:table-cell>
          <table:table-cell office:value-type="float" office:value="125" table:style-name="ce496">
            <text:p>125</text:p>
          </table:table-cell>
          <table:table-cell office:value-type="float" office:value="203" table:style-name="ce496">
            <text:p>203</text:p>
          </table:table-cell>
          <table:table-cell office:value-type="float" office:value="133" table:style-name="ce496">
            <text:p>133</text:p>
          </table:table-cell>
          <table:table-cell table:style-name="ce492"/>
          <table:table-cell office:value-type="string" table:style-name="ce509">
            <text:p>03</text:p>
          </table:table-cell>
          <table:table-cell office:value-type="string" table:style-name="ce509">
            <text:p>Indústrias extrativas</text:p>
          </table:table-cell>
          <table:table-cell office:value-type="float" office:value="1" table:style-name="ce496">
            <text:p>1</text:p>
          </table:table-cell>
          <table:table-cell table:style-name="ce492"/>
          <table:table-cell office:value-type="string" table:style-name="ce509">
            <text:p>07</text:p>
          </table:table-cell>
          <table:table-cell office:value-type="string" table:style-name="ce509">
            <text:p>Indústria do couro e dos produtos do couro</text:p>
          </table:table-cell>
          <table:table-cell office:value-type="float" office:value="123" table:style-name="ce496">
            <text:p>123</text:p>
          </table:table-cell>
          <table:table-cell office:value-type="float" office:value="123" table:style-name="ce496">
            <text:p>123</text:p>
          </table:table-cell>
          <table:table-cell office:value-type="float" office:value="99" table:style-name="ce496">
            <text:p>99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8</text:p>
          </table:table-cell>
          <table:table-cell office:value-type="string" table:style-name="ce509">
            <text:p>Indústria da madeira e da cortiça</text:p>
          </table:table-cell>
          <table:table-cell office:value-type="float" office:value="1746" table:style-name="ce515">
            <text:p>1746</text:p>
          </table:table-cell>
          <table:table-cell office:value-type="float" office:value="1766" table:style-name="ce515">
            <text:p>1766</text:p>
          </table:table-cell>
          <table:table-cell office:value-type="float" office:value="2105" table:style-name="ce515">
            <text:p>2105</text:p>
          </table:table-cell>
          <table:table-cell table:style-name="ce492"/>
          <table:table-cell office:value-type="string" table:style-name="ce509">
            <text:p>15</text:p>
          </table:table-cell>
          <table:table-cell office:value-type="string" table:style-name="ce509">
            <text:p>Fab. mobiliário, repar. instal. máq. e equipa. e outras ind. transformadoras</text:p>
          </table:table-cell>
          <table:table-cell office:value-type="float" office:value="-16.518078256562699" table:style-name="ce519">
            <text:p>-16,5</text:p>
          </table:table-cell>
          <table:table-cell table:style-name="ce492"/>
          <table:table-cell office:value-type="string" table:style-name="ce509">
            <text:p>08</text:p>
          </table:table-cell>
          <table:table-cell office:value-type="string" table:style-name="ce509">
            <text:p>Indústria da madeira e da cortiça</text:p>
          </table:table-cell>
          <table:table-cell office:value-type="float" office:value="30" table:style-name="ce515">
            <text:p>30</text:p>
          </table:table-cell>
          <table:table-cell office:value-type="float" office:value="113" table:style-name="ce515">
            <text:p>113</text:p>
          </table:table-cell>
          <table:table-cell office:value-type="float" office:value="36" table:style-name="ce515">
            <text:p>36</text:p>
          </table:table-cell>
          <table:table-cell table:style-name="ce492"/>
          <table:table-cell office:value-type="string" table:style-name="ce509">
            <text:p>11</text:p>
          </table:table-cell>
          <table:table-cell office:value-type="string" table:style-name="ce509">
            <text:p>Fabricação de outros produtos minerais não metálicos</text:p>
          </table:table-cell>
          <table:table-cell office:value-type="float" office:value="2" table:style-name="ce515">
            <text:p>2</text:p>
          </table:table-cell>
          <table:table-cell table:style-name="ce492"/>
          <table:table-cell office:value-type="string" table:style-name="ce509">
            <text:p>08</text:p>
          </table:table-cell>
          <table:table-cell office:value-type="string" table:style-name="ce509">
            <text:p>Indústria da madeira e da cortiça</text:p>
          </table:table-cell>
          <table:table-cell office:value-type="float" office:value="35" table:style-name="ce515">
            <text:p>35</text:p>
          </table:table-cell>
          <table:table-cell office:value-type="float" office:value="50" table:style-name="ce515">
            <text:p>50</text:p>
          </table:table-cell>
          <table:table-cell office:value-type="float" office:value="21" table:style-name="ce515">
            <text:p>21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09</text:p>
          </table:table-cell>
          <table:table-cell office:value-type="string" table:style-name="ce509">
            <text:p>Indústrias do papel, impressão e reprodução</text:p>
          </table:table-cell>
          <table:table-cell office:value-type="float" office:value="1143" table:style-name="ce496">
            <text:p>1143</text:p>
          </table:table-cell>
          <table:table-cell office:value-type="float" office:value="1169" table:style-name="ce496">
            <text:p>1169</text:p>
          </table:table-cell>
          <table:table-cell office:value-type="float" office:value="1320" table:style-name="ce496">
            <text:p>1320</text:p>
          </table:table-cell>
          <table:table-cell table:style-name="ce492"/>
          <table:table-cell office:value-type="string" table:style-name="ce509">
            <text:p>20</text:p>
          </table:table-cell>
          <table:table-cell office:value-type="string" table:style-name="ce509">
            <text:p>Comércio por grosso e a retalho</text:p>
          </table:table-cell>
          <table:table-cell office:value-type="float" office:value="-16.148512636993999" table:style-name="ce518">
            <text:p>-16,1</text:p>
          </table:table-cell>
          <table:table-cell table:style-name="ce492"/>
          <table:table-cell office:value-type="string" table:style-name="ce509">
            <text:p>09</text:p>
          </table:table-cell>
          <table:table-cell office:value-type="string" table:style-name="ce509">
            <text:p>Indústrias do papel, impressão e reprodução</text:p>
          </table:table-cell>
          <table:table-cell office:value-type="float" office:value="34" table:style-name="ce496">
            <text:p>34</text:p>
          </table:table-cell>
          <table:table-cell office:value-type="float" office:value="36" table:style-name="ce496">
            <text:p>36</text:p>
          </table:table-cell>
          <table:table-cell office:value-type="float" office:value="21" table:style-name="ce496">
            <text:p>21</text:p>
          </table:table-cell>
          <table:table-cell table:style-name="ce492"/>
          <table:table-cell office:value-type="string" table:style-name="ce509">
            <text:p>09</text:p>
          </table:table-cell>
          <table:table-cell office:value-type="string" table:style-name="ce509">
            <text:p>Indústrias do papel, impressão e reprodução</text:p>
          </table:table-cell>
          <table:table-cell office:value-type="float" office:value="13" table:style-name="ce496">
            <text:p>13</text:p>
          </table:table-cell>
          <table:table-cell table:style-name="ce492"/>
          <table:table-cell office:value-type="string" table:style-name="ce509">
            <text:p>09</text:p>
          </table:table-cell>
          <table:table-cell office:value-type="string" table:style-name="ce509">
            <text:p>Indústrias do papel, impressão e reprodução</text:p>
          </table:table-cell>
          <table:table-cell office:value-type="float" office:value="32" table:style-name="ce496">
            <text:p>32</text:p>
          </table:table-cell>
          <table:table-cell office:value-type="float" office:value="27" table:style-name="ce496">
            <text:p>27</text:p>
          </table:table-cell>
          <table:table-cell office:value-type="float" office:value="13" table:style-name="ce496">
            <text:p>13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0</text:p>
          </table:table-cell>
          <table:table-cell office:value-type="string" table:style-name="ce509">
            <text:p>Fab. produtos petrolíferos, químicos, farmacêuticos, borracha e plástico</text:p>
          </table:table-cell>
          <table:table-cell office:value-type="float" office:value="2201" table:style-name="ce515">
            <text:p>2201</text:p>
          </table:table-cell>
          <table:table-cell office:value-type="float" office:value="2185" table:style-name="ce515">
            <text:p>2185</text:p>
          </table:table-cell>
          <table:table-cell office:value-type="float" office:value="2280" table:style-name="ce515">
            <text:p>2280</text:p>
          </table:table-cell>
          <table:table-cell table:style-name="ce492"/>
          <table:table-cell office:value-type="string" table:style-name="ce509">
            <text:p>21</text:p>
          </table:table-cell>
          <table:table-cell office:value-type="string" table:style-name="ce509">
            <text:p>Transportes e armazenagem</text:p>
          </table:table-cell>
          <table:table-cell office:value-type="float" office:value="-16.043336301573198" table:style-name="ce519">
            <text:p>-16,0</text:p>
          </table:table-cell>
          <table:table-cell table:style-name="ce492"/>
          <table:table-cell office:value-type="string" table:style-name="ce509">
            <text:p>10</text:p>
          </table:table-cell>
          <table:table-cell office:value-type="string" table:style-name="ce509">
            <text:p>Fab. produtos petrolíferos, químicos, farmacêuticos, borracha e plástico</text:p>
          </table:table-cell>
          <table:table-cell office:value-type="float" office:value="56" table:style-name="ce515">
            <text:p>56</text:p>
          </table:table-cell>
          <table:table-cell office:value-type="float" office:value="80" table:style-name="ce515">
            <text:p>80</text:p>
          </table:table-cell>
          <table:table-cell office:value-type="float" office:value="67" table:style-name="ce515">
            <text:p>67</text:p>
          </table:table-cell>
          <table:table-cell table:style-name="ce492"/>
          <table:table-cell office:value-type="string" table:style-name="ce509">
            <text:p>12</text:p>
          </table:table-cell>
          <table:table-cell office:value-type="string" table:style-name="ce509">
            <text:p>Indústria metalúrgica de base e fab. produtos metálicos</text:p>
          </table:table-cell>
          <table:table-cell office:value-type="float" office:value="13" table:style-name="ce515">
            <text:p>13</text:p>
          </table:table-cell>
          <table:table-cell table:style-name="ce492"/>
          <table:table-cell office:value-type="string" table:style-name="ce509">
            <text:p>10</text:p>
          </table:table-cell>
          <table:table-cell office:value-type="string" table:style-name="ce509">
            <text:p>Fab. produtos petrolíferos, químicos, farmacêuticos, borracha e plástico</text:p>
          </table:table-cell>
          <table:table-cell office:value-type="float" office:value="38" table:style-name="ce515">
            <text:p>38</text:p>
          </table:table-cell>
          <table:table-cell office:value-type="float" office:value="47" table:style-name="ce515">
            <text:p>47</text:p>
          </table:table-cell>
          <table:table-cell office:value-type="float" office:value="38" table:style-name="ce515">
            <text:p>38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1</text:p>
          </table:table-cell>
          <table:table-cell office:value-type="string" table:style-name="ce509">
            <text:p>Fabricação de outros produtos minerais não metálicos</text:p>
          </table:table-cell>
          <table:table-cell office:value-type="float" office:value="1589" table:style-name="ce496">
            <text:p>1589</text:p>
          </table:table-cell>
          <table:table-cell office:value-type="float" office:value="1486" table:style-name="ce496">
            <text:p>1486</text:p>
          </table:table-cell>
          <table:table-cell office:value-type="float" office:value="1823" table:style-name="ce496">
            <text:p>1823</text:p>
          </table:table-cell>
          <table:table-cell table:style-name="ce492"/>
          <table:table-cell office:value-type="string" table:style-name="ce509">
            <text:p>17</text:p>
          </table:table-cell>
          <table:table-cell office:value-type="string" table:style-name="ce509">
            <text:p>Construção</text:p>
          </table:table-cell>
          <table:table-cell office:value-type="float" office:value="-14.766216965440799" table:style-name="ce518">
            <text:p>-14,8</text:p>
          </table:table-cell>
          <table:table-cell table:style-name="ce492"/>
          <table:table-cell office:value-type="string" table:style-name="ce509">
            <text:p>11</text:p>
          </table:table-cell>
          <table:table-cell office:value-type="string" table:style-name="ce509">
            <text:p>Fabricação de outros produtos minerais não metálicos</text:p>
          </table:table-cell>
          <table:table-cell office:value-type="float" office:value="73" table:style-name="ce496">
            <text:p>73</text:p>
          </table:table-cell>
          <table:table-cell office:value-type="float" office:value="92" table:style-name="ce496">
            <text:p>92</text:p>
          </table:table-cell>
          <table:table-cell office:value-type="float" office:value="71" table:style-name="ce496">
            <text:p>71</text:p>
          </table:table-cell>
          <table:table-cell table:style-name="ce492"/>
          <table:table-cell office:value-type="string" table:style-name="ce509">
            <text:p>14</text:p>
          </table:table-cell>
          <table:table-cell office:value-type="string" table:style-name="ce509">
            <text:p>Fab. veículos automóveis, componentes e outro equipa. de transporte</text:p>
          </table:table-cell>
          <table:table-cell office:value-type="float" office:value="14" table:style-name="ce496">
            <text:p>14</text:p>
          </table:table-cell>
          <table:table-cell table:style-name="ce492"/>
          <table:table-cell office:value-type="string" table:style-name="ce509">
            <text:p>11</text:p>
          </table:table-cell>
          <table:table-cell office:value-type="string" table:style-name="ce509">
            <text:p>Fabricação de outros produtos minerais não metálicos</text:p>
          </table:table-cell>
          <table:table-cell office:value-type="float" office:value="26" table:style-name="ce496">
            <text:p>26</text:p>
          </table:table-cell>
          <table:table-cell office:value-type="float" office:value="49" table:style-name="ce496">
            <text:p>49</text:p>
          </table:table-cell>
          <table:table-cell office:value-type="float" office:value="33" table:style-name="ce496">
            <text:p>33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2</text:p>
          </table:table-cell>
          <table:table-cell office:value-type="string" table:style-name="ce509">
            <text:p>Indústria metalúrgica de base e fab. produtos metálicos</text:p>
          </table:table-cell>
          <table:table-cell office:value-type="float" office:value="3474" table:style-name="ce515">
            <text:p>3474</text:p>
          </table:table-cell>
          <table:table-cell office:value-type="float" office:value="3309" table:style-name="ce515">
            <text:p>3309</text:p>
          </table:table-cell>
          <table:table-cell office:value-type="float" office:value="3974" table:style-name="ce515">
            <text:p>3974</text:p>
          </table:table-cell>
          <table:table-cell table:style-name="ce492"/>
          <table:table-cell office:value-type="string" table:style-name="ce509">
            <text:p>03</text:p>
          </table:table-cell>
          <table:table-cell office:value-type="string" table:style-name="ce509">
            <text:p>Indústrias extrativas</text:p>
          </table:table-cell>
          <table:table-cell office:value-type="float" office:value="-14.470842332613399" table:style-name="ce519">
            <text:p>-14,5</text:p>
          </table:table-cell>
          <table:table-cell table:style-name="ce492"/>
          <table:table-cell office:value-type="string" table:style-name="ce509">
            <text:p>12</text:p>
          </table:table-cell>
          <table:table-cell office:value-type="string" table:style-name="ce509">
            <text:p>Indústria metalúrgica de base e fab. produtos metálicos</text:p>
          </table:table-cell>
          <table:table-cell office:value-type="float" office:value="143" table:style-name="ce515">
            <text:p>143</text:p>
          </table:table-cell>
          <table:table-cell office:value-type="float" office:value="205" table:style-name="ce515">
            <text:p>205</text:p>
          </table:table-cell>
          <table:table-cell office:value-type="float" office:value="130" table:style-name="ce515">
            <text:p>130</text:p>
          </table:table-cell>
          <table:table-cell table:style-name="ce492"/>
          <table:table-cell office:value-type="string" table:style-name="ce509">
            <text:p>15</text:p>
          </table:table-cell>
          <table:table-cell office:value-type="string" table:style-name="ce509">
            <text:p>Fab. mobiliário, repar. instal. máq. e equipa. e outras ind. transformadoras</text:p>
          </table:table-cell>
          <table:table-cell office:value-type="float" office:value="20" table:style-name="ce515">
            <text:p>20</text:p>
          </table:table-cell>
          <table:table-cell table:style-name="ce492"/>
          <table:table-cell office:value-type="string" table:style-name="ce509">
            <text:p>12</text:p>
          </table:table-cell>
          <table:table-cell office:value-type="string" table:style-name="ce509">
            <text:p>Indústria metalúrgica de base e fab. produtos metálicos</text:p>
          </table:table-cell>
          <table:table-cell office:value-type="float" office:value="101" table:style-name="ce515">
            <text:p>101</text:p>
          </table:table-cell>
          <table:table-cell office:value-type="float" office:value="152" table:style-name="ce515">
            <text:p>152</text:p>
          </table:table-cell>
          <table:table-cell office:value-type="float" office:value="86" table:style-name="ce515">
            <text:p>86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3</text:p>
          </table:table-cell>
          <table:table-cell office:value-type="string" table:style-name="ce509">
            <text:p>Fab. equipamento informático, elétrico, máquinas e equipamentos n.e.</text:p>
          </table:table-cell>
          <table:table-cell office:value-type="float" office:value="2125" table:style-name="ce496">
            <text:p>2125</text:p>
          </table:table-cell>
          <table:table-cell office:value-type="float" office:value="2089" table:style-name="ce496">
            <text:p>2089</text:p>
          </table:table-cell>
          <table:table-cell office:value-type="float" office:value="2629" table:style-name="ce496">
            <text:p>2629</text:p>
          </table:table-cell>
          <table:table-cell table:style-name="ce492"/>
          <table:table-cell office:value-type="string" table:style-name="ce509">
            <text:p>16</text:p>
          </table:table-cell>
          <table:table-cell office:value-type="string" table:style-name="ce509">
            <text:p>Eletricidade, gás e água, saneamento, resíduos e despoluição</text:p>
          </table:table-cell>
          <table:table-cell office:value-type="float" office:value="-13.410596026490101" table:style-name="ce518">
            <text:p>-13,4</text:p>
          </table:table-cell>
          <table:table-cell table:style-name="ce492"/>
          <table:table-cell office:value-type="string" table:style-name="ce509">
            <text:p>13</text:p>
          </table:table-cell>
          <table:table-cell office:value-type="string" table:style-name="ce509">
            <text:p>Fab. equipamento informático, elétrico, máquinas e equipamentos n.e.</text:p>
          </table:table-cell>
          <table:table-cell office:value-type="float" office:value="96" table:style-name="ce496">
            <text:p>96</text:p>
          </table:table-cell>
          <table:table-cell office:value-type="float" office:value="135" table:style-name="ce496">
            <text:p>135</text:p>
          </table:table-cell>
          <table:table-cell office:value-type="float" office:value="71" table:style-name="ce496">
            <text:p>71</text:p>
          </table:table-cell>
          <table:table-cell table:style-name="ce492"/>
          <table:table-cell office:value-type="string" table:style-name="ce509">
            <text:p>13</text:p>
          </table:table-cell>
          <table:table-cell office:value-type="string" table:style-name="ce509">
            <text:p>Fab. equipamento informático, elétrico, máquinas e equipamentos n.e.</text:p>
          </table:table-cell>
          <table:table-cell office:value-type="float" office:value="25" table:style-name="ce496">
            <text:p>25</text:p>
          </table:table-cell>
          <table:table-cell table:style-name="ce492"/>
          <table:table-cell office:value-type="string" table:style-name="ce509">
            <text:p>13</text:p>
          </table:table-cell>
          <table:table-cell office:value-type="string" table:style-name="ce509">
            <text:p>Fab. equipamento informático, elétrico, máquinas e equipamentos n.e.</text:p>
          </table:table-cell>
          <table:table-cell office:value-type="float" office:value="65" table:style-name="ce496">
            <text:p>65</text:p>
          </table:table-cell>
          <table:table-cell office:value-type="float" office:value="84" table:style-name="ce496">
            <text:p>84</text:p>
          </table:table-cell>
          <table:table-cell office:value-type="float" office:value="44" table:style-name="ce496">
            <text:p>44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4</text:p>
          </table:table-cell>
          <table:table-cell office:value-type="string" table:style-name="ce509">
            <text:p>Fab. veículos automóveis, componentes e outro equipa. de transporte</text:p>
          </table:table-cell>
          <table:table-cell office:value-type="float" office:value="2137" table:style-name="ce515">
            <text:p>2137</text:p>
          </table:table-cell>
          <table:table-cell office:value-type="float" office:value="2184" table:style-name="ce515">
            <text:p>2184</text:p>
          </table:table-cell>
          <table:table-cell office:value-type="float" office:value="2408" table:style-name="ce515">
            <text:p>2408</text:p>
          </table:table-cell>
          <table:table-cell table:style-name="ce492"/>
          <table:table-cell office:value-type="string" table:style-name="ce509">
            <text:p>09</text:p>
          </table:table-cell>
          <table:table-cell office:value-type="string" table:style-name="ce509">
            <text:p>Indústrias do papel, impressão e reprodução</text:p>
          </table:table-cell>
          <table:table-cell office:value-type="float" office:value="-13.409090909090899" table:style-name="ce519">
            <text:p>-13,4</text:p>
          </table:table-cell>
          <table:table-cell table:style-name="ce492"/>
          <table:table-cell office:value-type="string" table:style-name="ce509">
            <text:p>14</text:p>
          </table:table-cell>
          <table:table-cell office:value-type="string" table:style-name="ce509">
            <text:p>Fab. veículos automóveis, componentes e outro equipa. de transporte</text:p>
          </table:table-cell>
          <table:table-cell office:value-type="float" office:value="53" table:style-name="ce515">
            <text:p>53</text:p>
          </table:table-cell>
          <table:table-cell office:value-type="float" office:value="75" table:style-name="ce515">
            <text:p>75</text:p>
          </table:table-cell>
          <table:table-cell office:value-type="float" office:value="39" table:style-name="ce515">
            <text:p>39</text:p>
          </table:table-cell>
          <table:table-cell table:style-name="ce492"/>
          <table:table-cell office:value-type="string" table:style-name="ce509">
            <text:p>06</text:p>
          </table:table-cell>
          <table:table-cell office:value-type="string" table:style-name="ce509">
            <text:p>Indústria do vestuário</text:p>
          </table:table-cell>
          <table:table-cell office:value-type="float" office:value="35" table:style-name="ce515">
            <text:p>35</text:p>
          </table:table-cell>
          <table:table-cell table:style-name="ce492"/>
          <table:table-cell office:value-type="string" table:style-name="ce509">
            <text:p>14</text:p>
          </table:table-cell>
          <table:table-cell office:value-type="string" table:style-name="ce509">
            <text:p>Fab. veículos automóveis, componentes e outro equipa. de transporte</text:p>
          </table:table-cell>
          <table:table-cell office:value-type="float" office:value="49" table:style-name="ce515">
            <text:p>49</text:p>
          </table:table-cell>
          <table:table-cell office:value-type="float" office:value="64" table:style-name="ce515">
            <text:p>64</text:p>
          </table:table-cell>
          <table:table-cell office:value-type="float" office:value="37" table:style-name="ce515">
            <text:p>37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5</text:p>
          </table:table-cell>
          <table:table-cell office:value-type="string" table:style-name="ce509">
            <text:p>Fab. mobiliário, repar. instal. máq. e equipa. e outras ind. transformadoras</text:p>
          </table:table-cell>
          <table:table-cell office:value-type="float" office:value="3371" table:style-name="ce496">
            <text:p>3371</text:p>
          </table:table-cell>
          <table:table-cell office:value-type="float" office:value="3382" table:style-name="ce496">
            <text:p>3382</text:p>
          </table:table-cell>
          <table:table-cell office:value-type="float" office:value="4038" table:style-name="ce496">
            <text:p>4038</text:p>
          </table:table-cell>
          <table:table-cell table:style-name="ce492"/>
          <table:table-cell office:value-type="string" table:style-name="ce509">
            <text:p>28</text:p>
          </table:table-cell>
          <table:table-cell office:value-type="string" table:style-name="ce509">
            <text:p>Outras atividades de serviços</text:p>
          </table:table-cell>
          <table:table-cell office:value-type="float" office:value="-12.921779141104301" table:style-name="ce518">
            <text:p>-12,9</text:p>
          </table:table-cell>
          <table:table-cell table:style-name="ce492"/>
          <table:table-cell office:value-type="string" table:style-name="ce509">
            <text:p>15</text:p>
          </table:table-cell>
          <table:table-cell office:value-type="string" table:style-name="ce509">
            <text:p>Fab. mobiliário, repar. instal. máq. e equipa. e outras ind. transformadoras</text:p>
          </table:table-cell>
          <table:table-cell office:value-type="float" office:value="194" table:style-name="ce496">
            <text:p>194</text:p>
          </table:table-cell>
          <table:table-cell office:value-type="float" office:value="291" table:style-name="ce496">
            <text:p>291</text:p>
          </table:table-cell>
          <table:table-cell office:value-type="float" office:value="174" table:style-name="ce496">
            <text:p>174</text:p>
          </table:table-cell>
          <table:table-cell table:style-name="ce492"/>
          <table:table-cell office:value-type="string" table:style-name="ce509">
            <text:p>19</text:p>
          </table:table-cell>
          <table:table-cell office:value-type="string" table:style-name="ce509">
            <text:p>Comércio, manut. repar. de veículos automóveis e motociclos</text:p>
          </table:table-cell>
          <table:table-cell office:value-type="float" office:value="36" table:style-name="ce496">
            <text:p>36</text:p>
          </table:table-cell>
          <table:table-cell table:style-name="ce492"/>
          <table:table-cell office:value-type="string" table:style-name="ce509">
            <text:p>15</text:p>
          </table:table-cell>
          <table:table-cell office:value-type="string" table:style-name="ce509">
            <text:p>Fab. mobiliário, repar. instal. máq. e equipa. e outras ind. transformadoras</text:p>
          </table:table-cell>
          <table:table-cell office:value-type="float" office:value="182" table:style-name="ce496">
            <text:p>182</text:p>
          </table:table-cell>
          <table:table-cell office:value-type="float" office:value="165" table:style-name="ce496">
            <text:p>165</text:p>
          </table:table-cell>
          <table:table-cell office:value-type="float" office:value="117" table:style-name="ce496">
            <text:p>117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6</text:p>
          </table:table-cell>
          <table:table-cell office:value-type="string" table:style-name="ce509">
            <text:p>Eletricidade, gás e água, saneamento, resíduos e despoluição</text:p>
          </table:table-cell>
          <table:table-cell office:value-type="float" office:value="1046" table:style-name="ce515">
            <text:p>1046</text:p>
          </table:table-cell>
          <table:table-cell office:value-type="float" office:value="1046" table:style-name="ce515">
            <text:p>1046</text:p>
          </table:table-cell>
          <table:table-cell office:value-type="float" office:value="1208" table:style-name="ce515">
            <text:p>1208</text:p>
          </table:table-cell>
          <table:table-cell table:style-name="ce492"/>
          <table:table-cell office:value-type="string" table:style-name="ce509">
            <text:p>26</text:p>
          </table:table-cell>
          <table:table-cell office:value-type="string" table:style-name="ce509">
            <text:p>Atividades de consultoria, científicas, técnicas e similares</text:p>
          </table:table-cell>
          <table:table-cell office:value-type="float" office:value="-12.8772034657903" table:style-name="ce519">
            <text:p>-12,9</text:p>
          </table:table-cell>
          <table:table-cell table:style-name="ce492"/>
          <table:table-cell office:value-type="string" table:style-name="ce509">
            <text:p>16</text:p>
          </table:table-cell>
          <table:table-cell office:value-type="string" table:style-name="ce509">
            <text:p>Eletricidade, gás e água, saneamento, resíduos e despoluição</text:p>
          </table:table-cell>
          <table:table-cell office:value-type="float" office:value="27" table:style-name="ce515">
            <text:p>27</text:p>
          </table:table-cell>
          <table:table-cell office:value-type="float" office:value="106" table:style-name="ce515">
            <text:p>106</text:p>
          </table:table-cell>
          <table:table-cell office:value-type="float" office:value="33" table:style-name="ce515">
            <text:p>33</text:p>
          </table:table-cell>
          <table:table-cell table:style-name="ce492"/>
          <table:table-cell office:value-type="string" table:style-name="ce509">
            <text:p>21</text:p>
          </table:table-cell>
          <table:table-cell office:value-type="string" table:style-name="ce509">
            <text:p>Transportes e armazenagem</text:p>
          </table:table-cell>
          <table:table-cell office:value-type="float" office:value="59" table:style-name="ce515">
            <text:p>59</text:p>
          </table:table-cell>
          <table:table-cell table:style-name="ce492"/>
          <table:table-cell office:value-type="string" table:style-name="ce509">
            <text:p>16</text:p>
          </table:table-cell>
          <table:table-cell office:value-type="string" table:style-name="ce509">
            <text:p>Eletricidade, gás e água, saneamento, resíduos e despoluição</text:p>
          </table:table-cell>
          <table:table-cell office:value-type="float" office:value="33" table:style-name="ce515">
            <text:p>33</text:p>
          </table:table-cell>
          <table:table-cell office:value-type="float" office:value="57" table:style-name="ce515">
            <text:p>57</text:p>
          </table:table-cell>
          <table:table-cell office:value-type="float" office:value="30" table:style-name="ce515">
            <text:p>30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7</text:p>
          </table:table-cell>
          <table:table-cell office:value-type="string" table:style-name="ce509">
            <text:p>Construção</text:p>
          </table:table-cell>
          <table:table-cell office:value-type="float" office:value="18448" table:style-name="ce496">
            <text:p>18448</text:p>
          </table:table-cell>
          <table:table-cell office:value-type="float" office:value="18001" table:style-name="ce496">
            <text:p>18001</text:p>
          </table:table-cell>
          <table:table-cell office:value-type="float" office:value="21644" table:style-name="ce496">
            <text:p>21644</text:p>
          </table:table-cell>
          <table:table-cell table:style-name="ce492"/>
          <table:table-cell office:value-type="string" table:style-name="ce509">
            <text:p>11</text:p>
          </table:table-cell>
          <table:table-cell office:value-type="string" table:style-name="ce509">
            <text:p>Fabricação de outros produtos minerais não metálicos</text:p>
          </table:table-cell>
          <table:table-cell office:value-type="float" office:value="-12.835984640702099" table:style-name="ce518">
            <text:p>-12,8</text:p>
          </table:table-cell>
          <table:table-cell table:style-name="ce492"/>
          <table:table-cell office:value-type="string" table:style-name="ce509">
            <text:p>17</text:p>
          </table:table-cell>
          <table:table-cell office:value-type="string" table:style-name="ce509">
            <text:p>Construção</text:p>
          </table:table-cell>
          <table:table-cell office:value-type="float" office:value="919" table:style-name="ce496">
            <text:p>919</text:p>
          </table:table-cell>
          <table:table-cell office:value-type="float" office:value="1152" table:style-name="ce496">
            <text:p>1152</text:p>
          </table:table-cell>
          <table:table-cell office:value-type="float" office:value="790" table:style-name="ce496">
            <text:p>790</text:p>
          </table:table-cell>
          <table:table-cell table:style-name="ce492"/>
          <table:table-cell office:value-type="string" table:style-name="ce509">
            <text:p>04</text:p>
          </table:table-cell>
          <table:table-cell office:value-type="string" table:style-name="ce509">
            <text:p>Indústrias alimentares das bebidas e do tabaco</text:p>
          </table:table-cell>
          <table:table-cell office:value-type="float" office:value="70" table:style-name="ce496">
            <text:p>70</text:p>
          </table:table-cell>
          <table:table-cell table:style-name="ce492"/>
          <table:table-cell office:value-type="string" table:style-name="ce509">
            <text:p>17</text:p>
          </table:table-cell>
          <table:table-cell office:value-type="string" table:style-name="ce509">
            <text:p>Construção</text:p>
          </table:table-cell>
          <table:table-cell office:value-type="float" office:value="325" table:style-name="ce496">
            <text:p>325</text:p>
          </table:table-cell>
          <table:table-cell office:value-type="float" office:value="348" table:style-name="ce496">
            <text:p>348</text:p>
          </table:table-cell>
          <table:table-cell office:value-type="float" office:value="345" table:style-name="ce496">
            <text:p>345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8</text:p>
          </table:table-cell>
          <table:table-cell office:value-type="string" table:style-name="ce509">
            <text:p>Serviços</text:p>
          </table:table-cell>
          <table:table-cell office:value-type="float" office:value="217400" table:style-name="ce515">
            <text:p>217400</text:p>
          </table:table-cell>
          <table:table-cell office:value-type="float" office:value="214861" table:style-name="ce515">
            <text:p>214861</text:p>
          </table:table-cell>
          <table:table-cell office:value-type="float" office:value="249340" table:style-name="ce515">
            <text:p>249340</text:p>
          </table:table-cell>
          <table:table-cell table:style-name="ce492"/>
          <table:table-cell office:value-type="string" table:style-name="ce509">
            <text:p>12</text:p>
          </table:table-cell>
          <table:table-cell office:value-type="string" table:style-name="ce509">
            <text:p>Indústria metalúrgica de base e fab. produtos metálicos</text:p>
          </table:table-cell>
          <table:table-cell office:value-type="float" office:value="-12.5817815802718" table:style-name="ce519">
            <text:p>-12,6</text:p>
          </table:table-cell>
          <table:table-cell table:style-name="ce492"/>
          <table:table-cell office:value-type="string" table:style-name="ce509">
            <text:p>18</text:p>
          </table:table-cell>
          <table:table-cell office:value-type="string" table:style-name="ce509">
            <text:p>Serviços</text:p>
          </table:table-cell>
          <table:table-cell office:value-type="float" office:value="6099" table:style-name="ce515">
            <text:p>6099</text:p>
          </table:table-cell>
          <table:table-cell office:value-type="float" office:value="7525" table:style-name="ce515">
            <text:p>7525</text:p>
          </table:table-cell>
          <table:table-cell office:value-type="float" office:value="5451" table:style-name="ce515">
            <text:p>5451</text:p>
          </table:table-cell>
          <table:table-cell table:style-name="ce492"/>
          <table:table-cell office:value-type="string" table:style-name="ce509">
            <text:p>23</text:p>
          </table:table-cell>
          <table:table-cell office:value-type="string" table:style-name="ce509">
            <text:p>Atividades de informação e de comunicação</text:p>
          </table:table-cell>
          <table:table-cell office:value-type="float" office:value="75" table:style-name="ce515">
            <text:p>75</text:p>
          </table:table-cell>
          <table:table-cell table:style-name="ce492"/>
          <table:table-cell office:value-type="string" table:style-name="ce509">
            <text:p>18</text:p>
          </table:table-cell>
          <table:table-cell office:value-type="string" table:style-name="ce509">
            <text:p>Serviços</text:p>
          </table:table-cell>
          <table:table-cell office:value-type="float" office:value="4380" table:style-name="ce515">
            <text:p>4380</text:p>
          </table:table-cell>
          <table:table-cell office:value-type="float" office:value="5267" table:style-name="ce515">
            <text:p>5267</text:p>
          </table:table-cell>
          <table:table-cell office:value-type="float" office:value="3247" table:style-name="ce515">
            <text:p>3247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19</text:p>
          </table:table-cell>
          <table:table-cell office:value-type="string" table:style-name="ce509">
            <text:p>Comércio, manut. repar. de veículos automóveis e motociclos</text:p>
          </table:table-cell>
          <table:table-cell office:value-type="float" office:value="3635" table:style-name="ce496">
            <text:p>3635</text:p>
          </table:table-cell>
          <table:table-cell office:value-type="float" office:value="3693" table:style-name="ce496">
            <text:p>3693</text:p>
          </table:table-cell>
          <table:table-cell office:value-type="float" office:value="4130" table:style-name="ce496">
            <text:p>4130</text:p>
          </table:table-cell>
          <table:table-cell table:style-name="ce492"/>
          <table:table-cell office:value-type="string" table:style-name="ce509">
            <text:p>19</text:p>
          </table:table-cell>
          <table:table-cell office:value-type="string" table:style-name="ce509">
            <text:p>Comércio, manut. repar. de veículos automóveis e motociclos</text:p>
          </table:table-cell>
          <table:table-cell office:value-type="float" office:value="-11.9854721549637" table:style-name="ce518">
            <text:p>-12,0</text:p>
          </table:table-cell>
          <table:table-cell table:style-name="ce492"/>
          <table:table-cell office:value-type="string" table:style-name="ce509">
            <text:p>19</text:p>
          </table:table-cell>
          <table:table-cell office:value-type="string" table:style-name="ce509">
            <text:p>Comércio, manut. repar. de veículos automóveis e motociclos</text:p>
          </table:table-cell>
          <table:table-cell office:value-type="float" office:value="197" table:style-name="ce496">
            <text:p>197</text:p>
          </table:table-cell>
          <table:table-cell office:value-type="float" office:value="241" table:style-name="ce496">
            <text:p>241</text:p>
          </table:table-cell>
          <table:table-cell office:value-type="float" office:value="161" table:style-name="ce496">
            <text:p>161</text:p>
          </table:table-cell>
          <table:table-cell table:style-name="ce492"/>
          <table:table-cell office:value-type="string" table:style-name="ce509">
            <text:p>05</text:p>
          </table:table-cell>
          <table:table-cell office:value-type="string" table:style-name="ce509">
            <text:p>Fabricação de têxteis</text:p>
          </table:table-cell>
          <table:table-cell office:value-type="float" office:value="77" table:style-name="ce496">
            <text:p>77</text:p>
          </table:table-cell>
          <table:table-cell table:style-name="ce492"/>
          <table:table-cell office:value-type="string" table:style-name="ce509">
            <text:p>19</text:p>
          </table:table-cell>
          <table:table-cell office:value-type="string" table:style-name="ce509">
            <text:p>Comércio, manut. repar. de veículos automóveis e motociclos</text:p>
          </table:table-cell>
          <table:table-cell office:value-type="float" office:value="146" table:style-name="ce496">
            <text:p>146</text:p>
          </table:table-cell>
          <table:table-cell office:value-type="float" office:value="149" table:style-name="ce496">
            <text:p>149</text:p>
          </table:table-cell>
          <table:table-cell office:value-type="float" office:value="96" table:style-name="ce496">
            <text:p>96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0</text:p>
          </table:table-cell>
          <table:table-cell office:value-type="string" table:style-name="ce509">
            <text:p>Comércio por grosso e a retalho</text:p>
          </table:table-cell>
          <table:table-cell office:value-type="float" office:value="29992" table:style-name="ce515">
            <text:p>29992</text:p>
          </table:table-cell>
          <table:table-cell office:value-type="float" office:value="30565" table:style-name="ce515">
            <text:p>30565</text:p>
          </table:table-cell>
          <table:table-cell office:value-type="float" office:value="35768" table:style-name="ce515">
            <text:p>35768</text:p>
          </table:table-cell>
          <table:table-cell table:style-name="ce492"/>
          <table:table-cell office:value-type="string" table:style-name="ce509">
            <text:p>23</text:p>
          </table:table-cell>
          <table:table-cell office:value-type="string" table:style-name="ce509">
            <text:p>Atividades de informação e de comunicação</text:p>
          </table:table-cell>
          <table:table-cell office:value-type="float" office:value="-11.801391220916299" table:style-name="ce519">
            <text:p>-11,8</text:p>
          </table:table-cell>
          <table:table-cell table:style-name="ce492"/>
          <table:table-cell office:value-type="string" table:style-name="ce509">
            <text:p>20</text:p>
          </table:table-cell>
          <table:table-cell office:value-type="string" table:style-name="ce509">
            <text:p>Comércio por grosso e a retalho</text:p>
          </table:table-cell>
          <table:table-cell office:value-type="float" office:value="1106" table:style-name="ce515">
            <text:p>1106</text:p>
          </table:table-cell>
          <table:table-cell office:value-type="float" office:value="1498" table:style-name="ce515">
            <text:p>1498</text:p>
          </table:table-cell>
          <table:table-cell office:value-type="float" office:value="1009" table:style-name="ce515">
            <text:p>1009</text:p>
          </table:table-cell>
          <table:table-cell table:style-name="ce492"/>
          <table:table-cell office:value-type="string" table:style-name="ce509">
            <text:p>27</text:p>
          </table:table-cell>
          <table:table-cell office:value-type="string" table:style-name="ce509">
            <text:p>Admin. pública, educação, atividades de saúde e apoio social</text:p>
          </table:table-cell>
          <table:table-cell office:value-type="float" office:value="79" table:style-name="ce515">
            <text:p>79</text:p>
          </table:table-cell>
          <table:table-cell table:style-name="ce492"/>
          <table:table-cell office:value-type="string" table:style-name="ce509">
            <text:p>20</text:p>
          </table:table-cell>
          <table:table-cell office:value-type="string" table:style-name="ce509">
            <text:p>Comércio por grosso e a retalho</text:p>
          </table:table-cell>
          <table:table-cell office:value-type="float" office:value="930" table:style-name="ce515">
            <text:p>930</text:p>
          </table:table-cell>
          <table:table-cell office:value-type="float" office:value="1089" table:style-name="ce515">
            <text:p>1089</text:p>
          </table:table-cell>
          <table:table-cell office:value-type="float" office:value="557" table:style-name="ce515">
            <text:p>557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1</text:p>
          </table:table-cell>
          <table:table-cell office:value-type="string" table:style-name="ce509">
            <text:p>Transportes e armazenagem</text:p>
          </table:table-cell>
          <table:table-cell office:value-type="float" office:value="5657" table:style-name="ce496">
            <text:p>5657</text:p>
          </table:table-cell>
          <table:table-cell office:value-type="float" office:value="5642" table:style-name="ce496">
            <text:p>5642</text:p>
          </table:table-cell>
          <table:table-cell office:value-type="float" office:value="6738" table:style-name="ce496">
            <text:p>6738</text:p>
          </table:table-cell>
          <table:table-cell table:style-name="ce492"/>
          <table:table-cell office:value-type="string" table:style-name="ce509">
            <text:p>14</text:p>
          </table:table-cell>
          <table:table-cell office:value-type="string" table:style-name="ce509">
            <text:p>Fab. veículos automóveis, componentes e outro equipa. de transporte</text:p>
          </table:table-cell>
          <table:table-cell office:value-type="float" office:value="-11.2541528239203" table:style-name="ce518">
            <text:p>-11,3</text:p>
          </table:table-cell>
          <table:table-cell table:style-name="ce492"/>
          <table:table-cell office:value-type="string" table:style-name="ce509">
            <text:p>21</text:p>
          </table:table-cell>
          <table:table-cell office:value-type="string" table:style-name="ce509">
            <text:p>Transportes e armazenagem</text:p>
          </table:table-cell>
          <table:table-cell office:value-type="float" office:value="175" table:style-name="ce496">
            <text:p>175</text:p>
          </table:table-cell>
          <table:table-cell office:value-type="float" office:value="185" table:style-name="ce496">
            <text:p>185</text:p>
          </table:table-cell>
          <table:table-cell office:value-type="float" office:value="116" table:style-name="ce496">
            <text:p>116</text:p>
          </table:table-cell>
          <table:table-cell table:style-name="ce492"/>
          <table:table-cell office:value-type="string" table:style-name="ce509">
            <text:p>01</text:p>
          </table:table-cell>
          <table:table-cell office:value-type="string" table:style-name="ce509">
            <text:p>Agricultura, produção animal, caça, floresta e pesca</text:p>
          </table:table-cell>
          <table:table-cell office:value-type="float" office:value="89" table:style-name="ce496">
            <text:p>89</text:p>
          </table:table-cell>
          <table:table-cell table:style-name="ce492"/>
          <table:table-cell office:value-type="string" table:style-name="ce509">
            <text:p>21</text:p>
          </table:table-cell>
          <table:table-cell office:value-type="string" table:style-name="ce509">
            <text:p>Transportes e armazenagem</text:p>
          </table:table-cell>
          <table:table-cell office:value-type="float" office:value="103" table:style-name="ce496">
            <text:p>103</text:p>
          </table:table-cell>
          <table:table-cell office:value-type="float" office:value="107" table:style-name="ce496">
            <text:p>107</text:p>
          </table:table-cell>
          <table:table-cell office:value-type="float" office:value="52" table:style-name="ce496">
            <text:p>52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2</text:p>
          </table:table-cell>
          <table:table-cell office:value-type="string" table:style-name="ce509">
            <text:p>Alojamento, restauração e similares</text:p>
          </table:table-cell>
          <table:table-cell office:value-type="float" office:value="34251" table:style-name="ce515">
            <text:p>34251</text:p>
          </table:table-cell>
          <table:table-cell office:value-type="float" office:value="32916" table:style-name="ce515">
            <text:p>32916</text:p>
          </table:table-cell>
          <table:table-cell office:value-type="float" office:value="45690" table:style-name="ce515">
            <text:p>45690</text:p>
          </table:table-cell>
          <table:table-cell table:style-name="ce492"/>
          <table:table-cell office:value-type="string" table:style-name="ce509">
            <text:p>01</text:p>
          </table:table-cell>
          <table:table-cell office:value-type="string" table:style-name="ce509">
            <text:p>Agricultura, produção animal, caça, floresta e pesca</text:p>
          </table:table-cell>
          <table:table-cell office:value-type="float" office:value="-10.7624787108607" table:style-name="ce519">
            <text:p>-10,8</text:p>
          </table:table-cell>
          <table:table-cell table:style-name="ce492"/>
          <table:table-cell office:value-type="string" table:style-name="ce509">
            <text:p>22</text:p>
          </table:table-cell>
          <table:table-cell office:value-type="string" table:style-name="ce509">
            <text:p>Alojamento, restauração e similares</text:p>
          </table:table-cell>
          <table:table-cell office:value-type="float" office:value="1035" table:style-name="ce515">
            <text:p>1035</text:p>
          </table:table-cell>
          <table:table-cell office:value-type="float" office:value="1377" table:style-name="ce515">
            <text:p>1377</text:p>
          </table:table-cell>
          <table:table-cell office:value-type="float" office:value="590" table:style-name="ce515">
            <text:p>590</text:p>
          </table:table-cell>
          <table:table-cell table:style-name="ce492"/>
          <table:table-cell office:value-type="string" table:style-name="ce509">
            <text:p>20</text:p>
          </table:table-cell>
          <table:table-cell office:value-type="string" table:style-name="ce509">
            <text:p>Comércio por grosso e a retalho</text:p>
          </table:table-cell>
          <table:table-cell office:value-type="float" office:value="97" table:style-name="ce515">
            <text:p>97</text:p>
          </table:table-cell>
          <table:table-cell table:style-name="ce492"/>
          <table:table-cell office:value-type="string" table:style-name="ce509">
            <text:p>22</text:p>
          </table:table-cell>
          <table:table-cell office:value-type="string" table:style-name="ce509">
            <text:p>Alojamento, restauração e similares</text:p>
          </table:table-cell>
          <table:table-cell office:value-type="float" office:value="580" table:style-name="ce515">
            <text:p>580</text:p>
          </table:table-cell>
          <table:table-cell office:value-type="float" office:value="741" table:style-name="ce515">
            <text:p>741</text:p>
          </table:table-cell>
          <table:table-cell office:value-type="float" office:value="236" table:style-name="ce515">
            <text:p>236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3</text:p>
          </table:table-cell>
          <table:table-cell office:value-type="string" table:style-name="ce509">
            <text:p>Atividades de informação e de comunicação</text:p>
          </table:table-cell>
          <table:table-cell office:value-type="float" office:value="3677" table:style-name="ce496">
            <text:p>3677</text:p>
          </table:table-cell>
          <table:table-cell office:value-type="float" office:value="3768" table:style-name="ce496">
            <text:p>3768</text:p>
          </table:table-cell>
          <table:table-cell office:value-type="float" office:value="4169" table:style-name="ce496">
            <text:p>4169</text:p>
          </table:table-cell>
          <table:table-cell table:style-name="ce492"/>
          <table:table-cell office:value-type="string" table:style-name="ce509">
            <text:p>25</text:p>
          </table:table-cell>
          <table:table-cell office:value-type="string" table:style-name="ce509">
            <text:p>Atividades imobiliárias, administrativas e dos serviços de apoio</text:p>
          </table:table-cell>
          <table:table-cell office:value-type="float" office:value="-8.0666227914747104" table:style-name="ce518">
            <text:p>-8,1</text:p>
          </table:table-cell>
          <table:table-cell table:style-name="ce492"/>
          <table:table-cell office:value-type="string" table:style-name="ce509">
            <text:p>23</text:p>
          </table:table-cell>
          <table:table-cell office:value-type="string" table:style-name="ce509">
            <text:p>Atividades de informação e de comunicação</text:p>
          </table:table-cell>
          <table:table-cell office:value-type="float" office:value="294" table:style-name="ce496">
            <text:p>294</text:p>
          </table:table-cell>
          <table:table-cell office:value-type="float" office:value="212" table:style-name="ce496">
            <text:p>212</text:p>
          </table:table-cell>
          <table:table-cell office:value-type="float" office:value="219" table:style-name="ce496">
            <text:p>219</text:p>
          </table:table-cell>
          <table:table-cell table:style-name="ce492"/>
          <table:table-cell office:value-type="string" table:style-name="ce509">
            <text:p>28</text:p>
          </table:table-cell>
          <table:table-cell office:value-type="string" table:style-name="ce509">
            <text:p>Outras atividades de serviços</text:p>
          </table:table-cell>
          <table:table-cell office:value-type="float" office:value="116" table:style-name="ce496">
            <text:p>116</text:p>
          </table:table-cell>
          <table:table-cell table:style-name="ce492"/>
          <table:table-cell office:value-type="string" table:style-name="ce509">
            <text:p>23</text:p>
          </table:table-cell>
          <table:table-cell office:value-type="string" table:style-name="ce509">
            <text:p>Atividades de informação e de comunicação</text:p>
          </table:table-cell>
          <table:table-cell office:value-type="float" office:value="139" table:style-name="ce496">
            <text:p>139</text:p>
          </table:table-cell>
          <table:table-cell office:value-type="float" office:value="180" table:style-name="ce496">
            <text:p>180</text:p>
          </table:table-cell>
          <table:table-cell office:value-type="float" office:value="131" table:style-name="ce496">
            <text:p>131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4</text:p>
          </table:table-cell>
          <table:table-cell office:value-type="string" table:style-name="ce509">
            <text:p>Atividades financeiras e de seguros</text:p>
          </table:table-cell>
          <table:table-cell office:value-type="float" office:value="2462" table:style-name="ce515">
            <text:p>2462</text:p>
          </table:table-cell>
          <table:table-cell office:value-type="float" office:value="2446" table:style-name="ce515">
            <text:p>2446</text:p>
          </table:table-cell>
          <table:table-cell office:value-type="float" office:value="2561" table:style-name="ce515">
            <text:p>2561</text:p>
          </table:table-cell>
          <table:table-cell table:style-name="ce492"/>
          <table:table-cell office:value-type="string" table:style-name="ce509">
            <text:p>24</text:p>
          </table:table-cell>
          <table:table-cell office:value-type="string" table:style-name="ce509">
            <text:p>Atividades financeiras e de seguros</text:p>
          </table:table-cell>
          <table:table-cell office:value-type="float" office:value="-3.86567746973838" table:style-name="ce519">
            <text:p>-3,9</text:p>
          </table:table-cell>
          <table:table-cell table:style-name="ce492"/>
          <table:table-cell office:value-type="string" table:style-name="ce509">
            <text:p>24</text:p>
          </table:table-cell>
          <table:table-cell office:value-type="string" table:style-name="ce509">
            <text:p>Atividades financeiras e de seguros</text:p>
          </table:table-cell>
          <table:table-cell office:value-type="float" office:value="42" table:style-name="ce515">
            <text:p>42</text:p>
          </table:table-cell>
          <table:table-cell office:value-type="float" office:value="40" table:style-name="ce515">
            <text:p>40</text:p>
          </table:table-cell>
          <table:table-cell office:value-type="float" office:value="46" table:style-name="ce515">
            <text:p>46</text:p>
          </table:table-cell>
          <table:table-cell table:style-name="ce492"/>
          <table:table-cell office:value-type="string" table:style-name="ce509">
            <text:p>26</text:p>
          </table:table-cell>
          <table:table-cell office:value-type="string" table:style-name="ce509">
            <text:p>Atividades de consultoria, científicas, técnicas e similares</text:p>
          </table:table-cell>
          <table:table-cell office:value-type="float" office:value="126" table:style-name="ce515">
            <text:p>126</text:p>
          </table:table-cell>
          <table:table-cell table:style-name="ce492"/>
          <table:table-cell office:value-type="string" table:style-name="ce509">
            <text:p>24</text:p>
          </table:table-cell>
          <table:table-cell office:value-type="string" table:style-name="ce509">
            <text:p>Atividades financeiras e de seguros</text:p>
          </table:table-cell>
          <table:table-cell office:value-type="float" office:value="25" table:style-name="ce515">
            <text:p>25</text:p>
          </table:table-cell>
          <table:table-cell office:value-type="float" office:value="26" table:style-name="ce515">
            <text:p>26</text:p>
          </table:table-cell>
          <table:table-cell office:value-type="float" office:value="22" table:style-name="ce515">
            <text:p>22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5</text:p>
          </table:table-cell>
          <table:table-cell office:value-type="string" table:style-name="ce509">
            <text:p>Atividades imobiliárias, administrativas e dos serviços de apoio</text:p>
          </table:table-cell>
          <table:table-cell office:value-type="float" office:value="90798" table:style-name="ce496">
            <text:p>90798</text:p>
          </table:table-cell>
          <table:table-cell office:value-type="float" office:value="88625" table:style-name="ce496">
            <text:p>88625</text:p>
          </table:table-cell>
          <table:table-cell office:value-type="float" office:value="98765" table:style-name="ce496">
            <text:p>98765</text:p>
          </table:table-cell>
          <table:table-cell table:style-name="ce492"/>
          <table:table-cell office:value-type="string" table:style-name="ce509">
            <text:p>10</text:p>
          </table:table-cell>
          <table:table-cell office:value-type="string" table:style-name="ce509">
            <text:p>Fab. produtos petrolíferos, químicos, farmacêuticos, borracha e plástico</text:p>
          </table:table-cell>
          <table:table-cell office:value-type="float" office:value="-3.4649122807017498" table:style-name="ce518">
            <text:p>-3,5</text:p>
          </table:table-cell>
          <table:table-cell table:style-name="ce492"/>
          <table:table-cell office:value-type="string" table:style-name="ce509">
            <text:p>25</text:p>
          </table:table-cell>
          <table:table-cell office:value-type="string" table:style-name="ce509">
            <text:p>Atividades imobiliárias, administrativas e dos serviços de apoio</text:p>
          </table:table-cell>
          <table:table-cell office:value-type="float" office:value="1260" table:style-name="ce496">
            <text:p>1260</text:p>
          </table:table-cell>
          <table:table-cell office:value-type="float" office:value="1761" table:style-name="ce496">
            <text:p>1761</text:p>
          </table:table-cell>
          <table:table-cell office:value-type="float" office:value="1641" table:style-name="ce496">
            <text:p>1641</text:p>
          </table:table-cell>
          <table:table-cell table:style-name="ce492"/>
          <table:table-cell office:value-type="string" table:style-name="ce509">
            <text:p>17</text:p>
          </table:table-cell>
          <table:table-cell office:value-type="string" table:style-name="ce509">
            <text:p>Construção</text:p>
          </table:table-cell>
          <table:table-cell office:value-type="float" office:value="129" table:style-name="ce496">
            <text:p>129</text:p>
          </table:table-cell>
          <table:table-cell table:style-name="ce492"/>
          <table:table-cell office:value-type="string" table:style-name="ce509">
            <text:p>25</text:p>
          </table:table-cell>
          <table:table-cell office:value-type="string" table:style-name="ce509">
            <text:p>Atividades imobiliárias, administrativas e dos serviços de apoio</text:p>
          </table:table-cell>
          <table:table-cell office:value-type="float" office:value="1110" table:style-name="ce496">
            <text:p>1110</text:p>
          </table:table-cell>
          <table:table-cell office:value-type="float" office:value="1406" table:style-name="ce496">
            <text:p>1406</text:p>
          </table:table-cell>
          <table:table-cell office:value-type="float" office:value="1172" table:style-name="ce496">
            <text:p>1172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6</text:p>
          </table:table-cell>
          <table:table-cell office:value-type="string" table:style-name="ce509">
            <text:p>Atividades de consultoria, científicas, técnicas e similares</text:p>
          </table:table-cell>
          <table:table-cell office:value-type="float" office:value="5832" table:style-name="ce515">
            <text:p>5832</text:p>
          </table:table-cell>
          <table:table-cell office:value-type="float" office:value="5899" table:style-name="ce515">
            <text:p>5899</text:p>
          </table:table-cell>
          <table:table-cell office:value-type="float" office:value="6694" table:style-name="ce515">
            <text:p>6694</text:p>
          </table:table-cell>
          <table:table-cell table:style-name="ce492"/>
          <table:table-cell office:value-type="string" table:style-name="ce509">
            <text:p>27</text:p>
          </table:table-cell>
          <table:table-cell office:value-type="string" table:style-name="ce509">
            <text:p>Admin. pública, educação, atividades de saúde e apoio social</text:p>
          </table:table-cell>
          <table:table-cell office:value-type="float" office:value="-3.25949515290591" table:style-name="ce519">
            <text:p>-3,3</text:p>
          </table:table-cell>
          <table:table-cell table:style-name="ce492"/>
          <table:table-cell office:value-type="string" table:style-name="ce509">
            <text:p>26</text:p>
          </table:table-cell>
          <table:table-cell office:value-type="string" table:style-name="ce509">
            <text:p>Atividades de consultoria, científicas, técnicas e similares</text:p>
          </table:table-cell>
          <table:table-cell office:value-type="float" office:value="607" table:style-name="ce515">
            <text:p>607</text:p>
          </table:table-cell>
          <table:table-cell office:value-type="float" office:value="661" table:style-name="ce515">
            <text:p>661</text:p>
          </table:table-cell>
          <table:table-cell office:value-type="float" office:value="481" table:style-name="ce515">
            <text:p>481</text:p>
          </table:table-cell>
          <table:table-cell table:style-name="ce492"/>
          <table:table-cell office:value-type="string" table:style-name="ce509">
            <text:p>22</text:p>
          </table:table-cell>
          <table:table-cell office:value-type="string" table:style-name="ce509">
            <text:p>Alojamento, restauração e similares</text:p>
          </table:table-cell>
          <table:table-cell office:value-type="float" office:value="445" table:style-name="ce515">
            <text:p>445</text:p>
          </table:table-cell>
          <table:table-cell table:style-name="ce492"/>
          <table:table-cell office:value-type="string" table:style-name="ce509">
            <text:p>26</text:p>
          </table:table-cell>
          <table:table-cell office:value-type="string" table:style-name="ce509">
            <text:p>Atividades de consultoria, científicas, técnicas e similares</text:p>
          </table:table-cell>
          <table:table-cell office:value-type="float" office:value="419" table:style-name="ce515">
            <text:p>419</text:p>
          </table:table-cell>
          <table:table-cell office:value-type="float" office:value="469" table:style-name="ce515">
            <text:p>469</text:p>
          </table:table-cell>
          <table:table-cell office:value-type="float" office:value="279" table:style-name="ce515">
            <text:p>279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7</text:p>
          </table:table-cell>
          <table:table-cell office:value-type="string" table:style-name="ce509">
            <text:p>Admin. pública, educação, atividades de saúde e apoio social</text:p>
          </table:table-cell>
          <table:table-cell office:value-type="float" office:value="20657" table:style-name="ce496">
            <text:p>20657</text:p>
          </table:table-cell>
          <table:table-cell office:value-type="float" office:value="21131" table:style-name="ce496">
            <text:p>21131</text:p>
          </table:table-cell>
          <table:table-cell office:value-type="float" office:value="21353" table:style-name="ce496">
            <text:p>21353</text:p>
          </table:table-cell>
          <table:table-cell table:number-columns-repeated="5" table:style-name="ce492"/>
          <table:table-cell office:value-type="string" table:style-name="ce509">
            <text:p>27</text:p>
          </table:table-cell>
          <table:table-cell office:value-type="string" table:style-name="ce509">
            <text:p>Admin. pública, educação, atividades de saúde e apoio social</text:p>
          </table:table-cell>
          <table:table-cell office:value-type="float" office:value="978" table:style-name="ce496">
            <text:p>978</text:p>
          </table:table-cell>
          <table:table-cell office:value-type="float" office:value="1142" table:style-name="ce496">
            <text:p>1142</text:p>
          </table:table-cell>
          <table:table-cell office:value-type="float" office:value="899" table:style-name="ce496">
            <text:p>899</text:p>
          </table:table-cell>
          <table:table-cell table:number-columns-repeated="5" table:style-name="ce492"/>
          <table:table-cell office:value-type="string" table:style-name="ce509">
            <text:p>27</text:p>
          </table:table-cell>
          <table:table-cell office:value-type="string" table:style-name="ce509">
            <text:p>Admin. pública, educação, atividades de saúde e apoio social</text:p>
          </table:table-cell>
          <table:table-cell office:value-type="float" office:value="687" table:style-name="ce496">
            <text:p>687</text:p>
          </table:table-cell>
          <table:table-cell office:value-type="float" office:value="835" table:style-name="ce496">
            <text:p>835</text:p>
          </table:table-cell>
          <table:table-cell office:value-type="float" office:value="557" table:style-name="ce496">
            <text:p>557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8</text:p>
          </table:table-cell>
          <table:table-cell office:value-type="string" table:style-name="ce509">
            <text:p>Outras atividades de serviços</text:p>
          </table:table-cell>
          <table:table-cell office:value-type="float" office:value="20439" table:style-name="ce515">
            <text:p>20439</text:p>
          </table:table-cell>
          <table:table-cell office:value-type="float" office:value="20176" table:style-name="ce515">
            <text:p>20176</text:p>
          </table:table-cell>
          <table:table-cell office:value-type="float" office:value="23472" table:style-name="ce515">
            <text:p>23472</text:p>
          </table:table-cell>
          <table:table-cell table:number-columns-repeated="5" table:style-name="ce492"/>
          <table:table-cell office:value-type="string" table:style-name="ce509">
            <text:p>28</text:p>
          </table:table-cell>
          <table:table-cell office:value-type="string" table:style-name="ce509">
            <text:p>Outras atividades de serviços</text:p>
          </table:table-cell>
          <table:table-cell office:value-type="float" office:value="405" table:style-name="ce515">
            <text:p>405</text:p>
          </table:table-cell>
          <table:table-cell office:value-type="float" office:value="408" table:style-name="ce515">
            <text:p>408</text:p>
          </table:table-cell>
          <table:table-cell office:value-type="float" office:value="289" table:style-name="ce515">
            <text:p>289</text:p>
          </table:table-cell>
          <table:table-cell table:number-columns-repeated="5" table:style-name="ce492"/>
          <table:table-cell office:value-type="string" table:style-name="ce509">
            <text:p>28</text:p>
          </table:table-cell>
          <table:table-cell office:value-type="string" table:style-name="ce509">
            <text:p>Outras atividades de serviços</text:p>
          </table:table-cell>
          <table:table-cell office:value-type="float" office:value="241" table:style-name="ce515">
            <text:p>241</text:p>
          </table:table-cell>
          <table:table-cell office:value-type="float" office:value="265" table:style-name="ce515">
            <text:p>265</text:p>
          </table:table-cell>
          <table:table-cell office:value-type="float" office:value="145" table:style-name="ce515">
            <text:p>145</text:p>
          </table:table-cell>
          <table:table-cell table:number-columns-repeated="16358" table:style-name="ce492"/>
        </table:table-row>
        <table:table-row table:style-name="ro32">
          <table:table-cell table:style-name="ce492"/>
          <table:table-cell office:value-type="string" table:style-name="ce509">
            <text:p>29</text:p>
          </table:table-cell>
          <table:table-cell office:value-type="string" table:style-name="ce509">
            <text:p>Sem classificação</text:p>
          </table:table-cell>
          <table:table-cell office:value-type="float" office:value="203" table:style-name="ce496">
            <text:p>203</text:p>
          </table:table-cell>
          <table:table-cell office:value-type="float" office:value="211" table:style-name="ce496">
            <text:p>211</text:p>
          </table:table-cell>
          <table:table-cell office:value-type="float" office:value="176" table:style-name="ce496">
            <text:p>176</text:p>
          </table:table-cell>
          <table:table-cell table:number-columns-repeated="5" table:style-name="ce492"/>
          <table:table-cell office:value-type="string" table:style-name="ce509">
            <text:p>29</text:p>
          </table:table-cell>
          <table:table-cell office:value-type="string" table:style-name="ce509">
            <text:p>Sem classificação</text:p>
          </table:table-cell>
          <table:table-cell office:value-type="float" office:value="0" table:style-name="ce496">
            <text:p>0</text:p>
          </table:table-cell>
          <table:table-cell office:value-type="float" office:value="0" table:style-name="ce496">
            <text:p>0</text:p>
          </table:table-cell>
          <table:table-cell office:value-type="float" office:value="0" table:style-name="ce496">
            <text:p>0</text:p>
          </table:table-cell>
          <table:table-cell table:number-columns-repeated="16368" table:style-name="ce492"/>
        </table:table-row>
        <table:table-row table:style-name="ro32">
          <table:table-cell table:style-name="ce492"/>
          <table:table-cell table:style-name="ce509"/>
          <table:table-cell office:value-type="string" table:style-name="ce509">
            <text:p>Sem classificação</text:p>
          </table:table-cell>
          <table:table-cell office:value-type="float" office:value="8138" table:style-name="ce515">
            <text:p>8138</text:p>
          </table:table-cell>
          <table:table-cell office:value-type="float" office:value="8292" table:style-name="ce515">
            <text:p>8292</text:p>
          </table:table-cell>
          <table:table-cell office:value-type="float" office:value="9461" table:style-name="ce515">
            <text:p>9461</text:p>
          </table:table-cell>
          <table:table-cell table:number-columns-repeated="5" table:style-name="ce492"/>
          <table:table-cell table:style-name="ce509"/>
          <table:table-cell office:value-type="string" table:style-name="ce509">
            <text:p>Sem classificação</text:p>
          </table:table-cell>
          <table:table-cell office:value-type="float" office:value="0" table:style-name="ce515">
            <text:p>0</text:p>
          </table:table-cell>
          <table:table-cell office:value-type="float" office:value="0" table:style-name="ce515">
            <text:p>0</text:p>
          </table:table-cell>
          <table:table-cell office:value-type="float" office:value="0" table:style-name="ce515">
            <text:p>0</text:p>
          </table:table-cell>
          <table:table-cell table:number-columns-repeated="16368" table:style-name="ce492"/>
        </table:table-row>
        <table:table-row table:style-name="ro33">
          <table:table-cell/>
          <table:table-cell table:number-columns-repeated="16383" table:style-name="ce1"/>
        </table:table-row>
        <table:table-row table:number-rows-repeated="1048542" table:style-name="ro14">
          <table:table-cell table:number-columns-repeated="16384"/>
        </table:table-row>
      </table:table>
      <table:table table:name="q1" table:style-name="ta6">
        <table:table-column table:style-name="co22" table:default-cell-style-name="ce1" table:visibility="collapse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12" table:default-cell-style-name="ce1"/>
        <table:table-column table:style-name="co16" table:default-cell-style-name="ce1"/>
        <table:table-column table:style-name="co21" table:default-cell-style-name="ce1"/>
        <table:table-column table:style-name="co16" table:default-cell-style-name="ce1"/>
        <table:table-column table:style-name="co27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7952in" svg:height="0.6423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8002in" svg:y="0.23988in" svg:width="1.96826in" svg:height="0.50656in">
                <draw:text-box>
                  <text:p text:style-name="a13" text:class-names="" text:cond-style-name=""><text:span text:style-name="a11" text:class-names="">DEZEMBRO 2021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0" draw:style-name="a6" draw:name="Text Box 122" svg:x="0in" svg:y="0in" svg:width="0.97917in" svg:height="0.31597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5734in" svg:height="0.25118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4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34">
          <table:table-cell/>
          <table:table-cell office:value-type="string" table:style-name="ce160">
            <text:p>Quadro 1 - PEDIDOS DE EMPREGO <text:s text:c="2"/>E <text:s text:c="3"/>DESEMPREGO REGISTADO</text:p>
          </table:table-cell>
          <table:table-cell table:number-columns-repeated="2" table:style-name="ce161"/>
          <table:table-cell table:number-columns-repeated="6" table:style-name="ce160"/>
          <table:table-cell office:value-type="string" table:number-columns-spanned="2" table:number-rows-spanned="1" table:style-name="ce533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34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34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28">
          <table:table-cell/>
          <table:table-cell table:style-name="ce28"/>
          <table:table-cell office:value-type="string" table:style-name="ce178">
            <text:p>DEZEMBR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48">
            <text:p>Mês <text:s/>anterior</text:p>
          </table:table-cell>
          <table:covered-table-cell/>
          <table:table-cell office:value-type="string" table:number-columns-spanned="2" table:number-rows-spanned="1" table:style-name="ce536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35">
          <table:table-cell/>
          <table:table-cell table:style-name="ce40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number-columns-repeated="4" table:style-name="ce148"/>
          <table:table-cell table:number-columns-repeated="6" table:style-name="ce16"/>
          <table:table-cell table:number-columns-repeated="16366"/>
        </table:table-row>
        <table:table-row table:style-name="ro20">
          <table:table-cell/>
          <table:table-cell office:value-type="string" table:style-name="ce108">
            <text:p>PEDIDOS DE EMPREGO</text:p>
          </table:table-cell>
          <table:table-cell office:value-type="float" office:value="525872" table:style-name="ce109">
            <text:p>525 872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27423" table:style-name="ce111">
            <text:p>527 42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582926" table:style-name="ce111">
            <text:p>582 92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551" table:style-name="ce113">
            <text:p><text:s/>-1 551</text:p>
          </table:table-cell>
          <table:table-cell office:value-type="float" office:value="-0.29407136207560158" table:style-name="ce114">
            <text:p>-0,3<text:s text:c="3"/></text:p>
          </table:table-cell>
          <table:table-cell office:value-type="float" office:value="-57054" table:style-name="ce113">
            <text:p><text:s/>-57 054</text:p>
          </table:table-cell>
          <table:table-cell office:value-type="float" office:value="-9.7875201998195305" table:style-name="ce114">
            <text:p>-9,8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0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47959" table:style-name="ce116">
            <text:p>347 959</text:p>
          </table:table-cell>
          <table:table-cell office:value-type="float" office:value="66.168002860011569" table:style-name="ce117">
            <text:p>66,2<text:s text:c="5"/></text:p>
          </table:table-cell>
          <table:table-cell office:value-type="float" office:value="345884" table:style-name="ce118">
            <text:p>345 884</text:p>
          </table:table-cell>
          <table:table-cell office:value-type="float" office:value="65.579999355356136" table:style-name="ce119">
            <text:p>65,6<text:s text:c="5"/></text:p>
          </table:table-cell>
          <table:table-cell office:value-type="float" office:value="402254" table:style-name="ce118">
            <text:p>402 254</text:p>
          </table:table-cell>
          <table:table-cell office:value-type="float" office:value="69.006014485543616" table:style-name="ce119">
            <text:p>69,0<text:s text:c="5"/></text:p>
          </table:table-cell>
          <table:table-cell office:value-type="float" office:value="2075" table:style-name="ce120">
            <text:p>+2 075</text:p>
          </table:table-cell>
          <table:table-cell office:value-type="float" office:value="0.59991210926206473" table:style-name="ce121">
            <text:p>+0,6<text:s text:c="3"/></text:p>
          </table:table-cell>
          <table:table-cell office:value-type="float" office:value="-54295" table:style-name="ce120">
            <text:p><text:s/>-54 295</text:p>
          </table:table-cell>
          <table:table-cell office:value-type="float" office:value="-13.49769051395387" table:style-name="ce121">
            <text:p>-13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7"/>EMPREGADOS</text:p>
          </table:table-cell>
          <table:table-cell office:value-type="float" office:value="48887" table:style-name="ce116">
            <text:p>48 887</text:p>
          </table:table-cell>
          <table:table-cell office:value-type="float" office:value="9.2963686980862263" table:style-name="ce117">
            <text:p>9,3<text:s text:c="5"/></text:p>
          </table:table-cell>
          <table:table-cell office:value-type="float" office:value="49740" table:style-name="ce118">
            <text:p>49 740</text:p>
          </table:table-cell>
          <table:table-cell office:value-type="float" office:value="9.4307605091169702" table:style-name="ce119">
            <text:p>9,4<text:s text:c="5"/></text:p>
          </table:table-cell>
          <table:table-cell office:value-type="float" office:value="45772" table:style-name="ce118">
            <text:p>45 772</text:p>
          </table:table-cell>
          <table:table-cell office:value-type="float" office:value="7.8521115887779924" table:style-name="ce119">
            <text:p>7,9<text:s text:c="5"/></text:p>
          </table:table-cell>
          <table:table-cell office:value-type="float" office:value="-853" table:style-name="ce120">
            <text:p><text:s/>- 853</text:p>
          </table:table-cell>
          <table:table-cell office:value-type="float" office:value="-1.7149175713711298" table:style-name="ce121">
            <text:p>-1,7<text:s text:c="3"/></text:p>
          </table:table-cell>
          <table:table-cell office:value-type="float" office:value="3115" table:style-name="ce120">
            <text:p>+3 115</text:p>
          </table:table-cell>
          <table:table-cell office:value-type="float" office:value="6.8054705933758637" table:style-name="ce121">
            <text:p>+6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7"/>OCUPADOS</text:p>
          </table:table-cell>
          <table:table-cell office:value-type="float" office:value="108611" table:style-name="ce116">
            <text:p>108 611</text:p>
          </table:table-cell>
          <table:table-cell office:value-type="float" office:value="20.653505035445889" table:style-name="ce117">
            <text:p>20,7<text:s text:c="5"/></text:p>
          </table:table-cell>
          <table:table-cell office:value-type="float" office:value="110521" table:style-name="ce118">
            <text:p>110 521</text:p>
          </table:table-cell>
          <table:table-cell office:value-type="float" office:value="20.954907161803714" table:style-name="ce119">
            <text:p>21,0<text:s text:c="5"/></text:p>
          </table:table-cell>
          <table:table-cell office:value-type="float" office:value="116014" table:style-name="ce118">
            <text:p>116 014</text:p>
          </table:table-cell>
          <table:table-cell office:value-type="float" office:value="19.902011576083414" table:style-name="ce119">
            <text:p>19,9<text:s text:c="5"/></text:p>
          </table:table-cell>
          <table:table-cell office:value-type="float" office:value="-1910" table:style-name="ce120">
            <text:p><text:s/>-1 910</text:p>
          </table:table-cell>
          <table:table-cell office:value-type="float" office:value="-1.7281783552447045" table:style-name="ce121">
            <text:p>-1,7<text:s text:c="3"/></text:p>
          </table:table-cell>
          <table:table-cell office:value-type="float" office:value="-7403" table:style-name="ce120">
            <text:p><text:s/>-7 403</text:p>
          </table:table-cell>
          <table:table-cell office:value-type="float" office:value="-6.3811264157774064" table:style-name="ce121">
            <text:p>-6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20415" table:style-name="ce116">
            <text:p>20 415</text:p>
          </table:table-cell>
          <table:table-cell office:value-type="float" office:value="3.8821234064563241" table:style-name="ce117">
            <text:p>3,9<text:s text:c="5"/></text:p>
          </table:table-cell>
          <table:table-cell office:value-type="float" office:value="21278" table:style-name="ce118">
            <text:p>21 278</text:p>
          </table:table-cell>
          <table:table-cell office:value-type="float" office:value="4.0343329737231786" table:style-name="ce119">
            <text:p>4,0<text:s text:c="5"/></text:p>
          </table:table-cell>
          <table:table-cell office:value-type="float" office:value="18886" table:style-name="ce118">
            <text:p>18 886</text:p>
          </table:table-cell>
          <table:table-cell office:value-type="float" office:value="3.2398623495949739" table:style-name="ce119">
            <text:p>3,2<text:s text:c="5"/></text:p>
          </table:table-cell>
          <table:table-cell office:value-type="float" office:value="-863" table:style-name="ce120">
            <text:p><text:s/>- 863</text:p>
          </table:table-cell>
          <table:table-cell office:value-type="float" office:value="-4.0558323150672058" table:style-name="ce121">
            <text:p>-4,1<text:s text:c="3"/></text:p>
          </table:table-cell>
          <table:table-cell office:value-type="float" office:value="1529" table:style-name="ce120">
            <text:p>+1 529</text:p>
          </table:table-cell>
          <table:table-cell office:value-type="float" office:value="8.0959440855660265" table:style-name="ce121">
            <text:p>+8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20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47959" table:style-name="ce127">
            <text:p>347 959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45884" table:style-name="ce129">
            <text:p>345 884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02254" table:style-name="ce129">
            <text:p>402 254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075" table:style-name="ce113">
            <text:p>+2 075</text:p>
          </table:table-cell>
          <table:table-cell office:value-type="float" office:value="0.59991210926206473" table:style-name="ce114">
            <text:p>+0,6<text:s text:c="3"/></text:p>
          </table:table-cell>
          <table:table-cell office:value-type="float" office:value="-54295" table:style-name="ce113">
            <text:p><text:s/>-54 295</text:p>
          </table:table-cell>
          <table:table-cell office:value-type="float" office:value="-13.49769051395387" table:style-name="ce114">
            <text:p>-13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Homens<text:s/></text:p>
          </table:table-cell>
          <table:table-cell office:value-type="float" office:value="152829" table:style-name="ce132">
            <text:p>152 829</text:p>
          </table:table-cell>
          <table:table-cell office:value-type="float" office:value="43.92155397618685" table:style-name="ce133">
            <text:p>43,9<text:s text:c="5"/></text:p>
          </table:table-cell>
          <table:table-cell office:value-type="float" office:value="150545" table:style-name="ce134">
            <text:p>150 545</text:p>
          </table:table-cell>
          <table:table-cell office:value-type="float" office:value="43.52470770547351" table:style-name="ce135">
            <text:p>43,5<text:s text:c="5"/></text:p>
          </table:table-cell>
          <table:table-cell office:value-type="float" office:value="179006" table:style-name="ce134">
            <text:p>179 006</text:p>
          </table:table-cell>
          <table:table-cell office:value-type="float" office:value="44.500738339457158" table:style-name="ce135">
            <text:p>44,5<text:s text:c="5"/></text:p>
          </table:table-cell>
          <table:table-cell office:value-type="float" office:value="2284" table:style-name="ce120">
            <text:p>+2 284</text:p>
          </table:table-cell>
          <table:table-cell office:value-type="float" office:value="1.517154339234116" table:style-name="ce121">
            <text:p>+1,5<text:s text:c="3"/></text:p>
          </table:table-cell>
          <table:table-cell office:value-type="float" office:value="-26177" table:style-name="ce120">
            <text:p><text:s/>-26 177</text:p>
          </table:table-cell>
          <table:table-cell office:value-type="float" office:value="-14.623532172105962" table:style-name="ce121">
            <text:p>-14,6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Mulheres</text:p>
          </table:table-cell>
          <table:table-cell office:value-type="float" office:value="195130" table:style-name="ce132">
            <text:p>195 130</text:p>
          </table:table-cell>
          <table:table-cell office:value-type="float" office:value="56.078446023813157" table:style-name="ce133">
            <text:p>56,1<text:s text:c="5"/></text:p>
          </table:table-cell>
          <table:table-cell office:value-type="float" office:value="195339" table:style-name="ce134">
            <text:p>195 339</text:p>
          </table:table-cell>
          <table:table-cell office:value-type="float" office:value="56.47529229452649" table:style-name="ce135">
            <text:p>56,5<text:s text:c="5"/></text:p>
          </table:table-cell>
          <table:table-cell office:value-type="float" office:value="223248" table:style-name="ce134">
            <text:p>223 248</text:p>
          </table:table-cell>
          <table:table-cell office:value-type="float" office:value="55.499261660542842" table:style-name="ce135">
            <text:p>55,5<text:s text:c="5"/></text:p>
          </table:table-cell>
          <table:table-cell office:value-type="float" office:value="-209" table:style-name="ce120">
            <text:p><text:s/>- 209</text:p>
          </table:table-cell>
          <table:table-cell office:value-type="float" office:value="-0.10699348312420971" table:style-name="ce121">
            <text:p>-0,1<text:s text:c="3"/></text:p>
          </table:table-cell>
          <table:table-cell office:value-type="float" office:value="-28118" table:style-name="ce120">
            <text:p><text:s/>-28 118</text:p>
          </table:table-cell>
          <table:table-cell office:value-type="float" office:value="-12.594961656991327" table:style-name="ce121">
            <text:p>-12,6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3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36157" table:style-name="ce132">
            <text:p>36 157</text:p>
          </table:table-cell>
          <table:table-cell office:value-type="float" office:value="10.391166775395952" table:style-name="ce133">
            <text:p>10,4<text:s text:c="5"/></text:p>
          </table:table-cell>
          <table:table-cell office:value-type="float" office:value="38109" table:style-name="ce134">
            <text:p>38 109</text:p>
          </table:table-cell>
          <table:table-cell office:value-type="float" office:value="11.017855697285796" table:style-name="ce135">
            <text:p>11,0<text:s text:c="5"/></text:p>
          </table:table-cell>
          <table:table-cell office:value-type="float" office:value="48388" table:style-name="ce134">
            <text:p>48 388</text:p>
          </table:table-cell>
          <table:table-cell office:value-type="float" office:value="12.029215371382261" table:style-name="ce135">
            <text:p>12,0<text:s text:c="5"/></text:p>
          </table:table-cell>
          <table:table-cell office:value-type="float" office:value="-1952" table:style-name="ce120">
            <text:p><text:s/>-1 952</text:p>
          </table:table-cell>
          <table:table-cell office:value-type="float" office:value="-5.1221496234485286" table:style-name="ce121">
            <text:p>-5,1<text:s text:c="3"/></text:p>
          </table:table-cell>
          <table:table-cell office:value-type="float" office:value="-12231" table:style-name="ce120">
            <text:p><text:s/>-12 231</text:p>
          </table:table-cell>
          <table:table-cell office:value-type="float" office:value="-25.276928164007607" table:style-name="ce121">
            <text:p>-25,3<text:s text:c="3"/></text:p>
          </table:table-cell>
          <table:table-cell table:style-name="ce20"/>
          <table:table-cell table:number-columns-repeated="2" table:style-name="ce466"/>
          <table:table-cell table:number-columns-repeated="3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311802" table:style-name="ce132">
            <text:p>311 802</text:p>
          </table:table-cell>
          <table:table-cell office:value-type="float" office:value="89.608833224604041" table:style-name="ce133">
            <text:p>89,6<text:s text:c="5"/></text:p>
          </table:table-cell>
          <table:table-cell office:value-type="float" office:value="307775" table:style-name="ce134">
            <text:p>307 775</text:p>
          </table:table-cell>
          <table:table-cell office:value-type="float" office:value="88.982144302714204" table:style-name="ce135">
            <text:p>89,0<text:s text:c="5"/></text:p>
          </table:table-cell>
          <table:table-cell office:value-type="float" office:value="353866" table:style-name="ce134">
            <text:p>353 866</text:p>
          </table:table-cell>
          <table:table-cell office:value-type="float" office:value="87.970784628617736" table:style-name="ce135">
            <text:p>88,0<text:s text:c="5"/></text:p>
          </table:table-cell>
          <table:table-cell office:value-type="float" office:value="4027" table:style-name="ce120">
            <text:p>+4 027</text:p>
          </table:table-cell>
          <table:table-cell office:value-type="float" office:value="1.3084233612216718" table:style-name="ce121">
            <text:p>+1,3<text:s text:c="3"/></text:p>
          </table:table-cell>
          <table:table-cell office:value-type="float" office:value="-42064" table:style-name="ce120">
            <text:p><text:s/>-42 064</text:p>
          </table:table-cell>
          <table:table-cell office:value-type="float" office:value="-11.886985469075865" table:style-name="ce121">
            <text:p>-11,9<text:s text:c="3"/></text:p>
          </table:table-cell>
          <table:table-cell table:style-name="ce19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3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76885" table:style-name="ce132">
            <text:p>176 885</text:p>
          </table:table-cell>
          <table:table-cell office:value-type="float" office:value="50.835012170974167" table:style-name="ce133">
            <text:p>50,8<text:s text:c="5"/></text:p>
          </table:table-cell>
          <table:table-cell office:value-type="float" office:value="173966" table:style-name="ce134">
            <text:p>173 966</text:p>
          </table:table-cell>
          <table:table-cell office:value-type="float" office:value="50.296053011992456" table:style-name="ce135">
            <text:p>50,3<text:s text:c="5"/></text:p>
          </table:table-cell>
          <table:table-cell office:value-type="float" office:value="252261" table:style-name="ce134">
            <text:p>252 261</text:p>
          </table:table-cell>
          <table:table-cell office:value-type="float" office:value="62.711868620324474" table:style-name="ce135">
            <text:p>62,7<text:s text:c="5"/></text:p>
          </table:table-cell>
          <table:table-cell office:value-type="float" office:value="2919" table:style-name="ce120">
            <text:p>+2 919</text:p>
          </table:table-cell>
          <table:table-cell office:value-type="float" office:value="1.6779140751641126" table:style-name="ce121">
            <text:p>+1,7<text:s text:c="3"/></text:p>
          </table:table-cell>
          <table:table-cell office:value-type="float" office:value="-75376" table:style-name="ce120">
            <text:p><text:s/>-75 376</text:p>
          </table:table-cell>
          <table:table-cell office:value-type="float" office:value="-29.880163798605412" table:style-name="ce121">
            <text:p>-29,9<text:s text:c="3"/></text:p>
          </table:table-cell>
          <table:table-cell table:style-name="ce20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71074" table:style-name="ce132">
            <text:p>171 074</text:p>
          </table:table-cell>
          <table:table-cell office:value-type="float" office:value="49.164987829025833" table:style-name="ce133">
            <text:p>49,2<text:s text:c="5"/></text:p>
          </table:table-cell>
          <table:table-cell office:value-type="float" office:value="171918" table:style-name="ce134">
            <text:p>171 918</text:p>
          </table:table-cell>
          <table:table-cell office:value-type="float" office:value="49.703946988007544" table:style-name="ce135">
            <text:p>49,7<text:s text:c="5"/></text:p>
          </table:table-cell>
          <table:table-cell office:value-type="float" office:value="149993" table:style-name="ce134">
            <text:p>149 993</text:p>
          </table:table-cell>
          <table:table-cell office:value-type="float" office:value="37.288131379675526" table:style-name="ce135">
            <text:p>37,3<text:s text:c="5"/></text:p>
          </table:table-cell>
          <table:table-cell office:value-type="float" office:value="-844" table:style-name="ce120">
            <text:p><text:s/>- 844</text:p>
          </table:table-cell>
          <table:table-cell office:value-type="float" office:value="-0.49093172326341628" table:style-name="ce121">
            <text:p>-0,5<text:s text:c="3"/></text:p>
          </table:table-cell>
          <table:table-cell office:value-type="float" office:value="21081" table:style-name="ce120">
            <text:p>+21 081</text:p>
          </table:table-cell>
          <table:table-cell office:value-type="float" office:value="14.054655883941249" table:style-name="ce121">
            <text:p>+14,1<text:s text:c="3"/></text:p>
          </table:table-cell>
          <table:table-cell table:style-name="ce19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3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1913" table:style-name="ce132">
            <text:p>31 913</text:p>
          </table:table-cell>
          <table:table-cell office:value-type="float" office:value="9.1714828471170442" table:style-name="ce133">
            <text:p>9,2<text:s text:c="5"/></text:p>
          </table:table-cell>
          <table:table-cell office:value-type="float" office:value="33309" table:style-name="ce134">
            <text:p>33 309</text:p>
          </table:table-cell>
          <table:table-cell office:value-type="float" office:value="9.6301072035711393" table:style-name="ce135">
            <text:p>9,6<text:s text:c="5"/></text:p>
          </table:table-cell>
          <table:table-cell office:value-type="float" office:value="33842" table:style-name="ce134">
            <text:p>33 842</text:p>
          </table:table-cell>
          <table:table-cell office:value-type="float" office:value="8.4130922253103755" table:style-name="ce135">
            <text:p>8,4<text:s text:c="5"/></text:p>
          </table:table-cell>
          <table:table-cell office:value-type="float" office:value="-1396" table:style-name="ce120">
            <text:p><text:s/>-1 396</text:p>
          </table:table-cell>
          <table:table-cell office:value-type="float" office:value="-4.191059473415593" table:style-name="ce121">
            <text:p>-4,2<text:s text:c="3"/></text:p>
          </table:table-cell>
          <table:table-cell office:value-type="float" office:value="-1929" table:style-name="ce120">
            <text:p><text:s/>-1 929</text:p>
          </table:table-cell>
          <table:table-cell office:value-type="float" office:value="-5.7000177294486143" table:style-name="ce121">
            <text:p>-5,7<text:s text:c="3"/></text:p>
          </table:table-cell>
          <table:table-cell table:style-name="ce20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316046" table:style-name="ce132">
            <text:p>316 046</text:p>
          </table:table-cell>
          <table:table-cell office:value-type="float" office:value="90.828517152882966" table:style-name="ce133">
            <text:p>90,8<text:s text:c="5"/></text:p>
          </table:table-cell>
          <table:table-cell office:value-type="float" office:value="312575" table:style-name="ce134">
            <text:p>312 575</text:p>
          </table:table-cell>
          <table:table-cell office:value-type="float" office:value="90.369892796428857" table:style-name="ce135">
            <text:p>90,4<text:s text:c="5"/></text:p>
          </table:table-cell>
          <table:table-cell office:value-type="float" office:value="368412" table:style-name="ce134">
            <text:p>368 412</text:p>
          </table:table-cell>
          <table:table-cell office:value-type="float" office:value="91.586907774689621" table:style-name="ce135">
            <text:p>91,6<text:s text:c="5"/></text:p>
          </table:table-cell>
          <table:table-cell office:value-type="float" office:value="3471" table:style-name="ce120">
            <text:p>+3 471</text:p>
          </table:table-cell>
          <table:table-cell office:value-type="float" office:value="1.1104534911621211" table:style-name="ce121">
            <text:p>+1,1<text:s text:c="3"/></text:p>
          </table:table-cell>
          <table:table-cell office:value-type="float" office:value="-52366" table:style-name="ce120">
            <text:p><text:s/>-52 366</text:p>
          </table:table-cell>
          <table:table-cell office:value-type="float" office:value="-14.213977829169517" table:style-name="ce121">
            <text:p>-14,2<text:s text:c="3"/></text:p>
          </table:table-cell>
          <table:table-cell table:style-name="ce19"/>
          <table:table-cell table:style-name="ce466"/>
          <table:table-cell table:number-columns-repeated="4" table:style-name="ce18"/>
          <table:table-cell table:number-columns-repeated="16366"/>
        </table:table-row>
        <table:table-row table:style-name="ro3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30455" table:style-name="ce132">
            <text:p>30 455</text:p>
          </table:table-cell>
          <table:table-cell office:value-type="float" office:value="8.7524679631795692" table:style-name="ce133">
            <text:p>8,8<text:s text:c="5"/></text:p>
          </table:table-cell>
          <table:table-cell office:value-type="float" office:value="29974" table:style-name="ce134">
            <text:p>29 974</text:p>
          </table:table-cell>
          <table:table-cell office:value-type="float" office:value="8.6659111147089778" table:style-name="ce135">
            <text:p>8,7<text:s text:c="5"/></text:p>
          </table:table-cell>
          <table:table-cell office:value-type="float" office:value="28629" table:style-name="ce134">
            <text:p>28 629</text:p>
          </table:table-cell>
          <table:table-cell office:value-type="float" office:value="7.1171448885530033" table:style-name="ce135">
            <text:p>7,1<text:s text:c="5"/></text:p>
          </table:table-cell>
          <table:table-cell office:value-type="float" office:value="481" table:style-name="ce120">
            <text:p>+ 481</text:p>
          </table:table-cell>
          <table:table-cell office:value-type="float" office:value="1.6047240942149863" table:style-name="ce121">
            <text:p>+1,6<text:s text:c="3"/></text:p>
          </table:table-cell>
          <table:table-cell office:value-type="float" office:value="1826" table:style-name="ce120">
            <text:p>+1 826</text:p>
          </table:table-cell>
          <table:table-cell office:value-type="float" office:value="6.3781480317160923" table:style-name="ce121">
            <text:p>+6,4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49291" table:style-name="ce132">
            <text:p>49 291</text:p>
          </table:table-cell>
          <table:table-cell office:value-type="float" office:value="14.165749413005555" table:style-name="ce133">
            <text:p>14,2<text:s text:c="5"/></text:p>
          </table:table-cell>
          <table:table-cell office:value-type="float" office:value="48711" table:style-name="ce134">
            <text:p>48 711</text:p>
          </table:table-cell>
          <table:table-cell office:value-type="float" office:value="14.083045182778042" table:style-name="ce135">
            <text:p>14,1<text:s text:c="5"/></text:p>
          </table:table-cell>
          <table:table-cell office:value-type="float" office:value="56630" table:style-name="ce134">
            <text:p>56 630</text:p>
          </table:table-cell>
          <table:table-cell office:value-type="float" office:value="14.078169514784191" table:style-name="ce135">
            <text:p>14,1<text:s text:c="5"/></text:p>
          </table:table-cell>
          <table:table-cell office:value-type="float" office:value="580" table:style-name="ce120">
            <text:p>+ 580</text:p>
          </table:table-cell>
          <table:table-cell office:value-type="float" office:value="1.1906961466609185" table:style-name="ce121">
            <text:p>+1,2<text:s text:c="3"/></text:p>
          </table:table-cell>
          <table:table-cell office:value-type="float" office:value="-7339" table:style-name="ce120">
            <text:p><text:s/>-7 339</text:p>
          </table:table-cell>
          <table:table-cell office:value-type="float" office:value="-12.959562069574432" table:style-name="ce121">
            <text:p>-13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48090" table:style-name="ce132">
            <text:p>48 090</text:p>
          </table:table-cell>
          <table:table-cell office:value-type="float" office:value="13.820593805592038" table:style-name="ce133">
            <text:p>13,8<text:s text:c="5"/></text:p>
          </table:table-cell>
          <table:table-cell office:value-type="float" office:value="46809" table:style-name="ce134">
            <text:p>46 809</text:p>
          </table:table-cell>
          <table:table-cell office:value-type="float" office:value="13.533149842143608" table:style-name="ce135">
            <text:p>13,5<text:s text:c="5"/></text:p>
          </table:table-cell>
          <table:table-cell office:value-type="float" office:value="55258" table:style-name="ce134">
            <text:p>55 258</text:p>
          </table:table-cell>
          <table:table-cell office:value-type="float" office:value="13.73709148945691" table:style-name="ce135">
            <text:p>13,7<text:s text:c="5"/></text:p>
          </table:table-cell>
          <table:table-cell office:value-type="float" office:value="1281" table:style-name="ce120">
            <text:p>+1 281</text:p>
          </table:table-cell>
          <table:table-cell office:value-type="float" office:value="2.7366532077164649" table:style-name="ce121">
            <text:p>+2,7<text:s text:c="3"/></text:p>
          </table:table-cell>
          <table:table-cell office:value-type="float" office:value="-7168" table:style-name="ce120">
            <text:p><text:s/>-7 168</text:p>
          </table:table-cell>
          <table:table-cell office:value-type="float" office:value="-12.971877375221688" table:style-name="ce121">
            <text:p>-13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66692" table:style-name="ce132">
            <text:p>66 692</text:p>
          </table:table-cell>
          <table:table-cell office:value-type="float" office:value="19.166625953057686" table:style-name="ce133">
            <text:p>19,2<text:s text:c="5"/></text:p>
          </table:table-cell>
          <table:table-cell office:value-type="float" office:value="65465" table:style-name="ce134">
            <text:p>65 465</text:p>
          </table:table-cell>
          <table:table-cell office:value-type="float" office:value="18.926865654381235" table:style-name="ce135">
            <text:p>18,9<text:s text:c="5"/></text:p>
          </table:table-cell>
          <table:table-cell office:value-type="float" office:value="79782" table:style-name="ce134">
            <text:p>79 782</text:p>
          </table:table-cell>
          <table:table-cell office:value-type="float" office:value="19.833736892610144" table:style-name="ce135">
            <text:p>19,8<text:s text:c="5"/></text:p>
          </table:table-cell>
          <table:table-cell office:value-type="float" office:value="1227" table:style-name="ce120">
            <text:p>+1 227</text:p>
          </table:table-cell>
          <table:table-cell office:value-type="float" office:value="1.8742839685328039" table:style-name="ce121">
            <text:p>+1,9<text:s text:c="3"/></text:p>
          </table:table-cell>
          <table:table-cell office:value-type="float" office:value="-13090" table:style-name="ce120">
            <text:p><text:s/>-13 090</text:p>
          </table:table-cell>
          <table:table-cell office:value-type="float" office:value="-16.40720964628613" table:style-name="ce121">
            <text:p>-16,4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Secundário</text:p>
          </table:table-cell>
          <table:table-cell office:value-type="float" office:value="105616" table:style-name="ce132">
            <text:p>105 616</text:p>
          </table:table-cell>
          <table:table-cell office:value-type="float" office:value="30.353001359355559" table:style-name="ce133">
            <text:p>30,4<text:s text:c="5"/></text:p>
          </table:table-cell>
          <table:table-cell office:value-type="float" office:value="105337" table:style-name="ce134">
            <text:p>105 337</text:p>
          </table:table-cell>
          <table:table-cell office:value-type="float" office:value="30.454429808837645" table:style-name="ce135">
            <text:p>30,5<text:s text:c="5"/></text:p>
          </table:table-cell>
          <table:table-cell office:value-type="float" office:value="126342" table:style-name="ce134">
            <text:p>126 342</text:p>
          </table:table-cell>
          <table:table-cell office:value-type="float" office:value="31.408513029081124" table:style-name="ce135">
            <text:p>31,4<text:s text:c="5"/></text:p>
          </table:table-cell>
          <table:table-cell office:value-type="float" office:value="279" table:style-name="ce120">
            <text:p>+ 279</text:p>
          </table:table-cell>
          <table:table-cell office:value-type="float" office:value="0.26486419776526765" table:style-name="ce121">
            <text:p>+0,3<text:s text:c="3"/></text:p>
          </table:table-cell>
          <table:table-cell office:value-type="float" office:value="-20726" table:style-name="ce120">
            <text:p><text:s/>-20 726</text:p>
          </table:table-cell>
          <table:table-cell office:value-type="float" office:value="-16.404679362365641" table:style-name="ce121">
            <text:p>-16,4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Superior</text:p>
          </table:table-cell>
          <table:table-cell office:value-type="float" office:value="47815" table:style-name="ce132">
            <text:p>47 815</text:p>
          </table:table-cell>
          <table:table-cell office:value-type="float" office:value="13.741561505809594" table:style-name="ce133">
            <text:p>13,7<text:s text:c="5"/></text:p>
          </table:table-cell>
          <table:table-cell office:value-type="float" office:value="49588" table:style-name="ce134">
            <text:p>49 588</text:p>
          </table:table-cell>
          <table:table-cell office:value-type="float" office:value="14.336598397150491" table:style-name="ce135">
            <text:p>14,3<text:s text:c="5"/></text:p>
          </table:table-cell>
          <table:table-cell office:value-type="float" office:value="55613" table:style-name="ce134">
            <text:p>55 613</text:p>
          </table:table-cell>
          <table:table-cell office:value-type="float" office:value="13.825344185514627" table:style-name="ce135">
            <text:p>13,8<text:s text:c="5"/></text:p>
          </table:table-cell>
          <table:table-cell office:value-type="float" office:value="-1773" table:style-name="ce120">
            <text:p><text:s/>-1 773</text:p>
          </table:table-cell>
          <table:table-cell office:value-type="float" office:value="-3.5754618052754696" table:style-name="ce121">
            <text:p>-3,6<text:s text:c="3"/></text:p>
          </table:table-cell>
          <table:table-cell office:value-type="float" office:value="-7798" table:style-name="ce120">
            <text:p><text:s/>-7 798</text:p>
          </table:table-cell>
          <table:table-cell office:value-type="float" office:value="-14.021901353999963" table:style-name="ce121">
            <text:p>-14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6">
            <text:p><text:s text:c="9"/>Homens</text:p>
          </table:table-cell>
          <table:table-cell office:value-type="float" office:value="152829" table:style-name="ce127">
            <text:p>152 829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50545" table:style-name="ce129">
            <text:p>150 54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79006" table:style-name="ce129">
            <text:p>179 00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284" table:style-name="ce113">
            <text:p>+2 284</text:p>
          </table:table-cell>
          <table:table-cell office:value-type="float" office:value="1.517154339234116" table:style-name="ce114">
            <text:p>+1,5<text:s text:c="3"/></text:p>
          </table:table-cell>
          <table:table-cell office:value-type="float" office:value="-26177" table:style-name="ce113">
            <text:p><text:s/>-26 177</text:p>
          </table:table-cell>
          <table:table-cell office:value-type="float" office:value="-14.623532172105962" table:style-name="ce114">
            <text:p>-14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16427" table:style-name="ce132">
            <text:p>16 427</text:p>
          </table:table-cell>
          <table:table-cell office:value-type="float" office:value="10.748614464532254" table:style-name="ce133">
            <text:p>10,7<text:s text:c="5"/></text:p>
          </table:table-cell>
          <table:table-cell office:value-type="float" office:value="17272" table:style-name="ce134">
            <text:p>17 272</text:p>
          </table:table-cell>
          <table:table-cell office:value-type="float" office:value="11.472981500548009" table:style-name="ce135">
            <text:p>11,5<text:s text:c="5"/></text:p>
          </table:table-cell>
          <table:table-cell office:value-type="float" office:value="22369" table:style-name="ce134">
            <text:p>22 369</text:p>
          </table:table-cell>
          <table:table-cell office:value-type="float" office:value="12.496229176675643" table:style-name="ce135">
            <text:p>12,5<text:s text:c="5"/></text:p>
          </table:table-cell>
          <table:table-cell office:value-type="float" office:value="-845" table:style-name="ce120">
            <text:p><text:s/>- 845</text:p>
          </table:table-cell>
          <table:table-cell office:value-type="float" office:value="-4.8923112552107453" table:style-name="ce121">
            <text:p>-4,9<text:s text:c="3"/></text:p>
          </table:table-cell>
          <table:table-cell office:value-type="float" office:value="-5942" table:style-name="ce120">
            <text:p><text:s/>-5 942</text:p>
          </table:table-cell>
          <table:table-cell office:value-type="float" office:value="-26.563547766998973" table:style-name="ce121">
            <text:p>-26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136402" table:style-name="ce132">
            <text:p>136 402</text:p>
          </table:table-cell>
          <table:table-cell office:value-type="float" office:value="89.251385535467747" table:style-name="ce133">
            <text:p>89,3<text:s text:c="5"/></text:p>
          </table:table-cell>
          <table:table-cell office:value-type="float" office:value="133273" table:style-name="ce134">
            <text:p>133 273</text:p>
          </table:table-cell>
          <table:table-cell office:value-type="float" office:value="88.527018499451998" table:style-name="ce135">
            <text:p>88,5<text:s text:c="5"/></text:p>
          </table:table-cell>
          <table:table-cell office:value-type="float" office:value="156637" table:style-name="ce134">
            <text:p>156 637</text:p>
          </table:table-cell>
          <table:table-cell office:value-type="float" office:value="87.503770823324359" table:style-name="ce135">
            <text:p>87,5<text:s text:c="5"/></text:p>
          </table:table-cell>
          <table:table-cell office:value-type="float" office:value="3129" table:style-name="ce120">
            <text:p>+3 129</text:p>
          </table:table-cell>
          <table:table-cell office:value-type="float" office:value="2.3478123851042598" table:style-name="ce121">
            <text:p>+2,3<text:s text:c="3"/></text:p>
          </table:table-cell>
          <table:table-cell office:value-type="float" office:value="-20235" table:style-name="ce120">
            <text:p><text:s/>-20 235</text:p>
          </table:table-cell>
          <table:table-cell office:value-type="float" office:value="-12.918403697721484" table:style-name="ce121">
            <text:p>-12,9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80419" table:style-name="ce132">
            <text:p>80 419</text:p>
          </table:table-cell>
          <table:table-cell office:value-type="float" office:value="52.620248774774424" table:style-name="ce133">
            <text:p>52,6<text:s text:c="5"/></text:p>
          </table:table-cell>
          <table:table-cell office:value-type="float" office:value="77529" table:style-name="ce134">
            <text:p>77 529</text:p>
          </table:table-cell>
          <table:table-cell office:value-type="float" office:value="51.498887375867689" table:style-name="ce135">
            <text:p>51,5<text:s text:c="5"/></text:p>
          </table:table-cell>
          <table:table-cell office:value-type="float" office:value="115352" table:style-name="ce134">
            <text:p>115 352</text:p>
          </table:table-cell>
          <table:table-cell office:value-type="float" office:value="64.440298090566799" table:style-name="ce135">
            <text:p>64,4<text:s text:c="5"/></text:p>
          </table:table-cell>
          <table:table-cell office:value-type="float" office:value="2890" table:style-name="ce120">
            <text:p>+2 890</text:p>
          </table:table-cell>
          <table:table-cell office:value-type="float" office:value="3.7276374001986357" table:style-name="ce121">
            <text:p>+3,7<text:s text:c="3"/></text:p>
          </table:table-cell>
          <table:table-cell office:value-type="float" office:value="-34933" table:style-name="ce120">
            <text:p><text:s/>-34 933</text:p>
          </table:table-cell>
          <table:table-cell office:value-type="float" office:value="-30.283826895069005" table:style-name="ce121">
            <text:p>-30,3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72410" table:style-name="ce132">
            <text:p>72 410</text:p>
          </table:table-cell>
          <table:table-cell office:value-type="float" office:value="47.379751225225583" table:style-name="ce133">
            <text:p>47,4<text:s text:c="5"/></text:p>
          </table:table-cell>
          <table:table-cell office:value-type="float" office:value="73016" table:style-name="ce134">
            <text:p>73 016</text:p>
          </table:table-cell>
          <table:table-cell office:value-type="float" office:value="48.501112624132318" table:style-name="ce135">
            <text:p>48,5<text:s text:c="5"/></text:p>
          </table:table-cell>
          <table:table-cell office:value-type="float" office:value="63654" table:style-name="ce134">
            <text:p>63 654</text:p>
          </table:table-cell>
          <table:table-cell office:value-type="float" office:value="35.559701909433208" table:style-name="ce135">
            <text:p>35,6<text:s text:c="5"/></text:p>
          </table:table-cell>
          <table:table-cell office:value-type="float" office:value="-606" table:style-name="ce120">
            <text:p><text:s/>- 606</text:p>
          </table:table-cell>
          <table:table-cell office:value-type="float" office:value="-0.82995507833899429" table:style-name="ce121">
            <text:p>-0,8<text:s text:c="3"/></text:p>
          </table:table-cell>
          <table:table-cell office:value-type="float" office:value="8756" table:style-name="ce120">
            <text:p>+8 756</text:p>
          </table:table-cell>
          <table:table-cell office:value-type="float" office:value="13.755616300625256" table:style-name="ce121">
            <text:p>+13,8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2651" table:style-name="ce132">
            <text:p>12 651</text:p>
          </table:table-cell>
          <table:table-cell office:value-type="float" office:value="8.27787919831969" table:style-name="ce133">
            <text:p>8,3<text:s text:c="5"/></text:p>
          </table:table-cell>
          <table:table-cell office:value-type="float" office:value="13285" table:style-name="ce134">
            <text:p>13 285</text:p>
          </table:table-cell>
          <table:table-cell office:value-type="float" office:value="8.8246039390215554" table:style-name="ce135">
            <text:p>8,8<text:s text:c="5"/></text:p>
          </table:table-cell>
          <table:table-cell office:value-type="float" office:value="13535" table:style-name="ce134">
            <text:p>13 535</text:p>
          </table:table-cell>
          <table:table-cell office:value-type="float" office:value="7.5611990659530965" table:style-name="ce135">
            <text:p>7,6<text:s text:c="5"/></text:p>
          </table:table-cell>
          <table:table-cell office:value-type="float" office:value="-634" table:style-name="ce120">
            <text:p><text:s/>- 634</text:p>
          </table:table-cell>
          <table:table-cell office:value-type="float" office:value="-4.7722995859992468" table:style-name="ce121">
            <text:p>-4,8<text:s text:c="3"/></text:p>
          </table:table-cell>
          <table:table-cell office:value-type="float" office:value="-884" table:style-name="ce120">
            <text:p><text:s/>- 884</text:p>
          </table:table-cell>
          <table:table-cell office:value-type="float" office:value="-6.5312153675655713" table:style-name="ce121">
            <text:p>-6,5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140178" table:style-name="ce132">
            <text:p>140 178</text:p>
          </table:table-cell>
          <table:table-cell office:value-type="float" office:value="91.722120801680305" table:style-name="ce133">
            <text:p>91,7<text:s text:c="5"/></text:p>
          </table:table-cell>
          <table:table-cell office:value-type="float" office:value="137260" table:style-name="ce134">
            <text:p>137 260</text:p>
          </table:table-cell>
          <table:table-cell office:value-type="float" office:value="91.175396060978443" table:style-name="ce135">
            <text:p>91,2<text:s text:c="5"/></text:p>
          </table:table-cell>
          <table:table-cell office:value-type="float" office:value="165471" table:style-name="ce134">
            <text:p>165 471</text:p>
          </table:table-cell>
          <table:table-cell office:value-type="float" office:value="92.43880093404691" table:style-name="ce135">
            <text:p>92,4<text:s text:c="5"/></text:p>
          </table:table-cell>
          <table:table-cell office:value-type="float" office:value="2918" table:style-name="ce120">
            <text:p>+2 918</text:p>
          </table:table-cell>
          <table:table-cell office:value-type="float" office:value="2.1258924668512313" table:style-name="ce121">
            <text:p>+2,1<text:s text:c="3"/></text:p>
          </table:table-cell>
          <table:table-cell office:value-type="float" office:value="-25293" table:style-name="ce120">
            <text:p><text:s/>-25 293</text:p>
          </table:table-cell>
          <table:table-cell office:value-type="float" office:value="-15.285457874793771" table:style-name="ce121">
            <text:p>-15,3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4568" table:style-name="ce132">
            <text:p>14 568</text:p>
          </table:table-cell>
          <table:table-cell office:value-type="float" office:value="9.5322222876548306" table:style-name="ce133">
            <text:p>9,5<text:s text:c="5"/></text:p>
          </table:table-cell>
          <table:table-cell office:value-type="float" office:value="14154" table:style-name="ce134">
            <text:p>14 154</text:p>
          </table:table-cell>
          <table:table-cell office:value-type="float" office:value="9.4018399814009097" table:style-name="ce135">
            <text:p>9,4<text:s text:c="5"/></text:p>
          </table:table-cell>
          <table:table-cell office:value-type="float" office:value="13559" table:style-name="ce134">
            <text:p>13 559</text:p>
          </table:table-cell>
          <table:table-cell office:value-type="float" office:value="7.5746064377730349" table:style-name="ce135">
            <text:p>7,6<text:s text:c="5"/></text:p>
          </table:table-cell>
          <table:table-cell office:value-type="float" office:value="414" table:style-name="ce120">
            <text:p>+ 414</text:p>
          </table:table-cell>
          <table:table-cell office:value-type="float" office:value="2.9249682068673168" table:style-name="ce121">
            <text:p>+2,9<text:s text:c="3"/></text:p>
          </table:table-cell>
          <table:table-cell office:value-type="float" office:value="1009" table:style-name="ce120">
            <text:p>+1 009</text:p>
          </table:table-cell>
          <table:table-cell office:value-type="float" office:value="7.4415517368537509" table:style-name="ce121">
            <text:p>+7,4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3048" table:style-name="ce132">
            <text:p>23 048</text:p>
          </table:table-cell>
          <table:table-cell office:value-type="float" office:value="15.080907419403387" table:style-name="ce133">
            <text:p>15,1<text:s text:c="5"/></text:p>
          </table:table-cell>
          <table:table-cell office:value-type="float" office:value="22704" table:style-name="ce134">
            <text:p>22 704</text:p>
          </table:table-cell>
          <table:table-cell office:value-type="float" office:value="15.081204955328973" table:style-name="ce135">
            <text:p>15,1<text:s text:c="5"/></text:p>
          </table:table-cell>
          <table:table-cell office:value-type="float" office:value="26913" table:style-name="ce134">
            <text:p>26 913</text:p>
          </table:table-cell>
          <table:table-cell office:value-type="float" office:value="15.034691574584091" table:style-name="ce135">
            <text:p>15,0<text:s text:c="5"/></text:p>
          </table:table-cell>
          <table:table-cell office:value-type="float" office:value="344" table:style-name="ce120">
            <text:p>+ 344</text:p>
          </table:table-cell>
          <table:table-cell office:value-type="float" office:value="1.5151515151515151" table:style-name="ce121">
            <text:p>+1,5<text:s text:c="3"/></text:p>
          </table:table-cell>
          <table:table-cell office:value-type="float" office:value="-3865" table:style-name="ce120">
            <text:p><text:s/>-3 865</text:p>
          </table:table-cell>
          <table:table-cell office:value-type="float" office:value="-14.361089436331884" table:style-name="ce121">
            <text:p>-14,4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3565" table:style-name="ce132">
            <text:p>23 565</text:p>
          </table:table-cell>
          <table:table-cell office:value-type="float" office:value="15.419194001138528" table:style-name="ce133">
            <text:p>15,4<text:s text:c="5"/></text:p>
          </table:table-cell>
          <table:table-cell office:value-type="float" office:value="22573" table:style-name="ce134">
            <text:p>22 573</text:p>
          </table:table-cell>
          <table:table-cell office:value-type="float" office:value="14.994187784383406" table:style-name="ce135">
            <text:p>15,0<text:s text:c="5"/></text:p>
          </table:table-cell>
          <table:table-cell office:value-type="float" office:value="27267" table:style-name="ce134">
            <text:p>27 267</text:p>
          </table:table-cell>
          <table:table-cell office:value-type="float" office:value="15.232450308928192" table:style-name="ce135">
            <text:p>15,2<text:s text:c="5"/></text:p>
          </table:table-cell>
          <table:table-cell office:value-type="float" office:value="992" table:style-name="ce120">
            <text:p>+ 992</text:p>
          </table:table-cell>
          <table:table-cell office:value-type="float" office:value="4.3946307535551323" table:style-name="ce121">
            <text:p>+4,4<text:s text:c="3"/></text:p>
          </table:table-cell>
          <table:table-cell office:value-type="float" office:value="-3702" table:style-name="ce120">
            <text:p><text:s/>-3 702</text:p>
          </table:table-cell>
          <table:table-cell office:value-type="float" office:value="-13.576851138739135" table:style-name="ce121">
            <text:p>-13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29960" table:style-name="ce132">
            <text:p>29 960</text:p>
          </table:table-cell>
          <table:table-cell office:value-type="float" office:value="19.603609262639942" table:style-name="ce133">
            <text:p>19,6<text:s text:c="5"/></text:p>
          </table:table-cell>
          <table:table-cell office:value-type="float" office:value="29152" table:style-name="ce134">
            <text:p>29 152</text:p>
          </table:table-cell>
          <table:table-cell office:value-type="float" office:value="19.364309674848052" table:style-name="ce135">
            <text:p>19,4<text:s text:c="5"/></text:p>
          </table:table-cell>
          <table:table-cell office:value-type="float" office:value="36681" table:style-name="ce134">
            <text:p>36 681</text:p>
          </table:table-cell>
          <table:table-cell office:value-type="float" office:value="20.491491905299263" table:style-name="ce135">
            <text:p>20,5<text:s text:c="5"/></text:p>
          </table:table-cell>
          <table:table-cell office:value-type="float" office:value="808" table:style-name="ce120">
            <text:p>+ 808</text:p>
          </table:table-cell>
          <table:table-cell office:value-type="float" office:value="2.7716794731064764" table:style-name="ce121">
            <text:p>+2,8<text:s text:c="3"/></text:p>
          </table:table-cell>
          <table:table-cell office:value-type="float" office:value="-6721" table:style-name="ce120">
            <text:p><text:s/>-6 721</text:p>
          </table:table-cell>
          <table:table-cell office:value-type="float" office:value="-18.322837436274909" table:style-name="ce121">
            <text:p>-18,3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ecundário</text:p>
          </table:table-cell>
          <table:table-cell office:value-type="float" office:value="44524" table:style-name="ce132">
            <text:p>44 524</text:p>
          </table:table-cell>
          <table:table-cell office:value-type="float" office:value="29.133214245987343" table:style-name="ce133">
            <text:p>29,1<text:s text:c="5"/></text:p>
          </table:table-cell>
          <table:table-cell office:value-type="float" office:value="44221" table:style-name="ce134">
            <text:p>44 221</text:p>
          </table:table-cell>
          <table:table-cell office:value-type="float" office:value="29.373941346441264" table:style-name="ce135">
            <text:p>29,4<text:s text:c="5"/></text:p>
          </table:table-cell>
          <table:table-cell office:value-type="float" office:value="54392" table:style-name="ce134">
            <text:p>54 392</text:p>
          </table:table-cell>
          <table:table-cell office:value-type="float" office:value="30.385573667921744" table:style-name="ce135">
            <text:p>30,4<text:s text:c="5"/></text:p>
          </table:table-cell>
          <table:table-cell office:value-type="float" office:value="303" table:style-name="ce120">
            <text:p>+ 303</text:p>
          </table:table-cell>
          <table:table-cell office:value-type="float" office:value="0.68519481694217688" table:style-name="ce121">
            <text:p>+0,7<text:s text:c="3"/></text:p>
          </table:table-cell>
          <table:table-cell office:value-type="float" office:value="-9868" table:style-name="ce120">
            <text:p><text:s/>-9 868</text:p>
          </table:table-cell>
          <table:table-cell office:value-type="float" office:value="-18.142373878511545" table:style-name="ce121">
            <text:p>-18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uperior</text:p>
          </table:table-cell>
          <table:table-cell office:value-type="float" office:value="17164" table:style-name="ce132">
            <text:p>17 164</text:p>
          </table:table-cell>
          <table:table-cell office:value-type="float" office:value="11.230852783175967" table:style-name="ce133">
            <text:p>11,2<text:s text:c="5"/></text:p>
          </table:table-cell>
          <table:table-cell office:value-type="float" office:value="17741" table:style-name="ce134">
            <text:p>17 741</text:p>
          </table:table-cell>
          <table:table-cell office:value-type="float" office:value="11.784516257597396" table:style-name="ce135">
            <text:p>11,8<text:s text:c="5"/></text:p>
          </table:table-cell>
          <table:table-cell office:value-type="float" office:value="20194" table:style-name="ce134">
            <text:p>20 194</text:p>
          </table:table-cell>
          <table:table-cell office:value-type="float" office:value="11.281186105493671" table:style-name="ce135">
            <text:p>11,3<text:s text:c="5"/></text:p>
          </table:table-cell>
          <table:table-cell office:value-type="float" office:value="-577" table:style-name="ce120">
            <text:p><text:s/>- 577</text:p>
          </table:table-cell>
          <table:table-cell office:value-type="float" office:value="-3.2523533059015843" table:style-name="ce121">
            <text:p>-3,3<text:s text:c="3"/></text:p>
          </table:table-cell>
          <table:table-cell office:value-type="float" office:value="-3030" table:style-name="ce120">
            <text:p><text:s/>-3 030</text:p>
          </table:table-cell>
          <table:table-cell office:value-type="float" office:value="-15.004456769337427" table:style-name="ce121">
            <text:p>-15,0<text:s text:c="3"/>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6">
            <text:p><text:s text:c="9"/>Mulheres</text:p>
          </table:table-cell>
          <table:table-cell office:value-type="float" office:value="195130" table:style-name="ce127">
            <text:p>195 13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95339" table:style-name="ce129">
            <text:p>195 33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23248" table:style-name="ce129">
            <text:p>223 24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209" table:style-name="ce113">
            <text:p><text:s/>- 209</text:p>
          </table:table-cell>
          <table:table-cell office:value-type="float" office:value="-0.10699348312420971" table:style-name="ce114">
            <text:p>-0,1<text:s text:c="3"/></text:p>
          </table:table-cell>
          <table:table-cell office:value-type="float" office:value="-28118" table:style-name="ce113">
            <text:p><text:s/>-28 118</text:p>
          </table:table-cell>
          <table:table-cell office:value-type="float" office:value="-12.594961656991327" table:style-name="ce114">
            <text:p>-12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19730" table:style-name="ce132">
            <text:p>19 730</text:p>
          </table:table-cell>
          <table:table-cell office:value-type="float" office:value="10.111207912673601" table:style-name="ce133">
            <text:p>10,1<text:s text:c="5"/></text:p>
          </table:table-cell>
          <table:table-cell office:value-type="float" office:value="20837" table:style-name="ce134">
            <text:p>20 837</text:p>
          </table:table-cell>
          <table:table-cell office:value-type="float" office:value="10.667096688321328" table:style-name="ce135">
            <text:p>10,7<text:s text:c="5"/></text:p>
          </table:table-cell>
          <table:table-cell office:value-type="float" office:value="26019" table:style-name="ce134">
            <text:p>26 019</text:p>
          </table:table-cell>
          <table:table-cell office:value-type="float" office:value="11.65475166630832" table:style-name="ce135">
            <text:p>11,7<text:s text:c="5"/></text:p>
          </table:table-cell>
          <table:table-cell office:value-type="float" office:value="-1107" table:style-name="ce120">
            <text:p><text:s/>-1 107</text:p>
          </table:table-cell>
          <table:table-cell office:value-type="float" office:value="-5.3126649709651099" table:style-name="ce121">
            <text:p>-5,3<text:s text:c="3"/></text:p>
          </table:table-cell>
          <table:table-cell office:value-type="float" office:value="-6289" table:style-name="ce120">
            <text:p><text:s/>-6 289</text:p>
          </table:table-cell>
          <table:table-cell office:value-type="float" office:value="-24.170798262807949" table:style-name="ce121">
            <text:p>-24,2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175400" table:style-name="ce132">
            <text:p>175 400</text:p>
          </table:table-cell>
          <table:table-cell office:value-type="float" office:value="89.888792087326394" table:style-name="ce133">
            <text:p>89,9<text:s text:c="5"/></text:p>
          </table:table-cell>
          <table:table-cell office:value-type="float" office:value="174502" table:style-name="ce134">
            <text:p>174 502</text:p>
          </table:table-cell>
          <table:table-cell office:value-type="float" office:value="89.332903311678663" table:style-name="ce135">
            <text:p>89,3<text:s text:c="5"/></text:p>
          </table:table-cell>
          <table:table-cell office:value-type="float" office:value="197229" table:style-name="ce134">
            <text:p>197 229</text:p>
          </table:table-cell>
          <table:table-cell office:value-type="float" office:value="88.345248333691686" table:style-name="ce135">
            <text:p>88,3<text:s text:c="5"/></text:p>
          </table:table-cell>
          <table:table-cell office:value-type="float" office:value="898" table:style-name="ce120">
            <text:p>+ 898</text:p>
          </table:table-cell>
          <table:table-cell office:value-type="float" office:value="0.51460728243802367" table:style-name="ce121">
            <text:p>+0,5<text:s text:c="3"/></text:p>
          </table:table-cell>
          <table:table-cell office:value-type="float" office:value="-21829" table:style-name="ce120">
            <text:p><text:s/>-21 829</text:p>
          </table:table-cell>
          <table:table-cell office:value-type="float" office:value="-11.067844992369276" table:style-name="ce121">
            <text:p>-11,1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69"/>
          <table:table-cell table:number-columns-repeated="16370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96466" table:style-name="ce132">
            <text:p>96 466</text:p>
          </table:table-cell>
          <table:table-cell office:value-type="float" office:value="49.436785732588525" table:style-name="ce133">
            <text:p>49,4<text:s text:c="5"/></text:p>
          </table:table-cell>
          <table:table-cell office:value-type="float" office:value="96437" table:style-name="ce134">
            <text:p>96 437</text:p>
          </table:table-cell>
          <table:table-cell office:value-type="float" office:value="49.36904560789192" table:style-name="ce135">
            <text:p>49,4<text:s text:c="5"/></text:p>
          </table:table-cell>
          <table:table-cell office:value-type="float" office:value="136909" table:style-name="ce134">
            <text:p>136 909</text:p>
          </table:table-cell>
          <table:table-cell office:value-type="float" office:value="61.325969325593064" table:style-name="ce135">
            <text:p>61,3<text:s text:c="5"/></text:p>
          </table:table-cell>
          <table:table-cell office:value-type="float" office:value="29" table:style-name="ce120">
            <text:p>+ 29</text:p>
          </table:table-cell>
          <table:table-cell office:value-type="float" office:value="3.0071445606976575E-2" table:style-name="ce121">
            <text:p>+0,0<text:s text:c="3"/></text:p>
          </table:table-cell>
          <table:table-cell office:value-type="float" office:value="-40443" table:style-name="ce120">
            <text:p><text:s/>-40 443</text:p>
          </table:table-cell>
          <table:table-cell office:value-type="float" office:value="-29.540059455550765" table:style-name="ce121">
            <text:p>-29,5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98664" table:style-name="ce132">
            <text:p>98 664</text:p>
          </table:table-cell>
          <table:table-cell office:value-type="float" office:value="50.563214267411475" table:style-name="ce133">
            <text:p>50,6<text:s text:c="5"/></text:p>
          </table:table-cell>
          <table:table-cell office:value-type="float" office:value="98902" table:style-name="ce134">
            <text:p>98 902</text:p>
          </table:table-cell>
          <table:table-cell office:value-type="float" office:value="50.630954392108073" table:style-name="ce135">
            <text:p>50,6<text:s text:c="5"/></text:p>
          </table:table-cell>
          <table:table-cell office:value-type="float" office:value="86339" table:style-name="ce134">
            <text:p>86 339</text:p>
          </table:table-cell>
          <table:table-cell office:value-type="float" office:value="38.674030674406943" table:style-name="ce135">
            <text:p>38,7<text:s text:c="5"/></text:p>
          </table:table-cell>
          <table:table-cell office:value-type="float" office:value="-238" table:style-name="ce120">
            <text:p><text:s/>- 238</text:p>
          </table:table-cell>
          <table:table-cell office:value-type="float" office:value="-0.2406422519261491" table:style-name="ce121">
            <text:p>-0,2<text:s text:c="3"/></text:p>
          </table:table-cell>
          <table:table-cell office:value-type="float" office:value="12325" table:style-name="ce120">
            <text:p>+12 325</text:p>
          </table:table-cell>
          <table:table-cell office:value-type="float" office:value="14.275124798758382" table:style-name="ce121">
            <text:p>+14,3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9262" table:style-name="ce132">
            <text:p>19 262</text:p>
          </table:table-cell>
          <table:table-cell office:value-type="float" office:value="9.8713678060779984" table:style-name="ce133">
            <text:p>9,9<text:s text:c="5"/></text:p>
          </table:table-cell>
          <table:table-cell office:value-type="float" office:value="20024" table:style-name="ce134">
            <text:p>20 024</text:p>
          </table:table-cell>
          <table:table-cell office:value-type="float" office:value="10.250897158273565" table:style-name="ce135">
            <text:p>10,3<text:s text:c="5"/></text:p>
          </table:table-cell>
          <table:table-cell office:value-type="float" office:value="20307" table:style-name="ce134">
            <text:p>20 307</text:p>
          </table:table-cell>
          <table:table-cell office:value-type="float" office:value="9.0961621156740495" table:style-name="ce135">
            <text:p>9,1<text:s text:c="5"/></text:p>
          </table:table-cell>
          <table:table-cell office:value-type="float" office:value="-762" table:style-name="ce120">
            <text:p><text:s/>- 762</text:p>
          </table:table-cell>
          <table:table-cell office:value-type="float" office:value="-3.8054334798242104" table:style-name="ce121">
            <text:p>-3,8<text:s text:c="3"/></text:p>
          </table:table-cell>
          <table:table-cell office:value-type="float" office:value="-1045" table:style-name="ce120">
            <text:p><text:s/>-1 045</text:p>
          </table:table-cell>
          <table:table-cell office:value-type="float" office:value="-5.1460087654503379" table:style-name="ce121">
            <text:p>-5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175868" table:style-name="ce132">
            <text:p>175 868</text:p>
          </table:table-cell>
          <table:table-cell office:value-type="float" office:value="90.128632193922002" table:style-name="ce133">
            <text:p>90,1<text:s text:c="5"/></text:p>
          </table:table-cell>
          <table:table-cell office:value-type="float" office:value="175315" table:style-name="ce134">
            <text:p>175 315</text:p>
          </table:table-cell>
          <table:table-cell office:value-type="float" office:value="89.74910284172644" table:style-name="ce135">
            <text:p>89,7<text:s text:c="5"/></text:p>
          </table:table-cell>
          <table:table-cell office:value-type="float" office:value="202941" table:style-name="ce134">
            <text:p>202 941</text:p>
          </table:table-cell>
          <table:table-cell office:value-type="float" office:value="90.903837884325952" table:style-name="ce135">
            <text:p>90,9<text:s text:c="5"/></text:p>
          </table:table-cell>
          <table:table-cell office:value-type="float" office:value="553" table:style-name="ce120">
            <text:p>+ 553</text:p>
          </table:table-cell>
          <table:table-cell office:value-type="float" office:value="0.31543222200039928" table:style-name="ce121">
            <text:p>+0,3<text:s text:c="3"/></text:p>
          </table:table-cell>
          <table:table-cell office:value-type="float" office:value="-27073" table:style-name="ce120">
            <text:p><text:s/>-27 073</text:p>
          </table:table-cell>
          <table:table-cell office:value-type="float" office:value="-13.340330440867049" table:style-name="ce121">
            <text:p>-13,3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5887" table:style-name="ce132">
            <text:p>15 887</text:p>
          </table:table-cell>
          <table:table-cell office:value-type="float" office:value="8.1417516527443237" table:style-name="ce133">
            <text:p>8,1<text:s text:c="5"/></text:p>
          </table:table-cell>
          <table:table-cell office:value-type="float" office:value="15820" table:style-name="ce134">
            <text:p>15 820</text:p>
          </table:table-cell>
          <table:table-cell office:value-type="float" office:value="8.0987411627990316" table:style-name="ce135">
            <text:p>8,1<text:s text:c="5"/></text:p>
          </table:table-cell>
          <table:table-cell office:value-type="float" office:value="15070" table:style-name="ce134">
            <text:p>15 070</text:p>
          </table:table-cell>
          <table:table-cell office:value-type="float" office:value="6.7503404285816666" table:style-name="ce135">
            <text:p>6,8<text:s text:c="5"/></text:p>
          </table:table-cell>
          <table:table-cell office:value-type="float" office:value="67" table:style-name="ce120">
            <text:p>+ 67</text:p>
          </table:table-cell>
          <table:table-cell office:value-type="float" office:value="0.4235145385587864" table:style-name="ce121">
            <text:p>+0,4<text:s text:c="3"/></text:p>
          </table:table-cell>
          <table:table-cell office:value-type="float" office:value="817" table:style-name="ce120">
            <text:p>+ 817</text:p>
          </table:table-cell>
          <table:table-cell office:value-type="float" office:value="5.4213669542136698" table:style-name="ce121">
            <text:p>+5,4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6243" table:style-name="ce132">
            <text:p>26 243</text:p>
          </table:table-cell>
          <table:table-cell office:value-type="float" office:value="13.448982729462411" table:style-name="ce133">
            <text:p>13,4<text:s text:c="5"/></text:p>
          </table:table-cell>
          <table:table-cell office:value-type="float" office:value="26007" table:style-name="ce134">
            <text:p>26 007</text:p>
          </table:table-cell>
          <table:table-cell office:value-type="float" office:value="13.313777586657041" table:style-name="ce135">
            <text:p>13,3<text:s text:c="5"/></text:p>
          </table:table-cell>
          <table:table-cell office:value-type="float" office:value="29717" table:style-name="ce134">
            <text:p>29 717</text:p>
          </table:table-cell>
          <table:table-cell office:value-type="float" office:value="13.311205475524975" table:style-name="ce135">
            <text:p>13,3<text:s text:c="5"/></text:p>
          </table:table-cell>
          <table:table-cell office:value-type="float" office:value="236" table:style-name="ce120">
            <text:p>+ 236</text:p>
          </table:table-cell>
          <table:table-cell office:value-type="float" office:value="0.90744799477063876" table:style-name="ce121">
            <text:p>+0,9<text:s text:c="3"/></text:p>
          </table:table-cell>
          <table:table-cell office:value-type="float" office:value="-3474" table:style-name="ce120">
            <text:p><text:s/>-3 474</text:p>
          </table:table-cell>
          <table:table-cell office:value-type="float" office:value="-11.690278291886798" table:style-name="ce121">
            <text:p>-11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4525" table:style-name="ce132">
            <text:p>24 525</text:p>
          </table:table-cell>
          <table:table-cell office:value-type="float" office:value="12.568544047558039" table:style-name="ce133">
            <text:p>12,6<text:s text:c="5"/></text:p>
          </table:table-cell>
          <table:table-cell office:value-type="float" office:value="24236" table:style-name="ce134">
            <text:p>24 236</text:p>
          </table:table-cell>
          <table:table-cell office:value-type="float" office:value="12.407148598078214" table:style-name="ce135">
            <text:p>12,4<text:s text:c="5"/></text:p>
          </table:table-cell>
          <table:table-cell office:value-type="float" office:value="27991" table:style-name="ce134">
            <text:p>27 991</text:p>
          </table:table-cell>
          <table:table-cell office:value-type="float" office:value="12.53807424926539" table:style-name="ce135">
            <text:p>12,5<text:s text:c="5"/></text:p>
          </table:table-cell>
          <table:table-cell office:value-type="float" office:value="289" table:style-name="ce120">
            <text:p>+ 289</text:p>
          </table:table-cell>
          <table:table-cell office:value-type="float" office:value="1.1924409968641689" table:style-name="ce121">
            <text:p>+1,2<text:s text:c="3"/></text:p>
          </table:table-cell>
          <table:table-cell office:value-type="float" office:value="-3466" table:style-name="ce120">
            <text:p><text:s/>-3 466</text:p>
          </table:table-cell>
          <table:table-cell office:value-type="float" office:value="-12.382551534421779" table:style-name="ce121">
            <text:p>-12,4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6732" table:style-name="ce132">
            <text:p>36 732</text:p>
          </table:table-cell>
          <table:table-cell office:value-type="float" office:value="18.824373494593349" table:style-name="ce133">
            <text:p>18,8<text:s text:c="5"/></text:p>
          </table:table-cell>
          <table:table-cell office:value-type="float" office:value="36313" table:style-name="ce134">
            <text:p>36 313</text:p>
          </table:table-cell>
          <table:table-cell office:value-type="float" office:value="18.589733744925489" table:style-name="ce135">
            <text:p>18,6<text:s text:c="5"/></text:p>
          </table:table-cell>
          <table:table-cell office:value-type="float" office:value="43101" table:style-name="ce134">
            <text:p>43 101</text:p>
          </table:table-cell>
          <table:table-cell office:value-type="float" office:value="19.306331971619006" table:style-name="ce135">
            <text:p>19,3<text:s text:c="5"/></text:p>
          </table:table-cell>
          <table:table-cell office:value-type="float" office:value="419" table:style-name="ce120">
            <text:p>+ 419</text:p>
          </table:table-cell>
          <table:table-cell office:value-type="float" office:value="1.1538567455181341" table:style-name="ce121">
            <text:p>+1,2<text:s text:c="3"/></text:p>
          </table:table-cell>
          <table:table-cell office:value-type="float" office:value="-6369" table:style-name="ce120">
            <text:p><text:s/>-6 369</text:p>
          </table:table-cell>
          <table:table-cell office:value-type="float" office:value="-14.776919329017888" table:style-name="ce121">
            <text:p>-14,8<text:s text:c="3"/></text:p>
          </table:table-cell>
          <table:table-cell table:style-name="ce1"/>
          <table:table-cell table:style-name="ce69"/>
          <table:table-cell table:number-columns-repeated="16370"/>
        </table:table-row>
        <table:table-row table:style-name="ro20">
          <table:table-cell/>
          <table:table-cell office:value-type="string" table:style-name="ce131">
            <text:p><text:s text:c="13"/>Secundário</text:p>
          </table:table-cell>
          <table:table-cell office:value-type="float" office:value="61092" table:style-name="ce132">
            <text:p>61 092</text:p>
          </table:table-cell>
          <table:table-cell office:value-type="float" office:value="31.308358530210629" table:style-name="ce133">
            <text:p>31,3<text:s text:c="5"/></text:p>
          </table:table-cell>
          <table:table-cell office:value-type="float" office:value="61116" table:style-name="ce134">
            <text:p>61 116</text:p>
          </table:table-cell>
          <table:table-cell office:value-type="float" office:value="31.287146959900479" table:style-name="ce135">
            <text:p>31,3<text:s text:c="5"/></text:p>
          </table:table-cell>
          <table:table-cell office:value-type="float" office:value="71950" table:style-name="ce134">
            <text:p>71 950</text:p>
          </table:table-cell>
          <table:table-cell office:value-type="float" office:value="32.228732172292695" table:style-name="ce135">
            <text:p>32,2<text:s text:c="5"/></text:p>
          </table:table-cell>
          <table:table-cell office:value-type="float" office:value="-24" table:style-name="ce120">
            <text:p><text:s/>- 24</text:p>
          </table:table-cell>
          <table:table-cell office:value-type="float" office:value="-3.9269585705870802E-2" table:style-name="ce121">
            <text:p>-0,0<text:s text:c="3"/></text:p>
          </table:table-cell>
          <table:table-cell office:value-type="float" office:value="-10858" table:style-name="ce120">
            <text:p><text:s/>-10 858</text:p>
          </table:table-cell>
          <table:table-cell office:value-type="float" office:value="-15.091035441278667" table:style-name="ce121">
            <text:p>-15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uperior</text:p>
          </table:table-cell>
          <table:table-cell office:value-type="float" office:value="30651" table:style-name="ce132">
            <text:p>30 651</text:p>
          </table:table-cell>
          <table:table-cell office:value-type="float" office:value="15.70798954543125" table:style-name="ce133">
            <text:p>15,7<text:s text:c="5"/></text:p>
          </table:table-cell>
          <table:table-cell office:value-type="float" office:value="31847" table:style-name="ce134">
            <text:p>31 847</text:p>
          </table:table-cell>
          <table:table-cell office:value-type="float" office:value="16.303451947639743" table:style-name="ce135">
            <text:p>16,3<text:s text:c="5"/></text:p>
          </table:table-cell>
          <table:table-cell office:value-type="float" office:value="35419" table:style-name="ce134">
            <text:p>35 419</text:p>
          </table:table-cell>
          <table:table-cell office:value-type="float" office:value="15.865315702716263" table:style-name="ce135">
            <text:p>15,9<text:s text:c="5"/></text:p>
          </table:table-cell>
          <table:table-cell office:value-type="float" office:value="-1196" table:style-name="ce120">
            <text:p><text:s/>-1 196</text:p>
          </table:table-cell>
          <table:table-cell office:value-type="float" office:value="-3.7554557729142464" table:style-name="ce121">
            <text:p>-3,8<text:s text:c="3"/></text:p>
          </table:table-cell>
          <table:table-cell office:value-type="float" office:value="-4768" table:style-name="ce120">
            <text:p><text:s/>-4 768</text:p>
          </table:table-cell>
          <table:table-cell office:value-type="float" office:value="-13.461701346734802" table:style-name="ce121">
            <text:p>-13,5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4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11" table:style-name="ce38"/>
          <table:table-cell table:number-columns-repeated="16372" table:style-name="ce1"/>
        </table:table-row>
        <table:table-row table:number-rows-repeated="1048496" table:style-name="ro14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6">
        <table:table-column table:style-name="co22" table:default-cell-style-name="ce1" table:visibility="collapse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12" table:default-cell-style-name="ce1"/>
        <table:table-column table:style-name="co57" table:default-cell-style-name="ce1"/>
        <table:table-column table:style-name="co21" table:default-cell-style-name="ce1"/>
        <table:table-column table:style-name="co57" table:default-cell-style-name="ce1"/>
        <table:table-column table:style-name="co27" table:default-cell-style-name="ce1"/>
        <table:table-column table:style-name="co56" table:default-cell-style-name="ce1"/>
        <table:table-column table:style-name="co57" table:default-cell-style-name="ce1"/>
        <table:table-column table:style-name="co13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59145in" svg:height="0.646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914in" svg:y="0.23614in" svg:width="1.97736in" svg:height="0.51006in">
                <draw:text-box>
                  <text:p text:style-name="a25" text:class-names="" text:cond-style-name=""><text:span text:style-name="a23" text:class-names="">DEZEMBRO 2021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5" draw:style-name="a21" draw:name="Text Box 122" svg:x="0in" svg:y="0in" svg:width="0.97917in" svg:height="0.31745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4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34">
          <table:table-cell/>
          <table:table-cell office:value-type="string" table:style-name="ce160">
            <text:p>Quadro 2 - PEDIDOS DE EMPREGO <text:s text:c="2"/>E <text:s text:c="3"/>DESEMPREGO REGISTADO</text:p>
          </table:table-cell>
          <table:table-cell table:number-columns-repeated="8" table:style-name="ce160"/>
          <table:table-cell office:value-type="string" table:number-columns-spanned="2" table:number-rows-spanned="1" table:style-name="ce533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34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4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4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34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28">
          <table:table-cell/>
          <table:table-cell table:style-name="ce28"/>
          <table:table-cell office:value-type="string" table:style-name="ce178">
            <text:p>DEZEMBR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48">
            <text:p>Mês <text:s/>anterior</text:p>
          </table:table-cell>
          <table:covered-table-cell/>
          <table:table-cell office:value-type="string" table:number-columns-spanned="2" table:number-rows-spanned="1" table:style-name="ce536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4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37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20">
          <table:table-cell/>
          <table:table-cell office:value-type="string" table:style-name="ce108">
            <text:p>PEDIDOS DE EMPREGO</text:p>
          </table:table-cell>
          <table:table-cell office:value-type="float" office:value="494541" table:style-name="ce109">
            <text:p>494 541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495479" table:style-name="ce111">
            <text:p>495 479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546436" table:style-name="ce111">
            <text:p>546 43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938" table:style-name="ce113">
            <text:p><text:s/>- 938</text:p>
          </table:table-cell>
          <table:table-cell office:value-type="float" office:value="-0.18931175690594354" table:style-name="ce114">
            <text:p>-0,2<text:s text:c="3"/></text:p>
          </table:table-cell>
          <table:table-cell office:value-type="float" office:value="-51895" table:style-name="ce113">
            <text:p><text:s/>-51 895</text:p>
          </table:table-cell>
          <table:table-cell office:value-type="float" office:value="-9.4969950735310267" table:style-name="ce114">
            <text:p>-9,5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0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27128" table:style-name="ce116">
            <text:p>327 128</text:p>
          </table:table-cell>
          <table:table-cell office:value-type="float" office:value="66.147801698949124" table:style-name="ce117">
            <text:p>66,1<text:s text:c="5"/></text:p>
          </table:table-cell>
          <table:table-cell office:value-type="float" office:value="324558" table:style-name="ce118">
            <text:p>324 558</text:p>
          </table:table-cell>
          <table:table-cell office:value-type="float" office:value="65.503886138463997" table:style-name="ce119">
            <text:p>65,5<text:s text:c="5"/></text:p>
          </table:table-cell>
          <table:table-cell office:value-type="float" office:value="375150" table:style-name="ce118">
            <text:p>375 150</text:p>
          </table:table-cell>
          <table:table-cell office:value-type="float" office:value="68.653968625785993" table:style-name="ce119">
            <text:p>68,7<text:s text:c="5"/></text:p>
          </table:table-cell>
          <table:table-cell office:value-type="float" office:value="2570" table:style-name="ce120">
            <text:p>+2 570</text:p>
          </table:table-cell>
          <table:table-cell office:value-type="float" office:value="0.7918461415217003" table:style-name="ce121">
            <text:p>+0,8<text:s text:c="3"/></text:p>
          </table:table-cell>
          <table:table-cell office:value-type="float" office:value="-48022" table:style-name="ce120">
            <text:p><text:s/>-48 022</text:p>
          </table:table-cell>
          <table:table-cell office:value-type="float" office:value="-12.80074636811942" table:style-name="ce121">
            <text:p>-12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7"/>EMPREGADOS</text:p>
          </table:table-cell>
          <table:table-cell office:value-type="float" office:value="47661" table:style-name="ce116">
            <text:p>47 661</text:p>
          </table:table-cell>
          <table:table-cell office:value-type="float" office:value="9.6374213664792201" table:style-name="ce117">
            <text:p>9,6<text:s text:c="5"/></text:p>
          </table:table-cell>
          <table:table-cell office:value-type="float" office:value="48510" table:style-name="ce118">
            <text:p>48 510</text:p>
          </table:table-cell>
          <table:table-cell office:value-type="float" office:value="9.790525935508871" table:style-name="ce119">
            <text:p>9,8<text:s text:c="5"/></text:p>
          </table:table-cell>
          <table:table-cell office:value-type="float" office:value="44485" table:style-name="ce118">
            <text:p>44 485</text:p>
          </table:table-cell>
          <table:table-cell office:value-type="float" office:value="8.1409350774839151" table:style-name="ce119">
            <text:p>8,1<text:s text:c="5"/></text:p>
          </table:table-cell>
          <table:table-cell office:value-type="float" office:value="-849" table:style-name="ce120">
            <text:p><text:s/>- 849</text:p>
          </table:table-cell>
          <table:table-cell office:value-type="float" office:value="-1.7501546072974643" table:style-name="ce121">
            <text:p>-1,8<text:s text:c="3"/></text:p>
          </table:table-cell>
          <table:table-cell office:value-type="float" office:value="3176" table:style-name="ce120">
            <text:p>+3 176</text:p>
          </table:table-cell>
          <table:table-cell office:value-type="float" office:value="7.1394852197369909" table:style-name="ce121">
            <text:p>+7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7"/>OCUPADOS</text:p>
          </table:table-cell>
          <table:table-cell office:value-type="float" office:value="100837" table:style-name="ce116">
            <text:p>100 837</text:p>
          </table:table-cell>
          <table:table-cell office:value-type="float" office:value="20.390018218914104" table:style-name="ce117">
            <text:p>20,4<text:s text:c="5"/></text:p>
          </table:table-cell>
          <table:table-cell office:value-type="float" office:value="102544" table:style-name="ce118">
            <text:p>102 544</text:p>
          </table:table-cell>
          <table:table-cell office:value-type="float" office:value="20.695932622775132" table:style-name="ce119">
            <text:p>20,7<text:s text:c="5"/></text:p>
          </table:table-cell>
          <table:table-cell office:value-type="float" office:value="109365" table:style-name="ce118">
            <text:p>109 365</text:p>
          </table:table-cell>
          <table:table-cell office:value-type="float" office:value="20.014237714938254" table:style-name="ce119">
            <text:p>20,0<text:s text:c="5"/></text:p>
          </table:table-cell>
          <table:table-cell office:value-type="float" office:value="-1707" table:style-name="ce120">
            <text:p><text:s/>-1 707</text:p>
          </table:table-cell>
          <table:table-cell office:value-type="float" office:value="-1.6646512716492434" table:style-name="ce121">
            <text:p>-1,7<text:s text:c="3"/></text:p>
          </table:table-cell>
          <table:table-cell office:value-type="float" office:value="-8528" table:style-name="ce120">
            <text:p><text:s/>-8 528</text:p>
          </table:table-cell>
          <table:table-cell office:value-type="float" office:value="-7.7977415077949992" table:style-name="ce121">
            <text:p>-7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18915" table:style-name="ce116">
            <text:p>18 915</text:p>
          </table:table-cell>
          <table:table-cell office:value-type="float" office:value="3.8247587156575489" table:style-name="ce117">
            <text:p>3,8<text:s text:c="5"/></text:p>
          </table:table-cell>
          <table:table-cell office:value-type="float" office:value="19867" table:style-name="ce118">
            <text:p>19 867</text:p>
          </table:table-cell>
          <table:table-cell office:value-type="float" office:value="4.0096553032520053" table:style-name="ce119">
            <text:p>4,0<text:s text:c="5"/></text:p>
          </table:table-cell>
          <table:table-cell office:value-type="float" office:value="17436" table:style-name="ce118">
            <text:p>17 436</text:p>
          </table:table-cell>
          <table:table-cell office:value-type="float" office:value="3.1908585817918294" table:style-name="ce119">
            <text:p>3,2<text:s text:c="5"/></text:p>
          </table:table-cell>
          <table:table-cell office:value-type="float" office:value="-952" table:style-name="ce120">
            <text:p><text:s/>- 952</text:p>
          </table:table-cell>
          <table:table-cell office:value-type="float" office:value="-4.7918659082901289" table:style-name="ce121">
            <text:p>-4,8<text:s text:c="3"/></text:p>
          </table:table-cell>
          <table:table-cell office:value-type="float" office:value="1479" table:style-name="ce120">
            <text:p>+1 479</text:p>
          </table:table-cell>
          <table:table-cell office:value-type="float" office:value="8.4824501032346866" table:style-name="ce121">
            <text:p>+8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25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20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27128" table:style-name="ce127">
            <text:p>327 12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24558" table:style-name="ce129">
            <text:p>324 55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75150" table:style-name="ce129">
            <text:p>375 15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570" table:style-name="ce113">
            <text:p>+2 570</text:p>
          </table:table-cell>
          <table:table-cell office:value-type="float" office:value="0.7918461415217003" table:style-name="ce114">
            <text:p>+0,8<text:s text:c="3"/></text:p>
          </table:table-cell>
          <table:table-cell office:value-type="float" office:value="-48022" table:style-name="ce113">
            <text:p><text:s/>-48 022</text:p>
          </table:table-cell>
          <table:table-cell office:value-type="float" office:value="-12.80074636811942" table:style-name="ce114">
            <text:p>-12,8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Homens<text:s/></text:p>
          </table:table-cell>
          <table:table-cell office:value-type="float" office:value="143177" table:style-name="ce132">
            <text:p>143 177</text:p>
          </table:table-cell>
          <table:table-cell office:value-type="float" office:value="43.767882908219413" table:style-name="ce133">
            <text:p>43,8<text:s text:c="5"/></text:p>
          </table:table-cell>
          <table:table-cell office:value-type="float" office:value="140708" table:style-name="ce134">
            <text:p>140 708</text:p>
          </table:table-cell>
          <table:table-cell office:value-type="float" office:value="43.353730303982644" table:style-name="ce135">
            <text:p>43,4<text:s text:c="5"/></text:p>
          </table:table-cell>
          <table:table-cell office:value-type="float" office:value="166166" table:style-name="ce134">
            <text:p>166 166</text:p>
          </table:table-cell>
          <table:table-cell office:value-type="float" office:value="44.293216046914566" table:style-name="ce135">
            <text:p>44,3<text:s text:c="5"/></text:p>
          </table:table-cell>
          <table:table-cell office:value-type="float" office:value="2469" table:style-name="ce120">
            <text:p>+2 469</text:p>
          </table:table-cell>
          <table:table-cell office:value-type="float" office:value="1.7546976717741705" table:style-name="ce121">
            <text:p>+1,8<text:s text:c="3"/></text:p>
          </table:table-cell>
          <table:table-cell office:value-type="float" office:value="-22989" table:style-name="ce120">
            <text:p><text:s/>-22 989</text:p>
          </table:table-cell>
          <table:table-cell office:value-type="float" office:value="-13.83496022050239" table:style-name="ce121">
            <text:p>-13,8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Mulheres</text:p>
          </table:table-cell>
          <table:table-cell office:value-type="float" office:value="183951" table:style-name="ce132">
            <text:p>183 951</text:p>
          </table:table-cell>
          <table:table-cell office:value-type="float" office:value="56.232117091780587" table:style-name="ce133">
            <text:p>56,2<text:s text:c="5"/></text:p>
          </table:table-cell>
          <table:table-cell office:value-type="float" office:value="183850" table:style-name="ce134">
            <text:p>183 850</text:p>
          </table:table-cell>
          <table:table-cell office:value-type="float" office:value="56.646269696017349" table:style-name="ce135">
            <text:p>56,6<text:s text:c="5"/></text:p>
          </table:table-cell>
          <table:table-cell office:value-type="float" office:value="208984" table:style-name="ce134">
            <text:p>208 984</text:p>
          </table:table-cell>
          <table:table-cell office:value-type="float" office:value="55.706783953085434" table:style-name="ce135">
            <text:p>55,7<text:s text:c="5"/></text:p>
          </table:table-cell>
          <table:table-cell office:value-type="float" office:value="101" table:style-name="ce120">
            <text:p>+ 101</text:p>
          </table:table-cell>
          <table:table-cell office:value-type="float" office:value="5.4936089203154743E-2" table:style-name="ce121">
            <text:p>+0,1<text:s text:c="3"/></text:p>
          </table:table-cell>
          <table:table-cell office:value-type="float" office:value="-25033" table:style-name="ce120">
            <text:p><text:s/>-25 033</text:p>
          </table:table-cell>
          <table:table-cell office:value-type="float" office:value="-11.9784289706389" table:style-name="ce121">
            <text:p>-12,0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0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33697" table:style-name="ce132">
            <text:p>33 697</text:p>
          </table:table-cell>
          <table:table-cell office:value-type="float" office:value="10.300860825120441" table:style-name="ce133">
            <text:p>10,3<text:s text:c="5"/></text:p>
          </table:table-cell>
          <table:table-cell office:value-type="float" office:value="35501" table:style-name="ce134">
            <text:p>35 501</text:p>
          </table:table-cell>
          <table:table-cell office:value-type="float" office:value="10.938260649868436" table:style-name="ce135">
            <text:p>10,9<text:s text:c="5"/></text:p>
          </table:table-cell>
          <table:table-cell office:value-type="float" office:value="44463" table:style-name="ce134">
            <text:p>44 463</text:p>
          </table:table-cell>
          <table:table-cell office:value-type="float" office:value="11.852059176329469" table:style-name="ce135">
            <text:p>11,9<text:s text:c="5"/></text:p>
          </table:table-cell>
          <table:table-cell office:value-type="float" office:value="-1804" table:style-name="ce120">
            <text:p><text:s/>-1 804</text:p>
          </table:table-cell>
          <table:table-cell office:value-type="float" office:value="-5.0815469986760942" table:style-name="ce121">
            <text:p>-5,1<text:s text:c="3"/></text:p>
          </table:table-cell>
          <table:table-cell office:value-type="float" office:value="-10766" table:style-name="ce120">
            <text:p><text:s/>-10 766</text:p>
          </table:table-cell>
          <table:table-cell office:value-type="float" office:value="-24.213390909295367" table:style-name="ce121">
            <text:p>-24,2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293431" table:style-name="ce132">
            <text:p>293 431</text:p>
          </table:table-cell>
          <table:table-cell office:value-type="float" office:value="89.699139174879562" table:style-name="ce133">
            <text:p>89,7<text:s text:c="5"/></text:p>
          </table:table-cell>
          <table:table-cell office:value-type="float" office:value="289057" table:style-name="ce134">
            <text:p>289 057</text:p>
          </table:table-cell>
          <table:table-cell office:value-type="float" office:value="89.06173935013156" table:style-name="ce135">
            <text:p>89,1<text:s text:c="5"/></text:p>
          </table:table-cell>
          <table:table-cell office:value-type="float" office:value="330687" table:style-name="ce134">
            <text:p>330 687</text:p>
          </table:table-cell>
          <table:table-cell office:value-type="float" office:value="88.147940823670538" table:style-name="ce135">
            <text:p>88,1<text:s text:c="5"/></text:p>
          </table:table-cell>
          <table:table-cell office:value-type="float" office:value="4374" table:style-name="ce120">
            <text:p>+4 374</text:p>
          </table:table-cell>
          <table:table-cell office:value-type="float" office:value="1.513196359195591" table:style-name="ce121">
            <text:p>+1,5<text:s text:c="3"/></text:p>
          </table:table-cell>
          <table:table-cell office:value-type="float" office:value="-37256" table:style-name="ce120">
            <text:p><text:s/>-37 256</text:p>
          </table:table-cell>
          <table:table-cell office:value-type="float" office:value="-11.266242700801664" table:style-name="ce121">
            <text:p>-11,3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41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67195" table:style-name="ce132">
            <text:p>167 195</text:p>
          </table:table-cell>
          <table:table-cell office:value-type="float" office:value="51.109963072558749" table:style-name="ce133">
            <text:p>51,1<text:s text:c="5"/></text:p>
          </table:table-cell>
          <table:table-cell office:value-type="float" office:value="164233" table:style-name="ce134">
            <text:p>164 233</text:p>
          </table:table-cell>
          <table:table-cell office:value-type="float" office:value="50.602049556627783" table:style-name="ce135">
            <text:p>50,6<text:s text:c="5"/></text:p>
          </table:table-cell>
          <table:table-cell office:value-type="float" office:value="237021" table:style-name="ce134">
            <text:p>237 021</text:p>
          </table:table-cell>
          <table:table-cell office:value-type="float" office:value="63.180327868852459" table:style-name="ce135">
            <text:p>63,2<text:s text:c="5"/></text:p>
          </table:table-cell>
          <table:table-cell office:value-type="float" office:value="2962" table:style-name="ce120">
            <text:p>+2 962</text:p>
          </table:table-cell>
          <table:table-cell office:value-type="float" office:value="1.8035352213014437" table:style-name="ce121">
            <text:p>+1,8<text:s text:c="3"/></text:p>
          </table:table-cell>
          <table:table-cell office:value-type="float" office:value="-69826" table:style-name="ce120">
            <text:p><text:s/>-69 826</text:p>
          </table:table-cell>
          <table:table-cell office:value-type="float" office:value="-29.459836892089729" table:style-name="ce121">
            <text:p>-29,5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59933" table:style-name="ce132">
            <text:p>159 933</text:p>
          </table:table-cell>
          <table:table-cell office:value-type="float" office:value="48.890036927441244" table:style-name="ce133">
            <text:p>48,9<text:s text:c="5"/></text:p>
          </table:table-cell>
          <table:table-cell office:value-type="float" office:value="160325" table:style-name="ce134">
            <text:p>160 325</text:p>
          </table:table-cell>
          <table:table-cell office:value-type="float" office:value="49.397950443372217" table:style-name="ce135">
            <text:p>49,4<text:s text:c="5"/></text:p>
          </table:table-cell>
          <table:table-cell office:value-type="float" office:value="138129" table:style-name="ce134">
            <text:p>138 129</text:p>
          </table:table-cell>
          <table:table-cell office:value-type="float" office:value="36.819672131147541" table:style-name="ce135">
            <text:p>36,8<text:s text:c="5"/></text:p>
          </table:table-cell>
          <table:table-cell office:value-type="float" office:value="-392" table:style-name="ce120">
            <text:p><text:s/>- 392</text:p>
          </table:table-cell>
          <table:table-cell office:value-type="float" office:value="-0.24450335256510214" table:style-name="ce121">
            <text:p>-0,2<text:s text:c="3"/></text:p>
          </table:table-cell>
          <table:table-cell office:value-type="float" office:value="21804" table:style-name="ce120">
            <text:p>+21 804</text:p>
          </table:table-cell>
          <table:table-cell office:value-type="float" office:value="15.785244228221446" table:style-name="ce121">
            <text:p>+15,8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41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29899" table:style-name="ce132">
            <text:p>29 899</text:p>
          </table:table-cell>
          <table:table-cell office:value-type="float" office:value="9.1398473991831946" table:style-name="ce133">
            <text:p>9,1<text:s text:c="5"/></text:p>
          </table:table-cell>
          <table:table-cell office:value-type="float" office:value="31212" table:style-name="ce134">
            <text:p>31 212</text:p>
          </table:table-cell>
          <table:table-cell office:value-type="float" office:value="9.6167711164106251" table:style-name="ce135">
            <text:p>9,6<text:s text:c="5"/></text:p>
          </table:table-cell>
          <table:table-cell office:value-type="float" office:value="31380" table:style-name="ce134">
            <text:p>31 380</text:p>
          </table:table-cell>
          <table:table-cell office:value-type="float" office:value="8.3646541383446618" table:style-name="ce135">
            <text:p>8,4<text:s text:c="5"/></text:p>
          </table:table-cell>
          <table:table-cell office:value-type="float" office:value="-1313" table:style-name="ce120">
            <text:p><text:s/>-1 313</text:p>
          </table:table-cell>
          <table:table-cell office:value-type="float" office:value="-4.2067153658849161" table:style-name="ce121">
            <text:p>-4,2<text:s text:c="3"/></text:p>
          </table:table-cell>
          <table:table-cell office:value-type="float" office:value="-1481" table:style-name="ce120">
            <text:p><text:s/>-1 481</text:p>
          </table:table-cell>
          <table:table-cell office:value-type="float" office:value="-4.7195666029318035" table:style-name="ce121">
            <text:p>-4,7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297229" table:style-name="ce132">
            <text:p>297 229</text:p>
          </table:table-cell>
          <table:table-cell office:value-type="float" office:value="90.860152600816804" table:style-name="ce133">
            <text:p>90,9<text:s text:c="5"/></text:p>
          </table:table-cell>
          <table:table-cell office:value-type="float" office:value="293346" table:style-name="ce134">
            <text:p>293 346</text:p>
          </table:table-cell>
          <table:table-cell office:value-type="float" office:value="90.383228883589368" table:style-name="ce135">
            <text:p>90,4<text:s text:c="5"/></text:p>
          </table:table-cell>
          <table:table-cell office:value-type="float" office:value="343770" table:style-name="ce134">
            <text:p>343 770</text:p>
          </table:table-cell>
          <table:table-cell office:value-type="float" office:value="91.635345861655338" table:style-name="ce135">
            <text:p>91,6<text:s text:c="5"/></text:p>
          </table:table-cell>
          <table:table-cell office:value-type="float" office:value="3883" table:style-name="ce120">
            <text:p>+3 883</text:p>
          </table:table-cell>
          <table:table-cell office:value-type="float" office:value="1.3236928405364314" table:style-name="ce121">
            <text:p>+1,3<text:s text:c="3"/></text:p>
          </table:table-cell>
          <table:table-cell office:value-type="float" office:value="-46541" table:style-name="ce120">
            <text:p><text:s/>-46 541</text:p>
          </table:table-cell>
          <table:table-cell office:value-type="float" office:value="-13.538412310556478" table:style-name="ce121">
            <text:p>-13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0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9313" table:style-name="ce132">
            <text:p>29 313</text:p>
          </table:table-cell>
          <table:table-cell office:value-type="float" office:value="8.9607126262502756" table:style-name="ce133">
            <text:p>9,0<text:s text:c="5"/></text:p>
          </table:table-cell>
          <table:table-cell office:value-type="float" office:value="28794" table:style-name="ce134">
            <text:p>28 794</text:p>
          </table:table-cell>
          <table:table-cell office:value-type="float" office:value="8.8717578984341774" table:style-name="ce135">
            <text:p>8,9<text:s text:c="5"/></text:p>
          </table:table-cell>
          <table:table-cell office:value-type="float" office:value="27387" table:style-name="ce134">
            <text:p>27 387</text:p>
          </table:table-cell>
          <table:table-cell office:value-type="float" office:value="7.3002798880447823" table:style-name="ce135">
            <text:p>7,3<text:s text:c="5"/></text:p>
          </table:table-cell>
          <table:table-cell office:value-type="float" office:value="519" table:style-name="ce120">
            <text:p>+ 519</text:p>
          </table:table-cell>
          <table:table-cell office:value-type="float" office:value="1.8024588455928316" table:style-name="ce121">
            <text:p>+1,8<text:s text:c="3"/></text:p>
          </table:table-cell>
          <table:table-cell office:value-type="float" office:value="1926" table:style-name="ce120">
            <text:p>+1 926</text:p>
          </table:table-cell>
          <table:table-cell office:value-type="float" office:value="7.0325336838646075" table:style-name="ce121">
            <text:p>+7,0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45306" table:style-name="ce132">
            <text:p>45 306</text:p>
          </table:table-cell>
          <table:table-cell office:value-type="float" office:value="13.849624611772763" table:style-name="ce133">
            <text:p>13,8<text:s text:c="5"/></text:p>
          </table:table-cell>
          <table:table-cell office:value-type="float" office:value="44540" table:style-name="ce134">
            <text:p>44 540</text:p>
          </table:table-cell>
          <table:table-cell office:value-type="float" office:value="13.723279044115383" table:style-name="ce135">
            <text:p>13,7<text:s text:c="5"/></text:p>
          </table:table-cell>
          <table:table-cell office:value-type="float" office:value="52033" table:style-name="ce134">
            <text:p>52 033</text:p>
          </table:table-cell>
          <table:table-cell office:value-type="float" office:value="13.869918699186993" table:style-name="ce135">
            <text:p>13,9<text:s text:c="5"/></text:p>
          </table:table-cell>
          <table:table-cell office:value-type="float" office:value="766" table:style-name="ce120">
            <text:p>+ 766</text:p>
          </table:table-cell>
          <table:table-cell office:value-type="float" office:value="1.7198024247867087" table:style-name="ce121">
            <text:p>+1,7<text:s text:c="3"/></text:p>
          </table:table-cell>
          <table:table-cell office:value-type="float" office:value="-6727" table:style-name="ce120">
            <text:p><text:s/>-6 727</text:p>
          </table:table-cell>
          <table:table-cell office:value-type="float" office:value="-12.928333941921471" table:style-name="ce121">
            <text:p>-12,9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44074" table:style-name="ce132">
            <text:p>44 074</text:p>
          </table:table-cell>
          <table:table-cell office:value-type="float" office:value="13.473013621579321" table:style-name="ce133">
            <text:p>13,5<text:s text:c="5"/></text:p>
          </table:table-cell>
          <table:table-cell office:value-type="float" office:value="42768" table:style-name="ce134">
            <text:p>42 768</text:p>
          </table:table-cell>
          <table:table-cell office:value-type="float" office:value="13.177305751206255" table:style-name="ce135">
            <text:p>13,2<text:s text:c="5"/></text:p>
          </table:table-cell>
          <table:table-cell office:value-type="float" office:value="50300" table:style-name="ce134">
            <text:p>50 300</text:p>
          </table:table-cell>
          <table:table-cell office:value-type="float" office:value="13.407970145275222" table:style-name="ce135">
            <text:p>13,4<text:s text:c="5"/></text:p>
          </table:table-cell>
          <table:table-cell office:value-type="float" office:value="1306" table:style-name="ce120">
            <text:p>+1 306</text:p>
          </table:table-cell>
          <table:table-cell office:value-type="float" office:value="3.0536849981294427" table:style-name="ce121">
            <text:p>+3,1<text:s text:c="3"/></text:p>
          </table:table-cell>
          <table:table-cell office:value-type="float" office:value="-6226" table:style-name="ce120">
            <text:p><text:s/>-6 226</text:p>
          </table:table-cell>
          <table:table-cell office:value-type="float" office:value="-12.377733598409543" table:style-name="ce121">
            <text:p>-12,4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62830" table:style-name="ce132">
            <text:p>62 830</text:p>
          </table:table-cell>
          <table:table-cell office:value-type="float" office:value="19.206549118387908" table:style-name="ce133">
            <text:p>19,2<text:s text:c="5"/></text:p>
          </table:table-cell>
          <table:table-cell office:value-type="float" office:value="61574" table:style-name="ce134">
            <text:p>61 574</text:p>
          </table:table-cell>
          <table:table-cell office:value-type="float" office:value="18.971647594574776" table:style-name="ce135">
            <text:p>19,0<text:s text:c="5"/></text:p>
          </table:table-cell>
          <table:table-cell office:value-type="float" office:value="74571" table:style-name="ce134">
            <text:p>74 571</text:p>
          </table:table-cell>
          <table:table-cell office:value-type="float" office:value="19.877648940423832" table:style-name="ce135">
            <text:p>19,9<text:s text:c="5"/></text:p>
          </table:table-cell>
          <table:table-cell office:value-type="float" office:value="1256" table:style-name="ce120">
            <text:p>+1 256</text:p>
          </table:table-cell>
          <table:table-cell office:value-type="float" office:value="2.0398220027933869" table:style-name="ce121">
            <text:p>+2,0<text:s text:c="3"/></text:p>
          </table:table-cell>
          <table:table-cell office:value-type="float" office:value="-11741" table:style-name="ce120">
            <text:p><text:s/>-11 741</text:p>
          </table:table-cell>
          <table:table-cell office:value-type="float" office:value="-15.744726502259592" table:style-name="ce121">
            <text:p>-15,7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Secundário</text:p>
          </table:table-cell>
          <table:table-cell office:value-type="float" office:value="99665" table:style-name="ce132">
            <text:p>99 665</text:p>
          </table:table-cell>
          <table:table-cell office:value-type="float" office:value="30.46666748184197" table:style-name="ce133">
            <text:p>30,5<text:s text:c="5"/></text:p>
          </table:table-cell>
          <table:table-cell office:value-type="float" office:value="99218" table:style-name="ce134">
            <text:p>99 218</text:p>
          </table:table-cell>
          <table:table-cell office:value-type="float" office:value="30.570190844163449" table:style-name="ce135">
            <text:p>30,6<text:s text:c="5"/></text:p>
          </table:table-cell>
          <table:table-cell office:value-type="float" office:value="117700" table:style-name="ce134">
            <text:p>117 700</text:p>
          </table:table-cell>
          <table:table-cell office:value-type="float" office:value="31.374117019858723" table:style-name="ce135">
            <text:p>31,4<text:s text:c="5"/></text:p>
          </table:table-cell>
          <table:table-cell office:value-type="float" office:value="447" table:style-name="ce120">
            <text:p>+ 447</text:p>
          </table:table-cell>
          <table:table-cell office:value-type="float" office:value="0.45052309056824369" table:style-name="ce121">
            <text:p>+0,5<text:s text:c="3"/></text:p>
          </table:table-cell>
          <table:table-cell office:value-type="float" office:value="-18035" table:style-name="ce120">
            <text:p><text:s/>-18 035</text:p>
          </table:table-cell>
          <table:table-cell office:value-type="float" office:value="-15.322854715378078" table:style-name="ce121">
            <text:p>-15,3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20">
          <table:table-cell/>
          <table:table-cell office:value-type="string" table:style-name="ce122">
            <text:p><text:s text:c="13"/>Superior</text:p>
          </table:table-cell>
          <table:table-cell office:value-type="float" office:value="45940" table:style-name="ce132">
            <text:p>45 940</text:p>
          </table:table-cell>
          <table:table-cell office:value-type="float" office:value="14.043432540167764" table:style-name="ce133">
            <text:p>14,0<text:s text:c="5"/></text:p>
          </table:table-cell>
          <table:table-cell office:value-type="float" office:value="47664" table:style-name="ce134">
            <text:p>47 664</text:p>
          </table:table-cell>
          <table:table-cell office:value-type="float" office:value="14.685818867505962" table:style-name="ce135">
            <text:p>14,7<text:s text:c="5"/></text:p>
          </table:table-cell>
          <table:table-cell office:value-type="float" office:value="53159" table:style-name="ce134">
            <text:p>53 159</text:p>
          </table:table-cell>
          <table:table-cell office:value-type="float" office:value="14.17006530721045" table:style-name="ce135">
            <text:p>14,2<text:s text:c="5"/></text:p>
          </table:table-cell>
          <table:table-cell office:value-type="float" office:value="-1724" table:style-name="ce120">
            <text:p><text:s/>-1 724</text:p>
          </table:table-cell>
          <table:table-cell office:value-type="float" office:value="-3.6169855656260492" table:style-name="ce121">
            <text:p>-3,6<text:s text:c="3"/></text:p>
          </table:table-cell>
          <table:table-cell office:value-type="float" office:value="-7219" table:style-name="ce120">
            <text:p><text:s/>-7 219</text:p>
          </table:table-cell>
          <table:table-cell office:value-type="float" office:value="-13.580014672962246" table:style-name="ce121">
            <text:p>-13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6">
            <text:p><text:s text:c="9"/>Homens</text:p>
          </table:table-cell>
          <table:table-cell office:value-type="float" office:value="143177" table:style-name="ce127">
            <text:p>143 177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40708" table:style-name="ce129">
            <text:p>140 70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66166" table:style-name="ce129">
            <text:p>166 16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469" table:style-name="ce113">
            <text:p>+2 469</text:p>
          </table:table-cell>
          <table:table-cell office:value-type="float" office:value="1.7546976717741705" table:style-name="ce114">
            <text:p>+1,8<text:s text:c="3"/></text:p>
          </table:table-cell>
          <table:table-cell office:value-type="float" office:value="-22989" table:style-name="ce113">
            <text:p><text:s/>-22 989</text:p>
          </table:table-cell>
          <table:table-cell office:value-type="float" office:value="-13.83496022050239" table:style-name="ce114">
            <text:p>-13,8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15228" table:style-name="ce132">
            <text:p>15 228</text:p>
          </table:table-cell>
          <table:table-cell office:value-type="float" office:value="10.635786474084524" table:style-name="ce133">
            <text:p>10,6<text:s text:c="5"/></text:p>
          </table:table-cell>
          <table:table-cell office:value-type="float" office:value="16016" table:style-name="ce134">
            <text:p>16 016</text:p>
          </table:table-cell>
          <table:table-cell office:value-type="float" office:value="11.382437388066066" table:style-name="ce135">
            <text:p>11,4<text:s text:c="5"/></text:p>
          </table:table-cell>
          <table:table-cell office:value-type="float" office:value="20439" table:style-name="ce134">
            <text:p>20 439</text:p>
          </table:table-cell>
          <table:table-cell office:value-type="float" office:value="12.300350252157481" table:style-name="ce135">
            <text:p>12,3<text:s text:c="5"/></text:p>
          </table:table-cell>
          <table:table-cell office:value-type="float" office:value="-788" table:style-name="ce120">
            <text:p><text:s/>- 788</text:p>
          </table:table-cell>
          <table:table-cell office:value-type="float" office:value="-4.9200799200799201" table:style-name="ce121">
            <text:p>-4,9<text:s text:c="3"/></text:p>
          </table:table-cell>
          <table:table-cell office:value-type="float" office:value="-5211" table:style-name="ce120">
            <text:p><text:s/>-5 211</text:p>
          </table:table-cell>
          <table:table-cell office:value-type="float" office:value="-25.495376486129455" table:style-name="ce121">
            <text:p>-25,5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127949" table:style-name="ce132">
            <text:p>127 949</text:p>
          </table:table-cell>
          <table:table-cell office:value-type="float" office:value="89.364213525915474" table:style-name="ce133">
            <text:p>89,4<text:s text:c="5"/></text:p>
          </table:table-cell>
          <table:table-cell office:value-type="float" office:value="124692" table:style-name="ce134">
            <text:p>124 692</text:p>
          </table:table-cell>
          <table:table-cell office:value-type="float" office:value="88.617562611933934" table:style-name="ce135">
            <text:p>88,6<text:s text:c="5"/></text:p>
          </table:table-cell>
          <table:table-cell office:value-type="float" office:value="145727" table:style-name="ce134">
            <text:p>145 727</text:p>
          </table:table-cell>
          <table:table-cell office:value-type="float" office:value="87.699649747842528" table:style-name="ce135">
            <text:p>87,7<text:s text:c="5"/></text:p>
          </table:table-cell>
          <table:table-cell office:value-type="float" office:value="3257" table:style-name="ce120">
            <text:p>+3 257</text:p>
          </table:table-cell>
          <table:table-cell office:value-type="float" office:value="2.6120360568440635" table:style-name="ce121">
            <text:p>+2,6<text:s text:c="3"/></text:p>
          </table:table-cell>
          <table:table-cell office:value-type="float" office:value="-17778" table:style-name="ce120">
            <text:p><text:s/>-17 778</text:p>
          </table:table-cell>
          <table:table-cell office:value-type="float" office:value="-12.199523767043855" table:style-name="ce121">
            <text:p>-12,2<text:s text:c="3"/></text:p>
          </table:table-cell>
          <table:table-cell table:number-columns-repeated="16372" table:style-name="ce1"/>
        </table:table-row>
        <table:table-row table:style-name="ro41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75821" table:style-name="ce132">
            <text:p>75 821</text:p>
          </table:table-cell>
          <table:table-cell office:value-type="float" office:value="52.956131222193505" table:style-name="ce133">
            <text:p>53,0<text:s text:c="5"/></text:p>
          </table:table-cell>
          <table:table-cell office:value-type="float" office:value="72974" table:style-name="ce134">
            <text:p>72 974</text:p>
          </table:table-cell>
          <table:table-cell office:value-type="float" office:value="51.862012110185631" table:style-name="ce135">
            <text:p>51,9<text:s text:c="5"/></text:p>
          </table:table-cell>
          <table:table-cell office:value-type="float" office:value="107893" table:style-name="ce134">
            <text:p>107 893</text:p>
          </table:table-cell>
          <table:table-cell office:value-type="float" office:value="64.93085228024988" table:style-name="ce135">
            <text:p>64,9<text:s text:c="5"/></text:p>
          </table:table-cell>
          <table:table-cell office:value-type="float" office:value="2847" table:style-name="ce120">
            <text:p>+2 847</text:p>
          </table:table-cell>
          <table:table-cell office:value-type="float" office:value="3.9013895359991233" table:style-name="ce121">
            <text:p>+3,9<text:s text:c="3"/></text:p>
          </table:table-cell>
          <table:table-cell office:value-type="float" office:value="-32072" table:style-name="ce120">
            <text:p><text:s/>-32 072</text:p>
          </table:table-cell>
          <table:table-cell office:value-type="float" office:value="-29.725746804704663" table:style-name="ce121">
            <text:p>-29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67356" table:style-name="ce132">
            <text:p>67 356</text:p>
          </table:table-cell>
          <table:table-cell office:value-type="float" office:value="47.043868777806495" table:style-name="ce133">
            <text:p>47,0<text:s text:c="5"/></text:p>
          </table:table-cell>
          <table:table-cell office:value-type="float" office:value="67734" table:style-name="ce134">
            <text:p>67 734</text:p>
          </table:table-cell>
          <table:table-cell office:value-type="float" office:value="48.137987889814369" table:style-name="ce135">
            <text:p>48,1<text:s text:c="5"/></text:p>
          </table:table-cell>
          <table:table-cell office:value-type="float" office:value="58273" table:style-name="ce134">
            <text:p>58 273</text:p>
          </table:table-cell>
          <table:table-cell office:value-type="float" office:value="35.069147719750127" table:style-name="ce135">
            <text:p>35,1<text:s text:c="5"/></text:p>
          </table:table-cell>
          <table:table-cell office:value-type="float" office:value="-378" table:style-name="ce120">
            <text:p><text:s/>- 378</text:p>
          </table:table-cell>
          <table:table-cell office:value-type="float" office:value="-0.55806537337230933" table:style-name="ce121">
            <text:p>-0,6<text:s text:c="3"/></text:p>
          </table:table-cell>
          <table:table-cell office:value-type="float" office:value="9083" table:style-name="ce120">
            <text:p>+9 083</text:p>
          </table:table-cell>
          <table:table-cell office:value-type="float" office:value="15.586978532081751" table:style-name="ce121">
            <text:p>+15,6<text:s text:c="3"/></text:p>
          </table:table-cell>
          <table:table-cell table:number-columns-repeated="16372" table:style-name="ce1"/>
        </table:table-row>
        <table:table-row table:style-name="ro41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1756" table:style-name="ce132">
            <text:p>11 756</text:p>
          </table:table-cell>
          <table:table-cell office:value-type="float" office:value="8.2108159830140313" table:style-name="ce133">
            <text:p>8,2<text:s text:c="5"/></text:p>
          </table:table-cell>
          <table:table-cell office:value-type="float" office:value="12354" table:style-name="ce134">
            <text:p>12 354</text:p>
          </table:table-cell>
          <table:table-cell office:value-type="float" office:value="8.7798845836768358" table:style-name="ce135">
            <text:p>8,8<text:s text:c="5"/></text:p>
          </table:table-cell>
          <table:table-cell office:value-type="float" office:value="12409" table:style-name="ce134">
            <text:p>12 409</text:p>
          </table:table-cell>
          <table:table-cell office:value-type="float" office:value="7.4678333714478295" table:style-name="ce135">
            <text:p>7,5<text:s text:c="5"/></text:p>
          </table:table-cell>
          <table:table-cell office:value-type="float" office:value="-598" table:style-name="ce120">
            <text:p><text:s/>- 598</text:p>
          </table:table-cell>
          <table:table-cell office:value-type="float" office:value="-4.8405374777400034" table:style-name="ce121">
            <text:p>-4,8<text:s text:c="3"/></text:p>
          </table:table-cell>
          <table:table-cell office:value-type="float" office:value="-653" table:style-name="ce120">
            <text:p><text:s/>- 653</text:p>
          </table:table-cell>
          <table:table-cell office:value-type="float" office:value="-5.2623096139898458" table:style-name="ce121">
            <text:p>-5,3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131421" table:style-name="ce132">
            <text:p>131 421</text:p>
          </table:table-cell>
          <table:table-cell office:value-type="float" office:value="91.789184016985971" table:style-name="ce133">
            <text:p>91,8<text:s text:c="5"/></text:p>
          </table:table-cell>
          <table:table-cell office:value-type="float" office:value="128354" table:style-name="ce134">
            <text:p>128 354</text:p>
          </table:table-cell>
          <table:table-cell office:value-type="float" office:value="91.220115416323168" table:style-name="ce135">
            <text:p>91,2<text:s text:c="5"/></text:p>
          </table:table-cell>
          <table:table-cell office:value-type="float" office:value="153757" table:style-name="ce134">
            <text:p>153 757</text:p>
          </table:table-cell>
          <table:table-cell office:value-type="float" office:value="92.532166628552176" table:style-name="ce135">
            <text:p>92,5<text:s text:c="5"/></text:p>
          </table:table-cell>
          <table:table-cell office:value-type="float" office:value="3067" table:style-name="ce120">
            <text:p>+3 067</text:p>
          </table:table-cell>
          <table:table-cell office:value-type="float" office:value="2.3894853296352276" table:style-name="ce121">
            <text:p>+2,4<text:s text:c="3"/></text:p>
          </table:table-cell>
          <table:table-cell office:value-type="float" office:value="-22336" table:style-name="ce120">
            <text:p><text:s/>-22 336</text:p>
          </table:table-cell>
          <table:table-cell office:value-type="float" office:value="-14.526818291199749" table:style-name="ce121">
            <text:p>-14,5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3862" table:style-name="ce132">
            <text:p>13 862</text:p>
          </table:table-cell>
          <table:table-cell office:value-type="float" office:value="9.6817226230469977" table:style-name="ce133">
            <text:p>9,7<text:s text:c="5"/></text:p>
          </table:table-cell>
          <table:table-cell office:value-type="float" office:value="13431" table:style-name="ce134">
            <text:p>13 431</text:p>
          </table:table-cell>
          <table:table-cell office:value-type="float" office:value="9.5452994854592497" table:style-name="ce135">
            <text:p>9,5<text:s text:c="5"/></text:p>
          </table:table-cell>
          <table:table-cell office:value-type="float" office:value="12779" table:style-name="ce134">
            <text:p>12 779</text:p>
          </table:table-cell>
          <table:table-cell office:value-type="float" office:value="7.6905022688155213" table:style-name="ce135">
            <text:p>7,7<text:s text:c="5"/></text:p>
          </table:table-cell>
          <table:table-cell office:value-type="float" office:value="431" table:style-name="ce120">
            <text:p>+ 431</text:p>
          </table:table-cell>
          <table:table-cell office:value-type="float" office:value="3.2089941180850268" table:style-name="ce121">
            <text:p>+3,2<text:s text:c="3"/></text:p>
          </table:table-cell>
          <table:table-cell office:value-type="float" office:value="1083" table:style-name="ce120">
            <text:p>+1 083</text:p>
          </table:table-cell>
          <table:table-cell office:value-type="float" office:value="8.4748415368964718" table:style-name="ce121">
            <text:p>+8,5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0983" table:style-name="ce132">
            <text:p>20 983</text:p>
          </table:table-cell>
          <table:table-cell office:value-type="float" office:value="14.655286812826082" table:style-name="ce133">
            <text:p>14,7<text:s text:c="5"/></text:p>
          </table:table-cell>
          <table:table-cell office:value-type="float" office:value="20538" table:style-name="ce134">
            <text:p>20 538</text:p>
          </table:table-cell>
          <table:table-cell office:value-type="float" office:value="14.596185007249055" table:style-name="ce135">
            <text:p>14,6<text:s text:c="5"/></text:p>
          </table:table-cell>
          <table:table-cell office:value-type="float" office:value="24434" table:style-name="ce134">
            <text:p>24 434</text:p>
          </table:table-cell>
          <table:table-cell office:value-type="float" office:value="14.704572535897837" table:style-name="ce135">
            <text:p>14,7<text:s text:c="5"/></text:p>
          </table:table-cell>
          <table:table-cell office:value-type="float" office:value="445" table:style-name="ce120">
            <text:p>+ 445</text:p>
          </table:table-cell>
          <table:table-cell office:value-type="float" office:value="2.166715356899406" table:style-name="ce121">
            <text:p>+2,2<text:s text:c="3"/></text:p>
          </table:table-cell>
          <table:table-cell office:value-type="float" office:value="-3451" table:style-name="ce120">
            <text:p><text:s/>-3 451</text:p>
          </table:table-cell>
          <table:table-cell office:value-type="float" office:value="-14.123761971023981" table:style-name="ce121">
            <text:p>-14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1570" table:style-name="ce132">
            <text:p>21 570</text:p>
          </table:table-cell>
          <table:table-cell office:value-type="float" office:value="15.065268863015707" table:style-name="ce133">
            <text:p>15,1<text:s text:c="5"/></text:p>
          </table:table-cell>
          <table:table-cell office:value-type="float" office:value="20572" table:style-name="ce134">
            <text:p>20 572</text:p>
          </table:table-cell>
          <table:table-cell office:value-type="float" office:value="14.620348523182761" table:style-name="ce135">
            <text:p>14,6<text:s text:c="5"/></text:p>
          </table:table-cell>
          <table:table-cell office:value-type="float" office:value="24718" table:style-name="ce134">
            <text:p>24 718</text:p>
          </table:table-cell>
          <table:table-cell office:value-type="float" office:value="14.875485959823308" table:style-name="ce135">
            <text:p>14,9<text:s text:c="5"/></text:p>
          </table:table-cell>
          <table:table-cell office:value-type="float" office:value="998" table:style-name="ce120">
            <text:p>+ 998</text:p>
          </table:table-cell>
          <table:table-cell office:value-type="float" office:value="4.8512541318296716" table:style-name="ce121">
            <text:p>+4,9<text:s text:c="3"/></text:p>
          </table:table-cell>
          <table:table-cell office:value-type="float" office:value="-3148" table:style-name="ce120">
            <text:p><text:s/>-3 148</text:p>
          </table:table-cell>
          <table:table-cell office:value-type="float" office:value="-12.735658224775467" table:style-name="ce121">
            <text:p>-12,7<text:s text:c="3"/></text:p>
          </table:table-cell>
          <table:table-cell table:style-name="ce1"/>
          <table:table-cell table:style-name="ce467"/>
          <table:table-cell table:number-columns-repeated="16370"/>
        </table:table-row>
        <table:table-row table:style-name="ro20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28161" table:style-name="ce132">
            <text:p>28 161</text:p>
          </table:table-cell>
          <table:table-cell office:value-type="float" office:value="19.668661866081845" table:style-name="ce133">
            <text:p>19,7<text:s text:c="5"/></text:p>
          </table:table-cell>
          <table:table-cell office:value-type="float" office:value="27388" table:style-name="ce134">
            <text:p>27 388</text:p>
          </table:table-cell>
          <table:table-cell office:value-type="float" office:value="19.464422776245843" table:style-name="ce135">
            <text:p>19,5<text:s text:c="5"/></text:p>
          </table:table-cell>
          <table:table-cell office:value-type="float" office:value="34154" table:style-name="ce134">
            <text:p>34 154</text:p>
          </table:table-cell>
          <table:table-cell office:value-type="float" office:value="20.554144650530194" table:style-name="ce135">
            <text:p>20,6<text:s text:c="5"/></text:p>
          </table:table-cell>
          <table:table-cell office:value-type="float" office:value="773" table:style-name="ce120">
            <text:p>+ 773</text:p>
          </table:table-cell>
          <table:table-cell office:value-type="float" office:value="2.8224039725427192" table:style-name="ce121">
            <text:p>+2,8<text:s text:c="3"/></text:p>
          </table:table-cell>
          <table:table-cell office:value-type="float" office:value="-5993" table:style-name="ce120">
            <text:p><text:s/>-5 993</text:p>
          </table:table-cell>
          <table:table-cell office:value-type="float" office:value="-17.54699303156292" table:style-name="ce121">
            <text:p>-17,5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ecundário</text:p>
          </table:table-cell>
          <table:table-cell office:value-type="float" office:value="42102" table:style-name="ce132">
            <text:p>42 102</text:p>
          </table:table-cell>
          <table:table-cell office:value-type="float" office:value="29.40556094903511" table:style-name="ce133">
            <text:p>29,4<text:s text:c="5"/></text:p>
          </table:table-cell>
          <table:table-cell office:value-type="float" office:value="41744" table:style-name="ce134">
            <text:p>41 744</text:p>
          </table:table-cell>
          <table:table-cell office:value-type="float" office:value="29.667112033430936" table:style-name="ce135">
            <text:p>29,7<text:s text:c="5"/></text:p>
          </table:table-cell>
          <table:table-cell office:value-type="float" office:value="50770" table:style-name="ce134">
            <text:p>50 770</text:p>
          </table:table-cell>
          <table:table-cell office:value-type="float" office:value="30.553783565831761" table:style-name="ce135">
            <text:p>30,6<text:s text:c="5"/></text:p>
          </table:table-cell>
          <table:table-cell office:value-type="float" office:value="358" table:style-name="ce120">
            <text:p>+ 358</text:p>
          </table:table-cell>
          <table:table-cell office:value-type="float" office:value="0.85760827903411263" table:style-name="ce121">
            <text:p>+0,9<text:s text:c="3"/></text:p>
          </table:table-cell>
          <table:table-cell office:value-type="float" office:value="-8668" table:style-name="ce120">
            <text:p><text:s/>-8 668</text:p>
          </table:table-cell>
          <table:table-cell office:value-type="float" office:value="-17.073074650384086" table:style-name="ce121">
            <text:p>-17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uperior</text:p>
          </table:table-cell>
          <table:table-cell office:value-type="float" office:value="16499" table:style-name="ce132">
            <text:p>16 499</text:p>
          </table:table-cell>
          <table:table-cell office:value-type="float" office:value="11.523498885994259" table:style-name="ce133">
            <text:p>11,5<text:s text:c="5"/></text:p>
          </table:table-cell>
          <table:table-cell office:value-type="float" office:value="17035" table:style-name="ce134">
            <text:p>17 035</text:p>
          </table:table-cell>
          <table:table-cell office:value-type="float" office:value="12.106632174432157" table:style-name="ce135">
            <text:p>12,1<text:s text:c="5"/></text:p>
          </table:table-cell>
          <table:table-cell office:value-type="float" office:value="19311" table:style-name="ce134">
            <text:p>19 311</text:p>
          </table:table-cell>
          <table:table-cell office:value-type="float" office:value="11.621511019101382" table:style-name="ce135">
            <text:p>11,6<text:s text:c="5"/></text:p>
          </table:table-cell>
          <table:table-cell office:value-type="float" office:value="-536" table:style-name="ce120">
            <text:p><text:s/>- 536</text:p>
          </table:table-cell>
          <table:table-cell office:value-type="float" office:value="-3.1464631640739658" table:style-name="ce121">
            <text:p>-3,1<text:s text:c="3"/></text:p>
          </table:table-cell>
          <table:table-cell office:value-type="float" office:value="-2812" table:style-name="ce120">
            <text:p><text:s/>-2 812</text:p>
          </table:table-cell>
          <table:table-cell office:value-type="float" office:value="-14.561648801201388" table:style-name="ce121">
            <text:p>-14,6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6">
            <text:p><text:s text:c="9"/>Mulheres</text:p>
          </table:table-cell>
          <table:table-cell office:value-type="float" office:value="183951" table:style-name="ce127">
            <text:p>183 951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83850" table:style-name="ce129">
            <text:p>183 85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08984" table:style-name="ce129">
            <text:p>208 984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01" table:style-name="ce113">
            <text:p>+ 101</text:p>
          </table:table-cell>
          <table:table-cell office:value-type="float" office:value="5.4936089203154743E-2" table:style-name="ce114">
            <text:p>+0,1<text:s text:c="3"/></text:p>
          </table:table-cell>
          <table:table-cell office:value-type="float" office:value="-25033" table:style-name="ce113">
            <text:p><text:s/>-25 033</text:p>
          </table:table-cell>
          <table:table-cell office:value-type="float" office:value="-11.9784289706389" table:style-name="ce114">
            <text:p>-12,0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lt; 25 anos</text:p>
          </table:table-cell>
          <table:table-cell office:value-type="float" office:value="18469" table:style-name="ce132">
            <text:p>18 469</text:p>
          </table:table-cell>
          <table:table-cell office:value-type="float" office:value="10.040173741920402" table:style-name="ce133">
            <text:p>10,0<text:s text:c="5"/></text:p>
          </table:table-cell>
          <table:table-cell office:value-type="float" office:value="19485" table:style-name="ce134">
            <text:p>19 485</text:p>
          </table:table-cell>
          <table:table-cell office:value-type="float" office:value="10.598313842806636" table:style-name="ce135">
            <text:p>10,6<text:s text:c="5"/></text:p>
          </table:table-cell>
          <table:table-cell office:value-type="float" office:value="24024" table:style-name="ce134">
            <text:p>24 024</text:p>
          </table:table-cell>
          <table:table-cell office:value-type="float" office:value="11.495616889331242" table:style-name="ce135">
            <text:p>11,5<text:s text:c="5"/></text:p>
          </table:table-cell>
          <table:table-cell office:value-type="float" office:value="-1016" table:style-name="ce120">
            <text:p><text:s/>-1 016</text:p>
          </table:table-cell>
          <table:table-cell office:value-type="float" office:value="-5.2142673851680783" table:style-name="ce121">
            <text:p>-5,2<text:s text:c="3"/></text:p>
          </table:table-cell>
          <table:table-cell office:value-type="float" office:value="-5555" table:style-name="ce120">
            <text:p><text:s/>-5 555</text:p>
          </table:table-cell>
          <table:table-cell office:value-type="float" office:value="-23.122710622710624" table:style-name="ce121">
            <text:p>-23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&gt;= 25 anos</text:p>
          </table:table-cell>
          <table:table-cell office:value-type="float" office:value="165482" table:style-name="ce132">
            <text:p>165 482</text:p>
          </table:table-cell>
          <table:table-cell office:value-type="float" office:value="89.959826258079602" table:style-name="ce133">
            <text:p>90,0<text:s text:c="5"/></text:p>
          </table:table-cell>
          <table:table-cell office:value-type="float" office:value="164365" table:style-name="ce134">
            <text:p>164 365</text:p>
          </table:table-cell>
          <table:table-cell office:value-type="float" office:value="89.401686157193367" table:style-name="ce135">
            <text:p>89,4<text:s text:c="5"/></text:p>
          </table:table-cell>
          <table:table-cell office:value-type="float" office:value="184960" table:style-name="ce134">
            <text:p>184 960</text:p>
          </table:table-cell>
          <table:table-cell office:value-type="float" office:value="88.504383110668755" table:style-name="ce135">
            <text:p>88,5<text:s text:c="5"/></text:p>
          </table:table-cell>
          <table:table-cell office:value-type="float" office:value="1117" table:style-name="ce120">
            <text:p>+1 117</text:p>
          </table:table-cell>
          <table:table-cell office:value-type="float" office:value="0.67958506981413325" table:style-name="ce121">
            <text:p>+0,7<text:s text:c="3"/></text:p>
          </table:table-cell>
          <table:table-cell office:value-type="float" office:value="-19478" table:style-name="ce120">
            <text:p><text:s/>-19 478</text:p>
          </table:table-cell>
          <table:table-cell office:value-type="float" office:value="-10.530925605536332" table:style-name="ce121">
            <text:p>-10,5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91374" table:style-name="ce132">
            <text:p>91 374</text:p>
          </table:table-cell>
          <table:table-cell office:value-type="float" office:value="49.673010747427305" table:style-name="ce133">
            <text:p>49,7<text:s text:c="5"/></text:p>
          </table:table-cell>
          <table:table-cell office:value-type="float" office:value="91259" table:style-name="ce134">
            <text:p>91 259</text:p>
          </table:table-cell>
          <table:table-cell office:value-type="float" office:value="49.637748164264345" table:style-name="ce135">
            <text:p>49,6<text:s text:c="5"/></text:p>
          </table:table-cell>
          <table:table-cell office:value-type="float" office:value="129128" table:style-name="ce134">
            <text:p>129 128</text:p>
          </table:table-cell>
          <table:table-cell office:value-type="float" office:value="61.788462274623889" table:style-name="ce135">
            <text:p>61,8<text:s text:c="5"/></text:p>
          </table:table-cell>
          <table:table-cell office:value-type="float" office:value="115" table:style-name="ce120">
            <text:p>+ 115</text:p>
          </table:table-cell>
          <table:table-cell office:value-type="float" office:value="0.12601496838667967" table:style-name="ce121">
            <text:p>+0,1<text:s text:c="3"/></text:p>
          </table:table-cell>
          <table:table-cell office:value-type="float" office:value="-37754" table:style-name="ce120">
            <text:p><text:s/>-37 754</text:p>
          </table:table-cell>
          <table:table-cell office:value-type="float" office:value="-29.23765565950065" table:style-name="ce121">
            <text:p>-29,2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92577" table:style-name="ce132">
            <text:p>92 577</text:p>
          </table:table-cell>
          <table:table-cell office:value-type="float" office:value="50.326989252572695" table:style-name="ce133">
            <text:p>50,3<text:s text:c="5"/></text:p>
          </table:table-cell>
          <table:table-cell office:value-type="float" office:value="92591" table:style-name="ce134">
            <text:p>92 591</text:p>
          </table:table-cell>
          <table:table-cell office:value-type="float" office:value="50.362251835735648" table:style-name="ce135">
            <text:p>50,4<text:s text:c="5"/></text:p>
          </table:table-cell>
          <table:table-cell office:value-type="float" office:value="79856" table:style-name="ce134">
            <text:p>79 856</text:p>
          </table:table-cell>
          <table:table-cell office:value-type="float" office:value="38.211537725376104" table:style-name="ce135">
            <text:p>38,2<text:s text:c="5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1.5120260068473177E-2" table:style-name="ce121">
            <text:p>-0,0<text:s text:c="3"/></text:p>
          </table:table-cell>
          <table:table-cell office:value-type="float" office:value="12721" table:style-name="ce120">
            <text:p>+12 721</text:p>
          </table:table-cell>
          <table:table-cell office:value-type="float" office:value="15.929923862953316" table:style-name="ce121">
            <text:p>+15,9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8143" table:style-name="ce132">
            <text:p>18 143</text:p>
          </table:table-cell>
          <table:table-cell office:value-type="float" office:value="9.8629526341253921" table:style-name="ce133">
            <text:p>9,9<text:s text:c="5"/></text:p>
          </table:table-cell>
          <table:table-cell office:value-type="float" office:value="18858" table:style-name="ce134">
            <text:p>18 858</text:p>
          </table:table-cell>
          <table:table-cell office:value-type="float" office:value="10.257274952406853" table:style-name="ce135">
            <text:p>10,3<text:s text:c="5"/></text:p>
          </table:table-cell>
          <table:table-cell office:value-type="float" office:value="18971" table:style-name="ce134">
            <text:p>18 971</text:p>
          </table:table-cell>
          <table:table-cell office:value-type="float" office:value="9.0777284385407491" table:style-name="ce135">
            <text:p>9,1<text:s text:c="5"/></text:p>
          </table:table-cell>
          <table:table-cell office:value-type="float" office:value="-715" table:style-name="ce120">
            <text:p><text:s/>- 715</text:p>
          </table:table-cell>
          <table:table-cell office:value-type="float" office:value="-3.7914943260154841" table:style-name="ce121">
            <text:p>-3,8<text:s text:c="3"/></text:p>
          </table:table-cell>
          <table:table-cell office:value-type="float" office:value="-828" table:style-name="ce120">
            <text:p><text:s/>- 828</text:p>
          </table:table-cell>
          <table:table-cell office:value-type="float" office:value="-4.3645564282325653" table:style-name="ce121">
            <text:p>-4,4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Novo Emprego</text:p>
          </table:table-cell>
          <table:table-cell office:value-type="float" office:value="165808" table:style-name="ce132">
            <text:p>165 808</text:p>
          </table:table-cell>
          <table:table-cell office:value-type="float" office:value="90.137047365874608" table:style-name="ce133">
            <text:p>90,1<text:s text:c="5"/></text:p>
          </table:table-cell>
          <table:table-cell office:value-type="float" office:value="164992" table:style-name="ce134">
            <text:p>164 992</text:p>
          </table:table-cell>
          <table:table-cell office:value-type="float" office:value="89.74272504759314" table:style-name="ce135">
            <text:p>89,7<text:s text:c="5"/></text:p>
          </table:table-cell>
          <table:table-cell office:value-type="float" office:value="190013" table:style-name="ce134">
            <text:p>190 013</text:p>
          </table:table-cell>
          <table:table-cell office:value-type="float" office:value="90.922271561459254" table:style-name="ce135">
            <text:p>90,9<text:s text:c="5"/></text:p>
          </table:table-cell>
          <table:table-cell office:value-type="float" office:value="816" table:style-name="ce120">
            <text:p>+ 816</text:p>
          </table:table-cell>
          <table:table-cell office:value-type="float" office:value="0.49456943366951123" table:style-name="ce121">
            <text:p>+0,5<text:s text:c="3"/></text:p>
          </table:table-cell>
          <table:table-cell office:value-type="float" office:value="-24205" table:style-name="ce120">
            <text:p><text:s/>-24 205</text:p>
          </table:table-cell>
          <table:table-cell office:value-type="float" office:value="-12.738602095646087" table:style-name="ce121">
            <text:p>-12,7<text:s text:c="3"/></text:p>
          </table:table-cell>
          <table:table-cell table:number-columns-repeated="16372" table:style-name="ce1"/>
        </table:table-row>
        <table:table-row table:style-name="ro4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467"/>
          <table:table-cell table:number-columns-repeated="16370"/>
        </table:table-row>
        <table:table-row table:style-name="ro20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5451" table:style-name="ce132">
            <text:p>15 451</text:p>
          </table:table-cell>
          <table:table-cell office:value-type="float" office:value="8.3995194372414392" table:style-name="ce133">
            <text:p>8,4<text:s text:c="5"/></text:p>
          </table:table-cell>
          <table:table-cell office:value-type="float" office:value="15363" table:style-name="ce134">
            <text:p>15 363</text:p>
          </table:table-cell>
          <table:table-cell office:value-type="float" office:value="8.3562686973075877" table:style-name="ce135">
            <text:p>8,4<text:s text:c="5"/></text:p>
          </table:table-cell>
          <table:table-cell office:value-type="float" office:value="14608" table:style-name="ce134">
            <text:p>14 608</text:p>
          </table:table-cell>
          <table:table-cell office:value-type="float" office:value="6.9900088045017794" table:style-name="ce135">
            <text:p>7,0<text:s text:c="5"/></text:p>
          </table:table-cell>
          <table:table-cell office:value-type="float" office:value="88" table:style-name="ce120">
            <text:p>+ 88</text:p>
          </table:table-cell>
          <table:table-cell office:value-type="float" office:value="0.57280479073097701" table:style-name="ce121">
            <text:p>+0,6<text:s text:c="3"/></text:p>
          </table:table-cell>
          <table:table-cell office:value-type="float" office:value="843" table:style-name="ce120">
            <text:p>+ 843</text:p>
          </table:table-cell>
          <table:table-cell office:value-type="float" office:value="5.7708105147864179" table:style-name="ce121">
            <text:p>+5,8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4323" table:style-name="ce132">
            <text:p>24 323</text:p>
          </table:table-cell>
          <table:table-cell office:value-type="float" office:value="13.22254295980995" table:style-name="ce133">
            <text:p>13,2<text:s text:c="5"/></text:p>
          </table:table-cell>
          <table:table-cell office:value-type="float" office:value="24002" table:style-name="ce134">
            <text:p>24 002</text:p>
          </table:table-cell>
          <table:table-cell office:value-type="float" office:value="13.055208050040795" table:style-name="ce135">
            <text:p>13,1<text:s text:c="5"/></text:p>
          </table:table-cell>
          <table:table-cell office:value-type="float" office:value="27599" table:style-name="ce134">
            <text:p>27 599</text:p>
          </table:table-cell>
          <table:table-cell office:value-type="float" office:value="13.206274164529342" table:style-name="ce135">
            <text:p>13,2<text:s text:c="5"/></text:p>
          </table:table-cell>
          <table:table-cell office:value-type="float" office:value="321" table:style-name="ce120">
            <text:p>+ 321</text:p>
          </table:table-cell>
          <table:table-cell office:value-type="float" office:value="1.3373885509540873" table:style-name="ce121">
            <text:p>+1,3<text:s text:c="3"/></text:p>
          </table:table-cell>
          <table:table-cell office:value-type="float" office:value="-3276" table:style-name="ce120">
            <text:p><text:s/>-3 276</text:p>
          </table:table-cell>
          <table:table-cell office:value-type="float" office:value="-11.869995289684407" table:style-name="ce121">
            <text:p>-11,9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2504" table:style-name="ce132">
            <text:p>22 504</text:p>
          </table:table-cell>
          <table:table-cell office:value-type="float" office:value="12.233692668156195" table:style-name="ce133">
            <text:p>12,2<text:s text:c="5"/></text:p>
          </table:table-cell>
          <table:table-cell office:value-type="float" office:value="22196" table:style-name="ce134">
            <text:p>22 196</text:p>
          </table:table-cell>
          <table:table-cell office:value-type="float" office:value="12.072885504487353" table:style-name="ce135">
            <text:p>12,1<text:s text:c="5"/></text:p>
          </table:table-cell>
          <table:table-cell office:value-type="float" office:value="25582" table:style-name="ce134">
            <text:p>25 582</text:p>
          </table:table-cell>
          <table:table-cell office:value-type="float" office:value="12.241128507445547" table:style-name="ce135">
            <text:p>12,2<text:s text:c="5"/></text:p>
          </table:table-cell>
          <table:table-cell office:value-type="float" office:value="308" table:style-name="ce120">
            <text:p>+ 308</text:p>
          </table:table-cell>
          <table:table-cell office:value-type="float" office:value="1.3876374121463328" table:style-name="ce121">
            <text:p>+1,4<text:s text:c="3"/></text:p>
          </table:table-cell>
          <table:table-cell office:value-type="float" office:value="-3078" table:style-name="ce120">
            <text:p><text:s/>-3 078</text:p>
          </table:table-cell>
          <table:table-cell office:value-type="float" office:value="-12.031897427878977" table:style-name="ce121">
            <text:p>-12,0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4669" table:style-name="ce132">
            <text:p>34 669</text:p>
          </table:table-cell>
          <table:table-cell office:value-type="float" office:value="18.846866828666332" table:style-name="ce133">
            <text:p>18,8<text:s text:c="5"/></text:p>
          </table:table-cell>
          <table:table-cell office:value-type="float" office:value="34186" table:style-name="ce134">
            <text:p>34 186</text:p>
          </table:table-cell>
          <table:table-cell office:value-type="float" office:value="18.594506391079683" table:style-name="ce135">
            <text:p>18,6<text:s text:c="5"/></text:p>
          </table:table-cell>
          <table:table-cell office:value-type="float" office:value="40417" table:style-name="ce134">
            <text:p>40 417</text:p>
          </table:table-cell>
          <table:table-cell office:value-type="float" office:value="19.33975806760326" table:style-name="ce135">
            <text:p>19,3<text:s text:c="5"/></text:p>
          </table:table-cell>
          <table:table-cell office:value-type="float" office:value="483" table:style-name="ce120">
            <text:p>+ 483</text:p>
          </table:table-cell>
          <table:table-cell office:value-type="float" office:value="1.4128590651143742" table:style-name="ce121">
            <text:p>+1,4<text:s text:c="3"/></text:p>
          </table:table-cell>
          <table:table-cell office:value-type="float" office:value="-5748" table:style-name="ce120">
            <text:p><text:s/>-5 748</text:p>
          </table:table-cell>
          <table:table-cell office:value-type="float" office:value="-14.221738377415443" table:style-name="ce121">
            <text:p>-14,2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ecundário</text:p>
          </table:table-cell>
          <table:table-cell office:value-type="float" office:value="57563" table:style-name="ce132">
            <text:p>57 563</text:p>
          </table:table-cell>
          <table:table-cell office:value-type="float" office:value="31.292572478540482" table:style-name="ce133">
            <text:p>31,3<text:s text:c="5"/></text:p>
          </table:table-cell>
          <table:table-cell office:value-type="float" office:value="57474" table:style-name="ce134">
            <text:p>57 474</text:p>
          </table:table-cell>
          <table:table-cell office:value-type="float" office:value="31.261354364971446" table:style-name="ce135">
            <text:p>31,3<text:s text:c="5"/></text:p>
          </table:table-cell>
          <table:table-cell office:value-type="float" office:value="66930" table:style-name="ce134">
            <text:p>66 930</text:p>
          </table:table-cell>
          <table:table-cell office:value-type="float" office:value="32.026375224897599" table:style-name="ce135">
            <text:p>32,0<text:s text:c="5"/></text:p>
          </table:table-cell>
          <table:table-cell office:value-type="float" office:value="89" table:style-name="ce120">
            <text:p>+ 89</text:p>
          </table:table-cell>
          <table:table-cell office:value-type="float" office:value="0.15485262901485888" table:style-name="ce121">
            <text:p>+0,2<text:s text:c="3"/></text:p>
          </table:table-cell>
          <table:table-cell office:value-type="float" office:value="-9367" table:style-name="ce120">
            <text:p><text:s/>-9 367</text:p>
          </table:table-cell>
          <table:table-cell office:value-type="float" office:value="-13.995218885402661" table:style-name="ce121">
            <text:p>-14,0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131">
            <text:p><text:s text:c="13"/>Superior</text:p>
          </table:table-cell>
          <table:table-cell office:value-type="float" office:value="29441" table:style-name="ce132">
            <text:p>29 441</text:p>
          </table:table-cell>
          <table:table-cell office:value-type="float" office:value="16.004805627585608" table:style-name="ce133">
            <text:p>16,0<text:s text:c="5"/></text:p>
          </table:table-cell>
          <table:table-cell office:value-type="float" office:value="30629" table:style-name="ce134">
            <text:p>30 629</text:p>
          </table:table-cell>
          <table:table-cell office:value-type="float" office:value="16.659776992113134" table:style-name="ce135">
            <text:p>16,7<text:s text:c="5"/></text:p>
          </table:table-cell>
          <table:table-cell office:value-type="float" office:value="33848" table:style-name="ce134">
            <text:p>33 848</text:p>
          </table:table-cell>
          <table:table-cell office:value-type="float" office:value="16.196455231022473" table:style-name="ce135">
            <text:p>16,2<text:s text:c="5"/></text:p>
          </table:table-cell>
          <table:table-cell office:value-type="float" office:value="-1188" table:style-name="ce120">
            <text:p><text:s/>-1 188</text:p>
          </table:table-cell>
          <table:table-cell office:value-type="float" office:value="-3.8786770707499425" table:style-name="ce121">
            <text:p>-3,9<text:s text:c="3"/></text:p>
          </table:table-cell>
          <table:table-cell office:value-type="float" office:value="-4407" table:style-name="ce120">
            <text:p><text:s/>-4 407</text:p>
          </table:table-cell>
          <table:table-cell office:value-type="float" office:value="-13.019971637910659" table:style-name="ce121">
            <text:p>-13,0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4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4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7">
        <table:table-column table:style-name="co22" table:default-cell-style-name="ce1" table:visibility="collapse"/>
        <table:table-column table:style-name="co59" table:default-cell-style-name="ce1"/>
        <table:table-column table:style-name="co38" table:default-cell-style-name="ce1"/>
        <table:table-column table:style-name="co4" table:default-cell-style-name="ce1"/>
        <table:table-column table:style-name="co54" table:default-cell-style-name="ce58"/>
        <table:table-column table:style-name="co31" table:default-cell-style-name="ce58"/>
        <table:table-column table:style-name="co2" table:default-cell-style-name="ce1"/>
        <table:table-column table:style-name="co4" table:default-cell-style-name="ce1"/>
        <table:table-column table:style-name="co16" table:default-cell-style-name="ce1"/>
        <table:table-column table:style-name="co56" table:default-cell-style-name="ce1"/>
        <table:table-column table:style-name="co16" table:default-cell-style-name="ce1"/>
        <table:table-column table:style-name="co4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58125in" svg:height="0.64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70784in" svg:y="0.23878in" svg:width="1.96959in" svg:height="0.51013in">
                <draw:text-box>
                  <text:p text:style-name="a37" text:class-names="" text:cond-style-name=""><text:span text:style-name="a35" text:class-names="">DEZEMBRO 2021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9" draw:style-name="a33" draw:name="Text Box 122" svg:x="0in" svg:y="0in" svg:width="0.97917in" svg:height="0.31745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4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34">
          <table:table-cell/>
          <table:table-cell office:value-type="string" table:style-name="ce160">
            <text:p>Quadro 3 - <text:s/>DESEMPREGO REGISTADO, <text:s text:c="2"/>POR <text:s/>REGIÕES<text:s text:c="3"/></text:p>
          </table:table-cell>
          <table:table-cell table:number-columns-repeated="8" table:style-name="ce160"/>
          <table:table-cell table:number-columns-spanned="2" table:number-rows-spanned="1" table:style-name="ce533"/>
          <table:covered-table-cell/>
          <table:table-cell table:style-name="ce2"/>
          <table:table-cell table:number-columns-repeated="16371"/>
        </table:table-row>
        <table:table-row table:style-name="ro34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4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20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49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20">
          <table:table-cell/>
          <table:table-cell table:style-name="ce28"/>
          <table:table-cell office:value-type="string" table:style-name="ce178">
            <text:p>DEZEMBRO 2021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550">
            <text:p>Mês <text:s/>anterior</text:p>
          </table:table-cell>
          <table:covered-table-cell/>
          <table:table-cell office:value-type="string" table:number-columns-spanned="2" table:number-rows-spanned="1" table:style-name="ce551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20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32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39">
          <table:table-cell/>
          <table:table-cell table:style-name="ce341"/>
          <table:table-cell table:style-name="ce352"/>
          <table:table-cell table:style-name="ce342"/>
          <table:table-cell table:style-name="ce356"/>
          <table:table-cell table:style-name="ce343"/>
          <table:table-cell table:style-name="ce356"/>
          <table:table-cell table:style-name="ce343"/>
          <table:table-cell table:style-name="ce344"/>
          <table:table-cell table:number-columns-repeated="3" table:style-name="ce345"/>
          <table:table-cell table:style-name="ce5"/>
          <table:table-cell table:number-columns-repeated="16371"/>
        </table:table-row>
        <table:table-row table:style-name="ro7">
          <table:table-cell/>
          <table:table-cell office:value-type="string" table:style-name="ce346">
            <text:p>PORTUGAL</text:p>
          </table:table-cell>
          <table:table-cell office:value-type="float" office:value="347959" table:style-name="ce353">
            <text:p>347 959</text:p>
          </table:table-cell>
          <table:table-cell office:value-type="float" office:value="100" table:style-name="ce335">
            <text:p>100,0<text:s text:c="5"/></text:p>
          </table:table-cell>
          <table:table-cell office:value-type="float" office:value="345884" table:style-name="ce357">
            <text:p>345 884</text:p>
          </table:table-cell>
          <table:table-cell office:value-type="float" office:value="100" table:style-name="ce336">
            <text:p>100,0<text:s text:c="5"/></text:p>
          </table:table-cell>
          <table:table-cell office:value-type="float" office:value="402254" table:style-name="ce357">
            <text:p>402 254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2075" table:style-name="ce113">
            <text:p>+2 075</text:p>
          </table:table-cell>
          <table:table-cell office:value-type="float" office:value="0.59991210926206473" table:style-name="ce114">
            <text:p>+0,6<text:s text:c="3"/></text:p>
          </table:table-cell>
          <table:table-cell office:value-type="float" office:value="-54295" table:style-name="ce113">
            <text:p><text:s/>-54 295</text:p>
          </table:table-cell>
          <table:table-cell office:value-type="float" office:value="-13.49769051395387" table:style-name="ce114">
            <text:p>-13,5<text:s text:c="3"/></text:p>
          </table:table-cell>
          <table:table-cell table:style-name="ce8"/>
          <table:table-cell table:number-columns-repeated="16371"/>
        </table:table-row>
        <table:table-row table:style-name="ro44">
          <table:table-cell/>
          <table:table-cell office:value-type="string" table:style-name="ce360">
            <text:p>CONTINENTE</text:p>
          </table:table-cell>
          <table:table-cell office:value-type="float" office:value="327128" table:style-name="ce353">
            <text:p>327 128</text:p>
          </table:table-cell>
          <table:table-cell office:value-type="float" office:value="94.013375139025001" table:style-name="ce335">
            <text:p>94,0<text:s text:c="5"/></text:p>
          </table:table-cell>
          <table:table-cell office:value-type="float" office:value="324558" table:style-name="ce357">
            <text:p>324 558</text:p>
          </table:table-cell>
          <table:table-cell office:value-type="float" office:value="93.834349088133592" table:style-name="ce336">
            <text:p>93,8<text:s text:c="5"/></text:p>
          </table:table-cell>
          <table:table-cell office:value-type="float" office:value="375150" table:style-name="ce357">
            <text:p>375 150</text:p>
          </table:table-cell>
          <table:table-cell office:value-type="float" office:value="93.261968805779432" table:style-name="ce337">
            <text:p>93,3<text:s text:c="5"/></text:p>
          </table:table-cell>
          <table:table-cell office:value-type="float" office:value="2570" table:style-name="ce113">
            <text:p>+2 570</text:p>
          </table:table-cell>
          <table:table-cell office:value-type="float" office:value="0.7918461415217003" table:style-name="ce114">
            <text:p>+0,8<text:s text:c="3"/></text:p>
          </table:table-cell>
          <table:table-cell office:value-type="float" office:value="-48022" table:style-name="ce113">
            <text:p><text:s/>-48 022</text:p>
          </table:table-cell>
          <table:table-cell office:value-type="float" office:value="-12.80074636811942" table:style-name="ce114">
            <text:p>-12,8<text:s text:c="3"/></text:p>
          </table:table-cell>
          <table:table-cell table:style-name="ce6"/>
          <table:table-cell table:number-columns-repeated="16371"/>
        </table:table-row>
        <table:table-row table:style-name="ro7">
          <table:table-cell/>
          <table:table-cell office:value-type="string" table:style-name="ce361">
            <text:p>Norte</text:p>
          </table:table-cell>
          <table:table-cell office:value-type="float" office:value="129555" table:style-name="ce354">
            <text:p>129 555</text:p>
          </table:table-cell>
          <table:table-cell office:value-type="float" office:value="37.232834902962708" table:style-name="ce338">
            <text:p>37,2<text:s text:c="5"/></text:p>
          </table:table-cell>
          <table:table-cell office:value-type="float" office:value="129584" table:style-name="ce358">
            <text:p>129 584</text:p>
          </table:table-cell>
          <table:table-cell office:value-type="float" office:value="37.46458350198332" table:style-name="ce339">
            <text:p>37,5<text:s text:c="5"/></text:p>
          </table:table-cell>
          <table:table-cell office:value-type="float" office:value="150308" table:style-name="ce358">
            <text:p>150 308</text:p>
          </table:table-cell>
          <table:table-cell office:value-type="float" office:value="37.36644010998026" table:style-name="ce340">
            <text:p>37,4<text:s text:c="5"/></text:p>
          </table:table-cell>
          <table:table-cell office:value-type="float" office:value="-29" table:style-name="ce120">
            <text:p><text:s/>- 29</text:p>
          </table:table-cell>
          <table:table-cell office:value-type="float" office:value="-2.2379306087171254E-2" table:style-name="ce121">
            <text:p>-0,0<text:s text:c="3"/></text:p>
          </table:table-cell>
          <table:table-cell office:value-type="float" office:value="-20753" table:style-name="ce120">
            <text:p><text:s/>-20 753</text:p>
          </table:table-cell>
          <table:table-cell office:value-type="float" office:value="-13.806982994917103" table:style-name="ce121">
            <text:p>-13,8<text:s text:c="3"/></text:p>
          </table:table-cell>
          <table:table-cell table:style-name="ce7"/>
          <table:table-cell table:number-columns-repeated="16371"/>
        </table:table-row>
        <table:table-row table:style-name="ro14">
          <table:table-cell/>
          <table:table-cell office:value-type="string" table:style-name="ce361">
            <text:p>Centro</text:p>
          </table:table-cell>
          <table:table-cell office:value-type="float" office:value="42638" table:style-name="ce354">
            <text:p>42 638</text:p>
          </table:table-cell>
          <table:table-cell office:value-type="float" office:value="12.253742538632425" table:style-name="ce338">
            <text:p>12,3<text:s text:c="5"/></text:p>
          </table:table-cell>
          <table:table-cell office:value-type="float" office:value="42805" table:style-name="ce358">
            <text:p>42 805</text:p>
          </table:table-cell>
          <table:table-cell office:value-type="float" office:value="12.375536306969966" table:style-name="ce339">
            <text:p>12,4<text:s text:c="5"/></text:p>
          </table:table-cell>
          <table:table-cell office:value-type="float" office:value="50576" table:style-name="ce358">
            <text:p>50 576</text:p>
          </table:table-cell>
          <table:table-cell office:value-type="float" office:value="12.573150298070374" table:style-name="ce340">
            <text:p>12,6<text:s text:c="5"/></text:p>
          </table:table-cell>
          <table:table-cell office:value-type="float" office:value="-167" table:style-name="ce120">
            <text:p><text:s/>- 167</text:p>
          </table:table-cell>
          <table:table-cell office:value-type="float" office:value="-0.3901413386286649" table:style-name="ce121">
            <text:p>-0,4<text:s text:c="3"/></text:p>
          </table:table-cell>
          <table:table-cell office:value-type="float" office:value="-7938" table:style-name="ce120">
            <text:p><text:s/>-7 938</text:p>
          </table:table-cell>
          <table:table-cell office:value-type="float" office:value="-15.695191395128125" table:style-name="ce121">
            <text:p>-15,7<text:s text:c="3"/></text:p>
          </table:table-cell>
          <table:table-cell table:style-name="ce6"/>
          <table:table-cell table:number-columns-repeated="16371"/>
        </table:table-row>
        <table:table-row table:style-name="ro14">
          <table:table-cell/>
          <table:table-cell office:value-type="string" table:style-name="ce361">
            <text:p>Lisboa V. Tejo</text:p>
          </table:table-cell>
          <table:table-cell office:value-type="float" office:value="114720" table:style-name="ce354">
            <text:p>114 720</text:p>
          </table:table-cell>
          <table:table-cell office:value-type="float" office:value="32.969401567426047" table:style-name="ce338">
            <text:p>33,0<text:s text:c="5"/></text:p>
          </table:table-cell>
          <table:table-cell office:value-type="float" office:value="114752" table:style-name="ce358">
            <text:p>114 752</text:p>
          </table:table-cell>
          <table:table-cell office:value-type="float" office:value="33.176440656405035" table:style-name="ce339">
            <text:p>33,2<text:s text:c="5"/></text:p>
          </table:table-cell>
          <table:table-cell office:value-type="float" office:value="125213" table:style-name="ce358">
            <text:p>125 213</text:p>
          </table:table-cell>
          <table:table-cell office:value-type="float" office:value="31.127844595703213" table:style-name="ce340">
            <text:p>31,1<text:s text:c="5"/></text:p>
          </table:table-cell>
          <table:table-cell office:value-type="float" office:value="-32" table:style-name="ce120">
            <text:p><text:s/>- 32</text:p>
          </table:table-cell>
          <table:table-cell office:value-type="float" office:value="-2.7886224205242612E-2" table:style-name="ce121">
            <text:p>-0,0<text:s text:c="3"/></text:p>
          </table:table-cell>
          <table:table-cell office:value-type="float" office:value="-10493" table:style-name="ce120">
            <text:p><text:s/>-10 493</text:p>
          </table:table-cell>
          <table:table-cell office:value-type="float" office:value="-8.3801202750513131" table:style-name="ce121">
            <text:p>-8,4<text:s text:c="3"/></text:p>
          </table:table-cell>
          <table:table-cell table:style-name="ce7"/>
          <table:table-cell table:number-columns-repeated="16371"/>
        </table:table-row>
        <table:table-row table:style-name="ro14">
          <table:table-cell/>
          <table:table-cell office:value-type="string" table:style-name="ce361">
            <text:p>Alentejo</text:p>
          </table:table-cell>
          <table:table-cell office:value-type="float" office:value="15625" table:style-name="ce354">
            <text:p>15 625</text:p>
          </table:table-cell>
          <table:table-cell office:value-type="float" office:value="4.4904715785480471" table:style-name="ce338">
            <text:p>4,5<text:s text:c="5"/></text:p>
          </table:table-cell>
          <table:table-cell office:value-type="float" office:value="15139" table:style-name="ce358">
            <text:p>15 139</text:p>
          </table:table-cell>
          <table:table-cell office:value-type="float" office:value="4.3769009263221195" table:style-name="ce339">
            <text:p>4,4<text:s text:c="5"/></text:p>
          </table:table-cell>
          <table:table-cell office:value-type="float" office:value="17740" table:style-name="ce358">
            <text:p>17 740</text:p>
          </table:table-cell>
          <table:table-cell office:value-type="float" office:value="4.4101488114474927" table:style-name="ce340">
            <text:p>4,4<text:s text:c="5"/></text:p>
          </table:table-cell>
          <table:table-cell office:value-type="float" office:value="486" table:style-name="ce120">
            <text:p>+ 486</text:p>
          </table:table-cell>
          <table:table-cell office:value-type="float" office:value="3.2102516678776674" table:style-name="ce121">
            <text:p>+3,2<text:s text:c="3"/></text:p>
          </table:table-cell>
          <table:table-cell office:value-type="float" office:value="-2115" table:style-name="ce120">
            <text:p><text:s/>-2 115</text:p>
          </table:table-cell>
          <table:table-cell office:value-type="float" office:value="-11.922209695603158" table:style-name="ce121">
            <text:p>-11,9<text:s text:c="3"/></text:p>
          </table:table-cell>
          <table:table-cell table:style-name="ce6"/>
          <table:table-cell table:number-columns-repeated="16371"/>
        </table:table-row>
        <table:table-row table:style-name="ro14">
          <table:table-cell/>
          <table:table-cell office:value-type="string" table:style-name="ce361">
            <text:p>Algarve</text:p>
          </table:table-cell>
          <table:table-cell office:value-type="float" office:value="24590" table:style-name="ce354">
            <text:p>24 590</text:p>
          </table:table-cell>
          <table:table-cell office:value-type="float" office:value="7.0669245514557746" table:style-name="ce338">
            <text:p>7,1<text:s text:c="5"/></text:p>
          </table:table-cell>
          <table:table-cell office:value-type="float" office:value="22278" table:style-name="ce358">
            <text:p>22 278</text:p>
          </table:table-cell>
          <table:table-cell office:value-type="float" office:value="6.4408876964531458" table:style-name="ce339">
            <text:p>6,4<text:s text:c="5"/></text:p>
          </table:table-cell>
          <table:table-cell office:value-type="float" office:value="31313" table:style-name="ce358">
            <text:p>31 313</text:p>
          </table:table-cell>
          <table:table-cell office:value-type="float" office:value="7.7843849905780926" table:style-name="ce340">
            <text:p>7,8<text:s text:c="5"/></text:p>
          </table:table-cell>
          <table:table-cell office:value-type="float" office:value="2312" table:style-name="ce120">
            <text:p>+2 312</text:p>
          </table:table-cell>
          <table:table-cell office:value-type="float" office:value="10.377951342131251" table:style-name="ce121">
            <text:p>+10,4<text:s text:c="3"/></text:p>
          </table:table-cell>
          <table:table-cell office:value-type="float" office:value="-6723" table:style-name="ce120">
            <text:p><text:s/>-6 723</text:p>
          </table:table-cell>
          <table:table-cell office:value-type="float" office:value="-21.470315843259989" table:style-name="ce121">
            <text:p>-21,5<text:s text:c="3"/></text:p>
          </table:table-cell>
          <table:table-cell table:style-name="ce7"/>
          <table:table-cell table:number-columns-repeated="16371"/>
        </table:table-row>
        <table:table-row table:style-name="ro44">
          <table:table-cell/>
          <table:table-cell office:value-type="string" table:style-name="ce360">
            <text:p>REG.AUTÓNOMAS</text:p>
          </table:table-cell>
          <table:table-cell office:value-type="float" office:value="20831" table:style-name="ce353">
            <text:p>20 831</text:p>
          </table:table-cell>
          <table:table-cell office:value-type="float" office:value="5.9866248609749997" table:style-name="ce335">
            <text:p>6,0<text:s text:c="5"/></text:p>
          </table:table-cell>
          <table:table-cell office:value-type="float" office:value="21326" table:style-name="ce357">
            <text:p>21 326</text:p>
          </table:table-cell>
          <table:table-cell office:value-type="float" office:value="6.1656509118664067" table:style-name="ce336">
            <text:p>6,2<text:s text:c="5"/></text:p>
          </table:table-cell>
          <table:table-cell office:value-type="float" office:value="27104" table:style-name="ce357">
            <text:p>27 104</text:p>
          </table:table-cell>
          <table:table-cell office:value-type="float" office:value="6.7380311942205671" table:style-name="ce337">
            <text:p>6,7<text:s text:c="5"/></text:p>
          </table:table-cell>
          <table:table-cell office:value-type="float" office:value="-495" table:style-name="ce113">
            <text:p><text:s/>- 495</text:p>
          </table:table-cell>
          <table:table-cell office:value-type="float" office:value="-2.3211103816937073" table:style-name="ce114">
            <text:p>-2,3<text:s text:c="3"/></text:p>
          </table:table-cell>
          <table:table-cell office:value-type="float" office:value="-6273" table:style-name="ce113">
            <text:p><text:s/>-6 273</text:p>
          </table:table-cell>
          <table:table-cell office:value-type="float" office:value="-23.14418536009445" table:style-name="ce114">
            <text:p>-23,1<text:s text:c="3"/></text:p>
          </table:table-cell>
          <table:table-cell table:style-name="ce6"/>
          <table:table-cell table:number-columns-repeated="16371"/>
        </table:table-row>
        <table:table-row table:style-name="ro7">
          <table:table-cell/>
          <table:table-cell office:value-type="string" table:style-name="ce361">
            <text:p>Açores</text:p>
          </table:table-cell>
          <table:table-cell office:value-type="float" office:value="6349" table:style-name="ce354">
            <text:p>6 349</text:p>
          </table:table-cell>
          <table:table-cell office:value-type="float" office:value="1.8246402593408995" table:style-name="ce338">
            <text:p>1,8<text:s text:c="5"/></text:p>
          </table:table-cell>
          <table:table-cell office:value-type="float" office:value="6295" table:style-name="ce358">
            <text:p>6 295</text:p>
          </table:table-cell>
          <table:table-cell office:value-type="float" office:value="1.8199743266528661" table:style-name="ce339">
            <text:p>1,8<text:s text:c="5"/></text:p>
          </table:table-cell>
          <table:table-cell office:value-type="float" office:value="6988" table:style-name="ce358">
            <text:p>6 988</text:p>
          </table:table-cell>
          <table:table-cell office:value-type="float" office:value="1.7372108170459459" table:style-name="ce340">
            <text:p>1,7<text:s text:c="5"/></text:p>
          </table:table-cell>
          <table:table-cell office:value-type="float" office:value="54" table:style-name="ce120">
            <text:p>+ 54</text:p>
          </table:table-cell>
          <table:table-cell office:value-type="float" office:value="0.857823669579031" table:style-name="ce121">
            <text:p>+0,9<text:s text:c="3"/></text:p>
          </table:table-cell>
          <table:table-cell office:value-type="float" office:value="-639" table:style-name="ce120">
            <text:p><text:s/>- 639</text:p>
          </table:table-cell>
          <table:table-cell office:value-type="float" office:value="-9.144247281053234" table:style-name="ce121">
            <text:p>-9,1<text:s text:c="3"/></text:p>
          </table:table-cell>
          <table:table-cell table:style-name="ce6"/>
          <table:table-cell table:number-columns-repeated="16371"/>
        </table:table-row>
        <table:table-row table:style-name="ro14">
          <table:table-cell/>
          <table:table-cell office:value-type="string" table:style-name="ce361">
            <text:p>Madeira</text:p>
          </table:table-cell>
          <table:table-cell office:value-type="float" office:value="14482" table:style-name="ce354">
            <text:p>14 482</text:p>
          </table:table-cell>
          <table:table-cell office:value-type="float" office:value="4.1619846016341011" table:style-name="ce338">
            <text:p>4,2<text:s text:c="5"/></text:p>
          </table:table-cell>
          <table:table-cell office:value-type="float" office:value="15031" table:style-name="ce358">
            <text:p>15 031</text:p>
          </table:table-cell>
          <table:table-cell office:value-type="float" office:value="4.3456765852135399" table:style-name="ce339">
            <text:p>4,3<text:s text:c="5"/></text:p>
          </table:table-cell>
          <table:table-cell office:value-type="float" office:value="20116" table:style-name="ce358">
            <text:p>20 116</text:p>
          </table:table-cell>
          <table:table-cell office:value-type="float" office:value="5.0008203771746214" table:style-name="ce340">
            <text:p>5,0<text:s text:c="5"/></text:p>
          </table:table-cell>
          <table:table-cell office:value-type="float" office:value="-549" table:style-name="ce120">
            <text:p><text:s/>- 549</text:p>
          </table:table-cell>
          <table:table-cell office:value-type="float" office:value="-3.6524516000266112" table:style-name="ce121">
            <text:p>-3,7<text:s text:c="3"/></text:p>
          </table:table-cell>
          <table:table-cell office:value-type="float" office:value="-5634" table:style-name="ce120">
            <text:p><text:s/>-5 634</text:p>
          </table:table-cell>
          <table:table-cell office:value-type="float" office:value="-28.007556174189702" table:style-name="ce121">
            <text:p>-28,0<text:s text:c="3"/></text:p>
          </table:table-cell>
          <table:table-cell table:style-name="ce6"/>
          <table:table-cell table:number-columns-repeated="16371"/>
        </table:table-row>
        <table:table-row table:style-name="ro35">
          <table:table-cell/>
          <table:table-cell table:style-name="ce347"/>
          <table:table-cell table:style-name="ce355"/>
          <table:table-cell table:style-name="ce323"/>
          <table:table-cell table:style-name="ce359"/>
          <table:table-cell table:style-name="ce348"/>
          <table:table-cell table:style-name="ce359"/>
          <table:table-cell table:style-name="ce349"/>
          <table:table-cell table:style-name="ce350"/>
          <table:table-cell table:style-name="ce351"/>
          <table:table-cell table:style-name="ce350"/>
          <table:table-cell table:style-name="ce351"/>
          <table:table-cell table:style-name="ce19"/>
          <table:table-cell table:number-columns-repeated="16371"/>
        </table:table-row>
        <table:table-row table:style-name="ro14">
          <table:table-cell/>
          <table:table-cell office:value-type="string" table:style-name="ce362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4">
          <table:table-cell table:number-columns-repeated="16384"/>
        </table:table-row>
        <table:table-row table:style-name="ro34">
          <table:table-cell/>
          <table:table-cell office:value-type="string" table:style-name="ce160">
            <text:p><text:s/>Quadro 4 - DESEMPREGO REGISTADO, <text:s text:c="2"/>POR <text:s/>GRUPOS <text:s/>DE <text:s/>PROFISSÕES<text:s/></text:p>
          </table:table-cell>
          <table:table-cell table:number-columns-repeated="8" table:style-name="ce160"/>
          <table:table-cell office:value-type="string" table:number-columns-spanned="2" table:number-rows-spanned="1" table:style-name="ce533">
            <text:p>CONTINENTE</text:p>
          </table:table-cell>
          <table:covered-table-cell/>
          <table:table-cell table:number-columns-repeated="16372" table:style-name="ce1"/>
        </table:table-row>
        <table:table-row table:style-name="ro34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20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3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0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DEZEMBR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48">
            <text:p>Mês <text:s/>anterior</text:p>
          </table:table-cell>
          <table:covered-table-cell/>
          <table:table-cell office:value-type="string" table:number-columns-spanned="2" table:number-rows-spanned="1" table:style-name="ce536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20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16372" table:style-name="ce1"/>
        </table:table-row>
        <table:table-row table:style-name="ro45">
          <table:table-cell/>
          <table:table-cell table:style-name="ce28"/>
          <table:table-cell table:style-name="ce102"/>
          <table:table-cell table:style-name="ce329"/>
          <table:table-cell table:style-name="ce100"/>
          <table:table-cell table:style-name="ce331"/>
          <table:table-cell table:style-name="ce59"/>
          <table:table-cell table:style-name="ce33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27">
          <table:table-cell/>
          <table:table-cell office:value-type="string" table:style-name="ce189">
            <text:p>Total</text:p>
          </table:table-cell>
          <table:table-cell office:value-type="float" office:value="327128" table:style-name="ce109">
            <text:p>327 128</text:p>
          </table:table-cell>
          <table:table-cell office:value-type="float" office:value="100" table:style-name="ce321">
            <text:p>100,0<text:s text:c="5"/></text:p>
          </table:table-cell>
          <table:table-cell office:value-type="float" office:value="324558" table:style-name="ce149">
            <text:p>324 558</text:p>
          </table:table-cell>
          <table:table-cell office:value-type="float" office:value="99.999999999999986" table:style-name="ce324">
            <text:p>100,0<text:s text:c="5"/></text:p>
          </table:table-cell>
          <table:table-cell office:value-type="float" office:value="375150" table:style-name="ce111">
            <text:p>375 150</text:p>
          </table:table-cell>
          <table:table-cell office:value-type="float" office:value="100" table:style-name="ce327">
            <text:p>100,0<text:s text:c="5"/></text:p>
          </table:table-cell>
          <table:table-cell office:value-type="float" office:value="2570" table:style-name="ce113">
            <text:p>+2 570</text:p>
          </table:table-cell>
          <table:table-cell office:value-type="float" office:value="0.7918461415217003" table:style-name="ce114">
            <text:p>+0,8<text:s text:c="3"/></text:p>
          </table:table-cell>
          <table:table-cell office:value-type="float" office:value="-48022" table:style-name="ce113">
            <text:p><text:s/>-48 022</text:p>
          </table:table-cell>
          <table:table-cell office:value-type="float" office:value="-12.80074636811942" table:style-name="ce114">
            <text:p>-12,8<text:s text:c="3"/></text:p>
          </table:table-cell>
          <table:table-cell table:style-name="ce12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88">
            <text:p>1- Repres. poder legisla., órgãos exec., dirig., dir. e gestores execu.</text:p>
          </table:table-cell>
          <table:table-cell office:value-type="float" office:value="8406" table:style-name="ce116">
            <text:p>8 406</text:p>
          </table:table-cell>
          <table:table-cell office:value-type="float" office:value="2.5696363502971313" table:style-name="ce322">
            <text:p>2,6<text:s text:c="5"/></text:p>
          </table:table-cell>
          <table:table-cell office:value-type="float" office:value="8468" table:style-name="ce151">
            <text:p>8 468</text:p>
          </table:table-cell>
          <table:table-cell office:value-type="float" office:value="2.6090868196131356" table:style-name="ce325">
            <text:p>2,6<text:s text:c="5"/></text:p>
          </table:table-cell>
          <table:table-cell office:value-type="float" office:value="9046" table:style-name="ce118">
            <text:p>9 046</text:p>
          </table:table-cell>
          <table:table-cell office:value-type="float" office:value="2.4113021458083432" table:style-name="ce328">
            <text:p>2,4<text:s text:c="5"/></text:p>
          </table:table-cell>
          <table:table-cell office:value-type="float" office:value="-62" table:style-name="ce120">
            <text:p><text:s/>- 62</text:p>
          </table:table-cell>
          <table:table-cell office:value-type="float" office:value="-0.73216816249409544" table:style-name="ce121">
            <text:p>-0,7<text:s text:c="3"/></text:p>
          </table:table-cell>
          <table:table-cell office:value-type="float" office:value="-640" table:style-name="ce120">
            <text:p><text:s/>- 640</text:p>
          </table:table-cell>
          <table:table-cell office:value-type="float" office:value="-7.0749502542560254" table:style-name="ce121">
            <text:p>-7,1<text:s text:c="3"/></text:p>
          </table:table-cell>
          <table:table-cell table:style-name="ce12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88">
            <text:p>2- Especialistas das atividades intelectuais e científicas</text:p>
          </table:table-cell>
          <table:table-cell office:value-type="float" office:value="34887" table:style-name="ce116">
            <text:p>34 887</text:p>
          </table:table-cell>
          <table:table-cell office:value-type="float" office:value="10.664632804284562" table:style-name="ce322">
            <text:p>10,7<text:s text:c="5"/></text:p>
          </table:table-cell>
          <table:table-cell office:value-type="float" office:value="36272" table:style-name="ce151">
            <text:p>36 272</text:p>
          </table:table-cell>
          <table:table-cell office:value-type="float" office:value="11.175814492324946" table:style-name="ce325">
            <text:p>11,2<text:s text:c="5"/></text:p>
          </table:table-cell>
          <table:table-cell office:value-type="float" office:value="39195" table:style-name="ce118">
            <text:p>39 195</text:p>
          </table:table-cell>
          <table:table-cell office:value-type="float" office:value="10.44782087165134" table:style-name="ce328">
            <text:p>10,4<text:s text:c="5"/></text:p>
          </table:table-cell>
          <table:table-cell office:value-type="float" office:value="-1385" table:style-name="ce120">
            <text:p><text:s/>-1 385</text:p>
          </table:table-cell>
          <table:table-cell office:value-type="float" office:value="-3.8183722981914423" table:style-name="ce121">
            <text:p>-3,8<text:s text:c="3"/></text:p>
          </table:table-cell>
          <table:table-cell office:value-type="float" office:value="-4308" table:style-name="ce120">
            <text:p><text:s/>-4 308</text:p>
          </table:table-cell>
          <table:table-cell office:value-type="float" office:value="-10.991197856869499" table:style-name="ce121">
            <text:p>-11,0<text:s text:c="3"/></text:p>
          </table:table-cell>
          <table:table-cell table:style-name="ce15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88">
            <text:p>3- Técnicos e profissões de nível intermédio</text:p>
          </table:table-cell>
          <table:table-cell office:value-type="float" office:value="30876" table:style-name="ce116">
            <text:p>30 876</text:p>
          </table:table-cell>
          <table:table-cell office:value-type="float" office:value="9.4385072509843244" table:style-name="ce322">
            <text:p>9,4<text:s text:c="5"/></text:p>
          </table:table-cell>
          <table:table-cell office:value-type="float" office:value="31107" table:style-name="ce151">
            <text:p>31 107</text:p>
          </table:table-cell>
          <table:table-cell office:value-type="float" office:value="9.5844194258037092" table:style-name="ce325">
            <text:p>9,6<text:s text:c="5"/></text:p>
          </table:table-cell>
          <table:table-cell office:value-type="float" office:value="33838" table:style-name="ce118">
            <text:p>33 838</text:p>
          </table:table-cell>
          <table:table-cell office:value-type="float" office:value="9.0198587231773963" table:style-name="ce328">
            <text:p>9,0<text:s text:c="5"/></text:p>
          </table:table-cell>
          <table:table-cell office:value-type="float" office:value="-231" table:style-name="ce120">
            <text:p><text:s/>- 231</text:p>
          </table:table-cell>
          <table:table-cell office:value-type="float" office:value="-0.7425981290384801" table:style-name="ce121">
            <text:p>-0,7<text:s text:c="3"/></text:p>
          </table:table-cell>
          <table:table-cell office:value-type="float" office:value="-2962" table:style-name="ce120">
            <text:p><text:s/>-2 962</text:p>
          </table:table-cell>
          <table:table-cell office:value-type="float" office:value="-8.7534724274484308" table:style-name="ce121">
            <text:p>-8,8<text:s text:c="3"/></text:p>
          </table:table-cell>
          <table:table-cell table:style-name="ce15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0">
            <text:p>4- Pessoal administrativo</text:p>
          </table:table-cell>
          <table:table-cell office:value-type="float" office:value="38036" table:style-name="ce116">
            <text:p>38 036</text:p>
          </table:table-cell>
          <table:table-cell office:value-type="float" office:value="11.627252940744908" table:style-name="ce322">
            <text:p>11,6<text:s text:c="5"/></text:p>
          </table:table-cell>
          <table:table-cell office:value-type="float" office:value="38349" table:style-name="ce151">
            <text:p>38 349</text:p>
          </table:table-cell>
          <table:table-cell office:value-type="float" office:value="11.815761743663691" table:style-name="ce325">
            <text:p>11,8<text:s text:c="5"/></text:p>
          </table:table-cell>
          <table:table-cell office:value-type="float" office:value="42909" table:style-name="ce118">
            <text:p>42 909</text:p>
          </table:table-cell>
          <table:table-cell office:value-type="float" office:value="11.43782487005198" table:style-name="ce328">
            <text:p>11,4<text:s text:c="5"/></text:p>
          </table:table-cell>
          <table:table-cell office:value-type="float" office:value="-313" table:style-name="ce120">
            <text:p><text:s/>- 313</text:p>
          </table:table-cell>
          <table:table-cell office:value-type="float" office:value="-0.81618816657539961" table:style-name="ce121">
            <text:p>-0,8<text:s text:c="3"/></text:p>
          </table:table-cell>
          <table:table-cell office:value-type="float" office:value="-4873" table:style-name="ce120">
            <text:p><text:s/>-4 873</text:p>
          </table:table-cell>
          <table:table-cell office:value-type="float" office:value="-11.356591857186139" table:style-name="ce121">
            <text:p>-11,4<text:s text:c="3"/></text:p>
          </table:table-cell>
          <table:table-cell table:style-name="ce16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1">
            <text:p>5- Trab. serviços pessoais, de proteção e segurança e vendedores</text:p>
          </table:table-cell>
          <table:table-cell office:value-type="float" office:value="69414" table:style-name="ce116">
            <text:p>69 414</text:p>
          </table:table-cell>
          <table:table-cell office:value-type="float" office:value="21.219216942603509" table:style-name="ce322">
            <text:p>21,2<text:s text:c="5"/></text:p>
          </table:table-cell>
          <table:table-cell office:value-type="float" office:value="69279" table:style-name="ce151">
            <text:p>69 279</text:p>
          </table:table-cell>
          <table:table-cell office:value-type="float" office:value="21.34564546244431" table:style-name="ce325">
            <text:p>21,3<text:s text:c="5"/></text:p>
          </table:table-cell>
          <table:table-cell office:value-type="float" office:value="83411" table:style-name="ce118">
            <text:p>83 411</text:p>
          </table:table-cell>
          <table:table-cell office:value-type="float" office:value="22.234039717446354" table:style-name="ce328">
            <text:p>22,2<text:s text:c="5"/></text:p>
          </table:table-cell>
          <table:table-cell office:value-type="float" office:value="135" table:style-name="ce120">
            <text:p>+ 135</text:p>
          </table:table-cell>
          <table:table-cell office:value-type="float" office:value="0.19486424457627852" table:style-name="ce121">
            <text:p>+0,2<text:s text:c="3"/></text:p>
          </table:table-cell>
          <table:table-cell office:value-type="float" office:value="-13997" table:style-name="ce120">
            <text:p><text:s/>-13 997</text:p>
          </table:table-cell>
          <table:table-cell office:value-type="float" office:value="-16.780760331371162" table:style-name="ce121">
            <text:p>-16,8<text:s text:c="3"/></text:p>
          </table:table-cell>
          <table:table-cell table:style-name="ce16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88">
            <text:p>6- Agricultores e trab. qualificados da agric., <text:s/>pesca e floresta</text:p>
          </table:table-cell>
          <table:table-cell office:value-type="float" office:value="10330" table:style-name="ce116">
            <text:p>10 330</text:p>
          </table:table-cell>
          <table:table-cell office:value-type="float" office:value="3.1577853317355893" table:style-name="ce322">
            <text:p>3,2<text:s text:c="5"/></text:p>
          </table:table-cell>
          <table:table-cell office:value-type="float" office:value="9436" table:style-name="ce151">
            <text:p>9 436</text:p>
          </table:table-cell>
          <table:table-cell office:value-type="float" office:value="2.9073385958750055" table:style-name="ce325">
            <text:p>2,9<text:s text:c="5"/></text:p>
          </table:table-cell>
          <table:table-cell office:value-type="float" office:value="11004" table:style-name="ce118">
            <text:p>11 004</text:p>
          </table:table-cell>
          <table:table-cell office:value-type="float" office:value="2.9332267093162736" table:style-name="ce328">
            <text:p>2,9<text:s text:c="5"/></text:p>
          </table:table-cell>
          <table:table-cell office:value-type="float" office:value="894" table:style-name="ce120">
            <text:p>+ 894</text:p>
          </table:table-cell>
          <table:table-cell office:value-type="float" office:value="9.4743535396354375" table:style-name="ce121">
            <text:p>+9,5<text:s text:c="3"/></text:p>
          </table:table-cell>
          <table:table-cell office:value-type="float" office:value="-674" table:style-name="ce120">
            <text:p><text:s/>- 674</text:p>
          </table:table-cell>
          <table:table-cell office:value-type="float" office:value="-6.1250454380225374" table:style-name="ce121">
            <text:p>-6,1<text:s text:c="3"/></text:p>
          </table:table-cell>
          <table:table-cell table:style-name="ce21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88">
            <text:p>7- Trabalhadores qualificados da indústria, construção e artífices</text:p>
          </table:table-cell>
          <table:table-cell office:value-type="float" office:value="32294" table:style-name="ce116">
            <text:p>32 294</text:p>
          </table:table-cell>
          <table:table-cell office:value-type="float" office:value="9.8719767185933343" table:style-name="ce322">
            <text:p>9,9<text:s text:c="5"/></text:p>
          </table:table-cell>
          <table:table-cell office:value-type="float" office:value="31171" table:style-name="ce151">
            <text:p>31 171</text:p>
          </table:table-cell>
          <table:table-cell office:value-type="float" office:value="9.6041385515069724" table:style-name="ce325">
            <text:p>9,6<text:s text:c="5"/></text:p>
          </table:table-cell>
          <table:table-cell office:value-type="float" office:value="38521" table:style-name="ce118">
            <text:p>38 521</text:p>
          </table:table-cell>
          <table:table-cell office:value-type="float" office:value="10.268159402905505" table:style-name="ce328">
            <text:p>10,3<text:s text:c="5"/></text:p>
          </table:table-cell>
          <table:table-cell office:value-type="float" office:value="1123" table:style-name="ce120">
            <text:p>+1 123</text:p>
          </table:table-cell>
          <table:table-cell office:value-type="float" office:value="3.6027076449263737" table:style-name="ce121">
            <text:p>+3,6<text:s text:c="3"/></text:p>
          </table:table-cell>
          <table:table-cell office:value-type="float" office:value="-6227" table:style-name="ce120">
            <text:p><text:s/>-6 227</text:p>
          </table:table-cell>
          <table:table-cell office:value-type="float" office:value="-16.16520858752369" table:style-name="ce121">
            <text:p>-16,2<text:s text:c="3"/></text:p>
          </table:table-cell>
          <table:table-cell table:style-name="ce19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2">
            <text:p>8- Operadores de instalações e máquinas e trab. da montagem</text:p>
          </table:table-cell>
          <table:table-cell office:value-type="float" office:value="19377" table:style-name="ce116">
            <text:p>19 377</text:p>
          </table:table-cell>
          <table:table-cell office:value-type="float" office:value="5.9233694455992758" table:style-name="ce322">
            <text:p>5,9<text:s text:c="5"/></text:p>
          </table:table-cell>
          <table:table-cell office:value-type="float" office:value="18863" table:style-name="ce151">
            <text:p>18 863</text:p>
          </table:table-cell>
          <table:table-cell office:value-type="float" office:value="5.8119041896979891" table:style-name="ce325">
            <text:p>5,8<text:s text:c="5"/></text:p>
          </table:table-cell>
          <table:table-cell office:value-type="float" office:value="22981" table:style-name="ce118">
            <text:p>22 981</text:p>
          </table:table-cell>
          <table:table-cell office:value-type="float" office:value="6.1258163401306147" table:style-name="ce328">
            <text:p>6,1<text:s text:c="5"/></text:p>
          </table:table-cell>
          <table:table-cell office:value-type="float" office:value="514" table:style-name="ce120">
            <text:p>+ 514</text:p>
          </table:table-cell>
          <table:table-cell office:value-type="float" office:value="2.7249112018236756" table:style-name="ce121">
            <text:p>+2,7<text:s text:c="3"/></text:p>
          </table:table-cell>
          <table:table-cell office:value-type="float" office:value="-3604" table:style-name="ce120">
            <text:p><text:s/>-3 604</text:p>
          </table:table-cell>
          <table:table-cell office:value-type="float" office:value="-15.682520342891953" table:style-name="ce121">
            <text:p>-15,7<text:s text:c="3"/></text:p>
          </table:table-cell>
          <table:table-cell table:style-name="ce20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1">
            <text:p>9- Trabalhadores não qualificados</text:p>
          </table:table-cell>
          <table:table-cell office:value-type="float" office:value="83361" table:style-name="ce116">
            <text:p>83 361</text:p>
          </table:table-cell>
          <table:table-cell office:value-type="float" office:value="25.482685676554745" table:style-name="ce322">
            <text:p>25,5<text:s text:c="5"/></text:p>
          </table:table-cell>
          <table:table-cell office:value-type="float" office:value="81450" table:style-name="ce151">
            <text:p>81 450</text:p>
          </table:table-cell>
          <table:table-cell office:value-type="float" office:value="25.095668570794743" table:style-name="ce325">
            <text:p>25,1<text:s text:c="5"/></text:p>
          </table:table-cell>
          <table:table-cell office:value-type="float" office:value="94069" table:style-name="ce118">
            <text:p>94 069</text:p>
          </table:table-cell>
          <table:table-cell office:value-type="float" office:value="25.075036652005867" table:style-name="ce328">
            <text:p>25,1<text:s text:c="5"/></text:p>
          </table:table-cell>
          <table:table-cell office:value-type="float" office:value="1911" table:style-name="ce120">
            <text:p>+1 911</text:p>
          </table:table-cell>
          <table:table-cell office:value-type="float" office:value="2.3462246777163904" table:style-name="ce121">
            <text:p>+2,3<text:s text:c="3"/></text:p>
          </table:table-cell>
          <table:table-cell office:value-type="float" office:value="-10708" table:style-name="ce120">
            <text:p><text:s/>-10 708</text:p>
          </table:table-cell>
          <table:table-cell office:value-type="float" office:value="-11.38313365720907" table:style-name="ce121">
            <text:p>-11,4<text:s text:c="3"/></text:p>
          </table:table-cell>
          <table:table-cell table:style-name="ce19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1">
            <text:p>0- Profissões das Forças Armadas</text:p>
          </table:table-cell>
          <table:table-cell office:value-type="float" office:value="144" table:style-name="ce116">
            <text:p><text:s/>144</text:p>
          </table:table-cell>
          <table:table-cell office:value-type="float" office:value="4.4019466386246361E-2" table:style-name="ce322">
            <text:p>0,0<text:s text:c="5"/></text:p>
          </table:table-cell>
          <table:table-cell office:value-type="float" office:value="160" table:style-name="ce151">
            <text:p><text:s/>160</text:p>
          </table:table-cell>
          <table:table-cell office:value-type="float" office:value="4.9297814258160322E-2" table:style-name="ce325">
            <text:p>0,0<text:s text:c="5"/></text:p>
          </table:table-cell>
          <table:table-cell office:value-type="float" office:value="163" table:style-name="ce118">
            <text:p><text:s/>163</text:p>
          </table:table-cell>
          <table:table-cell office:value-type="float" office:value="4.3449286951885914E-2" table:style-name="ce328">
            <text:p>0,0<text:s text:c="5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10" table:style-name="ce121">
            <text:p>-10,0<text:s text:c="3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11.656441717791409" table:style-name="ce121">
            <text:p>-11,7<text:s text:c="3"/></text:p>
          </table:table-cell>
          <table:table-cell table:style-name="ce20"/>
          <table:table-cell table:style-name="ce491"/>
          <table:table-cell table:number-columns-repeated="16370"/>
        </table:table-row>
        <table:table-row table:style-name="ro20">
          <table:table-cell/>
          <table:table-cell office:value-type="string" table:style-name="ce191">
            <text:p><text:s text:c="5"/>Outros</text:p>
          </table:table-cell>
          <table:table-cell office:value-type="float" office:value="3" table:style-name="ce116">
            <text:p><text:s/>3</text:p>
          </table:table-cell>
          <table:table-cell office:value-type="float" office:value="9.1707221638013257E-4" table:style-name="ce322">
            <text:p>0,0<text:s text:c="5"/></text:p>
          </table:table-cell>
          <table:table-cell office:value-type="float" office:value="3" table:style-name="ce151">
            <text:p><text:s/>3</text:p>
          </table:table-cell>
          <table:table-cell office:value-type="float" office:value="9.2433401734050616E-4" table:style-name="ce325">
            <text:p>0,0<text:s text:c="5"/></text:p>
          </table:table-cell>
          <table:table-cell office:value-type="float" office:value="13" table:style-name="ce118">
            <text:p><text:s/>13</text:p>
          </table:table-cell>
          <table:table-cell office:value-type="float" office:value="3.4652805544448887E-3" table:style-name="ce328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76.923076923076934" table:style-name="ce121">
            <text:p>-76,9<text:s text:c="3"/></text:p>
          </table:table-cell>
          <table:table-cell table:style-name="ce19"/>
          <table:table-cell table:style-name="ce491"/>
          <table:table-cell table:number-columns-repeated="16370"/>
        </table:table-row>
        <table:table-row table:style-name="ro46">
          <table:table-cell/>
          <table:table-cell table:style-name="ce179"/>
          <table:table-cell table:style-name="ce157"/>
          <table:table-cell table:style-name="ce330"/>
          <table:table-cell table:style-name="ce158"/>
          <table:table-cell table:style-name="ce332"/>
          <table:table-cell table:style-name="ce159"/>
          <table:table-cell table:style-name="ce334"/>
          <table:table-cell table:style-name="ce142"/>
          <table:table-cell table:style-name="ce143"/>
          <table:table-cell table:style-name="ce142"/>
          <table:table-cell table:style-name="ce143"/>
          <table:table-cell table:style-name="ce19"/>
          <table:table-cell table:number-columns-repeated="16371" table:style-name="ce1"/>
        </table:table-row>
        <table:table-row table:style-name="ro41">
          <table:table-cell/>
          <table:table-cell office:value-type="string" table:style-name="ce363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 table:style-name="ce1"/>
        </table:table-row>
        <table:table-row table:number-rows-repeated="5" table:style-name="ro2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 table:style-name="ce1"/>
        </table:table-row>
        <table:table-row table:style-name="ro14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4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4">
          <table:table-cell table:number-columns-repeated="16384"/>
        </table:table-row>
        <table:table-row table:style-name="ro14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8">
        <table:table-column table:style-name="co22" table:default-cell-style-name="ce1" table:visibility="collapse"/>
        <table:table-column table:style-name="co60" table:default-cell-style-name="ce1"/>
        <table:table-column table:style-name="co29" table:default-cell-style-name="ce1"/>
        <table:table-column table:style-name="co51" table:default-cell-style-name="ce1"/>
        <table:table-column table:style-name="co12" table:default-cell-style-name="ce1"/>
        <table:table-column table:style-name="co16" table:default-cell-style-name="ce1"/>
        <table:table-column table:style-name="co21" table:default-cell-style-name="ce1"/>
        <table:table-column table:style-name="co16" table:default-cell-style-name="ce1"/>
        <table:table-column table:style-name="co27" table:default-cell-style-name="ce1"/>
        <table:table-column table:style-name="co56" table:default-cell-style-name="ce1"/>
        <table:table-column table:style-name="co57" table:default-cell-style-name="ce1"/>
        <table:table-column table:style-name="co27" table:default-cell-style-name="ce1"/>
        <table:table-column table:style-name="co24" table:default-cell-style-name="ce1"/>
        <table:table-column table:style-name="co61" table:default-cell-style-name="ce1"/>
        <table:table-column table:style-name="co24" table:number-columns-repeated="3" table:default-cell-style-name="ce1"/>
        <table:table-column table:style-name="co62" table:default-cell-style-name="ce1"/>
        <table:table-column table:style-name="co24" table:number-columns-repeated="16366" table:default-cell-style-name="ce1"/>
        <table:table-row table:style-name="ro14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66253in" svg:height="0.6423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9849in" svg:y="0.25819in" svg:width="2.03161in" svg:height="0.50656in">
                <draw:text-box>
                  <text:p text:style-name="a52" text:class-names="" text:cond-style-name=""><text:span text:style-name="a50" text:class-names="">DEZEMBRO 2021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13" draw:style-name="a45" draw:name="Text Box 122" svg:x="0in" svg:y="0in" svg:width="0.97917in" svg:height="0.31597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42272in" svg:height="0.29757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4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4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34">
          <table:table-cell/>
          <table:table-cell office:value-type="string" table:style-name="ce160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60"/>
          <table:table-cell office:value-type="string" table:number-columns-spanned="2" table:number-rows-spanned="1" table:style-name="ce533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34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37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4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34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4">
          <table:table-cell/>
          <table:table-cell office:value-type="string" table:style-name="ce28">
            <text:p>CAE <text:s/>Rev.3</text:p>
          </table:table-cell>
          <table:table-cell office:value-type="string" table:style-name="ce178">
            <text:p>DEZEMBR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48">
            <text:p>Mês <text:s/>anterior</text:p>
          </table:table-cell>
          <table:covered-table-cell/>
          <table:table-cell office:value-type="string" table:number-columns-spanned="2" table:number-rows-spanned="1" table:style-name="ce536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4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style-name="ce5"/>
          <table:table-cell table:number-columns-repeated="16371"/>
        </table:table-row>
        <table:table-row table:style-name="ro47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28">
          <table:table-cell/>
          <table:table-cell office:value-type="string" table:style-name="ce180">
            <text:p><text:s text:c="2"/>Total</text:p>
          </table:table-cell>
          <table:table-cell office:value-type="float" office:value="297229" table:style-name="ce109">
            <text:p>297 22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293346" table:style-name="ce111">
            <text:p>293 34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343770" table:style-name="ce111">
            <text:p>343 77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3883" table:style-name="ce113">
            <text:p>+3 883</text:p>
          </table:table-cell>
          <table:table-cell office:value-type="float" office:value="1.3236928405364314" table:style-name="ce114">
            <text:p>+1,3<text:s text:c="3"/></text:p>
          </table:table-cell>
          <table:table-cell office:value-type="float" office:value="-46541" table:style-name="ce113">
            <text:p><text:s/>-46 541</text:p>
          </table:table-cell>
          <table:table-cell office:value-type="float" office:value="-13.538412310556478" table:style-name="ce114">
            <text:p>-13,5<text:s text:c="3"/></text:p>
          </table:table-cell>
          <table:table-cell table:style-name="ce8"/>
          <table:table-cell table:number-columns-repeated="16371"/>
        </table:table-row>
        <table:table-row table:style-name="ro2">
          <table:table-cell table:style-name="ce314"/>
          <table:table-cell office:value-type="string" table:style-name="ce181">
            <text:p>Agricultura, produção animal, caça, floresta e pesca</text:p>
          </table:table-cell>
          <table:table-cell office:value-type="float" office:value="13623" table:style-name="ce109">
            <text:p>13 623</text:p>
          </table:table-cell>
          <table:table-cell office:value-type="float" office:value="4.5833347351705251" table:style-name="ce110">
            <text:p>4,6<text:s text:c="5"/></text:p>
          </table:table-cell>
          <table:table-cell office:value-type="float" office:value="12428" table:style-name="ce111">
            <text:p>12 428</text:p>
          </table:table-cell>
          <table:table-cell office:value-type="float" office:value="4.2366352362057098" table:style-name="ce112">
            <text:p>4,2<text:s text:c="5"/></text:p>
          </table:table-cell>
          <table:table-cell office:value-type="float" office:value="15266" table:style-name="ce111">
            <text:p>15 266</text:p>
          </table:table-cell>
          <table:table-cell office:value-type="float" office:value="4.4407598103383075" table:style-name="ce112">
            <text:p>4,4<text:s text:c="5"/></text:p>
          </table:table-cell>
          <table:table-cell office:value-type="float" office:value="1195" table:style-name="ce113">
            <text:p>+1 195</text:p>
          </table:table-cell>
          <table:table-cell office:value-type="float" office:value="9.6153846153846168" table:style-name="ce114">
            <text:p>+9,6<text:s text:c="3"/></text:p>
          </table:table-cell>
          <table:table-cell office:value-type="float" office:value="-1643" table:style-name="ce113">
            <text:p><text:s/>-1 643</text:p>
          </table:table-cell>
          <table:table-cell office:value-type="float" office:value="-10.762478710860735" table:style-name="ce114">
            <text:p>-10,8<text:s text:c="3"/></text:p>
          </table:table-cell>
          <table:table-cell table:style-name="ce156"/>
          <table:table-cell table:number-columns-repeated="16371" table:style-name="ce314"/>
        </table:table-row>
        <table:table-row table:style-name="ro48">
          <table:table-cell table:style-name="ce314"/>
          <table:table-cell office:value-type="string" table:style-name="ce182">
            <text:p>Indústria, energia e água e construção</text:p>
          </table:table-cell>
          <table:table-cell office:value-type="float" office:value="57865" table:style-name="ce127">
            <text:p>57 865</text:p>
          </table:table-cell>
          <table:table-cell office:value-type="float" office:value="19.468154184147576" table:style-name="ce128">
            <text:p>19,5<text:s text:c="5"/></text:p>
          </table:table-cell>
          <table:table-cell office:value-type="float" office:value="57554" table:style-name="ce111">
            <text:p>57 554</text:p>
          </table:table-cell>
          <table:table-cell office:value-type="float" office:value="19.619834598051447" table:style-name="ce112">
            <text:p>19,6<text:s text:c="5"/></text:p>
          </table:table-cell>
          <table:table-cell office:value-type="float" office:value="69527" table:style-name="ce111">
            <text:p>69 527</text:p>
          </table:table-cell>
          <table:table-cell office:value-type="float" office:value="20.224859644529772" table:style-name="ce112">
            <text:p>20,2<text:s text:c="5"/></text:p>
          </table:table-cell>
          <table:table-cell office:value-type="float" office:value="311" table:style-name="ce113">
            <text:p>+ 311</text:p>
          </table:table-cell>
          <table:table-cell office:value-type="float" office:value="0.540362094728429" table:style-name="ce114">
            <text:p>+0,5<text:s text:c="3"/></text:p>
          </table:table-cell>
          <table:table-cell office:value-type="float" office:value="-11662" table:style-name="ce113">
            <text:p><text:s/>-11 662</text:p>
          </table:table-cell>
          <table:table-cell office:value-type="float" office:value="-16.773339853582062" table:style-name="ce114">
            <text:p>-16,8<text:s text:c="3"/></text:p>
          </table:table-cell>
          <table:table-cell table:style-name="ce156"/>
          <table:table-cell table:number-columns-repeated="16371" table:style-name="ce314"/>
        </table:table-row>
        <table:table-row table:style-name="ro49">
          <table:table-cell/>
          <table:table-cell office:value-type="string" table:style-name="ce183">
            <text:p>Indústrias extrativas</text:p>
          </table:table-cell>
          <table:table-cell office:value-type="float" office:value="1584" table:style-name="ce116">
            <text:p>1 584</text:p>
          </table:table-cell>
          <table:table-cell office:value-type="float" office:value="0.53292242681568758" table:style-name="ce117">
            <text:p>0,5<text:s text:c="5"/></text:p>
          </table:table-cell>
          <table:table-cell office:value-type="float" office:value="1583" table:style-name="ce118">
            <text:p>1 583</text:p>
          </table:table-cell>
          <table:table-cell office:value-type="float" office:value="0.53963578845458948" table:style-name="ce119">
            <text:p>0,5<text:s text:c="5"/></text:p>
          </table:table-cell>
          <table:table-cell office:value-type="float" office:value="1852" table:style-name="ce118">
            <text:p>1 852</text:p>
          </table:table-cell>
          <table:table-cell office:value-type="float" office:value="0.53873229193937811" table:style-name="ce119">
            <text:p>0,5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6.3171193935565376E-2" table:style-name="ce121">
            <text:p>+0,1<text:s text:c="3"/></text:p>
          </table:table-cell>
          <table:table-cell office:value-type="float" office:value="-268" table:style-name="ce120">
            <text:p><text:s/>- 268</text:p>
          </table:table-cell>
          <table:table-cell office:value-type="float" office:value="-14.47084233261339" table:style-name="ce121">
            <text:p>-14,5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5945" table:style-name="ce116">
            <text:p>5 945</text:p>
          </table:table-cell>
          <table:table-cell office:value-type="float" office:value="2.0001413051889285" table:style-name="ce117">
            <text:p>2,0<text:s text:c="5"/></text:p>
          </table:table-cell>
          <table:table-cell office:value-type="float" office:value="5983" table:style-name="ce118">
            <text:p>5 983</text:p>
          </table:table-cell>
          <table:table-cell office:value-type="float" office:value="2.0395710185242" table:style-name="ce119">
            <text:p>2,0<text:s text:c="5"/></text:p>
          </table:table-cell>
          <table:table-cell office:value-type="float" office:value="7331" table:style-name="ce118">
            <text:p>7 331</text:p>
          </table:table-cell>
          <table:table-cell office:value-type="float" office:value="2.1325304709544173" table:style-name="ce119">
            <text:p>2,1<text:s text:c="5"/></text:p>
          </table:table-cell>
          <table:table-cell office:value-type="float" office:value="-38" table:style-name="ce120">
            <text:p><text:s/>- 38</text:p>
          </table:table-cell>
          <table:table-cell office:value-type="float" office:value="-0.63513287648336958" table:style-name="ce121">
            <text:p>-0,6<text:s text:c="3"/></text:p>
          </table:table-cell>
          <table:table-cell office:value-type="float" office:value="-1386" table:style-name="ce120">
            <text:p><text:s/>-1 386</text:p>
          </table:table-cell>
          <table:table-cell office:value-type="float" office:value="-18.906015550402401" table:style-name="ce121">
            <text:p>-18,9<text:s text:c="3"/></text:p>
          </table:table-cell>
          <table:table-cell table:style-name="ce6"/>
          <table:table-cell table:number-columns-repeated="16371"/>
        </table:table-row>
        <table:table-row table:style-name="ro49">
          <table:table-cell/>
          <table:table-cell office:value-type="string" table:style-name="ce184">
            <text:p>Fabricação de têxteis</text:p>
          </table:table-cell>
          <table:table-cell office:value-type="float" office:value="2495" table:style-name="ce116">
            <text:p>2 495</text:p>
          </table:table-cell>
          <table:table-cell office:value-type="float" office:value="0.83942011041991182" table:style-name="ce153">
            <text:p>0,8<text:s text:c="5"/></text:p>
          </table:table-cell>
          <table:table-cell office:value-type="float" office:value="2510" table:style-name="ce154">
            <text:p>2 510</text:p>
          </table:table-cell>
          <table:table-cell office:value-type="float" office:value="0.85564486988061872" table:style-name="ce155">
            <text:p>0,9<text:s text:c="5"/></text:p>
          </table:table-cell>
          <table:table-cell office:value-type="float" office:value="3069" table:style-name="ce118">
            <text:p>3 069</text:p>
          </table:table-cell>
          <table:table-cell office:value-type="float" office:value="0.8927480582947902" table:style-name="ce155">
            <text:p>0,9<text:s text:c="5"/></text:p>
          </table:table-cell>
          <table:table-cell office:value-type="float" office:value="-15" table:style-name="ce120">
            <text:p><text:s/>- 15</text:p>
          </table:table-cell>
          <table:table-cell office:value-type="float" office:value="-0.59760956175298807" table:style-name="ce121">
            <text:p>-0,6<text:s text:c="3"/></text:p>
          </table:table-cell>
          <table:table-cell office:value-type="float" office:value="-574" table:style-name="ce120">
            <text:p><text:s/>- 574</text:p>
          </table:table-cell>
          <table:table-cell office:value-type="float" office:value="-18.703160638644508" table:style-name="ce121">
            <text:p>-18,7<text:s text:c="3"/></text:p>
          </table:table-cell>
          <table:table-cell table:style-name="ce7"/>
          <table:table-cell table:number-columns-repeated="16371"/>
        </table:table-row>
        <table:table-row table:style-name="ro49">
          <table:table-cell/>
          <table:table-cell office:value-type="string" table:style-name="ce185">
            <text:p>Indústria do vestuário</text:p>
          </table:table-cell>
          <table:table-cell office:value-type="float" office:value="7444" table:style-name="ce116">
            <text:p>7 444</text:p>
          </table:table-cell>
          <table:table-cell office:value-type="float" office:value="2.5044662532929154" table:style-name="ce133">
            <text:p>2,5<text:s text:c="5"/></text:p>
          </table:table-cell>
          <table:table-cell office:value-type="float" office:value="7617" table:style-name="ce134">
            <text:p>7 617</text:p>
          </table:table-cell>
          <table:table-cell office:value-type="float" office:value="2.5965924198727781" table:style-name="ce135">
            <text:p>2,6<text:s text:c="5"/></text:p>
          </table:table-cell>
          <table:table-cell office:value-type="float" office:value="9391" table:style-name="ce118">
            <text:p>9 391</text:p>
          </table:table-cell>
          <table:table-cell office:value-type="float" office:value="2.7317683334787795" table:style-name="ce135">
            <text:p>2,7<text:s text:c="5"/></text:p>
          </table:table-cell>
          <table:table-cell office:value-type="float" office:value="-173" table:style-name="ce120">
            <text:p><text:s/>- 173</text:p>
          </table:table-cell>
          <table:table-cell office:value-type="float" office:value="-2.2712353945122752" table:style-name="ce121">
            <text:p>-2,3<text:s text:c="3"/></text:p>
          </table:table-cell>
          <table:table-cell office:value-type="float" office:value="-1947" table:style-name="ce120">
            <text:p><text:s/>-1 947</text:p>
          </table:table-cell>
          <table:table-cell office:value-type="float" office:value="-20.732616334788627" table:style-name="ce121">
            <text:p>-20,7<text:s text:c="3"/></text:p>
          </table:table-cell>
          <table:table-cell table:style-name="ce6"/>
          <table:table-cell table:number-columns-repeated="16371"/>
        </table:table-row>
        <table:table-row table:style-name="ro49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3117" table:style-name="ce116">
            <text:p>3 117</text:p>
          </table:table-cell>
          <table:table-cell office:value-type="float" office:value="1.0486863664043549" table:style-name="ce133">
            <text:p>1,0<text:s text:c="5"/></text:p>
          </table:table-cell>
          <table:table-cell office:value-type="float" office:value="3244" table:style-name="ce134">
            <text:p>3 244</text:p>
          </table:table-cell>
          <table:table-cell office:value-type="float" office:value="1.1058613378058675" table:style-name="ce135">
            <text:p>1,1<text:s text:c="5"/></text:p>
          </table:table-cell>
          <table:table-cell office:value-type="float" office:value="4455" table:style-name="ce118">
            <text:p>4 455</text:p>
          </table:table-cell>
          <table:table-cell office:value-type="float" office:value="1.2959246007505019" table:style-name="ce135">
            <text:p>1,3<text:s text:c="5"/></text:p>
          </table:table-cell>
          <table:table-cell office:value-type="float" office:value="-127" table:style-name="ce120">
            <text:p><text:s/>- 127</text:p>
          </table:table-cell>
          <table:table-cell office:value-type="float" office:value="-3.9149198520345254" table:style-name="ce121">
            <text:p>-3,9<text:s text:c="3"/></text:p>
          </table:table-cell>
          <table:table-cell office:value-type="float" office:value="-1338" table:style-name="ce120">
            <text:p><text:s/>-1 338</text:p>
          </table:table-cell>
          <table:table-cell office:value-type="float" office:value="-30.033670033670035" table:style-name="ce121">
            <text:p>-30,0<text:s text:c="3"/></text:p>
          </table:table-cell>
          <table:table-cell table:style-name="ce6"/>
          <table:table-cell table:number-columns-repeated="16371"/>
        </table:table-row>
        <table:table-row table:style-name="ro49">
          <table:table-cell/>
          <table:table-cell office:value-type="string" table:style-name="ce186">
            <text:p>Indústria da madeira e da cortiça</text:p>
          </table:table-cell>
          <table:table-cell office:value-type="float" office:value="1746" table:style-name="ce116">
            <text:p>1 746</text:p>
          </table:table-cell>
          <table:table-cell office:value-type="float" office:value="0.58742585683092841" table:style-name="ce133">
            <text:p>0,6<text:s text:c="5"/></text:p>
          </table:table-cell>
          <table:table-cell office:value-type="float" office:value="1766" table:style-name="ce134">
            <text:p>1 766</text:p>
          </table:table-cell>
          <table:table-cell office:value-type="float" office:value="0.60201945825066649" table:style-name="ce135">
            <text:p>0,6<text:s text:c="5"/></text:p>
          </table:table-cell>
          <table:table-cell office:value-type="float" office:value="2105" table:style-name="ce118">
            <text:p>2 105</text:p>
          </table:table-cell>
          <table:table-cell office:value-type="float" office:value="0.61232801000669057" table:style-name="ce135">
            <text:p>0,6<text:s text:c="5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1.1325028312570782" table:style-name="ce121">
            <text:p>-1,1<text:s text:c="3"/></text:p>
          </table:table-cell>
          <table:table-cell office:value-type="float" office:value="-359" table:style-name="ce120">
            <text:p><text:s/>- 359</text:p>
          </table:table-cell>
          <table:table-cell office:value-type="float" office:value="-17.054631828978621" table:style-name="ce121">
            <text:p>-17,1<text:s text:c="3"/></text:p>
          </table:table-cell>
          <table:table-cell table:style-name="ce6"/>
          <table:table-cell table:number-columns-repeated="16371"/>
        </table:table-row>
        <table:table-row table:style-name="ro49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1143" table:style-name="ce116">
            <text:p>1 143</text:p>
          </table:table-cell>
          <table:table-cell office:value-type="float" office:value="0.38455197844086547" table:style-name="ce133">
            <text:p>0,4<text:s text:c="5"/></text:p>
          </table:table-cell>
          <table:table-cell office:value-type="float" office:value="1169" table:style-name="ce134">
            <text:p>1 169</text:p>
          </table:table-cell>
          <table:table-cell office:value-type="float" office:value="0.39850551907985798" table:style-name="ce135">
            <text:p>0,4<text:s text:c="5"/></text:p>
          </table:table-cell>
          <table:table-cell office:value-type="float" office:value="1320" table:style-name="ce118">
            <text:p>1 320</text:p>
          </table:table-cell>
          <table:table-cell office:value-type="float" office:value="0.38397765948163015" table:style-name="ce135">
            <text:p>0,4<text:s text:c="5"/></text:p>
          </table:table-cell>
          <table:table-cell office:value-type="float" office:value="-26" table:style-name="ce120">
            <text:p><text:s/>- 26</text:p>
          </table:table-cell>
          <table:table-cell office:value-type="float" office:value="-2.2241231822070144" table:style-name="ce121">
            <text:p>-2,2<text:s text:c="3"/></text:p>
          </table:table-cell>
          <table:table-cell office:value-type="float" office:value="-177" table:style-name="ce120">
            <text:p><text:s/>- 177</text:p>
          </table:table-cell>
          <table:table-cell office:value-type="float" office:value="-13.40909090909091" table:style-name="ce121">
            <text:p>-13,4<text:s text:c="3"/></text:p>
          </table:table-cell>
          <table:table-cell table:style-name="ce6"/>
          <table:table-cell table:number-columns-repeated="16371"/>
        </table:table-row>
        <table:table-row table:style-name="ro49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2201" table:style-name="ce116">
            <text:p>2 201</text:p>
          </table:table-cell>
          <table:table-cell office:value-type="float" office:value="0.74050647817003057" table:style-name="ce133">
            <text:p>0,7<text:s text:c="5"/></text:p>
          </table:table-cell>
          <table:table-cell office:value-type="float" office:value="2185" table:style-name="ce134">
            <text:p>2 185</text:p>
          </table:table-cell>
          <table:table-cell office:value-type="float" office:value="0.74485419947774989" table:style-name="ce135">
            <text:p>0,7<text:s text:c="5"/></text:p>
          </table:table-cell>
          <table:table-cell office:value-type="float" office:value="2280" table:style-name="ce118">
            <text:p>2 280</text:p>
          </table:table-cell>
          <table:table-cell office:value-type="float" office:value="0.66323413910463391" table:style-name="ce135">
            <text:p>0,7<text:s text:c="5"/></text:p>
          </table:table-cell>
          <table:table-cell office:value-type="float" office:value="16" table:style-name="ce120">
            <text:p>+ 16</text:p>
          </table:table-cell>
          <table:table-cell office:value-type="float" office:value="0.73226544622425638" table:style-name="ce121">
            <text:p>+0,7<text:s text:c="3"/></text:p>
          </table:table-cell>
          <table:table-cell office:value-type="float" office:value="-79" table:style-name="ce120">
            <text:p><text:s/>- 79</text:p>
          </table:table-cell>
          <table:table-cell office:value-type="float" office:value="-3.4649122807017543" table:style-name="ce121">
            <text:p>-3,5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1589" table:style-name="ce116">
            <text:p>1 589</text:p>
          </table:table-cell>
          <table:table-cell office:value-type="float" office:value="0.53460463144578751" table:style-name="ce133">
            <text:p>0,5<text:s text:c="5"/></text:p>
          </table:table-cell>
          <table:table-cell office:value-type="float" office:value="1486" table:style-name="ce134">
            <text:p>1 486</text:p>
          </table:table-cell>
          <table:table-cell office:value-type="float" office:value="0.50656903451896396" table:style-name="ce135">
            <text:p>0,5<text:s text:c="5"/></text:p>
          </table:table-cell>
          <table:table-cell office:value-type="float" office:value="1823" table:style-name="ce118">
            <text:p>1 823</text:p>
          </table:table-cell>
          <table:table-cell office:value-type="float" office:value="0.53029641911743319" table:style-name="ce135">
            <text:p>0,5<text:s text:c="5"/></text:p>
          </table:table-cell>
          <table:table-cell office:value-type="float" office:value="103" table:style-name="ce120">
            <text:p>+ 103</text:p>
          </table:table-cell>
          <table:table-cell office:value-type="float" office:value="6.9313593539703895" table:style-name="ce121">
            <text:p>+6,9<text:s text:c="3"/></text:p>
          </table:table-cell>
          <table:table-cell office:value-type="float" office:value="-234" table:style-name="ce120">
            <text:p><text:s/>- 234</text:p>
          </table:table-cell>
          <table:table-cell office:value-type="float" office:value="-12.835984640702138" table:style-name="ce121">
            <text:p>-12,8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3474" table:style-name="ce116">
            <text:p>3 474</text:p>
          </table:table-cell>
          <table:table-cell office:value-type="float" office:value="1.1687957769934965" table:style-name="ce133">
            <text:p>1,2<text:s text:c="5"/></text:p>
          </table:table-cell>
          <table:table-cell office:value-type="float" office:value="3309" table:style-name="ce134">
            <text:p>3 309</text:p>
          </table:table-cell>
          <table:table-cell office:value-type="float" office:value="1.1280194718864414" table:style-name="ce135">
            <text:p>1,1<text:s text:c="5"/></text:p>
          </table:table-cell>
          <table:table-cell office:value-type="float" office:value="3974" table:style-name="ce118">
            <text:p>3 974</text:p>
          </table:table-cell>
          <table:table-cell office:value-type="float" office:value="1.1560054687727259" table:style-name="ce135">
            <text:p>1,2<text:s text:c="5"/></text:p>
          </table:table-cell>
          <table:table-cell office:value-type="float" office:value="165" table:style-name="ce120">
            <text:p>+ 165</text:p>
          </table:table-cell>
          <table:table-cell office:value-type="float" office:value="4.9864007252946516" table:style-name="ce121">
            <text:p>+5,0<text:s text:c="3"/></text:p>
          </table:table-cell>
          <table:table-cell office:value-type="float" office:value="-500" table:style-name="ce120">
            <text:p><text:s/>- 500</text:p>
          </table:table-cell>
          <table:table-cell office:value-type="float" office:value="-12.581781580271766" table:style-name="ce121">
            <text:p>-12,6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2125" table:style-name="ce116">
            <text:p>2 125</text:p>
          </table:table-cell>
          <table:table-cell office:value-type="float" office:value="0.71493696779251015" table:style-name="ce133">
            <text:p>0,7<text:s text:c="5"/></text:p>
          </table:table-cell>
          <table:table-cell office:value-type="float" office:value="2089" table:style-name="ce134">
            <text:p>2 089</text:p>
          </table:table-cell>
          <table:table-cell office:value-type="float" office:value="0.71212833991259461" table:style-name="ce135">
            <text:p>0,7<text:s text:c="5"/></text:p>
          </table:table-cell>
          <table:table-cell office:value-type="float" office:value="2629" table:style-name="ce118">
            <text:p>2 629</text:p>
          </table:table-cell>
          <table:table-cell office:value-type="float" office:value="0.76475550513424673" table:style-name="ce135">
            <text:p>0,8<text:s text:c="5"/></text:p>
          </table:table-cell>
          <table:table-cell office:value-type="float" office:value="36" table:style-name="ce120">
            <text:p>+ 36</text:p>
          </table:table-cell>
          <table:table-cell office:value-type="float" office:value="1.7233125897558641" table:style-name="ce121">
            <text:p>+1,7<text:s text:c="3"/></text:p>
          </table:table-cell>
          <table:table-cell office:value-type="float" office:value="-504" table:style-name="ce120">
            <text:p><text:s/>- 504</text:p>
          </table:table-cell>
          <table:table-cell office:value-type="float" office:value="-19.170787371624193" table:style-name="ce121">
            <text:p>-19,2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2137" table:style-name="ce116">
            <text:p>2 137</text:p>
          </table:table-cell>
          <table:table-cell office:value-type="float" office:value="0.7189742589047502" table:style-name="ce133">
            <text:p>0,7<text:s text:c="5"/></text:p>
          </table:table-cell>
          <table:table-cell office:value-type="float" office:value="2184" table:style-name="ce134">
            <text:p>2 184</text:p>
          </table:table-cell>
          <table:table-cell office:value-type="float" office:value="0.74451330510727953" table:style-name="ce135">
            <text:p>0,7<text:s text:c="5"/></text:p>
          </table:table-cell>
          <table:table-cell office:value-type="float" office:value="2408" table:style-name="ce118">
            <text:p>2 408</text:p>
          </table:table-cell>
          <table:table-cell office:value-type="float" office:value="0.70046833638770101" table:style-name="ce135">
            <text:p>0,7<text:s text:c="5"/></text:p>
          </table:table-cell>
          <table:table-cell office:value-type="float" office:value="-47" table:style-name="ce120">
            <text:p><text:s/>- 47</text:p>
          </table:table-cell>
          <table:table-cell office:value-type="float" office:value="-2.1520146520146519" table:style-name="ce121">
            <text:p>-2,2<text:s text:c="3"/></text:p>
          </table:table-cell>
          <table:table-cell office:value-type="float" office:value="-271" table:style-name="ce120">
            <text:p><text:s/>- 271</text:p>
          </table:table-cell>
          <table:table-cell office:value-type="float" office:value="-11.254152823920267" table:style-name="ce121">
            <text:p>-11,3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3371" table:style-name="ce116">
            <text:p>3 371</text:p>
          </table:table-cell>
          <table:table-cell office:value-type="float" office:value="1.1341423616134361" table:style-name="ce133">
            <text:p>1,1<text:s text:c="5"/></text:p>
          </table:table-cell>
          <table:table-cell office:value-type="float" office:value="3382" table:style-name="ce134">
            <text:p>3 382</text:p>
          </table:table-cell>
          <table:table-cell office:value-type="float" office:value="1.1529047609307781" table:style-name="ce135">
            <text:p>1,2<text:s text:c="5"/></text:p>
          </table:table-cell>
          <table:table-cell office:value-type="float" office:value="4038" table:style-name="ce118">
            <text:p>4 038</text:p>
          </table:table-cell>
          <table:table-cell office:value-type="float" office:value="1.1746225674142594" table:style-name="ce135">
            <text:p>1,2<text:s text:c="5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0.3252513305736251" table:style-name="ce121">
            <text:p>-0,3<text:s text:c="3"/></text:p>
          </table:table-cell>
          <table:table-cell office:value-type="float" office:value="-667" table:style-name="ce120">
            <text:p><text:s/>- 667</text:p>
          </table:table-cell>
          <table:table-cell office:value-type="float" office:value="-16.518078256562653" table:style-name="ce121">
            <text:p>-16,5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1046" table:style-name="ce116">
            <text:p>1 046</text:p>
          </table:table-cell>
          <table:table-cell office:value-type="float" office:value="0.35191720861692499" table:style-name="ce133">
            <text:p>0,4<text:s text:c="5"/></text:p>
          </table:table-cell>
          <table:table-cell office:value-type="float" office:value="1046" table:style-name="ce134">
            <text:p>1 046</text:p>
          </table:table-cell>
          <table:table-cell office:value-type="float" office:value="0.3565755115120029" table:style-name="ce135">
            <text:p>0,4<text:s text:c="5"/></text:p>
          </table:table-cell>
          <table:table-cell office:value-type="float" office:value="1208" table:style-name="ce118">
            <text:p>1 208</text:p>
          </table:table-cell>
          <table:table-cell office:value-type="float" office:value="0.35139773685894637" table:style-name="ce135">
            <text:p>0,4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-162" table:style-name="ce120">
            <text:p><text:s/>- 162</text:p>
          </table:table-cell>
          <table:table-cell office:value-type="float" office:value="-13.410596026490065" table:style-name="ce121">
            <text:p>-13,4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6">
            <text:p>Construção</text:p>
          </table:table-cell>
          <table:table-cell office:value-type="float" office:value="18448" table:style-name="ce116">
            <text:p>18 448</text:p>
          </table:table-cell>
          <table:table-cell office:value-type="float" office:value="6.2066622032170482" table:style-name="ce133">
            <text:p>6,2<text:s text:c="5"/></text:p>
          </table:table-cell>
          <table:table-cell office:value-type="float" office:value="18001" table:style-name="ce134">
            <text:p>18 001</text:p>
          </table:table-cell>
          <table:table-cell office:value-type="float" office:value="6.1364395628370598" table:style-name="ce135">
            <text:p>6,1<text:s text:c="5"/></text:p>
          </table:table-cell>
          <table:table-cell office:value-type="float" office:value="21644" table:style-name="ce118">
            <text:p>21 644</text:p>
          </table:table-cell>
          <table:table-cell office:value-type="float" office:value="6.2960700468336395" table:style-name="ce135">
            <text:p>6,3<text:s text:c="5"/></text:p>
          </table:table-cell>
          <table:table-cell office:value-type="float" office:value="447" table:style-name="ce120">
            <text:p>+ 447</text:p>
          </table:table-cell>
          <table:table-cell office:value-type="float" office:value="2.4831953780345537" table:style-name="ce121">
            <text:p>+2,5<text:s text:c="3"/></text:p>
          </table:table-cell>
          <table:table-cell office:value-type="float" office:value="-3196" table:style-name="ce120">
            <text:p><text:s/>-3 196</text:p>
          </table:table-cell>
          <table:table-cell office:value-type="float" office:value="-14.766216965440767" table:style-name="ce121">
            <text:p>-14,8<text:s text:c="3"/></text:p>
          </table:table-cell>
          <table:table-cell table:number-columns-repeated="16372" table:style-name="ce1"/>
        </table:table-row>
        <table:table-row table:style-name="ro27">
          <table:table-cell table:style-name="ce314"/>
          <table:table-cell office:value-type="string" table:style-name="ce182">
            <text:p>Serviços</text:p>
          </table:table-cell>
          <table:table-cell office:value-type="float" office:value="217400" table:style-name="ce127">
            <text:p>217 400</text:p>
          </table:table-cell>
          <table:table-cell office:value-type="float" office:value="73.142257316749038" table:style-name="ce128">
            <text:p>73,1<text:s text:c="5"/></text:p>
          </table:table-cell>
          <table:table-cell office:value-type="float" office:value="214861" table:style-name="ce129">
            <text:p>214 861</text:p>
          </table:table-cell>
          <table:table-cell office:value-type="float" office:value="73.244905333633326" table:style-name="ce130">
            <text:p>73,2<text:s text:c="5"/></text:p>
          </table:table-cell>
          <table:table-cell office:value-type="float" office:value="249340" table:style-name="ce129">
            <text:p>249 340</text:p>
          </table:table-cell>
          <table:table-cell office:value-type="float" office:value="72.53105273874975" table:style-name="ce130">
            <text:p>72,5<text:s text:c="5"/></text:p>
          </table:table-cell>
          <table:table-cell office:value-type="float" office:value="2539" table:style-name="ce113">
            <text:p>+2 539</text:p>
          </table:table-cell>
          <table:table-cell office:value-type="float" office:value="1.1816942116065736" table:style-name="ce114">
            <text:p>+1,2<text:s text:c="3"/></text:p>
          </table:table-cell>
          <table:table-cell office:value-type="float" office:value="-31940" table:style-name="ce113">
            <text:p><text:s/>-31 940</text:p>
          </table:table-cell>
          <table:table-cell office:value-type="float" office:value="-12.809817919306971" table:style-name="ce114">
            <text:p>-12,8<text:s text:c="3"/></text:p>
          </table:table-cell>
          <table:table-cell table:number-columns-repeated="16372" table:style-name="ce314"/>
        </table:table-row>
        <table:table-row table:style-name="ro49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3635" table:style-name="ce116">
            <text:p>3 635</text:p>
          </table:table-cell>
          <table:table-cell office:value-type="float" office:value="1.2229627660827174" table:style-name="ce133">
            <text:p>1,2<text:s text:c="5"/></text:p>
          </table:table-cell>
          <table:table-cell office:value-type="float" office:value="3693" table:style-name="ce134">
            <text:p>3 693</text:p>
          </table:table-cell>
          <table:table-cell office:value-type="float" office:value="1.2589229101470618" table:style-name="ce135">
            <text:p>1,3<text:s text:c="5"/></text:p>
          </table:table-cell>
          <table:table-cell office:value-type="float" office:value="4130" table:style-name="ce134">
            <text:p>4 130</text:p>
          </table:table-cell>
          <table:table-cell office:value-type="float" office:value="1.2013846467114639" table:style-name="ce135">
            <text:p>1,2<text:s text:c="5"/></text:p>
          </table:table-cell>
          <table:table-cell office:value-type="float" office:value="-58" table:style-name="ce120">
            <text:p><text:s/>- 58</text:p>
          </table:table-cell>
          <table:table-cell office:value-type="float" office:value="-1.57053885729759" table:style-name="ce121">
            <text:p>-1,6<text:s text:c="3"/></text:p>
          </table:table-cell>
          <table:table-cell office:value-type="float" office:value="-495" table:style-name="ce120">
            <text:p><text:s/>- 495</text:p>
          </table:table-cell>
          <table:table-cell office:value-type="float" office:value="-11.985472154963681" table:style-name="ce121">
            <text:p>-12,0<text:s text:c="3"/></text:p>
          </table:table-cell>
          <table:table-cell table:number-columns-repeated="16372" table:style-name="ce1"/>
        </table:table-row>
        <table:table-row table:style-name="ro49">
          <table:table-cell/>
          <table:table-cell office:value-type="string" table:style-name="ce183">
            <text:p>Comércio por grosso e a retalho</text:p>
          </table:table-cell>
          <table:table-cell office:value-type="float" office:value="29992" table:style-name="ce116">
            <text:p>29 992</text:p>
          </table:table-cell>
          <table:table-cell office:value-type="float" office:value="10.090536253191983" table:style-name="ce133">
            <text:p>10,1<text:s text:c="5"/></text:p>
          </table:table-cell>
          <table:table-cell office:value-type="float" office:value="30565" table:style-name="ce134">
            <text:p>30 565</text:p>
          </table:table-cell>
          <table:table-cell office:value-type="float" office:value="10.419436433426739" table:style-name="ce135">
            <text:p>10,4<text:s text:c="5"/></text:p>
          </table:table-cell>
          <table:table-cell office:value-type="float" office:value="35768" table:style-name="ce134">
            <text:p>35 768</text:p>
          </table:table-cell>
          <table:table-cell office:value-type="float" office:value="10.404631003287083" table:style-name="ce135">
            <text:p>10,4<text:s text:c="5"/></text:p>
          </table:table-cell>
          <table:table-cell office:value-type="float" office:value="-573" table:style-name="ce120">
            <text:p><text:s/>- 573</text:p>
          </table:table-cell>
          <table:table-cell office:value-type="float" office:value="-1.8746932766235891" table:style-name="ce121">
            <text:p>-1,9<text:s text:c="3"/></text:p>
          </table:table-cell>
          <table:table-cell office:value-type="float" office:value="-5776" table:style-name="ce120">
            <text:p><text:s/>-5 776</text:p>
          </table:table-cell>
          <table:table-cell office:value-type="float" office:value="-16.14851263699396" table:style-name="ce121">
            <text:p>-16,1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Transportes e armazenagem</text:p>
          </table:table-cell>
          <table:table-cell office:value-type="float" office:value="5657" table:style-name="ce116">
            <text:p>5 657</text:p>
          </table:table-cell>
          <table:table-cell office:value-type="float" office:value="1.9032463184951671" table:style-name="ce153">
            <text:p>1,9<text:s text:c="5"/></text:p>
          </table:table-cell>
          <table:table-cell office:value-type="float" office:value="5642" table:style-name="ce134">
            <text:p>5 642</text:p>
          </table:table-cell>
          <table:table-cell office:value-type="float" office:value="1.9233260381938053" table:style-name="ce155">
            <text:p>1,9<text:s text:c="5"/></text:p>
          </table:table-cell>
          <table:table-cell office:value-type="float" office:value="6738" table:style-name="ce134">
            <text:p>6 738</text:p>
          </table:table-cell>
          <table:table-cell office:value-type="float" office:value="1.9600314163539574" table:style-name="ce155">
            <text:p>2,0<text:s text:c="5"/></text:p>
          </table:table-cell>
          <table:table-cell office:value-type="float" office:value="15" table:style-name="ce120">
            <text:p>+ 15</text:p>
          </table:table-cell>
          <table:table-cell office:value-type="float" office:value="0.26586316908897556" table:style-name="ce121">
            <text:p>+0,3<text:s text:c="3"/></text:p>
          </table:table-cell>
          <table:table-cell office:value-type="float" office:value="-1081" table:style-name="ce120">
            <text:p><text:s/>-1 081</text:p>
          </table:table-cell>
          <table:table-cell office:value-type="float" office:value="-16.043336301573166" table:style-name="ce121">
            <text:p>-16,0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lojamento, restauração e similares</text:p>
          </table:table-cell>
          <table:table-cell office:value-type="float" office:value="34251" table:style-name="ce116">
            <text:p>34 251</text:p>
          </table:table-cell>
          <table:table-cell office:value-type="float" office:value="11.523438157111183" table:style-name="ce133">
            <text:p>11,5<text:s text:c="5"/></text:p>
          </table:table-cell>
          <table:table-cell office:value-type="float" office:value="32916" table:style-name="ce134">
            <text:p>32 916</text:p>
          </table:table-cell>
          <table:table-cell office:value-type="float" office:value="11.220879098402568" table:style-name="ce135">
            <text:p>11,2<text:s text:c="5"/></text:p>
          </table:table-cell>
          <table:table-cell office:value-type="float" office:value="45690" table:style-name="ce134">
            <text:p>45 690</text:p>
          </table:table-cell>
          <table:table-cell office:value-type="float" office:value="13.290863077057335" table:style-name="ce135">
            <text:p>13,3<text:s text:c="5"/></text:p>
          </table:table-cell>
          <table:table-cell office:value-type="float" office:value="1335" table:style-name="ce120">
            <text:p>+1 335</text:p>
          </table:table-cell>
          <table:table-cell office:value-type="float" office:value="4.0557783448778713" table:style-name="ce121">
            <text:p>+4,1<text:s text:c="3"/></text:p>
          </table:table-cell>
          <table:table-cell office:value-type="float" office:value="-11439" table:style-name="ce120">
            <text:p><text:s/>-11 439</text:p>
          </table:table-cell>
          <table:table-cell office:value-type="float" office:value="-25.036112934996719" table:style-name="ce121">
            <text:p>-25,0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3677" table:style-name="ce116">
            <text:p>3 677</text:p>
          </table:table-cell>
          <table:table-cell office:value-type="float" office:value="1.2370932849755576" table:style-name="ce133">
            <text:p>1,2<text:s text:c="5"/></text:p>
          </table:table-cell>
          <table:table-cell office:value-type="float" office:value="3768" table:style-name="ce134">
            <text:p>3 768</text:p>
          </table:table-cell>
          <table:table-cell office:value-type="float" office:value="1.2844899879323393" table:style-name="ce135">
            <text:p>1,3<text:s text:c="5"/></text:p>
          </table:table-cell>
          <table:table-cell office:value-type="float" office:value="4169" table:style-name="ce134">
            <text:p>4 169</text:p>
          </table:table-cell>
          <table:table-cell office:value-type="float" office:value="1.2127294411961487" table:style-name="ce135">
            <text:p>1,2<text:s text:c="5"/></text:p>
          </table:table-cell>
          <table:table-cell office:value-type="float" office:value="-91" table:style-name="ce120">
            <text:p><text:s/>- 91</text:p>
          </table:table-cell>
          <table:table-cell office:value-type="float" office:value="-2.4150743099787686" table:style-name="ce121">
            <text:p>-2,4<text:s text:c="3"/></text:p>
          </table:table-cell>
          <table:table-cell office:value-type="float" office:value="-492" table:style-name="ce120">
            <text:p><text:s/>- 492</text:p>
          </table:table-cell>
          <table:table-cell office:value-type="float" office:value="-11.801391220916287" table:style-name="ce121">
            <text:p>-11,8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tividades financeiras e de seguros</text:p>
          </table:table-cell>
          <table:table-cell office:value-type="float" office:value="2462" table:style-name="ce116">
            <text:p>2 462</text:p>
          </table:table-cell>
          <table:table-cell office:value-type="float" office:value="0.82831755986125177" table:style-name="ce133">
            <text:p>0,8<text:s text:c="5"/></text:p>
          </table:table-cell>
          <table:table-cell office:value-type="float" office:value="2446" table:style-name="ce134">
            <text:p>2 446</text:p>
          </table:table-cell>
          <table:table-cell office:value-type="float" office:value="0.83382763017051542" table:style-name="ce135">
            <text:p>0,8<text:s text:c="5"/></text:p>
          </table:table-cell>
          <table:table-cell office:value-type="float" office:value="2561" table:style-name="ce134">
            <text:p>2 561</text:p>
          </table:table-cell>
          <table:table-cell office:value-type="float" office:value="0.74497483782761731" table:style-name="ce135">
            <text:p>0,7<text:s text:c="5"/></text:p>
          </table:table-cell>
          <table:table-cell office:value-type="float" office:value="16" table:style-name="ce120">
            <text:p>+ 16</text:p>
          </table:table-cell>
          <table:table-cell office:value-type="float" office:value="0.65412919051512675" table:style-name="ce121">
            <text:p>+0,7<text:s text:c="3"/></text:p>
          </table:table-cell>
          <table:table-cell office:value-type="float" office:value="-99" table:style-name="ce120">
            <text:p><text:s/>- 99</text:p>
          </table:table-cell>
          <table:table-cell office:value-type="float" office:value="-3.8656774697383836" table:style-name="ce121">
            <text:p>-3,9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90798" table:style-name="ce116">
            <text:p>90 798</text:p>
          </table:table-cell>
          <table:table-cell office:value-type="float" office:value="30.548163200764396" table:style-name="ce133">
            <text:p>30,5<text:s text:c="5"/></text:p>
          </table:table-cell>
          <table:table-cell office:value-type="float" office:value="88625" table:style-name="ce134">
            <text:p>88 625</text:p>
          </table:table-cell>
          <table:table-cell office:value-type="float" office:value="30.211763582936189" table:style-name="ce135">
            <text:p>30,2<text:s text:c="5"/></text:p>
          </table:table-cell>
          <table:table-cell office:value-type="float" office:value="98765" table:style-name="ce134">
            <text:p>98 765</text:p>
          </table:table-cell>
          <table:table-cell office:value-type="float" office:value="28.729964802047881" table:style-name="ce135">
            <text:p>28,7<text:s text:c="5"/></text:p>
          </table:table-cell>
          <table:table-cell office:value-type="float" office:value="2173" table:style-name="ce120">
            <text:p>+2 173</text:p>
          </table:table-cell>
          <table:table-cell office:value-type="float" office:value="2.4519040902679827" table:style-name="ce121">
            <text:p>+2,5<text:s text:c="3"/></text:p>
          </table:table-cell>
          <table:table-cell office:value-type="float" office:value="-7967" table:style-name="ce120">
            <text:p><text:s/>-7 967</text:p>
          </table:table-cell>
          <table:table-cell office:value-type="float" office:value="-8.0666227914747139" table:style-name="ce121">
            <text:p>-8,1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5832" table:style-name="ce116">
            <text:p>5 832</text:p>
          </table:table-cell>
          <table:table-cell office:value-type="float" office:value="1.9621234805486678" table:style-name="ce133">
            <text:p>2,0<text:s text:c="5"/></text:p>
          </table:table-cell>
          <table:table-cell office:value-type="float" office:value="5899" table:style-name="ce134">
            <text:p>5 899</text:p>
          </table:table-cell>
          <table:table-cell office:value-type="float" office:value="2.0109358914046895" table:style-name="ce135">
            <text:p>2,0<text:s text:c="5"/></text:p>
          </table:table-cell>
          <table:table-cell office:value-type="float" office:value="6694" table:style-name="ce134">
            <text:p>6 694</text:p>
          </table:table-cell>
          <table:table-cell office:value-type="float" office:value="1.9472321610379033" table:style-name="ce135">
            <text:p>1,9<text:s text:c="5"/></text:p>
          </table:table-cell>
          <table:table-cell office:value-type="float" office:value="-67" table:style-name="ce120">
            <text:p><text:s/>- 67</text:p>
          </table:table-cell>
          <table:table-cell office:value-type="float" office:value="-1.1357857263943041" table:style-name="ce121">
            <text:p>-1,1<text:s text:c="3"/></text:p>
          </table:table-cell>
          <table:table-cell office:value-type="float" office:value="-862" table:style-name="ce120">
            <text:p><text:s/>- 862</text:p>
          </table:table-cell>
          <table:table-cell office:value-type="float" office:value="-12.877203465790259" table:style-name="ce121">
            <text:p>-12,9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20657" table:style-name="ce116">
            <text:p>20 657</text:p>
          </table:table-cell>
          <table:table-cell office:value-type="float" office:value="6.949860208795239" table:style-name="ce133">
            <text:p>6,9<text:s text:c="5"/></text:p>
          </table:table-cell>
          <table:table-cell office:value-type="float" office:value="21131" table:style-name="ce134">
            <text:p>21 131</text:p>
          </table:table-cell>
          <table:table-cell office:value-type="float" office:value="7.2034389424093055" table:style-name="ce135">
            <text:p>7,2<text:s text:c="5"/></text:p>
          </table:table-cell>
          <table:table-cell office:value-type="float" office:value="21353" table:style-name="ce134">
            <text:p>21 353</text:p>
          </table:table-cell>
          <table:table-cell office:value-type="float" office:value="6.2114204264479156" table:style-name="ce135">
            <text:p>6,2<text:s text:c="5"/></text:p>
          </table:table-cell>
          <table:table-cell office:value-type="float" office:value="-474" table:style-name="ce120">
            <text:p><text:s/>- 474</text:p>
          </table:table-cell>
          <table:table-cell office:value-type="float" office:value="-2.2431498745918317" table:style-name="ce121">
            <text:p>-2,2<text:s text:c="3"/></text:p>
          </table:table-cell>
          <table:table-cell office:value-type="float" office:value="-696" table:style-name="ce120">
            <text:p><text:s/>- 696</text:p>
          </table:table-cell>
          <table:table-cell office:value-type="float" office:value="-3.2594951529059148" table:style-name="ce121">
            <text:p>-3,3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Outras atividades de serviços</text:p>
          </table:table-cell>
          <table:table-cell office:value-type="float" office:value="20439" table:style-name="ce116">
            <text:p>20 439</text:p>
          </table:table-cell>
          <table:table-cell office:value-type="float" office:value="6.8765160869228774" table:style-name="ce133">
            <text:p>6,9<text:s text:c="5"/></text:p>
          </table:table-cell>
          <table:table-cell office:value-type="float" office:value="20176" table:style-name="ce134">
            <text:p>20 176</text:p>
          </table:table-cell>
          <table:table-cell office:value-type="float" office:value="6.8778848186101058" table:style-name="ce135">
            <text:p>6,9<text:s text:c="5"/></text:p>
          </table:table-cell>
          <table:table-cell office:value-type="float" office:value="23472" table:style-name="ce134">
            <text:p>23 472</text:p>
          </table:table-cell>
          <table:table-cell office:value-type="float" office:value="6.8278209267824419" table:style-name="ce135">
            <text:p>6,8<text:s text:c="5"/></text:p>
          </table:table-cell>
          <table:table-cell office:value-type="float" office:value="263" table:style-name="ce120">
            <text:p>+ 263</text:p>
          </table:table-cell>
          <table:table-cell office:value-type="float" office:value="1.3035289452815226" table:style-name="ce121">
            <text:p>+1,3<text:s text:c="3"/></text:p>
          </table:table-cell>
          <table:table-cell office:value-type="float" office:value="-3033" table:style-name="ce120">
            <text:p><text:s/>-3 033</text:p>
          </table:table-cell>
          <table:table-cell office:value-type="float" office:value="-12.921779141104295" table:style-name="ce121">
            <text:p>-12,9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Sem classificação</text:p>
          </table:table-cell>
          <table:table-cell office:value-type="float" office:value="8341" table:style-name="ce116">
            <text:p>8 341</text:p>
          </table:table-cell>
          <table:table-cell office:value-type="float" office:value="2.80625376393286" table:style-name="ce133">
            <text:p>2,8<text:s text:c="5"/></text:p>
          </table:table-cell>
          <table:table-cell office:value-type="float" office:value="8503" table:style-name="ce134">
            <text:p>8 503</text:p>
          </table:table-cell>
          <table:table-cell office:value-type="float" office:value="2.8986248321095225" table:style-name="ce135">
            <text:p>2,9<text:s text:c="5"/></text:p>
          </table:table-cell>
          <table:table-cell office:value-type="float" office:value="9637" table:style-name="ce134">
            <text:p>9 637</text:p>
          </table:table-cell>
          <table:table-cell office:value-type="float" office:value="2.8033278063821743" table:style-name="ce135">
            <text:p>2,8<text:s text:c="5"/></text:p>
          </table:table-cell>
          <table:table-cell office:value-type="float" office:value="-162" table:style-name="ce120">
            <text:p><text:s/>- 162</text:p>
          </table:table-cell>
          <table:table-cell office:value-type="float" office:value="-1.9052099259085027" table:style-name="ce121">
            <text:p>-1,9<text:s text:c="3"/></text:p>
          </table:table-cell>
          <table:table-cell office:value-type="float" office:value="-1296" table:style-name="ce120">
            <text:p><text:s/>-1 296</text:p>
          </table:table-cell>
          <table:table-cell office:value-type="float" office:value="-13.448168517173395" table:style-name="ce121">
            <text:p>-13,4<text:s text:c="3"/></text:p>
          </table:table-cell>
          <table:table-cell table:number-columns-repeated="16372"/>
        </table:table-row>
        <table:table-row table:style-name="ro35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4">
          <table:table-cell/>
          <table:table-cell office:value-type="string" table:style-name="ce36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9" table:style-name="ce1"/>
          <table:table-cell table:style-name="ce369"/>
          <table:table-cell table:number-columns-repeated="16373" table:style-name="ce1"/>
        </table:table-row>
        <table:table-row table:number-rows-repeated="4" table:style-name="ro14">
          <table:table-cell table:number-columns-repeated="16384"/>
        </table:table-row>
        <table:table-row table:style-name="ro50">
          <table:table-cell table:number-columns-repeated="16384"/>
        </table:table-row>
        <table:table-row table:style-name="ro28">
          <table:table-cell table:number-columns-repeated="16384"/>
        </table:table-row>
        <table:table-row table:number-rows-repeated="4" table:style-name="ro14">
          <table:table-cell table:number-columns-repeated="16384"/>
        </table:table-row>
        <table:table-row table:style-name="ro39">
          <table:table-cell table:number-columns-repeated="16384"/>
        </table:table-row>
        <table:table-row table:number-rows-repeated="12" table:style-name="ro49">
          <table:table-cell table:number-columns-repeated="16384"/>
        </table:table-row>
        <table:table-row table:style-name="ro38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37">
          <table:table-cell table:number-columns-repeated="16384"/>
        </table:table-row>
        <table:table-row table:style-name="ro20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28" table:style-name="ro14">
          <table:table-cell table:number-columns-repeated="16384"/>
        </table:table-row>
        <table:table-row table:style-name="ro1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4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9">
        <table:table-column table:style-name="co22" table:default-cell-style-name="ce1" table:visibility="collapse"/>
        <table:table-column table:style-name="co63" table:default-cell-style-name="ce1"/>
        <table:table-column table:style-name="co39" table:default-cell-style-name="ce1"/>
        <table:table-column table:style-name="co19" table:default-cell-style-name="ce1"/>
        <table:table-column table:style-name="co12" table:default-cell-style-name="ce58"/>
        <table:table-column table:style-name="co31" table:default-cell-style-name="ce58"/>
        <table:table-column table:style-name="co21" table:default-cell-style-name="ce1"/>
        <table:table-column table:style-name="co31" table:default-cell-style-name="ce1"/>
        <table:table-column table:style-name="co27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24" table:default-cell-style-name="ce1"/>
        <table:table-column table:style-name="co61" table:default-cell-style-name="ce1"/>
        <table:table-column table:style-name="co24" table:number-columns-repeated="3" table:default-cell-style-name="ce1"/>
        <table:table-column table:style-name="co62" table:default-cell-style-name="ce1"/>
        <table:table-column table:style-name="co24" table:number-columns-repeated="16366" table:default-cell-style-name="ce1"/>
        <table:table-row table:style-name="ro14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72953in" svg:height="0.654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9755in" svg:y="0.24632in" svg:width="2.08273in" svg:height="0.51612in">
                <draw:text-box>
                  <text:p text:style-name="a64" text:class-names="" text:cond-style-name=""><text:span text:style-name="a62" text:class-names="">DEZEMBRO 2021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18" draw:style-name="a60" draw:name="Text Box 122" svg:x="0.0336in" svg:y="0in" svg:width="0.94556in" svg:height="0.29099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4">
          <table:table-cell table:number-columns-repeated="16384"/>
        </table:table-row>
        <table:table-row table:style-name="ro34">
          <table:table-cell/>
          <table:table-cell office:value-type="string" table:style-name="ce160">
            <text:p><text:s/>Quadro 6 - OFERTAS DE EMPREGO, POR <text:s/>REGIÕES<text:s text:c="3"/></text:p>
          </table:table-cell>
          <table:table-cell table:number-columns-repeated="8" table:style-name="ce106"/>
          <table:table-cell table:number-columns-repeated="2" table:style-name="ce107"/>
          <table:table-cell table:number-columns-repeated="16372" table:style-name="ce1"/>
        </table:table-row>
        <table:table-row table:style-name="ro34">
          <table:table-cell/>
          <table:table-cell office:value-type="string" table:style-name="ce187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49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7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4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9">
          <table:table-cell/>
          <table:table-cell table:style-name="ce34"/>
          <table:table-cell office:value-type="string" table:style-name="ce178">
            <text:p>DEZEMBR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0">
            <text:p>Mês <text:s/>anterior</text:p>
          </table:table-cell>
          <table:covered-table-cell/>
          <table:table-cell office:value-type="string" table:number-columns-spanned="2" table:number-rows-spanned="1" table:style-name="ce551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49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47">
          <table:table-cell/>
          <table:table-cell table:style-name="ce341"/>
          <table:table-cell table:style-name="ce352"/>
          <table:table-cell table:style-name="ce342"/>
          <table:table-cell table:style-name="ce356"/>
          <table:table-cell table:style-name="ce343"/>
          <table:table-cell table:style-name="ce356"/>
          <table:table-cell table:style-name="ce343"/>
          <table:table-cell table:style-name="ce344"/>
          <table:table-cell table:number-columns-repeated="3" table:style-name="ce345"/>
          <table:table-cell table:style-name="ce16"/>
          <table:table-cell table:number-columns-repeated="16371" table:style-name="ce1"/>
        </table:table-row>
        <table:table-row table:style-name="ro48">
          <table:table-cell/>
          <table:table-cell office:value-type="string" table:style-name="ce346">
            <text:p>PORTUGAL</text:p>
          </table:table-cell>
          <table:table-cell office:value-type="float" office:value="15941" table:style-name="ce353">
            <text:p>15 941</text:p>
          </table:table-cell>
          <table:table-cell office:value-type="float" office:value="100" table:style-name="ce335">
            <text:p>100,0<text:s text:c="5"/></text:p>
          </table:table-cell>
          <table:table-cell office:value-type="float" office:value="21826" table:style-name="ce357">
            <text:p>21 826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10862" table:style-name="ce357">
            <text:p>10 862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-5885" table:style-name="ce113">
            <text:p><text:s/>-5 885</text:p>
          </table:table-cell>
          <table:table-cell office:value-type="float" office:value="-26.963254833684598" table:style-name="ce114">
            <text:p>-27,0<text:s text:c="3"/></text:p>
          </table:table-cell>
          <table:table-cell office:value-type="float" office:value="5079" table:style-name="ce113">
            <text:p>+5 079</text:p>
          </table:table-cell>
          <table:table-cell office:value-type="float" office:value="46.759344503774628" table:style-name="ce114">
            <text:p>+46,8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office:value-type="string" table:style-name="ce360">
            <text:p>CONTINENTE</text:p>
          </table:table-cell>
          <table:table-cell office:value-type="float" office:value="15336" table:style-name="ce353">
            <text:p>15 336</text:p>
          </table:table-cell>
          <table:table-cell office:value-type="float" office:value="96.204755034188565" table:style-name="ce335">
            <text:p>96,2<text:s text:c="5"/></text:p>
          </table:table-cell>
          <table:table-cell office:value-type="float" office:value="21200" table:style-name="ce357">
            <text:p>21 200</text:p>
          </table:table-cell>
          <table:table-cell office:value-type="float" office:value="97.131861083111886" table:style-name="ce336">
            <text:p>97,1<text:s text:c="5"/></text:p>
          </table:table-cell>
          <table:table-cell office:value-type="float" office:value="10655" table:style-name="ce357">
            <text:p>10 655</text:p>
          </table:table-cell>
          <table:table-cell office:value-type="float" office:value="98.09427361443565" table:style-name="ce337">
            <text:p>98,1<text:s text:c="5"/></text:p>
          </table:table-cell>
          <table:table-cell office:value-type="float" office:value="-5864" table:style-name="ce113">
            <text:p><text:s/>-5 864</text:p>
          </table:table-cell>
          <table:table-cell office:value-type="float" office:value="-27.660377358490567" table:style-name="ce114">
            <text:p>-27,7<text:s text:c="3"/></text:p>
          </table:table-cell>
          <table:table-cell office:value-type="float" office:value="4681" table:style-name="ce113">
            <text:p>+4 681</text:p>
          </table:table-cell>
          <table:table-cell office:value-type="float" office:value="43.932426091037073" table:style-name="ce114">
            <text:p>+43,9<text:s text:c="3"/></text:p>
          </table:table-cell>
          <table:table-cell table:style-name="ce1"/>
          <table:table-cell table:style-name="ce467"/>
          <table:table-cell table:number-columns-repeated="16370"/>
        </table:table-row>
        <table:table-row table:style-name="ro7">
          <table:table-cell/>
          <table:table-cell office:value-type="string" table:style-name="ce361">
            <text:p>Norte</text:p>
          </table:table-cell>
          <table:table-cell office:value-type="float" office:value="2604" table:style-name="ce354">
            <text:p>2 604</text:p>
          </table:table-cell>
          <table:table-cell office:value-type="float" office:value="16.335236183426385" table:style-name="ce338">
            <text:p>16,3<text:s text:c="5"/></text:p>
          </table:table-cell>
          <table:table-cell office:value-type="float" office:value="5029" table:style-name="ce358">
            <text:p>5 029</text:p>
          </table:table-cell>
          <table:table-cell office:value-type="float" office:value="23.041326857875926" table:style-name="ce339">
            <text:p>23,0<text:s text:c="5"/></text:p>
          </table:table-cell>
          <table:table-cell office:value-type="float" office:value="1391" table:style-name="ce358">
            <text:p>1 391</text:p>
          </table:table-cell>
          <table:table-cell office:value-type="float" office:value="12.80611305468606" table:style-name="ce340">
            <text:p>12,8<text:s text:c="5"/></text:p>
          </table:table-cell>
          <table:table-cell office:value-type="float" office:value="-2425" table:style-name="ce120">
            <text:p><text:s/>-2 425</text:p>
          </table:table-cell>
          <table:table-cell office:value-type="float" office:value="-48.220322131636507" table:style-name="ce121">
            <text:p>-48,2<text:s text:c="3"/></text:p>
          </table:table-cell>
          <table:table-cell office:value-type="float" office:value="1213" table:style-name="ce120">
            <text:p>+1 213</text:p>
          </table:table-cell>
          <table:table-cell office:value-type="float" office:value="87.203450754852625" table:style-name="ce121">
            <text:p>+87,2<text:s text:c="3"/></text:p>
          </table:table-cell>
          <table:table-cell table:style-name="ce1"/>
          <table:table-cell table:style-name="ce467"/>
          <table:table-cell table:number-columns-repeated="16370"/>
        </table:table-row>
        <table:table-row table:style-name="ro20">
          <table:table-cell/>
          <table:table-cell office:value-type="string" table:style-name="ce361">
            <text:p>Centro</text:p>
          </table:table-cell>
          <table:table-cell office:value-type="float" office:value="4325" table:style-name="ce354">
            <text:p>4 325</text:p>
          </table:table-cell>
          <table:table-cell office:value-type="float" office:value="27.131296656420549" table:style-name="ce338">
            <text:p>27,1<text:s text:c="5"/></text:p>
          </table:table-cell>
          <table:table-cell office:value-type="float" office:value="5229" table:style-name="ce358">
            <text:p>5 229</text:p>
          </table:table-cell>
          <table:table-cell office:value-type="float" office:value="23.957665169980757" table:style-name="ce339">
            <text:p>24,0<text:s text:c="5"/></text:p>
          </table:table-cell>
          <table:table-cell office:value-type="float" office:value="3083" table:style-name="ce358">
            <text:p>3 083</text:p>
          </table:table-cell>
          <table:table-cell office:value-type="float" office:value="28.383354814951208" table:style-name="ce340">
            <text:p>28,4<text:s text:c="5"/></text:p>
          </table:table-cell>
          <table:table-cell office:value-type="float" office:value="-904" table:style-name="ce120">
            <text:p><text:s/>- 904</text:p>
          </table:table-cell>
          <table:table-cell office:value-type="float" office:value="-17.28820042073054" table:style-name="ce121">
            <text:p>-17,3<text:s text:c="3"/></text:p>
          </table:table-cell>
          <table:table-cell office:value-type="float" office:value="1242" table:style-name="ce120">
            <text:p>+1 242</text:p>
          </table:table-cell>
          <table:table-cell office:value-type="float" office:value="40.285436263379829" table:style-name="ce121">
            <text:p>+40,3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Lisboa V. Tejo</text:p>
          </table:table-cell>
          <table:table-cell office:value-type="float" office:value="6291" table:style-name="ce354">
            <text:p>6 291</text:p>
          </table:table-cell>
          <table:table-cell office:value-type="float" office:value="39.464274512263977" table:style-name="ce338">
            <text:p>39,5<text:s text:c="5"/></text:p>
          </table:table-cell>
          <table:table-cell office:value-type="float" office:value="8111" table:style-name="ce358">
            <text:p>8 111</text:p>
          </table:table-cell>
          <table:table-cell office:value-type="float" office:value="37.162100247411345" table:style-name="ce339">
            <text:p>37,2<text:s text:c="5"/></text:p>
          </table:table-cell>
          <table:table-cell office:value-type="float" office:value="4607" table:style-name="ce358">
            <text:p>4 607</text:p>
          </table:table-cell>
          <table:table-cell office:value-type="float" office:value="42.413920088381509" table:style-name="ce340">
            <text:p>42,4<text:s text:c="5"/></text:p>
          </table:table-cell>
          <table:table-cell office:value-type="float" office:value="-1820" table:style-name="ce120">
            <text:p><text:s/>-1 820</text:p>
          </table:table-cell>
          <table:table-cell office:value-type="float" office:value="-22.438663543336208" table:style-name="ce121">
            <text:p>-22,4<text:s text:c="3"/></text:p>
          </table:table-cell>
          <table:table-cell office:value-type="float" office:value="1684" table:style-name="ce120">
            <text:p>+1 684</text:p>
          </table:table-cell>
          <table:table-cell office:value-type="float" office:value="36.553071413067073" table:style-name="ce121">
            <text:p>+36,6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1">
            <text:p>Alentejo</text:p>
          </table:table-cell>
          <table:table-cell office:value-type="float" office:value="1401" table:style-name="ce354">
            <text:p>1 401</text:p>
          </table:table-cell>
          <table:table-cell office:value-type="float" office:value="8.7886581770277896" table:style-name="ce338">
            <text:p>8,8<text:s text:c="5"/></text:p>
          </table:table-cell>
          <table:table-cell office:value-type="float" office:value="1973" table:style-name="ce358">
            <text:p>1 973</text:p>
          </table:table-cell>
          <table:table-cell office:value-type="float" office:value="9.0396774489141389" table:style-name="ce339">
            <text:p>9,0<text:s text:c="5"/></text:p>
          </table:table-cell>
          <table:table-cell office:value-type="float" office:value="1337" table:style-name="ce358">
            <text:p>1 337</text:p>
          </table:table-cell>
          <table:table-cell office:value-type="float" office:value="12.308967041060578" table:style-name="ce340">
            <text:p>12,3<text:s text:c="5"/></text:p>
          </table:table-cell>
          <table:table-cell office:value-type="float" office:value="-572" table:style-name="ce120">
            <text:p><text:s/>- 572</text:p>
          </table:table-cell>
          <table:table-cell office:value-type="float" office:value="-28.991383679675621" table:style-name="ce121">
            <text:p>-29,0<text:s text:c="3"/></text:p>
          </table:table-cell>
          <table:table-cell office:value-type="float" office:value="64" table:style-name="ce120">
            <text:p>+ 64</text:p>
          </table:table-cell>
          <table:table-cell office:value-type="float" office:value="4.7868362004487661" table:style-name="ce121">
            <text:p>+4,8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1">
            <text:p>Algarve</text:p>
          </table:table-cell>
          <table:table-cell office:value-type="float" office:value="715" table:style-name="ce354">
            <text:p><text:s/>715</text:p>
          </table:table-cell>
          <table:table-cell office:value-type="float" office:value="4.4852895050498711" table:style-name="ce338">
            <text:p>4,5<text:s text:c="5"/></text:p>
          </table:table-cell>
          <table:table-cell office:value-type="float" office:value="858" table:style-name="ce358">
            <text:p><text:s/>858</text:p>
          </table:table-cell>
          <table:table-cell office:value-type="float" office:value="3.931091358929717" table:style-name="ce339">
            <text:p>3,9<text:s text:c="5"/></text:p>
          </table:table-cell>
          <table:table-cell office:value-type="float" office:value="237" table:style-name="ce358">
            <text:p><text:s/>237</text:p>
          </table:table-cell>
          <table:table-cell office:value-type="float" office:value="2.1819186153562877" table:style-name="ce340">
            <text:p>2,2<text:s text:c="5"/></text:p>
          </table:table-cell>
          <table:table-cell office:value-type="float" office:value="-143" table:style-name="ce120">
            <text:p><text:s/>- 143</text:p>
          </table:table-cell>
          <table:table-cell office:value-type="float" office:value="-16.666666666666664" table:style-name="ce121">
            <text:p>-16,7<text:s text:c="3"/></text:p>
          </table:table-cell>
          <table:table-cell office:value-type="float" office:value="478" table:style-name="ce120">
            <text:p>+ 478</text:p>
          </table:table-cell>
          <table:table-cell office:value-type="float" office:value="201.68776371308016" table:style-name="ce121">
            <text:p>+201,7<text:s text:c="3"/></text:p>
          </table:table-cell>
          <table:table-cell table:number-columns-repeated="16372"/>
        </table:table-row>
        <table:table-row table:style-name="ro51">
          <table:table-cell/>
          <table:table-cell office:value-type="string" table:style-name="ce360">
            <text:p>REG.AUTÓNOMAS</text:p>
          </table:table-cell>
          <table:table-cell office:value-type="float" office:value="605" table:style-name="ce353">
            <text:p><text:s/>605</text:p>
          </table:table-cell>
          <table:table-cell office:value-type="float" office:value="3.7952449658114298" table:style-name="ce335">
            <text:p>3,8<text:s text:c="5"/></text:p>
          </table:table-cell>
          <table:table-cell office:value-type="float" office:value="626" table:style-name="ce357">
            <text:p><text:s/>626</text:p>
          </table:table-cell>
          <table:table-cell office:value-type="float" office:value="2.8681389168881148" table:style-name="ce336">
            <text:p>2,9<text:s text:c="5"/></text:p>
          </table:table-cell>
          <table:table-cell office:value-type="float" office:value="207" table:style-name="ce357">
            <text:p><text:s/>207</text:p>
          </table:table-cell>
          <table:table-cell office:value-type="float" office:value="1.9057263855643529" table:style-name="ce337">
            <text:p>1,9<text:s text:c="5"/></text:p>
          </table:table-cell>
          <table:table-cell office:value-type="float" office:value="-21" table:style-name="ce113">
            <text:p><text:s/>- 21</text:p>
          </table:table-cell>
          <table:table-cell office:value-type="float" office:value="-3.3546325878594248" table:style-name="ce114">
            <text:p>-3,4<text:s text:c="3"/></text:p>
          </table:table-cell>
          <table:table-cell office:value-type="float" office:value="398" table:style-name="ce113">
            <text:p>+ 398</text:p>
          </table:table-cell>
          <table:table-cell office:value-type="float" office:value="192.27053140096621" table:style-name="ce114">
            <text:p>+192,3<text:s text:c="3"/></text:p>
          </table:table-cell>
          <table:table-cell table:number-columns-repeated="16372"/>
        </table:table-row>
        <table:table-row table:style-name="ro7">
          <table:table-cell/>
          <table:table-cell office:value-type="string" table:style-name="ce361">
            <text:p>Açores</text:p>
          </table:table-cell>
          <table:table-cell office:value-type="float" office:value="48" table:style-name="ce354">
            <text:p><text:s/>48</text:p>
          </table:table-cell>
          <table:table-cell office:value-type="float" office:value="0.30111034439495638" table:style-name="ce338">
            <text:p>0,3<text:s text:c="5"/></text:p>
          </table:table-cell>
          <table:table-cell office:value-type="float" office:value="66" table:style-name="ce358">
            <text:p><text:s/>66</text:p>
          </table:table-cell>
          <table:table-cell office:value-type="float" office:value="0.30239164299459365" table:style-name="ce339">
            <text:p>0,3<text:s text:c="5"/></text:p>
          </table:table-cell>
          <table:table-cell office:value-type="float" office:value="15" table:style-name="ce358">
            <text:p><text:s/>15</text:p>
          </table:table-cell>
          <table:table-cell office:value-type="float" office:value="0.1380961148959676" table:style-name="ce340">
            <text:p>0,1<text:s text:c="5"/></text:p>
          </table:table-cell>
          <table:table-cell office:value-type="float" office:value="-18" table:style-name="ce120">
            <text:p><text:s/>- 18</text:p>
          </table:table-cell>
          <table:table-cell office:value-type="float" office:value="-27.27272727272727" table:style-name="ce121">
            <text:p>-27,3<text:s text:c="3"/></text:p>
          </table:table-cell>
          <table:table-cell office:value-type="float" office:value="33" table:style-name="ce120">
            <text:p>+ 33</text:p>
          </table:table-cell>
          <table:table-cell office:value-type="float" office:value="220.00000000000003" table:style-name="ce121">
            <text:p>+220,0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1">
            <text:p>Madeira</text:p>
          </table:table-cell>
          <table:table-cell office:value-type="float" office:value="557" table:style-name="ce354">
            <text:p><text:s/>557</text:p>
          </table:table-cell>
          <table:table-cell office:value-type="float" office:value="3.4941346214164732" table:style-name="ce338">
            <text:p>3,5<text:s text:c="5"/></text:p>
          </table:table-cell>
          <table:table-cell office:value-type="float" office:value="560" table:style-name="ce358">
            <text:p><text:s/>560</text:p>
          </table:table-cell>
          <table:table-cell office:value-type="float" office:value="2.5657472738935216" table:style-name="ce339">
            <text:p>2,6<text:s text:c="5"/></text:p>
          </table:table-cell>
          <table:table-cell office:value-type="float" office:value="192" table:style-name="ce358">
            <text:p><text:s/>192</text:p>
          </table:table-cell>
          <table:table-cell office:value-type="float" office:value="1.7676302706683851" table:style-name="ce340">
            <text:p>1,8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0.5357142857142857" table:style-name="ce121">
            <text:p>-0,5<text:s text:c="3"/></text:p>
          </table:table-cell>
          <table:table-cell office:value-type="float" office:value="365" table:style-name="ce120">
            <text:p>+ 365</text:p>
          </table:table-cell>
          <table:table-cell office:value-type="float" office:value="190.10416666666669" table:style-name="ce121">
            <text:p>+190,1<text:s text:c="3"/></text:p>
          </table:table-cell>
          <table:table-cell table:number-columns-repeated="16372"/>
        </table:table-row>
        <table:table-row table:style-name="ro45">
          <table:table-cell/>
          <table:table-cell table:style-name="ce347"/>
          <table:table-cell table:style-name="ce355"/>
          <table:table-cell table:style-name="ce323"/>
          <table:table-cell table:style-name="ce359"/>
          <table:table-cell table:style-name="ce348"/>
          <table:table-cell table:style-name="ce359"/>
          <table:table-cell table:style-name="ce349"/>
          <table:table-cell table:style-name="ce350"/>
          <table:table-cell table:style-name="ce351"/>
          <table:table-cell table:style-name="ce350"/>
          <table:table-cell table:style-name="ce351"/>
          <table:table-cell table:number-columns-repeated="16372"/>
        </table:table-row>
        <table:table-row table:style-name="ro25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4">
          <table:table-cell table:number-columns-repeated="16384"/>
        </table:table-row>
        <table:table-row table:style-name="ro14">
          <table:table-cell/>
          <table:table-cell table:number-columns-repeated="11" table:style-name="ce13"/>
          <table:table-cell table:number-columns-repeated="16372"/>
        </table:table-row>
        <table:table-row table:style-name="ro34">
          <table:table-cell/>
          <table:table-cell office:value-type="string" table:style-name="ce160">
            <text:p><text:s/>Quadro 7 - DESEMPREGADOS <text:s/>INSCRITOS, <text:s text:c="2"/>POR <text:s/>REGIÕES<text:s text:c="3"/></text:p>
          </table:table-cell>
          <table:table-cell table:number-columns-repeated="10" table:style-name="ce106"/>
          <table:table-cell table:number-columns-repeated="16372"/>
        </table:table-row>
        <table:table-row table:style-name="ro34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4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4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8">
          <table:table-cell/>
          <table:table-cell table:style-name="ce28"/>
          <table:table-cell office:value-type="string" table:style-name="ce178">
            <text:p>DEZEMBR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0">
            <text:p>Mês <text:s/>anterior</text:p>
          </table:table-cell>
          <table:covered-table-cell/>
          <table:table-cell office:value-type="string" table:number-columns-spanned="2" table:number-rows-spanned="1" table:style-name="ce551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7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47">
          <table:table-cell/>
          <table:table-cell table:style-name="ce341"/>
          <table:table-cell table:style-name="ce352"/>
          <table:table-cell table:style-name="ce342"/>
          <table:table-cell table:style-name="ce356"/>
          <table:table-cell table:style-name="ce343"/>
          <table:table-cell table:style-name="ce356"/>
          <table:table-cell table:style-name="ce343"/>
          <table:table-cell table:style-name="ce344"/>
          <table:table-cell table:number-columns-repeated="3" table:style-name="ce345"/>
          <table:table-cell table:style-name="ce16"/>
          <table:table-cell table:number-columns-repeated="16371"/>
        </table:table-row>
        <table:table-row table:style-name="ro28">
          <table:table-cell/>
          <table:table-cell office:value-type="string" table:style-name="ce346">
            <text:p>PORTUGAL</text:p>
          </table:table-cell>
          <table:table-cell office:value-type="float" office:value="39474" table:style-name="ce353">
            <text:p>39 474</text:p>
          </table:table-cell>
          <table:table-cell office:value-type="float" office:value="100" table:style-name="ce335">
            <text:p>100,0<text:s text:c="5"/></text:p>
          </table:table-cell>
          <table:table-cell office:value-type="float" office:value="47142" table:style-name="ce357">
            <text:p>47 142</text:p>
          </table:table-cell>
          <table:table-cell office:value-type="float" office:value="100" table:style-name="ce336">
            <text:p>100,0<text:s text:c="5"/></text:p>
          </table:table-cell>
          <table:table-cell office:value-type="float" office:value="45731" table:style-name="ce357">
            <text:p>45 731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-7668" table:style-name="ce113">
            <text:p><text:s/>-7 668</text:p>
          </table:table-cell>
          <table:table-cell office:value-type="float" office:value="-16.265750286368842" table:style-name="ce114">
            <text:p>-16,3<text:s text:c="3"/></text:p>
          </table:table-cell>
          <table:table-cell office:value-type="float" office:value="-6257" table:style-name="ce113">
            <text:p><text:s/>-6 257</text:p>
          </table:table-cell>
          <table:table-cell office:value-type="float" office:value="-13.682184951127244" table:style-name="ce114">
            <text:p>-13,7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office:value-type="string" table:style-name="ce360">
            <text:p>CONTINENTE</text:p>
          </table:table-cell>
          <table:table-cell office:value-type="float" office:value="37908" table:style-name="ce353">
            <text:p>37 908</text:p>
          </table:table-cell>
          <table:table-cell office:value-type="float" office:value="96.0328317373461" table:style-name="ce335">
            <text:p>96,0<text:s text:c="5"/></text:p>
          </table:table-cell>
          <table:table-cell office:value-type="float" office:value="45022" table:style-name="ce357">
            <text:p>45 022</text:p>
          </table:table-cell>
          <table:table-cell office:value-type="float" office:value="95.50294853845827" table:style-name="ce336">
            <text:p>95,5<text:s text:c="5"/></text:p>
          </table:table-cell>
          <table:table-cell office:value-type="float" office:value="44030" table:style-name="ce357">
            <text:p>44 030</text:p>
          </table:table-cell>
          <table:table-cell office:value-type="float" office:value="96.280422470534205" table:style-name="ce337">
            <text:p>96,3<text:s text:c="5"/></text:p>
          </table:table-cell>
          <table:table-cell office:value-type="float" office:value="-7114" table:style-name="ce113">
            <text:p><text:s/>-7 114</text:p>
          </table:table-cell>
          <table:table-cell office:value-type="float" office:value="-15.801163875438675" table:style-name="ce114">
            <text:p>-15,8<text:s text:c="3"/></text:p>
          </table:table-cell>
          <table:table-cell office:value-type="float" office:value="-6122" table:style-name="ce113">
            <text:p><text:s/>-6 122</text:p>
          </table:table-cell>
          <table:table-cell office:value-type="float" office:value="-13.904156257097434" table:style-name="ce114">
            <text:p>-13,9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office:value-type="string" table:style-name="ce361">
            <text:p>Norte</text:p>
          </table:table-cell>
          <table:table-cell office:value-type="float" office:value="13040" table:style-name="ce354">
            <text:p>13 040</text:p>
          </table:table-cell>
          <table:table-cell office:value-type="float" office:value="33.034402391447536" table:style-name="ce338">
            <text:p>33,0<text:s text:c="5"/></text:p>
          </table:table-cell>
          <table:table-cell office:value-type="float" office:value="14734" table:style-name="ce358">
            <text:p>14 734</text:p>
          </table:table-cell>
          <table:table-cell office:value-type="float" office:value="31.254507657714985" table:style-name="ce339">
            <text:p>31,3<text:s text:c="5"/></text:p>
          </table:table-cell>
          <table:table-cell office:value-type="float" office:value="14762" table:style-name="ce358">
            <text:p>14 762</text:p>
          </table:table-cell>
          <table:table-cell office:value-type="float" office:value="32.280072598456186" table:style-name="ce340">
            <text:p>32,3<text:s text:c="5"/></text:p>
          </table:table-cell>
          <table:table-cell office:value-type="float" office:value="-1694" table:style-name="ce120">
            <text:p><text:s/>-1 694</text:p>
          </table:table-cell>
          <table:table-cell office:value-type="float" office:value="-11.497217320483236" table:style-name="ce121">
            <text:p>-11,5<text:s text:c="3"/></text:p>
          </table:table-cell>
          <table:table-cell office:value-type="float" office:value="-1722" table:style-name="ce120">
            <text:p><text:s/>-1 722</text:p>
          </table:table-cell>
          <table:table-cell office:value-type="float" office:value="-11.665086031703021" table:style-name="ce121">
            <text:p>-11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Centro</text:p>
          </table:table-cell>
          <table:table-cell office:value-type="float" office:value="5664" table:style-name="ce354">
            <text:p>5 664</text:p>
          </table:table-cell>
          <table:table-cell office:value-type="float" office:value="14.348685210518317" table:style-name="ce338">
            <text:p>14,3<text:s text:c="5"/></text:p>
          </table:table-cell>
          <table:table-cell office:value-type="float" office:value="6782" table:style-name="ce358">
            <text:p>6 782</text:p>
          </table:table-cell>
          <table:table-cell office:value-type="float" office:value="14.386322175554708" table:style-name="ce339">
            <text:p>14,4<text:s text:c="5"/></text:p>
          </table:table-cell>
          <table:table-cell office:value-type="float" office:value="6674" table:style-name="ce358">
            <text:p>6 674</text:p>
          </table:table-cell>
          <table:table-cell office:value-type="float" office:value="14.594039054470709" table:style-name="ce340">
            <text:p>14,6<text:s text:c="5"/></text:p>
          </table:table-cell>
          <table:table-cell office:value-type="float" office:value="-1118" table:style-name="ce120">
            <text:p><text:s/>-1 118</text:p>
          </table:table-cell>
          <table:table-cell office:value-type="float" office:value="-16.484812739604838" table:style-name="ce121">
            <text:p>-16,5<text:s text:c="3"/></text:p>
          </table:table-cell>
          <table:table-cell office:value-type="float" office:value="-1010" table:style-name="ce120">
            <text:p><text:s/>-1 010</text:p>
          </table:table-cell>
          <table:table-cell office:value-type="float" office:value="-15.133353311357506" table:style-name="ce121">
            <text:p>-15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Lisboa V. Tejo</text:p>
          </table:table-cell>
          <table:table-cell office:value-type="float" office:value="12586" table:style-name="ce354">
            <text:p>12 586</text:p>
          </table:table-cell>
          <table:table-cell office:value-type="float" office:value="31.884278259107262" table:style-name="ce338">
            <text:p>31,9<text:s text:c="5"/></text:p>
          </table:table-cell>
          <table:table-cell office:value-type="float" office:value="13808" table:style-name="ce358">
            <text:p>13 808</text:p>
          </table:table-cell>
          <table:table-cell office:value-type="float" office:value="29.290229519324594" table:style-name="ce339">
            <text:p>29,3<text:s text:c="5"/></text:p>
          </table:table-cell>
          <table:table-cell office:value-type="float" office:value="16038" table:style-name="ce358">
            <text:p>16 038</text:p>
          </table:table-cell>
          <table:table-cell office:value-type="float" office:value="35.070302420677443" table:style-name="ce340">
            <text:p>35,1<text:s text:c="5"/></text:p>
          </table:table-cell>
          <table:table-cell office:value-type="float" office:value="-1222" table:style-name="ce120">
            <text:p><text:s/>-1 222</text:p>
          </table:table-cell>
          <table:table-cell office:value-type="float" office:value="-8.8499420625724223" table:style-name="ce121">
            <text:p>-8,8<text:s text:c="3"/></text:p>
          </table:table-cell>
          <table:table-cell office:value-type="float" office:value="-3452" table:style-name="ce120">
            <text:p><text:s/>-3 452</text:p>
          </table:table-cell>
          <table:table-cell office:value-type="float" office:value="-21.523880783140044" table:style-name="ce121">
            <text:p>-21,5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Alentejo</text:p>
          </table:table-cell>
          <table:table-cell office:value-type="float" office:value="2170" table:style-name="ce354">
            <text:p>2 170</text:p>
          </table:table-cell>
          <table:table-cell office:value-type="float" office:value="5.4972893550184931" table:style-name="ce338">
            <text:p>5,5<text:s text:c="5"/></text:p>
          </table:table-cell>
          <table:table-cell office:value-type="float" office:value="2501" table:style-name="ce358">
            <text:p>2 501</text:p>
          </table:table-cell>
          <table:table-cell office:value-type="float" office:value="5.3052479742055914" table:style-name="ce339">
            <text:p>5,3<text:s text:c="5"/></text:p>
          </table:table-cell>
          <table:table-cell office:value-type="float" office:value="2425" table:style-name="ce358">
            <text:p>2 425</text:p>
          </table:table-cell>
          <table:table-cell office:value-type="float" office:value="5.3027486825129557" table:style-name="ce340">
            <text:p>5,3<text:s text:c="5"/></text:p>
          </table:table-cell>
          <table:table-cell office:value-type="float" office:value="-331" table:style-name="ce120">
            <text:p><text:s/>- 331</text:p>
          </table:table-cell>
          <table:table-cell office:value-type="float" office:value="-13.23470611755298" table:style-name="ce121">
            <text:p>-13,2<text:s text:c="3"/></text:p>
          </table:table-cell>
          <table:table-cell office:value-type="float" office:value="-255" table:style-name="ce120">
            <text:p><text:s/>- 255</text:p>
          </table:table-cell>
          <table:table-cell office:value-type="float" office:value="-10.515463917525773" table:style-name="ce121">
            <text:p>-10,5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Algarve</text:p>
          </table:table-cell>
          <table:table-cell office:value-type="float" office:value="4448" table:style-name="ce354">
            <text:p>4 448</text:p>
          </table:table-cell>
          <table:table-cell office:value-type="float" office:value="11.268176521254498" table:style-name="ce338">
            <text:p>11,3<text:s text:c="5"/></text:p>
          </table:table-cell>
          <table:table-cell office:value-type="float" office:value="7197" table:style-name="ce358">
            <text:p>7 197</text:p>
          </table:table-cell>
          <table:table-cell office:value-type="float" office:value="15.266641211658394" table:style-name="ce339">
            <text:p>15,3<text:s text:c="5"/></text:p>
          </table:table-cell>
          <table:table-cell office:value-type="float" office:value="4131" table:style-name="ce358">
            <text:p>4 131</text:p>
          </table:table-cell>
          <table:table-cell office:value-type="float" office:value="9.033259714416916" table:style-name="ce340">
            <text:p>9,0<text:s text:c="5"/></text:p>
          </table:table-cell>
          <table:table-cell office:value-type="float" office:value="-2749" table:style-name="ce120">
            <text:p><text:s/>-2 749</text:p>
          </table:table-cell>
          <table:table-cell office:value-type="float" office:value="-38.196470751702101" table:style-name="ce121">
            <text:p>-38,2<text:s text:c="3"/></text:p>
          </table:table-cell>
          <table:table-cell office:value-type="float" office:value="317" table:style-name="ce120">
            <text:p>+ 317</text:p>
          </table:table-cell>
          <table:table-cell office:value-type="float" office:value="7.6736867586540791" table:style-name="ce121">
            <text:p>+7,7<text:s text:c="3"/></text:p>
          </table:table-cell>
          <table:table-cell table:number-columns-repeated="16372" table:style-name="ce1"/>
        </table:table-row>
        <table:table-row table:style-name="ro52">
          <table:table-cell/>
          <table:table-cell office:value-type="string" table:style-name="ce360">
            <text:p>REG.AUTÓNOMAS</text:p>
          </table:table-cell>
          <table:table-cell office:value-type="float" office:value="1566" table:style-name="ce353">
            <text:p>1 566</text:p>
          </table:table-cell>
          <table:table-cell office:value-type="float" office:value="3.9671682626538987" table:style-name="ce335">
            <text:p>4,0<text:s text:c="5"/></text:p>
          </table:table-cell>
          <table:table-cell office:value-type="float" office:value="2120" table:style-name="ce357">
            <text:p>2 120</text:p>
          </table:table-cell>
          <table:table-cell office:value-type="float" office:value="4.4970514615417247" table:style-name="ce336">
            <text:p>4,5<text:s text:c="5"/></text:p>
          </table:table-cell>
          <table:table-cell office:value-type="float" office:value="1701" table:style-name="ce357">
            <text:p>1 701</text:p>
          </table:table-cell>
          <table:table-cell office:value-type="float" office:value="3.7195775294657887" table:style-name="ce337">
            <text:p>3,7<text:s text:c="5"/></text:p>
          </table:table-cell>
          <table:table-cell office:value-type="float" office:value="-554" table:style-name="ce113">
            <text:p><text:s/>- 554</text:p>
          </table:table-cell>
          <table:table-cell office:value-type="float" office:value="-26.132075471698112" table:style-name="ce114">
            <text:p>-26,1<text:s text:c="3"/></text:p>
          </table:table-cell>
          <table:table-cell office:value-type="float" office:value="-135" table:style-name="ce113">
            <text:p><text:s/>- 135</text:p>
          </table:table-cell>
          <table:table-cell office:value-type="float" office:value="-7.9365079365079358" table:style-name="ce114">
            <text:p>-7,9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office:value-type="string" table:style-name="ce361">
            <text:p>Açores</text:p>
          </table:table-cell>
          <table:table-cell office:value-type="float" office:value="880" table:style-name="ce354">
            <text:p><text:s/>880</text:p>
          </table:table-cell>
          <table:table-cell office:value-type="float" office:value="2.2293154988093429" table:style-name="ce338">
            <text:p>2,2<text:s text:c="5"/></text:p>
          </table:table-cell>
          <table:table-cell office:value-type="float" office:value="1174" table:style-name="ce358">
            <text:p>1 174</text:p>
          </table:table-cell>
          <table:table-cell office:value-type="float" office:value="2.4903483093632004" table:style-name="ce339">
            <text:p>2,5<text:s text:c="5"/></text:p>
          </table:table-cell>
          <table:table-cell office:value-type="float" office:value="780" table:style-name="ce358">
            <text:p><text:s/>780</text:p>
          </table:table-cell>
          <table:table-cell office:value-type="float" office:value="1.7056263803546829" table:style-name="ce340">
            <text:p>1,7<text:s text:c="5"/></text:p>
          </table:table-cell>
          <table:table-cell office:value-type="float" office:value="-294" table:style-name="ce120">
            <text:p><text:s/>- 294</text:p>
          </table:table-cell>
          <table:table-cell office:value-type="float" office:value="-25.042589437819419" table:style-name="ce121">
            <text:p>-25,0<text:s text:c="3"/></text:p>
          </table:table-cell>
          <table:table-cell office:value-type="float" office:value="100" table:style-name="ce120">
            <text:p>+ 100</text:p>
          </table:table-cell>
          <table:table-cell office:value-type="float" office:value="12.820512820512819" table:style-name="ce121">
            <text:p>+12,8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1">
            <text:p>Madeira</text:p>
          </table:table-cell>
          <table:table-cell office:value-type="float" office:value="686" table:style-name="ce354">
            <text:p><text:s/>686</text:p>
          </table:table-cell>
          <table:table-cell office:value-type="float" office:value="1.7378527638445558" table:style-name="ce338">
            <text:p>1,7<text:s text:c="5"/></text:p>
          </table:table-cell>
          <table:table-cell office:value-type="float" office:value="946" table:style-name="ce358">
            <text:p><text:s/>946</text:p>
          </table:table-cell>
          <table:table-cell office:value-type="float" office:value="2.0067031521785248" table:style-name="ce339">
            <text:p>2,0<text:s text:c="5"/></text:p>
          </table:table-cell>
          <table:table-cell office:value-type="float" office:value="921" table:style-name="ce358">
            <text:p><text:s/>921</text:p>
          </table:table-cell>
          <table:table-cell office:value-type="float" office:value="2.0139511491111062" table:style-name="ce340">
            <text:p>2,0<text:s text:c="5"/></text:p>
          </table:table-cell>
          <table:table-cell office:value-type="float" office:value="-260" table:style-name="ce120">
            <text:p><text:s/>- 260</text:p>
          </table:table-cell>
          <table:table-cell office:value-type="float" office:value="-27.484143763213531" table:style-name="ce121">
            <text:p>-27,5<text:s text:c="3"/></text:p>
          </table:table-cell>
          <table:table-cell office:value-type="float" office:value="-235" table:style-name="ce120">
            <text:p><text:s/>- 235</text:p>
          </table:table-cell>
          <table:table-cell office:value-type="float" office:value="-25.515743756786101" table:style-name="ce121">
            <text:p>-25,5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table:style-name="ce347"/>
          <table:table-cell table:style-name="ce355"/>
          <table:table-cell table:style-name="ce323"/>
          <table:table-cell table:style-name="ce359"/>
          <table:table-cell table:style-name="ce348"/>
          <table:table-cell table:style-name="ce359"/>
          <table:table-cell table:style-name="ce349"/>
          <table:table-cell table:style-name="ce350"/>
          <table:table-cell table:style-name="ce351"/>
          <table:table-cell table:style-name="ce350"/>
          <table:table-cell table:style-name="ce351"/>
          <table:table-cell table:number-columns-repeated="16372" table:style-name="ce1"/>
        </table:table-row>
        <table:table-row table:style-name="ro49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2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4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42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28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style-name="ce86"/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49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38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4">
          <table:table-cell table:number-columns-repeated="16384"/>
        </table:table-row>
        <table:table-row table:style-name="ro37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2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1048496" table:style-name="ro14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País.$A$1"/>
        </table:named-expressions>
      </table:table>
      <table:table table:name="q8-9" table:style-name="ta10">
        <table:table-column table:style-name="co22" table:default-cell-style-name="ce1" table:visibility="collapse"/>
        <table:table-column table:style-name="co59" table:default-cell-style-name="ce1"/>
        <table:table-column table:style-name="co38" table:default-cell-style-name="ce1"/>
        <table:table-column table:style-name="co4" table:default-cell-style-name="ce1"/>
        <table:table-column table:style-name="co54" table:default-cell-style-name="ce58"/>
        <table:table-column table:style-name="co4" table:default-cell-style-name="ce58"/>
        <table:table-column table:style-name="co2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80018in" svg:height="0.650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974in" svg:y="0.23004in" svg:width="2.13664in" svg:height="0.51297in">
                <draw:text-box>
                  <text:p text:style-name="a76" text:class-names="" text:cond-style-name=""><text:span text:style-name="a74" text:class-names="">DEZEMBRO 2021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22" draw:style-name="a72" draw:name="Text Box 122" svg:x="0in" svg:y="0in" svg:width="0.97917in" svg:height="0.31414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4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34">
          <table:table-cell/>
          <table:table-cell office:value-type="string" table:style-name="ce160">
            <text:p><text:s/>Quadro 8 - OFERTAS DE EMPREGO RECEBIDAS, <text:s text:c="2"/>POR <text:s/>REGIÕES<text:s text:c="3"/></text:p>
          </table:table-cell>
          <table:table-cell table:number-columns-repeated="10" table:style-name="ce160"/>
          <table:table-cell table:number-columns-repeated="6" table:style-name="ce12"/>
          <table:table-cell table:number-columns-repeated="16366"/>
        </table:table-row>
        <table:table-row table:style-name="ro34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39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49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style-name="ce28"/>
          <table:table-cell office:value-type="string" table:style-name="ce178">
            <text:p>DEZEMBRO 2021</text:p>
          </table:table-cell>
          <table:table-cell office:value-type="string" table:style-name="ce92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56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550">
            <text:p>Mês <text:s/>anterior</text:p>
          </table:table-cell>
          <table:covered-table-cell/>
          <table:table-cell office:value-type="string" table:number-columns-spanned="2" table:number-rows-spanned="1" table:style-name="ce551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32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39">
          <table:table-cell/>
          <table:table-cell table:style-name="ce341"/>
          <table:table-cell table:style-name="ce352"/>
          <table:table-cell table:style-name="ce342"/>
          <table:table-cell table:style-name="ce356"/>
          <table:table-cell table:style-name="ce343"/>
          <table:table-cell table:style-name="ce356"/>
          <table:table-cell table:style-name="ce343"/>
          <table:table-cell table:style-name="ce344"/>
          <table:table-cell table:number-columns-repeated="3" table:style-name="ce345"/>
          <table:table-cell table:style-name="ce16"/>
          <table:table-cell table:number-columns-repeated="16371" table:style-name="ce1"/>
        </table:table-row>
        <table:table-row table:style-name="ro20">
          <table:table-cell/>
          <table:table-cell office:value-type="string" table:style-name="ce346">
            <text:p>PORTUGAL</text:p>
          </table:table-cell>
          <table:table-cell office:value-type="float" office:value="9070" table:style-name="ce353">
            <text:p>9 070</text:p>
          </table:table-cell>
          <table:table-cell office:value-type="float" office:value="100" table:style-name="ce335">
            <text:p>100,0<text:s text:c="5"/></text:p>
          </table:table-cell>
          <table:table-cell office:value-type="float" office:value="11571" table:style-name="ce357">
            <text:p>11 571</text:p>
          </table:table-cell>
          <table:table-cell office:value-type="float" office:value="100.00000000000001" table:style-name="ce337">
            <text:p>100,0<text:s text:c="5"/></text:p>
          </table:table-cell>
          <table:table-cell office:value-type="float" office:value="7771" table:style-name="ce357">
            <text:p>7 771</text:p>
          </table:table-cell>
          <table:table-cell office:value-type="float" office:value="99.999999999999986" table:style-name="ce337">
            <text:p>100,0<text:s text:c="5"/></text:p>
          </table:table-cell>
          <table:table-cell office:value-type="float" office:value="-2501" table:style-name="ce113">
            <text:p><text:s/>-2 501</text:p>
          </table:table-cell>
          <table:table-cell office:value-type="float" office:value="-21.614380779535043" table:style-name="ce114">
            <text:p>-21,6<text:s text:c="3"/></text:p>
          </table:table-cell>
          <table:table-cell office:value-type="float" office:value="1299" table:style-name="ce113">
            <text:p>+1 299</text:p>
          </table:table-cell>
          <table:table-cell office:value-type="float" office:value="16.715995367391585" table:style-name="ce114">
            <text:p>+16,7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51">
          <table:table-cell/>
          <table:table-cell office:value-type="string" table:style-name="ce360">
            <text:p>CONTINENTE</text:p>
          </table:table-cell>
          <table:table-cell office:value-type="float" office:value="8706" table:style-name="ce353">
            <text:p>8 706</text:p>
          </table:table-cell>
          <table:table-cell office:value-type="float" office:value="95.98676957001102" table:style-name="ce335">
            <text:p>96,0<text:s text:c="5"/></text:p>
          </table:table-cell>
          <table:table-cell office:value-type="float" office:value="11133" table:style-name="ce357">
            <text:p>11 133</text:p>
          </table:table-cell>
          <table:table-cell office:value-type="float" office:value="96.214674617578439" table:style-name="ce336">
            <text:p>96,2<text:s text:c="5"/></text:p>
          </table:table-cell>
          <table:table-cell office:value-type="float" office:value="7601" table:style-name="ce357">
            <text:p>7 601</text:p>
          </table:table-cell>
          <table:table-cell office:value-type="float" office:value="97.812379359155827" table:style-name="ce337">
            <text:p>97,8<text:s text:c="5"/></text:p>
          </table:table-cell>
          <table:table-cell office:value-type="float" office:value="-2427" table:style-name="ce113">
            <text:p><text:s/>-2 427</text:p>
          </table:table-cell>
          <table:table-cell office:value-type="float" office:value="-21.800053893829158" table:style-name="ce114">
            <text:p>-21,8<text:s text:c="3"/></text:p>
          </table:table-cell>
          <table:table-cell office:value-type="float" office:value="1105" table:style-name="ce113">
            <text:p>+1 105</text:p>
          </table:table-cell>
          <table:table-cell office:value-type="float" office:value="14.537560847256939" table:style-name="ce114">
            <text:p>+14,5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7">
          <table:table-cell/>
          <table:table-cell office:value-type="string" table:style-name="ce361">
            <text:p>Norte</text:p>
          </table:table-cell>
          <table:table-cell office:value-type="float" office:value="3286" table:style-name="ce354">
            <text:p>3 286</text:p>
          </table:table-cell>
          <table:table-cell office:value-type="float" office:value="36.229327453142233" table:style-name="ce338">
            <text:p>36,2<text:s text:c="5"/></text:p>
          </table:table-cell>
          <table:table-cell office:value-type="float" office:value="3925" table:style-name="ce358">
            <text:p>3 925</text:p>
          </table:table-cell>
          <table:table-cell office:value-type="float" office:value="33.921009420101974" table:style-name="ce339">
            <text:p>33,9<text:s text:c="5"/></text:p>
          </table:table-cell>
          <table:table-cell office:value-type="float" office:value="2305" table:style-name="ce358">
            <text:p>2 305</text:p>
          </table:table-cell>
          <table:table-cell office:value-type="float" office:value="29.661562218504695" table:style-name="ce340">
            <text:p>29,7<text:s text:c="5"/></text:p>
          </table:table-cell>
          <table:table-cell office:value-type="float" office:value="-639" table:style-name="ce120">
            <text:p><text:s/>- 639</text:p>
          </table:table-cell>
          <table:table-cell office:value-type="float" office:value="-16.280254777070063" table:style-name="ce121">
            <text:p>-16,3<text:s text:c="3"/></text:p>
          </table:table-cell>
          <table:table-cell office:value-type="float" office:value="981" table:style-name="ce120">
            <text:p>+ 981</text:p>
          </table:table-cell>
          <table:table-cell office:value-type="float" office:value="42.559652928416483" table:style-name="ce121">
            <text:p>+42,6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361">
            <text:p>Centro</text:p>
          </table:table-cell>
          <table:table-cell office:value-type="float" office:value="1994" table:style-name="ce354">
            <text:p>1 994</text:p>
          </table:table-cell>
          <table:table-cell office:value-type="float" office:value="21.984564498346195" table:style-name="ce338">
            <text:p>22,0<text:s text:c="5"/></text:p>
          </table:table-cell>
          <table:table-cell office:value-type="float" office:value="2621" table:style-name="ce358">
            <text:p>2 621</text:p>
          </table:table-cell>
          <table:table-cell office:value-type="float" office:value="22.651456226773831" table:style-name="ce339">
            <text:p>22,7<text:s text:c="5"/></text:p>
          </table:table-cell>
          <table:table-cell office:value-type="float" office:value="1986" table:style-name="ce358">
            <text:p>1 986</text:p>
          </table:table-cell>
          <table:table-cell office:value-type="float" office:value="25.556556427744177" table:style-name="ce340">
            <text:p>25,6<text:s text:c="5"/></text:p>
          </table:table-cell>
          <table:table-cell office:value-type="float" office:value="-627" table:style-name="ce120">
            <text:p><text:s/>- 627</text:p>
          </table:table-cell>
          <table:table-cell office:value-type="float" office:value="-23.922167111789395" table:style-name="ce121">
            <text:p>-23,9<text:s text:c="3"/></text:p>
          </table:table-cell>
          <table:table-cell office:value-type="float" office:value="8" table:style-name="ce120">
            <text:p>+ 8</text:p>
          </table:table-cell>
          <table:table-cell office:value-type="float" office:value="0.4028197381671702" table:style-name="ce121">
            <text:p>+0,4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361">
            <text:p>Lisboa V. Tejo</text:p>
          </table:table-cell>
          <table:table-cell office:value-type="float" office:value="2706" table:style-name="ce354">
            <text:p>2 706</text:p>
          </table:table-cell>
          <table:table-cell office:value-type="float" office:value="29.834619625137815" table:style-name="ce338">
            <text:p>29,8<text:s text:c="5"/></text:p>
          </table:table-cell>
          <table:table-cell office:value-type="float" office:value="3536" table:style-name="ce358">
            <text:p>3 536</text:p>
          </table:table-cell>
          <table:table-cell office:value-type="float" office:value="30.559156511969583" table:style-name="ce339">
            <text:p>30,6<text:s text:c="5"/></text:p>
          </table:table-cell>
          <table:table-cell office:value-type="float" office:value="2755" table:style-name="ce358">
            <text:p>2 755</text:p>
          </table:table-cell>
          <table:table-cell office:value-type="float" office:value="35.452322738386307" table:style-name="ce340">
            <text:p>35,5<text:s text:c="5"/></text:p>
          </table:table-cell>
          <table:table-cell office:value-type="float" office:value="-830" table:style-name="ce120">
            <text:p><text:s/>- 830</text:p>
          </table:table-cell>
          <table:table-cell office:value-type="float" office:value="-23.472850678733032" table:style-name="ce121">
            <text:p>-23,5<text:s text:c="3"/></text:p>
          </table:table-cell>
          <table:table-cell office:value-type="float" office:value="-49" table:style-name="ce120">
            <text:p><text:s/>- 49</text:p>
          </table:table-cell>
          <table:table-cell office:value-type="float" office:value="-1.7785843920145192" table:style-name="ce121">
            <text:p>-1,8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361">
            <text:p>Alentejo</text:p>
          </table:table-cell>
          <table:table-cell office:value-type="float" office:value="469" table:style-name="ce354">
            <text:p><text:s/>469</text:p>
          </table:table-cell>
          <table:table-cell office:value-type="float" office:value="5.1708930540242557" table:style-name="ce338">
            <text:p>5,2<text:s text:c="5"/></text:p>
          </table:table-cell>
          <table:table-cell office:value-type="float" office:value="706" table:style-name="ce358">
            <text:p><text:s/>706</text:p>
          </table:table-cell>
          <table:table-cell office:value-type="float" office:value="6.101460547921528" table:style-name="ce339">
            <text:p>6,1<text:s text:c="5"/></text:p>
          </table:table-cell>
          <table:table-cell office:value-type="float" office:value="374" table:style-name="ce358">
            <text:p><text:s/>374</text:p>
          </table:table-cell>
          <table:table-cell office:value-type="float" office:value="4.8127654098571613" table:style-name="ce340">
            <text:p>4,8<text:s text:c="5"/></text:p>
          </table:table-cell>
          <table:table-cell office:value-type="float" office:value="-237" table:style-name="ce120">
            <text:p><text:s/>- 237</text:p>
          </table:table-cell>
          <table:table-cell office:value-type="float" office:value="-33.569405099150138" table:style-name="ce121">
            <text:p>-33,6<text:s text:c="3"/></text:p>
          </table:table-cell>
          <table:table-cell office:value-type="float" office:value="95" table:style-name="ce120">
            <text:p>+ 95</text:p>
          </table:table-cell>
          <table:table-cell office:value-type="float" office:value="25.401069518716579" table:style-name="ce121">
            <text:p>+25,4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361">
            <text:p>Algarve</text:p>
          </table:table-cell>
          <table:table-cell office:value-type="float" office:value="251" table:style-name="ce354">
            <text:p><text:s/>251</text:p>
          </table:table-cell>
          <table:table-cell office:value-type="float" office:value="2.7673649393605291" table:style-name="ce338">
            <text:p>2,8<text:s text:c="5"/></text:p>
          </table:table-cell>
          <table:table-cell office:value-type="float" office:value="345" table:style-name="ce358">
            <text:p><text:s/>345</text:p>
          </table:table-cell>
          <table:table-cell office:value-type="float" office:value="2.9815919108115114" table:style-name="ce339">
            <text:p>3,0<text:s text:c="5"/></text:p>
          </table:table-cell>
          <table:table-cell office:value-type="float" office:value="181" table:style-name="ce358">
            <text:p><text:s/>181</text:p>
          </table:table-cell>
          <table:table-cell office:value-type="float" office:value="2.3291725646634927" table:style-name="ce340">
            <text:p>2,3<text:s text:c="5"/></text:p>
          </table:table-cell>
          <table:table-cell office:value-type="float" office:value="-94" table:style-name="ce120">
            <text:p><text:s/>- 94</text:p>
          </table:table-cell>
          <table:table-cell office:value-type="float" office:value="-27.246376811594203" table:style-name="ce121">
            <text:p>-27,2<text:s text:c="3"/></text:p>
          </table:table-cell>
          <table:table-cell office:value-type="float" office:value="70" table:style-name="ce120">
            <text:p>+ 70</text:p>
          </table:table-cell>
          <table:table-cell office:value-type="float" office:value="38.674033149171272" table:style-name="ce121">
            <text:p>+38,7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2">
          <table:table-cell/>
          <table:table-cell office:value-type="string" table:style-name="ce360">
            <text:p>REG.AUTÓNOMAS</text:p>
          </table:table-cell>
          <table:table-cell office:value-type="float" office:value="364" table:style-name="ce353">
            <text:p><text:s/>364</text:p>
          </table:table-cell>
          <table:table-cell office:value-type="float" office:value="4.0132304299889743" table:style-name="ce335">
            <text:p>4,0<text:s text:c="5"/></text:p>
          </table:table-cell>
          <table:table-cell office:value-type="float" office:value="438" table:style-name="ce357">
            <text:p><text:s/>438</text:p>
          </table:table-cell>
          <table:table-cell office:value-type="float" office:value="3.7853253824215711" table:style-name="ce336">
            <text:p>3,8<text:s text:c="5"/></text:p>
          </table:table-cell>
          <table:table-cell office:value-type="float" office:value="170" table:style-name="ce357">
            <text:p><text:s/>170</text:p>
          </table:table-cell>
          <table:table-cell office:value-type="float" office:value="2.1876206408441639" table:style-name="ce337">
            <text:p>2,2<text:s text:c="5"/></text:p>
          </table:table-cell>
          <table:table-cell office:value-type="float" office:value="-74" table:style-name="ce113">
            <text:p><text:s/>- 74</text:p>
          </table:table-cell>
          <table:table-cell office:value-type="float" office:value="-16.894977168949772" table:style-name="ce114">
            <text:p>-16,9<text:s text:c="3"/></text:p>
          </table:table-cell>
          <table:table-cell office:value-type="float" office:value="194" table:style-name="ce113">
            <text:p>+ 194</text:p>
          </table:table-cell>
          <table:table-cell office:value-type="float" office:value="114.11764705882352" table:style-name="ce114">
            <text:p>+114,1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7">
          <table:table-cell/>
          <table:table-cell office:value-type="string" table:style-name="ce361">
            <text:p>Açores</text:p>
          </table:table-cell>
          <table:table-cell office:value-type="float" office:value="165" table:style-name="ce354">
            <text:p><text:s/>165</text:p>
          </table:table-cell>
          <table:table-cell office:value-type="float" office:value="1.8191841234840134" table:style-name="ce338">
            <text:p>1,8<text:s text:c="5"/></text:p>
          </table:table-cell>
          <table:table-cell office:value-type="float" office:value="228" table:style-name="ce358">
            <text:p><text:s/>228</text:p>
          </table:table-cell>
          <table:table-cell office:value-type="float" office:value="1.9704433497536946" table:style-name="ce339">
            <text:p>2,0<text:s text:c="5"/></text:p>
          </table:table-cell>
          <table:table-cell office:value-type="float" office:value="83" table:style-name="ce358">
            <text:p><text:s/>83</text:p>
          </table:table-cell>
          <table:table-cell office:value-type="float" office:value="1.068073607000386" table:style-name="ce340">
            <text:p>1,1<text:s text:c="5"/></text:p>
          </table:table-cell>
          <table:table-cell office:value-type="float" office:value="-63" table:style-name="ce120">
            <text:p><text:s/>- 63</text:p>
          </table:table-cell>
          <table:table-cell office:value-type="float" office:value="-27.631578947368425" table:style-name="ce121">
            <text:p>-27,6<text:s text:c="3"/></text:p>
          </table:table-cell>
          <table:table-cell office:value-type="float" office:value="82" table:style-name="ce120">
            <text:p>+ 82</text:p>
          </table:table-cell>
          <table:table-cell office:value-type="float" office:value="98.795180722891558" table:style-name="ce121">
            <text:p>+98,8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20">
          <table:table-cell/>
          <table:table-cell office:value-type="string" table:style-name="ce361">
            <text:p>Madeira</text:p>
          </table:table-cell>
          <table:table-cell office:value-type="float" office:value="199" table:style-name="ce354">
            <text:p><text:s/>199</text:p>
          </table:table-cell>
          <table:table-cell office:value-type="float" office:value="2.1940463065049616" table:style-name="ce338">
            <text:p>2,2<text:s text:c="5"/></text:p>
          </table:table-cell>
          <table:table-cell office:value-type="float" office:value="210" table:style-name="ce358">
            <text:p><text:s/>210</text:p>
          </table:table-cell>
          <table:table-cell office:value-type="float" office:value="1.8148820326678767" table:style-name="ce339">
            <text:p>1,8<text:s text:c="5"/></text:p>
          </table:table-cell>
          <table:table-cell office:value-type="float" office:value="87" table:style-name="ce358">
            <text:p><text:s/>87</text:p>
          </table:table-cell>
          <table:table-cell office:value-type="float" office:value="1.1195470338437783" table:style-name="ce340">
            <text:p>1,1<text:s text:c="5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5.2380952380952381" table:style-name="ce121">
            <text:p>-5,2<text:s text:c="3"/></text:p>
          </table:table-cell>
          <table:table-cell office:value-type="float" office:value="112" table:style-name="ce120">
            <text:p>+ 112</text:p>
          </table:table-cell>
          <table:table-cell office:value-type="float" office:value="128.73563218390805" table:style-name="ce121">
            <text:p>+128,7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38">
          <table:table-cell/>
          <table:table-cell table:style-name="ce347"/>
          <table:table-cell table:style-name="ce355"/>
          <table:table-cell table:style-name="ce323"/>
          <table:table-cell table:style-name="ce359"/>
          <table:table-cell table:style-name="ce348"/>
          <table:table-cell table:style-name="ce359"/>
          <table:table-cell table:style-name="ce349"/>
          <table:table-cell table:style-name="ce350"/>
          <table:table-cell table:style-name="ce351"/>
          <table:table-cell table:style-name="ce350"/>
          <table:table-cell table:style-name="ce351"/>
          <table:table-cell table:number-columns-repeated="3" table:style-name="ce19"/>
          <table:table-cell table:style-name="ce83"/>
          <table:table-cell table:number-columns-repeated="2" table:style-name="ce19"/>
          <table:table-cell table:number-columns-repeated="16366"/>
        </table:table-row>
        <table:table-row table:style-name="ro14">
          <table:table-cell/>
          <table:table-cell office:value-type="string" table:style-name="ce3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4">
          <table:table-cell table:number-columns-repeated="16384"/>
        </table:table-row>
        <table:table-row table:style-name="ro34">
          <table:table-cell/>
          <table:table-cell office:value-type="string" table:style-name="ce160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60"/>
          <table:table-cell office:value-type="string" table:style-name="ce163">
            <text:p>CONTINENTE</text:p>
          </table:table-cell>
          <table:table-cell table:style-name="ce163"/>
          <table:table-cell table:number-columns-repeated="16372" table:style-name="ce1"/>
        </table:table-row>
        <table:table-row table:style-name="ro34">
          <table:table-cell/>
          <table:table-cell office:value-type="string" table:style-name="ce187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39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34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DEZEMBR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48">
            <text:p>Mês <text:s/>anterior</text:p>
          </table:table-cell>
          <table:covered-table-cell/>
          <table:table-cell office:value-type="string" table:number-columns-spanned="2" table:number-rows-spanned="1" table:style-name="ce536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45">
          <table:table-cell/>
          <table:table-cell table:style-name="ce28"/>
          <table:table-cell table:style-name="ce102"/>
          <table:table-cell table:style-name="ce329"/>
          <table:table-cell table:style-name="ce100"/>
          <table:table-cell table:style-name="ce331"/>
          <table:table-cell table:style-name="ce59"/>
          <table:table-cell table:style-name="ce33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28">
          <table:table-cell/>
          <table:table-cell office:value-type="string" table:style-name="ce447">
            <text:p>Total</text:p>
          </table:table-cell>
          <table:table-cell office:value-type="float" office:value="8706" table:style-name="ce109">
            <text:p>8 706</text:p>
          </table:table-cell>
          <table:table-cell office:value-type="float" office:value="99.999999999999986" table:style-name="ce321">
            <text:p>100,0<text:s text:c="5"/></text:p>
          </table:table-cell>
          <table:table-cell office:value-type="float" office:value="11133" table:style-name="ce149">
            <text:p>11 133</text:p>
          </table:table-cell>
          <table:table-cell office:value-type="float" office:value="100" table:style-name="ce324">
            <text:p>100,0<text:s text:c="5"/></text:p>
          </table:table-cell>
          <table:table-cell office:value-type="float" office:value="7601" table:style-name="ce111">
            <text:p>7 601</text:p>
          </table:table-cell>
          <table:table-cell office:value-type="float" office:value="99.999999999999986" table:style-name="ce327">
            <text:p>100,0<text:s text:c="5"/></text:p>
          </table:table-cell>
          <table:table-cell office:value-type="float" office:value="-2427" table:style-name="ce113">
            <text:p><text:s/>-2 427</text:p>
          </table:table-cell>
          <table:table-cell office:value-type="float" office:value="-21.800053893829158" table:style-name="ce114">
            <text:p>-21,8<text:s text:c="3"/></text:p>
          </table:table-cell>
          <table:table-cell office:value-type="float" office:value="1105" table:style-name="ce113">
            <text:p>+1 105</text:p>
          </table:table-cell>
          <table:table-cell office:value-type="float" office:value="14.537560847256939" table:style-name="ce114">
            <text:p>+14,5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20">
          <table:table-cell/>
          <table:table-cell office:value-type="string" table:style-name="ce448">
            <text:p>1- Repres. do poder legislativo e de órgãos exec., dirigentes, dire. e gestores execu.</text:p>
          </table:table-cell>
          <table:table-cell office:value-type="float" office:value="110" table:style-name="ce116">
            <text:p><text:s/>110</text:p>
          </table:table-cell>
          <table:table-cell office:value-type="float" office:value="1.2634964392373076" table:style-name="ce322">
            <text:p>1,3<text:s text:c="5"/></text:p>
          </table:table-cell>
          <table:table-cell office:value-type="float" office:value="88" table:style-name="ce151">
            <text:p><text:s/>88</text:p>
          </table:table-cell>
          <table:table-cell office:value-type="float" office:value="0.79044282762956974" table:style-name="ce325">
            <text:p>0,8<text:s text:c="5"/></text:p>
          </table:table-cell>
          <table:table-cell office:value-type="float" office:value="127" table:style-name="ce118">
            <text:p><text:s/>127</text:p>
          </table:table-cell>
          <table:table-cell office:value-type="float" office:value="1.6708327851598475" table:style-name="ce328">
            <text:p>1,7<text:s text:c="5"/></text:p>
          </table:table-cell>
          <table:table-cell office:value-type="float" office:value="22" table:style-name="ce120">
            <text:p>+ 22</text:p>
          </table:table-cell>
          <table:table-cell office:value-type="float" office:value="25" table:style-name="ce121">
            <text:p>+25,0<text:s text:c="3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13.385826771653544" table:style-name="ce121">
            <text:p>-13,4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20">
          <table:table-cell/>
          <table:table-cell office:value-type="string" table:style-name="ce448">
            <text:p>2- Especialistas das atividades intelectuais e científicas</text:p>
          </table:table-cell>
          <table:table-cell office:value-type="float" office:value="956" table:style-name="ce116">
            <text:p><text:s/>956</text:p>
          </table:table-cell>
          <table:table-cell office:value-type="float" office:value="10.980932690098783" table:style-name="ce322">
            <text:p>11,0<text:s text:c="5"/></text:p>
          </table:table-cell>
          <table:table-cell office:value-type="float" office:value="943" table:style-name="ce151">
            <text:p><text:s/>943</text:p>
          </table:table-cell>
          <table:table-cell office:value-type="float" office:value="8.4703134824395931" table:style-name="ce325">
            <text:p>8,5<text:s text:c="5"/></text:p>
          </table:table-cell>
          <table:table-cell office:value-type="float" office:value="873" table:style-name="ce118">
            <text:p><text:s/>873</text:p>
          </table:table-cell>
          <table:table-cell office:value-type="float" office:value="11.485330877516116" table:style-name="ce328">
            <text:p>11,5<text:s text:c="5"/></text:p>
          </table:table-cell>
          <table:table-cell office:value-type="float" office:value="13" table:style-name="ce120">
            <text:p>+ 13</text:p>
          </table:table-cell>
          <table:table-cell office:value-type="float" office:value="1.3785790031813361" table:style-name="ce121">
            <text:p>+1,4<text:s text:c="3"/></text:p>
          </table:table-cell>
          <table:table-cell office:value-type="float" office:value="83" table:style-name="ce120">
            <text:p>+ 83</text:p>
          </table:table-cell>
          <table:table-cell office:value-type="float" office:value="9.5074455899198167" table:style-name="ce121">
            <text:p>+9,5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48">
            <text:p>3- Técnicos e profissões de nível intermédio</text:p>
          </table:table-cell>
          <table:table-cell office:value-type="float" office:value="911" table:style-name="ce116">
            <text:p><text:s/>911</text:p>
          </table:table-cell>
          <table:table-cell office:value-type="float" office:value="10.464047783138065" table:style-name="ce322">
            <text:p>10,5<text:s text:c="5"/></text:p>
          </table:table-cell>
          <table:table-cell office:value-type="float" office:value="826" table:style-name="ce151">
            <text:p><text:s/>826</text:p>
          </table:table-cell>
          <table:table-cell office:value-type="float" office:value="7.4193838138866433" table:style-name="ce325">
            <text:p>7,4<text:s text:c="5"/></text:p>
          </table:table-cell>
          <table:table-cell office:value-type="float" office:value="741" table:style-name="ce118">
            <text:p><text:s/>741</text:p>
          </table:table-cell>
          <table:table-cell office:value-type="float" office:value="9.7487172740428889" table:style-name="ce328">
            <text:p>9,7<text:s text:c="5"/></text:p>
          </table:table-cell>
          <table:table-cell office:value-type="float" office:value="85" table:style-name="ce120">
            <text:p>+ 85</text:p>
          </table:table-cell>
          <table:table-cell office:value-type="float" office:value="10.290556900726394" table:style-name="ce121">
            <text:p>+10,3<text:s text:c="3"/></text:p>
          </table:table-cell>
          <table:table-cell office:value-type="float" office:value="170" table:style-name="ce120">
            <text:p>+ 170</text:p>
          </table:table-cell>
          <table:table-cell office:value-type="float" office:value="22.941970310391362" table:style-name="ce121">
            <text:p>+22,9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49">
            <text:p>4- Pessoal administrativo</text:p>
          </table:table-cell>
          <table:table-cell office:value-type="float" office:value="827" table:style-name="ce116">
            <text:p><text:s/>827</text:p>
          </table:table-cell>
          <table:table-cell office:value-type="float" office:value="9.4991959568113948" table:style-name="ce322">
            <text:p>9,5<text:s text:c="5"/></text:p>
          </table:table-cell>
          <table:table-cell office:value-type="float" office:value="991" table:style-name="ce151">
            <text:p><text:s/>991</text:p>
          </table:table-cell>
          <table:table-cell office:value-type="float" office:value="8.9014641156920877" table:style-name="ce325">
            <text:p>8,9<text:s text:c="5"/></text:p>
          </table:table-cell>
          <table:table-cell office:value-type="float" office:value="721" table:style-name="ce118">
            <text:p><text:s/>721</text:p>
          </table:table-cell>
          <table:table-cell office:value-type="float" office:value="9.4855940007893693" table:style-name="ce328">
            <text:p>9,5<text:s text:c="5"/></text:p>
          </table:table-cell>
          <table:table-cell office:value-type="float" office:value="-164" table:style-name="ce120">
            <text:p><text:s/>- 164</text:p>
          </table:table-cell>
          <table:table-cell office:value-type="float" office:value="-16.548940464177598" table:style-name="ce121">
            <text:p>-16,5<text:s text:c="3"/></text:p>
          </table:table-cell>
          <table:table-cell office:value-type="float" office:value="106" table:style-name="ce120">
            <text:p>+ 106</text:p>
          </table:table-cell>
          <table:table-cell office:value-type="float" office:value="14.701803051317613" table:style-name="ce121">
            <text:p>+14,7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50">
            <text:p>5- Trabalhadores dos serviços pessoais, de proteção e segurança e vendedores</text:p>
          </table:table-cell>
          <table:table-cell office:value-type="float" office:value="1921" table:style-name="ce116">
            <text:p>1 921</text:p>
          </table:table-cell>
          <table:table-cell office:value-type="float" office:value="22.065242361589707" table:style-name="ce322">
            <text:p>22,1<text:s text:c="5"/></text:p>
          </table:table-cell>
          <table:table-cell office:value-type="float" office:value="2519" table:style-name="ce151">
            <text:p>2 519</text:p>
          </table:table-cell>
          <table:table-cell office:value-type="float" office:value="22.626425940896432" table:style-name="ce325">
            <text:p>22,6<text:s text:c="5"/></text:p>
          </table:table-cell>
          <table:table-cell office:value-type="float" office:value="1324" table:style-name="ce118">
            <text:p>1 324</text:p>
          </table:table-cell>
          <table:table-cell office:value-type="float" office:value="17.418760689382975" table:style-name="ce328">
            <text:p>17,4<text:s text:c="5"/></text:p>
          </table:table-cell>
          <table:table-cell office:value-type="float" office:value="-598" table:style-name="ce120">
            <text:p><text:s/>- 598</text:p>
          </table:table-cell>
          <table:table-cell office:value-type="float" office:value="-23.739579198094482" table:style-name="ce121">
            <text:p>-23,7<text:s text:c="3"/></text:p>
          </table:table-cell>
          <table:table-cell office:value-type="float" office:value="597" table:style-name="ce120">
            <text:p>+ 597</text:p>
          </table:table-cell>
          <table:table-cell office:value-type="float" office:value="45.090634441087616" table:style-name="ce121">
            <text:p>+45,1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48">
            <text:p>6- Agricultores e trabalhadores qualificados da agricultura, da pesca e da floresta</text:p>
          </table:table-cell>
          <table:table-cell office:value-type="float" office:value="196" table:style-name="ce116">
            <text:p><text:s/>196</text:p>
          </table:table-cell>
          <table:table-cell office:value-type="float" office:value="2.2513209280955664" table:style-name="ce322">
            <text:p>2,3<text:s text:c="5"/></text:p>
          </table:table-cell>
          <table:table-cell office:value-type="float" office:value="259" table:style-name="ce151">
            <text:p><text:s/>259</text:p>
          </table:table-cell>
          <table:table-cell office:value-type="float" office:value="2.3264169585915746" table:style-name="ce325">
            <text:p>2,3<text:s text:c="5"/></text:p>
          </table:table-cell>
          <table:table-cell office:value-type="float" office:value="115" table:style-name="ce118">
            <text:p><text:s/>115</text:p>
          </table:table-cell>
          <table:table-cell office:value-type="float" office:value="1.5129588212077358" table:style-name="ce328">
            <text:p>1,5<text:s text:c="5"/></text:p>
          </table:table-cell>
          <table:table-cell office:value-type="float" office:value="-63" table:style-name="ce120">
            <text:p><text:s/>- 63</text:p>
          </table:table-cell>
          <table:table-cell office:value-type="float" office:value="-24.324324324324326" table:style-name="ce121">
            <text:p>-24,3<text:s text:c="3"/></text:p>
          </table:table-cell>
          <table:table-cell office:value-type="float" office:value="81" table:style-name="ce120">
            <text:p>+ 81</text:p>
          </table:table-cell>
          <table:table-cell office:value-type="float" office:value="70.434782608695656" table:style-name="ce121">
            <text:p>+70,4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48">
            <text:p>7- Trabalhadores qualificados da indústria, construção e artífices</text:p>
          </table:table-cell>
          <table:table-cell office:value-type="float" office:value="1364" table:style-name="ce116">
            <text:p>1 364</text:p>
          </table:table-cell>
          <table:table-cell office:value-type="float" office:value="15.667355846542613" table:style-name="ce322">
            <text:p>15,7<text:s text:c="5"/></text:p>
          </table:table-cell>
          <table:table-cell office:value-type="float" office:value="1977" table:style-name="ce151">
            <text:p>1 977</text:p>
          </table:table-cell>
          <table:table-cell office:value-type="float" office:value="17.758016707087037" table:style-name="ce325">
            <text:p>17,8<text:s text:c="5"/></text:p>
          </table:table-cell>
          <table:table-cell office:value-type="float" office:value="1312" table:style-name="ce118">
            <text:p>1 312</text:p>
          </table:table-cell>
          <table:table-cell office:value-type="float" office:value="17.260886725430865" table:style-name="ce328">
            <text:p>17,3<text:s text:c="5"/></text:p>
          </table:table-cell>
          <table:table-cell office:value-type="float" office:value="-613" table:style-name="ce120">
            <text:p><text:s/>- 613</text:p>
          </table:table-cell>
          <table:table-cell office:value-type="float" office:value="-31.0065756196257" table:style-name="ce121">
            <text:p>-31,0<text:s text:c="3"/></text:p>
          </table:table-cell>
          <table:table-cell office:value-type="float" office:value="52" table:style-name="ce120">
            <text:p>+ 52</text:p>
          </table:table-cell>
          <table:table-cell office:value-type="float" office:value="3.9634146341463414" table:style-name="ce121">
            <text:p>+4,0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0">
          <table:table-cell/>
          <table:table-cell office:value-type="string" table:style-name="ce451">
            <text:p>8- Operadores de instalações e máquinas e trabalhadores da montagem</text:p>
          </table:table-cell>
          <table:table-cell office:value-type="float" office:value="749" table:style-name="ce116">
            <text:p><text:s/>749</text:p>
          </table:table-cell>
          <table:table-cell office:value-type="float" office:value="8.6032621180794848" table:style-name="ce322">
            <text:p>8,6<text:s text:c="5"/></text:p>
          </table:table-cell>
          <table:table-cell office:value-type="float" office:value="1095" table:style-name="ce151">
            <text:p>1 095</text:p>
          </table:table-cell>
          <table:table-cell office:value-type="float" office:value="9.8356238210724865" table:style-name="ce325">
            <text:p>9,8<text:s text:c="5"/></text:p>
          </table:table-cell>
          <table:table-cell office:value-type="float" office:value="630" table:style-name="ce118">
            <text:p><text:s/>630</text:p>
          </table:table-cell>
          <table:table-cell office:value-type="float" office:value="8.2883831074858563" table:style-name="ce328">
            <text:p>8,3<text:s text:c="5"/></text:p>
          </table:table-cell>
          <table:table-cell office:value-type="float" office:value="-346" table:style-name="ce120">
            <text:p><text:s/>- 346</text:p>
          </table:table-cell>
          <table:table-cell office:value-type="float" office:value="-31.598173515981738" table:style-name="ce121">
            <text:p>-31,6<text:s text:c="3"/></text:p>
          </table:table-cell>
          <table:table-cell office:value-type="float" office:value="119" table:style-name="ce120">
            <text:p>+ 119</text:p>
          </table:table-cell>
          <table:table-cell office:value-type="float" office:value="18.888888888888889" table:style-name="ce121">
            <text:p>+18,9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20">
          <table:table-cell/>
          <table:table-cell office:value-type="string" table:style-name="ce450">
            <text:p>9- Trabalhadores não qualificados</text:p>
          </table:table-cell>
          <table:table-cell office:value-type="float" office:value="1672" table:style-name="ce116">
            <text:p>1 672</text:p>
          </table:table-cell>
          <table:table-cell office:value-type="float" office:value="19.205145876407077" table:style-name="ce322">
            <text:p>19,2<text:s text:c="5"/></text:p>
          </table:table-cell>
          <table:table-cell office:value-type="float" office:value="2427" table:style-name="ce151">
            <text:p>2 427</text:p>
          </table:table-cell>
          <table:table-cell office:value-type="float" office:value="21.800053893829158" table:style-name="ce325">
            <text:p>21,8<text:s text:c="5"/></text:p>
          </table:table-cell>
          <table:table-cell office:value-type="float" office:value="1757" table:style-name="ce118">
            <text:p>1 757</text:p>
          </table:table-cell>
          <table:table-cell office:value-type="float" office:value="23.11537955532167" table:style-name="ce328">
            <text:p>23,1<text:s text:c="5"/></text:p>
          </table:table-cell>
          <table:table-cell office:value-type="float" office:value="-755" table:style-name="ce120">
            <text:p><text:s/>- 755</text:p>
          </table:table-cell>
          <table:table-cell office:value-type="float" office:value="-31.108364235681911" table:style-name="ce121">
            <text:p>-31,1<text:s text:c="3"/></text:p>
          </table:table-cell>
          <table:table-cell office:value-type="float" office:value="-85" table:style-name="ce120">
            <text:p><text:s/>- 85</text:p>
          </table:table-cell>
          <table:table-cell office:value-type="float" office:value="-4.8377916903813318" table:style-name="ce121">
            <text:p>-4,8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20">
          <table:table-cell/>
          <table:table-cell office:value-type="string" table:style-name="ce450">
            <text:p>0- Profissões das Forças Armada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322">
            <text:p>0,0<text:s text:c="5"/></text:p>
          </table:table-cell>
          <table:table-cell office:value-type="float" office:value="8" table:style-name="ce151">
            <text:p><text:s/>8</text:p>
          </table:table-cell>
          <table:table-cell office:value-type="float" office:value="7.1858438875415431E-2" table:style-name="ce325">
            <text:p>0,1<text:s text:c="5"/></text:p>
          </table:table-cell>
          <table:table-cell office:value-type="float" office:value="1" table:style-name="ce118">
            <text:p><text:s/>1</text:p>
          </table:table-cell>
          <table:table-cell office:value-type="float" office:value="1.3156163662675965E-2" table:style-name="ce328">
            <text:p>0,0<text:s text:c="5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100" table:style-name="ce121">
            <text:p>-100,0<text:s text:c="3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100" table:style-name="ce121">
            <text:p>-100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office:value-type="string" table:style-name="ce450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322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325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328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523">
            <text:p>_</text:p>
          </table:table-cell>
          <table:table-cell office:value-type="float" office:value="0" table:style-name="ce120">
            <text:p>+ 0</text:p>
          </table:table-cell>
          <table:table-cell office:value-type="string" table:style-name="ce523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4">
          <table:table-cell/>
          <table:table-cell table:style-name="ce179"/>
          <table:table-cell table:style-name="ce157"/>
          <table:table-cell table:style-name="ce330"/>
          <table:table-cell table:style-name="ce158"/>
          <table:table-cell table:style-name="ce332"/>
          <table:table-cell table:style-name="ce159"/>
          <table:table-cell table:style-name="ce334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4">
          <table:table-cell/>
          <table:table-cell office:value-type="string" table:style-name="ce363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4">
          <table:table-cell table:number-columns-repeated="16384"/>
        </table:table-row>
        <table:table-row table:number-rows-repeated="2"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4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9">
        <table:table-column table:style-name="co22" table:default-cell-style-name="ce1" table:visibility="collapse"/>
        <table:table-column table:style-name="co60" table:default-cell-style-name="ce1"/>
        <table:table-column table:style-name="co29" table:default-cell-style-name="ce1"/>
        <table:table-column table:style-name="co51" table:default-cell-style-name="ce1"/>
        <table:table-column table:style-name="co38" table:default-cell-style-name="ce1"/>
        <table:table-column table:style-name="co57" table:default-cell-style-name="ce1"/>
        <table:table-column table:style-name="co21" table:default-cell-style-name="ce1"/>
        <table:table-column table:style-name="co57" table:default-cell-style-name="ce1"/>
        <table:table-column table:style-name="co27" table:default-cell-style-name="ce1"/>
        <table:table-column table:style-name="co56" table:default-cell-style-name="ce1"/>
        <table:table-column table:style-name="co57" table:default-cell-style-name="ce1"/>
        <table:table-column table:style-name="co31" table:default-cell-style-name="ce1"/>
        <table:table-column table:style-name="co24" table:default-cell-style-name="ce1"/>
        <table:table-column table:style-name="co61" table:default-cell-style-name="ce1"/>
        <table:table-column table:style-name="co24" table:number-columns-repeated="3" table:default-cell-style-name="ce1"/>
        <table:table-column table:style-name="co62" table:default-cell-style-name="ce1"/>
        <table:table-column table:style-name="co24" table:number-columns-repeated="16366" table:default-cell-style-name="ce1"/>
        <table:table-row table:style-name="ro14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43473in" svg:height="0.649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8225in" svg:y="0.28879in" svg:width="1.85779in" svg:height="0.51196in">
                <draw:text-box>
                  <text:p text:style-name="a95" text:class-names="" text:cond-style-name=""><text:span text:style-name="a93" text:class-names="">DEZEMBRO 2021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26" draw:style-name="a84" draw:name="Text Box 122" svg:x="0in" svg:y="0in" svg:width="0.97917in" svg:height="0.31646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4">
          <table:table-cell table:style-name="ce1"/>
          <table:table-cell table:number-columns-repeated="11" table:style-name="ce13"/>
          <table:table-cell table:number-columns-repeated="6" table:style-name="ce12"/>
          <table:table-cell table:number-columns-repeated="16366" table:style-name="ce1"/>
        </table:table-row>
        <table:table-row table:style-name="ro14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34">
          <table:table-cell table:style-name="ce26"/>
          <table:table-cell office:value-type="string" table:style-name="ce160">
            <text:p>Quadro 10 - OFERTAS DE EMPREGO <text:s/>RECEBIDAS, <text:s text:c="3"/>POR ATIVIDADE ECONÓMICA</text:p>
          </table:table-cell>
          <table:table-cell table:number-columns-repeated="8" table:style-name="ce160"/>
          <table:table-cell office:value-type="string" table:number-columns-spanned="2" table:number-rows-spanned="1" table:style-name="ce533">
            <text:p>CONTINENTE</text:p>
          </table:table-cell>
          <table:covered-table-cell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34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20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14">
          <table:table-cell table:style-name="ce1"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34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 table:style-name="ce1"/>
        </table:table-row>
        <table:table-row table:style-name="ro14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DEZEMBR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48">
            <text:p>Mês <text:s/>anterior</text:p>
          </table:table-cell>
          <table:covered-table-cell/>
          <table:table-cell office:value-type="string" table:number-columns-spanned="2" table:number-rows-spanned="1" table:style-name="ce536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 table:style-name="ce1"/>
        </table:table-row>
        <table:table-row table:style-name="ro14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6" table:style-name="ce16"/>
          <table:table-cell table:number-columns-repeated="16366" table:style-name="ce1"/>
        </table:table-row>
        <table:table-row table:style-name="ro47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16"/>
          <table:table-cell table:number-columns-repeated="16366" table:style-name="ce1"/>
        </table:table-row>
        <table:table-row table:style-name="ro53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8706" table:style-name="ce109">
            <text:p>8 706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11133" table:style-name="ce111">
            <text:p>11 13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7601" table:style-name="ce111">
            <text:p>7 60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2427" table:style-name="ce113">
            <text:p><text:s/>-2 427</text:p>
          </table:table-cell>
          <table:table-cell office:value-type="float" office:value="-21.800053893829158" table:style-name="ce114">
            <text:p>-21,8<text:s text:c="3"/></text:p>
          </table:table-cell>
          <table:table-cell office:value-type="float" office:value="1105" table:style-name="ce113">
            <text:p>+1 105</text:p>
          </table:table-cell>
          <table:table-cell office:value-type="float" office:value="14.537560847256939" table:style-name="ce114">
            <text:p>+14,5<text:s text:c="3"/></text:p>
          </table:table-cell>
          <table:table-cell table:style-name="ce21"/>
          <table:table-cell table:style-name="ce1"/>
          <table:table-cell table:number-columns-repeated="4" table:style-name="ce17"/>
          <table:table-cell table:number-columns-repeated="16366" table:style-name="ce1"/>
        </table:table-row>
        <table:table-row table:style-name="ro53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251" table:style-name="ce109">
            <text:p><text:s/>251</text:p>
          </table:table-cell>
          <table:table-cell office:value-type="float" office:value="2.8830691477142198" table:style-name="ce110">
            <text:p>2,9<text:s text:c="5"/></text:p>
          </table:table-cell>
          <table:table-cell office:value-type="float" office:value="299" table:style-name="ce111">
            <text:p><text:s/>299</text:p>
          </table:table-cell>
          <table:table-cell office:value-type="float" office:value="2.6857091529686516" table:style-name="ce112">
            <text:p>2,7<text:s text:c="5"/></text:p>
          </table:table-cell>
          <table:table-cell office:value-type="float" office:value="162" table:style-name="ce111">
            <text:p><text:s/>162</text:p>
          </table:table-cell>
          <table:table-cell office:value-type="float" office:value="2.1312985133535061" table:style-name="ce112">
            <text:p>2,1<text:s text:c="5"/></text:p>
          </table:table-cell>
          <table:table-cell office:value-type="float" office:value="-48" table:style-name="ce113">
            <text:p><text:s/>- 48</text:p>
          </table:table-cell>
          <table:table-cell office:value-type="float" office:value="-16.053511705685619" table:style-name="ce114">
            <text:p>-16,1<text:s text:c="3"/></text:p>
          </table:table-cell>
          <table:table-cell office:value-type="float" office:value="89" table:style-name="ce113">
            <text:p>+ 89</text:p>
          </table:table-cell>
          <table:table-cell office:value-type="float" office:value="54.938271604938272" table:style-name="ce114">
            <text:p>+54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48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2356" table:style-name="ce127">
            <text:p>2 356</text:p>
          </table:table-cell>
          <table:table-cell office:value-type="float" office:value="27.061796462209969" table:style-name="ce128">
            <text:p>27,1<text:s text:c="5"/></text:p>
          </table:table-cell>
          <table:table-cell office:value-type="float" office:value="3309" table:style-name="ce111">
            <text:p>3 309</text:p>
          </table:table-cell>
          <table:table-cell office:value-type="float" office:value="29.722446779843708" table:style-name="ce112">
            <text:p>29,7<text:s text:c="5"/></text:p>
          </table:table-cell>
          <table:table-cell office:value-type="float" office:value="1988" table:style-name="ce111">
            <text:p>1 988</text:p>
          </table:table-cell>
          <table:table-cell office:value-type="float" office:value="26.154453361399817" table:style-name="ce112">
            <text:p>26,2<text:s text:c="5"/></text:p>
          </table:table-cell>
          <table:table-cell office:value-type="float" office:value="-953" table:style-name="ce113">
            <text:p><text:s/>- 953</text:p>
          </table:table-cell>
          <table:table-cell office:value-type="float" office:value="-28.800241764883651" table:style-name="ce114">
            <text:p>-28,8<text:s text:c="3"/></text:p>
          </table:table-cell>
          <table:table-cell office:value-type="float" office:value="368" table:style-name="ce113">
            <text:p>+ 368</text:p>
          </table:table-cell>
          <table:table-cell office:value-type="float" office:value="18.511066398390341" table:style-name="ce114">
            <text:p>+18,5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9" table:style-name="ce116">
            <text:p><text:s/>9</text:p>
          </table:table-cell>
          <table:table-cell office:value-type="float" office:value="0.10337698139214334" table:style-name="ce117">
            <text:p>0,1<text:s text:c="5"/></text:p>
          </table:table-cell>
          <table:table-cell office:value-type="float" office:value="34" table:style-name="ce118">
            <text:p><text:s/>34</text:p>
          </table:table-cell>
          <table:table-cell office:value-type="float" office:value="0.30539836522051561" table:style-name="ce119">
            <text:p>0,3<text:s text:c="5"/></text:p>
          </table:table-cell>
          <table:table-cell office:value-type="float" office:value="8" table:style-name="ce118">
            <text:p><text:s/>8</text:p>
          </table:table-cell>
          <table:table-cell office:value-type="float" office:value="0.10524930930140772" table:style-name="ce119">
            <text:p>0,1<text:s text:c="5"/></text:p>
          </table:table-cell>
          <table:table-cell office:value-type="float" office:value="-25" table:style-name="ce120">
            <text:p><text:s/>- 25</text:p>
          </table:table-cell>
          <table:table-cell office:value-type="float" office:value="-73.529411764705884" table:style-name="ce121">
            <text:p>-73,5<text:s text:c="3"/></text:p>
          </table:table-cell>
          <table:table-cell office:value-type="float" office:value="1" table:style-name="ce120">
            <text:p>+ 1</text:p>
          </table:table-cell>
          <table:table-cell office:value-type="float" office:value="12.5" table:style-name="ce121">
            <text:p>+12,5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205" table:style-name="ce116">
            <text:p><text:s/>205</text:p>
          </table:table-cell>
          <table:table-cell office:value-type="float" office:value="2.3546979094877094" table:style-name="ce117">
            <text:p>2,4<text:s text:c="5"/></text:p>
          </table:table-cell>
          <table:table-cell office:value-type="float" office:value="282" table:style-name="ce118">
            <text:p><text:s/>282</text:p>
          </table:table-cell>
          <table:table-cell office:value-type="float" office:value="2.5330099703583939" table:style-name="ce119">
            <text:p>2,5<text:s text:c="5"/></text:p>
          </table:table-cell>
          <table:table-cell office:value-type="float" office:value="135" table:style-name="ce118">
            <text:p><text:s/>135</text:p>
          </table:table-cell>
          <table:table-cell office:value-type="float" office:value="1.7760820944612552" table:style-name="ce119">
            <text:p>1,8<text:s text:c="5"/></text:p>
          </table:table-cell>
          <table:table-cell office:value-type="float" office:value="-77" table:style-name="ce120">
            <text:p><text:s/>- 77</text:p>
          </table:table-cell>
          <table:table-cell office:value-type="float" office:value="-27.304964539007091" table:style-name="ce121">
            <text:p>-27,3<text:s text:c="3"/></text:p>
          </table:table-cell>
          <table:table-cell office:value-type="float" office:value="70" table:style-name="ce120">
            <text:p>+ 70</text:p>
          </table:table-cell>
          <table:table-cell office:value-type="float" office:value="51.851851851851848" table:style-name="ce121">
            <text:p>+51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53">
          <table:table-cell/>
          <table:table-cell office:value-type="string" table:style-name="ce184">
            <text:p>Fabricação de têxteis</text:p>
          </table:table-cell>
          <table:table-cell office:value-type="float" office:value="143" table:style-name="ce116">
            <text:p><text:s/>143</text:p>
          </table:table-cell>
          <table:table-cell office:value-type="float" office:value="1.6425453710084996" table:style-name="ce153">
            <text:p>1,6<text:s text:c="5"/></text:p>
          </table:table-cell>
          <table:table-cell office:value-type="float" office:value="173" table:style-name="ce154">
            <text:p><text:s/>173</text:p>
          </table:table-cell>
          <table:table-cell office:value-type="float" office:value="1.5539387406808587" table:style-name="ce155">
            <text:p>1,6<text:s text:c="5"/></text:p>
          </table:table-cell>
          <table:table-cell office:value-type="float" office:value="66" table:style-name="ce118">
            <text:p><text:s/>66</text:p>
          </table:table-cell>
          <table:table-cell office:value-type="float" office:value="0.86830680173661368" table:style-name="ce155">
            <text:p>0,9<text:s text:c="5"/></text:p>
          </table:table-cell>
          <table:table-cell office:value-type="float" office:value="-30" table:style-name="ce120">
            <text:p><text:s/>- 30</text:p>
          </table:table-cell>
          <table:table-cell office:value-type="float" office:value="-17.341040462427745" table:style-name="ce121">
            <text:p>-17,3<text:s text:c="3"/></text:p>
          </table:table-cell>
          <table:table-cell office:value-type="float" office:value="77" table:style-name="ce120">
            <text:p>+ 77</text:p>
          </table:table-cell>
          <table:table-cell office:value-type="float" office:value="116.66666666666667" table:style-name="ce121">
            <text:p>+116,7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5">
            <text:p>Indústria do vestuário</text:p>
          </table:table-cell>
          <table:table-cell office:value-type="float" office:value="249" table:style-name="ce116">
            <text:p><text:s/>249</text:p>
          </table:table-cell>
          <table:table-cell office:value-type="float" office:value="2.8600964851826327" table:style-name="ce133">
            <text:p>2,9<text:s text:c="5"/></text:p>
          </table:table-cell>
          <table:table-cell office:value-type="float" office:value="332" table:style-name="ce134">
            <text:p><text:s/>332</text:p>
          </table:table-cell>
          <table:table-cell office:value-type="float" office:value="2.9821252133297405" table:style-name="ce135">
            <text:p>3,0<text:s text:c="5"/></text:p>
          </table:table-cell>
          <table:table-cell office:value-type="float" office:value="214" table:style-name="ce118">
            <text:p><text:s/>214</text:p>
          </table:table-cell>
          <table:table-cell office:value-type="float" office:value="2.8154190238126562" table:style-name="ce135">
            <text:p>2,8<text:s text:c="5"/></text:p>
          </table:table-cell>
          <table:table-cell office:value-type="float" office:value="-83" table:style-name="ce120">
            <text:p><text:s/>- 83</text:p>
          </table:table-cell>
          <table:table-cell office:value-type="float" office:value="-25" table:style-name="ce121">
            <text:p>-25,0<text:s text:c="3"/></text:p>
          </table:table-cell>
          <table:table-cell office:value-type="float" office:value="35" table:style-name="ce120">
            <text:p>+ 35</text:p>
          </table:table-cell>
          <table:table-cell office:value-type="float" office:value="16.355140186915886" table:style-name="ce121">
            <text:p>+16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125" table:style-name="ce116">
            <text:p><text:s/>125</text:p>
          </table:table-cell>
          <table:table-cell office:value-type="float" office:value="1.4357914082242134" table:style-name="ce133">
            <text:p>1,4<text:s text:c="5"/></text:p>
          </table:table-cell>
          <table:table-cell office:value-type="float" office:value="203" table:style-name="ce134">
            <text:p><text:s/>203</text:p>
          </table:table-cell>
          <table:table-cell office:value-type="float" office:value="1.8234078864636665" table:style-name="ce135">
            <text:p>1,8<text:s text:c="5"/></text:p>
          </table:table-cell>
          <table:table-cell office:value-type="float" office:value="133" table:style-name="ce118">
            <text:p><text:s/>133</text:p>
          </table:table-cell>
          <table:table-cell office:value-type="float" office:value="1.7497697671359029" table:style-name="ce135">
            <text:p>1,7<text:s text:c="5"/></text:p>
          </table:table-cell>
          <table:table-cell office:value-type="float" office:value="-78" table:style-name="ce120">
            <text:p><text:s/>- 78</text:p>
          </table:table-cell>
          <table:table-cell office:value-type="float" office:value="-38.423645320197039" table:style-name="ce121">
            <text:p>-38,4<text:s text:c="3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6.0150375939849621" table:style-name="ce121">
            <text:p>-6,0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Indústria da madeira e da cortiça</text:p>
          </table:table-cell>
          <table:table-cell office:value-type="float" office:value="30" table:style-name="ce116">
            <text:p><text:s/>30</text:p>
          </table:table-cell>
          <table:table-cell office:value-type="float" office:value="0.34458993797381116" table:style-name="ce133">
            <text:p>0,3<text:s text:c="5"/></text:p>
          </table:table-cell>
          <table:table-cell office:value-type="float" office:value="113" table:style-name="ce134">
            <text:p><text:s/>113</text:p>
          </table:table-cell>
          <table:table-cell office:value-type="float" office:value="1.0150004491152431" table:style-name="ce135">
            <text:p>1,0<text:s text:c="5"/></text:p>
          </table:table-cell>
          <table:table-cell office:value-type="float" office:value="36" table:style-name="ce118">
            <text:p><text:s/>36</text:p>
          </table:table-cell>
          <table:table-cell office:value-type="float" office:value="0.47362189185633474" table:style-name="ce135">
            <text:p>0,5<text:s text:c="5"/></text:p>
          </table:table-cell>
          <table:table-cell office:value-type="float" office:value="-83" table:style-name="ce120">
            <text:p><text:s/>- 83</text:p>
          </table:table-cell>
          <table:table-cell office:value-type="float" office:value="-73.451327433628322" table:style-name="ce121">
            <text:p>-73,5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16.666666666666664" table:style-name="ce121">
            <text:p>-16,7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34" table:style-name="ce116">
            <text:p><text:s/>34</text:p>
          </table:table-cell>
          <table:table-cell office:value-type="float" office:value="0.39053526303698599" table:style-name="ce133">
            <text:p>0,4<text:s text:c="5"/></text:p>
          </table:table-cell>
          <table:table-cell office:value-type="float" office:value="36" table:style-name="ce134">
            <text:p><text:s/>36</text:p>
          </table:table-cell>
          <table:table-cell office:value-type="float" office:value="0.32336297493936944" table:style-name="ce135">
            <text:p>0,3<text:s text:c="5"/></text:p>
          </table:table-cell>
          <table:table-cell office:value-type="float" office:value="21" table:style-name="ce118">
            <text:p><text:s/>21</text:p>
          </table:table-cell>
          <table:table-cell office:value-type="float" office:value="0.27627943691619528" table:style-name="ce135">
            <text:p>0,3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5.5555555555555554" table:style-name="ce121">
            <text:p>-5,6<text:s text:c="3"/></text:p>
          </table:table-cell>
          <table:table-cell office:value-type="float" office:value="13" table:style-name="ce120">
            <text:p>+ 13</text:p>
          </table:table-cell>
          <table:table-cell office:value-type="float" office:value="61.904761904761905" table:style-name="ce121">
            <text:p>+61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56" table:style-name="ce116">
            <text:p><text:s/>56</text:p>
          </table:table-cell>
          <table:table-cell office:value-type="float" office:value="0.64323455088444748" table:style-name="ce133">
            <text:p>0,6<text:s text:c="5"/></text:p>
          </table:table-cell>
          <table:table-cell office:value-type="float" office:value="80" table:style-name="ce134">
            <text:p><text:s/>80</text:p>
          </table:table-cell>
          <table:table-cell office:value-type="float" office:value="0.71858438875415431" table:style-name="ce135">
            <text:p>0,7<text:s text:c="5"/></text:p>
          </table:table-cell>
          <table:table-cell office:value-type="float" office:value="67" table:style-name="ce118">
            <text:p><text:s/>67</text:p>
          </table:table-cell>
          <table:table-cell office:value-type="float" office:value="0.88146296539928959" table:style-name="ce135">
            <text:p>0,9<text:s text:c="5"/></text:p>
          </table:table-cell>
          <table:table-cell office:value-type="float" office:value="-24" table:style-name="ce120">
            <text:p><text:s/>- 24</text:p>
          </table:table-cell>
          <table:table-cell office:value-type="float" office:value="-30" table:style-name="ce121">
            <text:p>-30,0<text:s text:c="3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16.417910447761194" table:style-name="ce121">
            <text:p>-16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73" table:style-name="ce116">
            <text:p><text:s/>73</text:p>
          </table:table-cell>
          <table:table-cell office:value-type="float" office:value="0.8385021824029405" table:style-name="ce133">
            <text:p>0,8<text:s text:c="5"/></text:p>
          </table:table-cell>
          <table:table-cell office:value-type="float" office:value="92" table:style-name="ce134">
            <text:p><text:s/>92</text:p>
          </table:table-cell>
          <table:table-cell office:value-type="float" office:value="0.82637204706727752" table:style-name="ce135">
            <text:p>0,8<text:s text:c="5"/></text:p>
          </table:table-cell>
          <table:table-cell office:value-type="float" office:value="71" table:style-name="ce118">
            <text:p><text:s/>71</text:p>
          </table:table-cell>
          <table:table-cell office:value-type="float" office:value="0.93408762004999346" table:style-name="ce135">
            <text:p>0,9<text:s text:c="5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20.652173913043477" table:style-name="ce121">
            <text:p>-20,7<text:s text:c="3"/></text:p>
          </table:table-cell>
          <table:table-cell office:value-type="float" office:value="2" table:style-name="ce120">
            <text:p>+ 2</text:p>
          </table:table-cell>
          <table:table-cell office:value-type="float" office:value="2.8169014084507045" table:style-name="ce121">
            <text:p>+2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143" table:style-name="ce116">
            <text:p><text:s/>143</text:p>
          </table:table-cell>
          <table:table-cell office:value-type="float" office:value="1.6425453710084996" table:style-name="ce133">
            <text:p>1,6<text:s text:c="5"/></text:p>
          </table:table-cell>
          <table:table-cell office:value-type="float" office:value="205" table:style-name="ce134">
            <text:p><text:s/>205</text:p>
          </table:table-cell>
          <table:table-cell office:value-type="float" office:value="1.8413724961825206" table:style-name="ce135">
            <text:p>1,8<text:s text:c="5"/></text:p>
          </table:table-cell>
          <table:table-cell office:value-type="float" office:value="130" table:style-name="ce118">
            <text:p><text:s/>130</text:p>
          </table:table-cell>
          <table:table-cell office:value-type="float" office:value="1.7103012761478753" table:style-name="ce135">
            <text:p>1,7<text:s text:c="5"/></text:p>
          </table:table-cell>
          <table:table-cell office:value-type="float" office:value="-62" table:style-name="ce120">
            <text:p><text:s/>- 62</text:p>
          </table:table-cell>
          <table:table-cell office:value-type="float" office:value="-30.243902439024389" table:style-name="ce121">
            <text:p>-30,2<text:s text:c="3"/></text:p>
          </table:table-cell>
          <table:table-cell office:value-type="float" office:value="13" table:style-name="ce120">
            <text:p>+ 13</text:p>
          </table:table-cell>
          <table:table-cell office:value-type="float" office:value="10" table:style-name="ce121">
            <text:p>+10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96" table:style-name="ce116">
            <text:p><text:s/>96</text:p>
          </table:table-cell>
          <table:table-cell office:value-type="float" office:value="1.1026878015161956" table:style-name="ce133">
            <text:p>1,1<text:s text:c="5"/></text:p>
          </table:table-cell>
          <table:table-cell office:value-type="float" office:value="135" table:style-name="ce134">
            <text:p><text:s/>135</text:p>
          </table:table-cell>
          <table:table-cell office:value-type="float" office:value="1.2126111560226354" table:style-name="ce135">
            <text:p>1,2<text:s text:c="5"/></text:p>
          </table:table-cell>
          <table:table-cell office:value-type="float" office:value="71" table:style-name="ce118">
            <text:p><text:s/>71</text:p>
          </table:table-cell>
          <table:table-cell office:value-type="float" office:value="0.93408762004999346" table:style-name="ce135">
            <text:p>0,9<text:s text:c="5"/></text:p>
          </table:table-cell>
          <table:table-cell office:value-type="float" office:value="-39" table:style-name="ce120">
            <text:p><text:s/>- 39</text:p>
          </table:table-cell>
          <table:table-cell office:value-type="float" office:value="-28.888888888888886" table:style-name="ce121">
            <text:p>-28,9<text:s text:c="3"/></text:p>
          </table:table-cell>
          <table:table-cell office:value-type="float" office:value="25" table:style-name="ce120">
            <text:p>+ 25</text:p>
          </table:table-cell>
          <table:table-cell office:value-type="float" office:value="35.2112676056338" table:style-name="ce121">
            <text:p>+35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53" table:style-name="ce116">
            <text:p><text:s/>53</text:p>
          </table:table-cell>
          <table:table-cell office:value-type="float" office:value="0.60877555708706632" table:style-name="ce133">
            <text:p>0,6<text:s text:c="5"/></text:p>
          </table:table-cell>
          <table:table-cell office:value-type="float" office:value="75" table:style-name="ce134">
            <text:p><text:s/>75</text:p>
          </table:table-cell>
          <table:table-cell office:value-type="float" office:value="0.67367286445701968" table:style-name="ce135">
            <text:p>0,7<text:s text:c="5"/></text:p>
          </table:table-cell>
          <table:table-cell office:value-type="float" office:value="39" table:style-name="ce118">
            <text:p><text:s/>39</text:p>
          </table:table-cell>
          <table:table-cell office:value-type="float" office:value="0.51309038284436259" table:style-name="ce135">
            <text:p>0,5<text:s text:c="5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29.333333333333332" table:style-name="ce121">
            <text:p>-29,3<text:s text:c="3"/></text:p>
          </table:table-cell>
          <table:table-cell office:value-type="float" office:value="14" table:style-name="ce120">
            <text:p>+ 14</text:p>
          </table:table-cell>
          <table:table-cell office:value-type="float" office:value="35.897435897435898" table:style-name="ce121">
            <text:p>+35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194" table:style-name="ce116">
            <text:p><text:s/>194</text:p>
          </table:table-cell>
          <table:table-cell office:value-type="float" office:value="2.2283482655639788" table:style-name="ce133">
            <text:p>2,2<text:s text:c="5"/></text:p>
          </table:table-cell>
          <table:table-cell office:value-type="float" office:value="291" table:style-name="ce134">
            <text:p><text:s/>291</text:p>
          </table:table-cell>
          <table:table-cell office:value-type="float" office:value="2.6138507140932363" table:style-name="ce135">
            <text:p>2,6<text:s text:c="5"/></text:p>
          </table:table-cell>
          <table:table-cell office:value-type="float" office:value="174" table:style-name="ce118">
            <text:p><text:s/>174</text:p>
          </table:table-cell>
          <table:table-cell office:value-type="float" office:value="2.2891724773056179" table:style-name="ce135">
            <text:p>2,3<text:s text:c="5"/></text:p>
          </table:table-cell>
          <table:table-cell office:value-type="float" office:value="-97" table:style-name="ce120">
            <text:p><text:s/>- 97</text:p>
          </table:table-cell>
          <table:table-cell office:value-type="float" office:value="-33.333333333333329" table:style-name="ce121">
            <text:p>-33,3<text:s text:c="3"/></text:p>
          </table:table-cell>
          <table:table-cell office:value-type="float" office:value="20" table:style-name="ce120">
            <text:p>+ 20</text:p>
          </table:table-cell>
          <table:table-cell office:value-type="float" office:value="11.494252873563218" table:style-name="ce121">
            <text:p>+11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27" table:style-name="ce116">
            <text:p><text:s/>27</text:p>
          </table:table-cell>
          <table:table-cell office:value-type="float" office:value="0.31013094417643006" table:style-name="ce133">
            <text:p>0,3<text:s text:c="5"/></text:p>
          </table:table-cell>
          <table:table-cell office:value-type="float" office:value="106" table:style-name="ce134">
            <text:p><text:s/>106</text:p>
          </table:table-cell>
          <table:table-cell office:value-type="float" office:value="0.95212431509925455" table:style-name="ce135">
            <text:p>1,0<text:s text:c="5"/></text:p>
          </table:table-cell>
          <table:table-cell office:value-type="float" office:value="33" table:style-name="ce118">
            <text:p><text:s/>33</text:p>
          </table:table-cell>
          <table:table-cell office:value-type="float" office:value="0.43415340086830684" table:style-name="ce135">
            <text:p>0,4<text:s text:c="5"/></text:p>
          </table:table-cell>
          <table:table-cell office:value-type="float" office:value="-79" table:style-name="ce120">
            <text:p><text:s/>- 79</text:p>
          </table:table-cell>
          <table:table-cell office:value-type="float" office:value="-74.528301886792448" table:style-name="ce121">
            <text:p>-74,5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18.181818181818183" table:style-name="ce121">
            <text:p>-18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Construção</text:p>
          </table:table-cell>
          <table:table-cell office:value-type="float" office:value="919" table:style-name="ce116">
            <text:p><text:s/>919</text:p>
          </table:table-cell>
          <table:table-cell office:value-type="float" office:value="10.555938433264416" table:style-name="ce133">
            <text:p>10,6<text:s text:c="5"/></text:p>
          </table:table-cell>
          <table:table-cell office:value-type="float" office:value="1152" table:style-name="ce134">
            <text:p>1 152</text:p>
          </table:table-cell>
          <table:table-cell office:value-type="float" office:value="10.347615198059822" table:style-name="ce135">
            <text:p>10,3<text:s text:c="5"/></text:p>
          </table:table-cell>
          <table:table-cell office:value-type="float" office:value="790" table:style-name="ce118">
            <text:p><text:s/>790</text:p>
          </table:table-cell>
          <table:table-cell office:value-type="float" office:value="10.393369293514011" table:style-name="ce135">
            <text:p>10,4<text:s text:c="5"/></text:p>
          </table:table-cell>
          <table:table-cell office:value-type="float" office:value="-233" table:style-name="ce120">
            <text:p><text:s/>- 233</text:p>
          </table:table-cell>
          <table:table-cell office:value-type="float" office:value="-20.225694444444446" table:style-name="ce121">
            <text:p>-20,2<text:s text:c="3"/></text:p>
          </table:table-cell>
          <table:table-cell office:value-type="float" office:value="129" table:style-name="ce120">
            <text:p>+ 129</text:p>
          </table:table-cell>
          <table:table-cell office:value-type="float" office:value="16.329113924050635" table:style-name="ce121">
            <text:p>+16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48">
          <table:table-cell/>
          <table:table-cell office:value-type="string" table:style-name="ce182">
            <text:p>Serviços</text:p>
          </table:table-cell>
          <table:table-cell office:value-type="float" office:value="6099" table:style-name="ce127">
            <text:p>6 099</text:p>
          </table:table-cell>
          <table:table-cell office:value-type="float" office:value="70.055134390075807" table:style-name="ce128">
            <text:p>70,1<text:s text:c="5"/></text:p>
          </table:table-cell>
          <table:table-cell office:value-type="float" office:value="7525" table:style-name="ce129">
            <text:p>7 525</text:p>
          </table:table-cell>
          <table:table-cell office:value-type="float" office:value="67.591844067187651" table:style-name="ce130">
            <text:p>67,6<text:s text:c="5"/></text:p>
          </table:table-cell>
          <table:table-cell office:value-type="float" office:value="5451" table:style-name="ce129">
            <text:p>5 451</text:p>
          </table:table-cell>
          <table:table-cell office:value-type="float" office:value="71.714248125246684" table:style-name="ce130">
            <text:p>71,7<text:s text:c="5"/></text:p>
          </table:table-cell>
          <table:table-cell office:value-type="float" office:value="-1426" table:style-name="ce113">
            <text:p><text:s/>-1 426</text:p>
          </table:table-cell>
          <table:table-cell office:value-type="float" office:value="-18.950166112956808" table:style-name="ce114">
            <text:p>-19,0<text:s text:c="3"/></text:p>
          </table:table-cell>
          <table:table-cell office:value-type="float" office:value="648" table:style-name="ce113">
            <text:p>+ 648</text:p>
          </table:table-cell>
          <table:table-cell office:value-type="float" office:value="11.887727022564668" table:style-name="ce114">
            <text:p>+11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197" table:style-name="ce116">
            <text:p><text:s/>197</text:p>
          </table:table-cell>
          <table:table-cell office:value-type="float" office:value="2.26280725936136" table:style-name="ce133">
            <text:p>2,3<text:s text:c="5"/></text:p>
          </table:table-cell>
          <table:table-cell office:value-type="float" office:value="241" table:style-name="ce134">
            <text:p><text:s/>241</text:p>
          </table:table-cell>
          <table:table-cell office:value-type="float" office:value="2.1647354711218902" table:style-name="ce135">
            <text:p>2,2<text:s text:c="5"/></text:p>
          </table:table-cell>
          <table:table-cell office:value-type="float" office:value="161" table:style-name="ce134">
            <text:p><text:s/>161</text:p>
          </table:table-cell>
          <table:table-cell office:value-type="float" office:value="2.1181423496908303" table:style-name="ce135">
            <text:p>2,1<text:s text:c="5"/></text:p>
          </table:table-cell>
          <table:table-cell office:value-type="float" office:value="-44" table:style-name="ce120">
            <text:p><text:s/>- 44</text:p>
          </table:table-cell>
          <table:table-cell office:value-type="float" office:value="-18.257261410788381" table:style-name="ce121">
            <text:p>-18,3<text:s text:c="3"/></text:p>
          </table:table-cell>
          <table:table-cell office:value-type="float" office:value="36" table:style-name="ce120">
            <text:p>+ 36</text:p>
          </table:table-cell>
          <table:table-cell office:value-type="float" office:value="22.36024844720497" table:style-name="ce121">
            <text:p>+22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3">
            <text:p>Comércio por grosso e a retalho</text:p>
          </table:table-cell>
          <table:table-cell office:value-type="float" office:value="1106" table:style-name="ce116">
            <text:p>1 106</text:p>
          </table:table-cell>
          <table:table-cell office:value-type="float" office:value="12.703882379967837" table:style-name="ce133">
            <text:p>12,7<text:s text:c="5"/></text:p>
          </table:table-cell>
          <table:table-cell office:value-type="float" office:value="1498" table:style-name="ce134">
            <text:p>1 498</text:p>
          </table:table-cell>
          <table:table-cell office:value-type="float" office:value="13.455492679421541" table:style-name="ce135">
            <text:p>13,5<text:s text:c="5"/></text:p>
          </table:table-cell>
          <table:table-cell office:value-type="float" office:value="1009" table:style-name="ce134">
            <text:p>1 009</text:p>
          </table:table-cell>
          <table:table-cell office:value-type="float" office:value="13.274569135640046" table:style-name="ce135">
            <text:p>13,3<text:s text:c="5"/></text:p>
          </table:table-cell>
          <table:table-cell office:value-type="float" office:value="-392" table:style-name="ce120">
            <text:p><text:s/>- 392</text:p>
          </table:table-cell>
          <table:table-cell office:value-type="float" office:value="-26.168224299065418" table:style-name="ce121">
            <text:p>-26,2<text:s text:c="3"/></text:p>
          </table:table-cell>
          <table:table-cell office:value-type="float" office:value="97" table:style-name="ce120">
            <text:p>+ 97</text:p>
          </table:table-cell>
          <table:table-cell office:value-type="float" office:value="9.6134786917740342" table:style-name="ce121">
            <text:p>+9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Transportes e armazenagem</text:p>
          </table:table-cell>
          <table:table-cell office:value-type="float" office:value="175" table:style-name="ce116">
            <text:p><text:s/>175</text:p>
          </table:table-cell>
          <table:table-cell office:value-type="float" office:value="2.0101079715138983" table:style-name="ce153">
            <text:p>2,0<text:s text:c="5"/></text:p>
          </table:table-cell>
          <table:table-cell office:value-type="float" office:value="185" table:style-name="ce134">
            <text:p><text:s/>185</text:p>
          </table:table-cell>
          <table:table-cell office:value-type="float" office:value="1.6617263989939817" table:style-name="ce155">
            <text:p>1,7<text:s text:c="5"/></text:p>
          </table:table-cell>
          <table:table-cell office:value-type="float" office:value="116" table:style-name="ce134">
            <text:p><text:s/>116</text:p>
          </table:table-cell>
          <table:table-cell office:value-type="float" office:value="1.5261149848704116" table:style-name="ce155">
            <text:p>1,5<text:s text:c="5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5.4054054054054053" table:style-name="ce121">
            <text:p>-5,4<text:s text:c="3"/></text:p>
          </table:table-cell>
          <table:table-cell office:value-type="float" office:value="59" table:style-name="ce120">
            <text:p>+ 59</text:p>
          </table:table-cell>
          <table:table-cell office:value-type="float" office:value="50.862068965517238" table:style-name="ce121">
            <text:p>+50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lojamento, restauração e similares</text:p>
          </table:table-cell>
          <table:table-cell office:value-type="float" office:value="1035" table:style-name="ce116">
            <text:p>1 035</text:p>
          </table:table-cell>
          <table:table-cell office:value-type="float" office:value="11.888352860096486" table:style-name="ce133">
            <text:p>11,9<text:s text:c="5"/></text:p>
          </table:table-cell>
          <table:table-cell office:value-type="float" office:value="1377" table:style-name="ce134">
            <text:p>1 377</text:p>
          </table:table-cell>
          <table:table-cell office:value-type="float" office:value="12.368633791430881" table:style-name="ce135">
            <text:p>12,4<text:s text:c="5"/></text:p>
          </table:table-cell>
          <table:table-cell office:value-type="float" office:value="590" table:style-name="ce134">
            <text:p><text:s/>590</text:p>
          </table:table-cell>
          <table:table-cell office:value-type="float" office:value="7.7621365609788189" table:style-name="ce135">
            <text:p>7,8<text:s text:c="5"/></text:p>
          </table:table-cell>
          <table:table-cell office:value-type="float" office:value="-342" table:style-name="ce120">
            <text:p><text:s/>- 342</text:p>
          </table:table-cell>
          <table:table-cell office:value-type="float" office:value="-24.836601307189543" table:style-name="ce121">
            <text:p>-24,8<text:s text:c="3"/></text:p>
          </table:table-cell>
          <table:table-cell office:value-type="float" office:value="445" table:style-name="ce120">
            <text:p>+ 445</text:p>
          </table:table-cell>
          <table:table-cell office:value-type="float" office:value="75.423728813559322" table:style-name="ce121">
            <text:p>+75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294" table:style-name="ce116">
            <text:p><text:s/>294</text:p>
          </table:table-cell>
          <table:table-cell office:value-type="float" office:value="3.3769813921433496" table:style-name="ce133">
            <text:p>3,4<text:s text:c="5"/></text:p>
          </table:table-cell>
          <table:table-cell office:value-type="float" office:value="212" table:style-name="ce134">
            <text:p><text:s/>212</text:p>
          </table:table-cell>
          <table:table-cell office:value-type="float" office:value="1.9042486301985091" table:style-name="ce135">
            <text:p>1,9<text:s text:c="5"/></text:p>
          </table:table-cell>
          <table:table-cell office:value-type="float" office:value="219" table:style-name="ce134">
            <text:p><text:s/>219</text:p>
          </table:table-cell>
          <table:table-cell office:value-type="float" office:value="2.8811998421260361" table:style-name="ce135">
            <text:p>2,9<text:s text:c="5"/></text:p>
          </table:table-cell>
          <table:table-cell office:value-type="float" office:value="82" table:style-name="ce120">
            <text:p>+ 82</text:p>
          </table:table-cell>
          <table:table-cell office:value-type="float" office:value="38.679245283018872" table:style-name="ce121">
            <text:p>+38,7<text:s text:c="3"/></text:p>
          </table:table-cell>
          <table:table-cell office:value-type="float" office:value="75" table:style-name="ce120">
            <text:p>+ 75</text:p>
          </table:table-cell>
          <table:table-cell office:value-type="float" office:value="34.246575342465754" table:style-name="ce121">
            <text:p>+34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tividades financeiras e de seguros</text:p>
          </table:table-cell>
          <table:table-cell office:value-type="float" office:value="42" table:style-name="ce116">
            <text:p><text:s/>42</text:p>
          </table:table-cell>
          <table:table-cell office:value-type="float" office:value="0.48242591316333561" table:style-name="ce133">
            <text:p>0,5<text:s text:c="5"/></text:p>
          </table:table-cell>
          <table:table-cell office:value-type="float" office:value="40" table:style-name="ce134">
            <text:p><text:s/>40</text:p>
          </table:table-cell>
          <table:table-cell office:value-type="float" office:value="0.35929219437707716" table:style-name="ce135">
            <text:p>0,4<text:s text:c="5"/></text:p>
          </table:table-cell>
          <table:table-cell office:value-type="float" office:value="46" table:style-name="ce134">
            <text:p><text:s/>46</text:p>
          </table:table-cell>
          <table:table-cell office:value-type="float" office:value="0.60518352848309431" table:style-name="ce135">
            <text:p>0,6<text:s text:c="5"/></text:p>
          </table:table-cell>
          <table:table-cell office:value-type="float" office:value="2" table:style-name="ce120">
            <text:p>+ 2</text:p>
          </table:table-cell>
          <table:table-cell office:value-type="float" office:value="5" table:style-name="ce121">
            <text:p>+5,0<text:s text:c="3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8.695652173913043" table:style-name="ce121">
            <text:p>-8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1260" table:style-name="ce116">
            <text:p>1 260</text:p>
          </table:table-cell>
          <table:table-cell office:value-type="float" office:value="14.472777394900069" table:style-name="ce133">
            <text:p>14,5<text:s text:c="5"/></text:p>
          </table:table-cell>
          <table:table-cell office:value-type="float" office:value="1761" table:style-name="ce134">
            <text:p>1 761</text:p>
          </table:table-cell>
          <table:table-cell office:value-type="float" office:value="15.817838857450822" table:style-name="ce135">
            <text:p>15,8<text:s text:c="5"/></text:p>
          </table:table-cell>
          <table:table-cell office:value-type="float" office:value="1641" table:style-name="ce134">
            <text:p>1 641</text:p>
          </table:table-cell>
          <table:table-cell office:value-type="float" office:value="21.589264570451256" table:style-name="ce135">
            <text:p>21,6<text:s text:c="5"/></text:p>
          </table:table-cell>
          <table:table-cell office:value-type="float" office:value="-501" table:style-name="ce120">
            <text:p><text:s/>- 501</text:p>
          </table:table-cell>
          <table:table-cell office:value-type="float" office:value="-28.449744463373083" table:style-name="ce121">
            <text:p>-28,4<text:s text:c="3"/></text:p>
          </table:table-cell>
          <table:table-cell office:value-type="float" office:value="-381" table:style-name="ce120">
            <text:p><text:s/>- 381</text:p>
          </table:table-cell>
          <table:table-cell office:value-type="float" office:value="-23.217550274223033" table:style-name="ce121">
            <text:p>-23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607" table:style-name="ce116">
            <text:p><text:s/>607</text:p>
          </table:table-cell>
          <table:table-cell office:value-type="float" office:value="6.9722030783367792" table:style-name="ce133">
            <text:p>7,0<text:s text:c="5"/></text:p>
          </table:table-cell>
          <table:table-cell office:value-type="float" office:value="661" table:style-name="ce134">
            <text:p><text:s/>661</text:p>
          </table:table-cell>
          <table:table-cell office:value-type="float" office:value="5.9373035120811997" table:style-name="ce135">
            <text:p>5,9<text:s text:c="5"/></text:p>
          </table:table-cell>
          <table:table-cell office:value-type="float" office:value="481" table:style-name="ce134">
            <text:p><text:s/>481</text:p>
          </table:table-cell>
          <table:table-cell office:value-type="float" office:value="6.3281147217471387" table:style-name="ce135">
            <text:p>6,3<text:s text:c="5"/></text:p>
          </table:table-cell>
          <table:table-cell office:value-type="float" office:value="-54" table:style-name="ce120">
            <text:p><text:s/>- 54</text:p>
          </table:table-cell>
          <table:table-cell office:value-type="float" office:value="-8.1694402420574885" table:style-name="ce121">
            <text:p>-8,2<text:s text:c="3"/></text:p>
          </table:table-cell>
          <table:table-cell office:value-type="float" office:value="126" table:style-name="ce120">
            <text:p>+ 126</text:p>
          </table:table-cell>
          <table:table-cell office:value-type="float" office:value="26.195426195426197" table:style-name="ce121">
            <text:p>+26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3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978" table:style-name="ce116">
            <text:p><text:s/>978</text:p>
          </table:table-cell>
          <table:table-cell office:value-type="float" office:value="11.233631977946244" table:style-name="ce133">
            <text:p>11,2<text:s text:c="5"/></text:p>
          </table:table-cell>
          <table:table-cell office:value-type="float" office:value="1142" table:style-name="ce134">
            <text:p>1 142</text:p>
          </table:table-cell>
          <table:table-cell office:value-type="float" office:value="10.257792149465553" table:style-name="ce135">
            <text:p>10,3<text:s text:c="5"/></text:p>
          </table:table-cell>
          <table:table-cell office:value-type="float" office:value="899" table:style-name="ce134">
            <text:p><text:s/>899</text:p>
          </table:table-cell>
          <table:table-cell office:value-type="float" office:value="11.827391132745692" table:style-name="ce135">
            <text:p>11,8<text:s text:c="5"/></text:p>
          </table:table-cell>
          <table:table-cell office:value-type="float" office:value="-164" table:style-name="ce120">
            <text:p><text:s/>- 164</text:p>
          </table:table-cell>
          <table:table-cell office:value-type="float" office:value="-14.360770577933449" table:style-name="ce121">
            <text:p>-14,4<text:s text:c="3"/></text:p>
          </table:table-cell>
          <table:table-cell office:value-type="float" office:value="79" table:style-name="ce120">
            <text:p>+ 79</text:p>
          </table:table-cell>
          <table:table-cell office:value-type="float" office:value="8.7875417130144609" table:style-name="ce121">
            <text:p>+8,8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Outras atividades de serviços</text:p>
          </table:table-cell>
          <table:table-cell office:value-type="float" office:value="405" table:style-name="ce116">
            <text:p><text:s/>405</text:p>
          </table:table-cell>
          <table:table-cell office:value-type="float" office:value="4.6519641626464505" table:style-name="ce133">
            <text:p>4,7<text:s text:c="5"/></text:p>
          </table:table-cell>
          <table:table-cell office:value-type="float" office:value="408" table:style-name="ce134">
            <text:p><text:s/>408</text:p>
          </table:table-cell>
          <table:table-cell office:value-type="float" office:value="3.6647803826461871" table:style-name="ce135">
            <text:p>3,7<text:s text:c="5"/></text:p>
          </table:table-cell>
          <table:table-cell office:value-type="float" office:value="289" table:style-name="ce134">
            <text:p><text:s/>289</text:p>
          </table:table-cell>
          <table:table-cell office:value-type="float" office:value="3.8021312985133533" table:style-name="ce135">
            <text:p>3,8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0.73529411764705876" table:style-name="ce121">
            <text:p>-0,7<text:s text:c="3"/></text:p>
          </table:table-cell>
          <table:table-cell office:value-type="float" office:value="116" table:style-name="ce120">
            <text:p>+ 116</text:p>
          </table:table-cell>
          <table:table-cell office:value-type="float" office:value="40.13840830449827" table:style-name="ce121">
            <text:p>+40,1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52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523">
            <text:p>-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39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4">
          <table:table-cell/>
          <table:table-cell office:value-type="string" table:style-name="ce364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0139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65943in" svg:y="6.13891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67471in" svg:y="5.00758in" svg:width="0.06865in" svg:height="0.20952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9" table:style-name="ce1"/>
          <table:table-cell table:style-name="ce369"/>
          <table:table-cell table:number-columns-repeated="16373" table:style-name="ce1"/>
        </table:table-row>
        <table:table-row table:number-rows-repeated="4" table:style-name="ro14">
          <table:table-cell table:number-columns-repeated="16384"/>
        </table:table-row>
        <table:table-row table:style-name="ro50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style-name="ro27">
          <table:table-cell table:style-name="ce26"/>
          <table:table-cell table:number-columns-repeated="12" table:style-name="ce1"/>
          <table:table-cell table:number-columns-repeated="5" table:style-name="ce12"/>
          <table:table-cell table:number-columns-repeated="16366" table:style-name="ce1"/>
        </table:table-row>
        <table:table-row table:style-name="ro14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number-rows-repeated="2" table:style-name="ro43">
          <table:table-cell table:number-columns-repeated="12" table:style-name="ce1"/>
          <table:table-cell table:number-columns-repeated="6" table:style-name="ce15"/>
          <table:table-cell table:number-columns-repeated="16366" table:style-name="ce1"/>
        </table:table-row>
        <table:table-row table:style-name="ro43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38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20">
          <table:table-cell table:number-columns-repeated="12" table:style-name="ce1"/>
          <table:table-cell table:style-name="ce19"/>
          <table:table-cell table:style-name="ce12"/>
          <table:table-cell table:number-columns-repeated="4" table:style-name="ce17"/>
          <table:table-cell table:number-columns-repeated="16366" table:style-name="ce1"/>
        </table:table-row>
        <table:table-row table:style-name="ro20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0">
          <table:table-cell table:number-columns-repeated="12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20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20">
          <table:table-cell table:number-columns-repeated="12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2" table:style-name="ro20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46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4">
          <table:table-cell table:number-columns-repeated="16384"/>
        </table:table-row>
        <table:table-row table:style-name="ro37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4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11">
        <table:table-column table:style-name="co13" table:default-cell-style-name="ce1" table:visibility="collapse"/>
        <table:table-column table:style-name="co64" table:default-cell-style-name="ce1"/>
        <table:table-column table:style-name="co39" table:default-cell-style-name="ce1"/>
        <table:table-column table:style-name="co30" table:default-cell-style-name="ce1"/>
        <table:table-column table:style-name="co39" table:default-cell-style-name="ce58"/>
        <table:table-column table:style-name="co57" table:default-cell-style-name="ce58"/>
        <table:table-column table:style-name="co21" table:default-cell-style-name="ce1"/>
        <table:table-column table:style-name="co57" table:default-cell-style-name="ce1"/>
        <table:table-column table:style-name="co27" table:default-cell-style-name="ce1"/>
        <table:table-column table:style-name="co31" table:default-cell-style-name="ce1"/>
        <table:table-column table:style-name="co57" table:default-cell-style-name="ce1"/>
        <table:table-column table:style-name="co31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73903in" svg:height="0.648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4482in" svg:y="0.29761in" svg:width="2.08998in" svg:height="0.51168in">
                <draw:text-box>
                  <text:p text:style-name="a107" text:class-names="" text:cond-style-name=""><text:span text:style-name="a105" text:class-names="">DEZEMBRO 2021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/>
          <table:table-cell table:style-name="ce1">
            <draw:frame draw:z-index="1" draw:id="id34" draw:style-name="a103" draw:name="Text Box 122" svg:x="0in" svg:y="0in" svg:width="0.97917in" svg:height="0.313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4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4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34">
          <table:table-cell table:style-name="ce26"/>
          <table:table-cell office:value-type="string" table:style-name="ce160">
            <text:p><text:s/>Quadro 11 - <text:s/>COLOCAÇÕES EFETUADAS, <text:s text:c="2"/>POR <text:s/>REGIÕES<text:s text:c="3"/></text:p>
          </table:table-cell>
          <table:table-cell table:number-columns-repeated="10" table:style-name="ce106"/>
          <table:table-cell table:number-columns-repeated="16372" table:style-name="ce1"/>
        </table:table-row>
        <table:table-row table:style-name="ro34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0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4">
          <table:table-cell table:style-name="ce1"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49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4">
          <table:table-cell table:style-name="ce1"/>
          <table:table-cell table:style-name="ce28"/>
          <table:table-cell office:value-type="string" table:style-name="ce178">
            <text:p>DEZEMBR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0">
            <text:p>Mês <text:s/>anterior</text:p>
          </table:table-cell>
          <table:covered-table-cell/>
          <table:table-cell office:value-type="string" table:number-columns-spanned="2" table:number-rows-spanned="1" table:style-name="ce551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4">
          <table:table-cell table:style-name="ce1"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39">
          <table:table-cell table:style-name="ce1"/>
          <table:table-cell table:style-name="ce341"/>
          <table:table-cell table:style-name="ce352"/>
          <table:table-cell table:style-name="ce342"/>
          <table:table-cell table:style-name="ce356"/>
          <table:table-cell table:style-name="ce343"/>
          <table:table-cell table:style-name="ce356"/>
          <table:table-cell table:style-name="ce343"/>
          <table:table-cell table:style-name="ce344"/>
          <table:table-cell table:number-columns-repeated="3" table:style-name="ce345"/>
          <table:table-cell table:style-name="ce16"/>
          <table:table-cell table:number-columns-repeated="16371" table:style-name="ce1"/>
        </table:table-row>
        <table:table-row table:style-name="ro20">
          <table:table-cell table:style-name="ce1"/>
          <table:table-cell office:value-type="string" table:style-name="ce346">
            <text:p>PORTUGAL</text:p>
          </table:table-cell>
          <table:table-cell office:value-type="float" office:value="6270" table:style-name="ce353">
            <text:p>6 270</text:p>
          </table:table-cell>
          <table:table-cell office:value-type="float" office:value="99.999999999999986" table:style-name="ce335">
            <text:p>100,0<text:s text:c="5"/></text:p>
          </table:table-cell>
          <table:table-cell office:value-type="float" office:value="7616" table:style-name="ce357">
            <text:p>7 616</text:p>
          </table:table-cell>
          <table:table-cell office:value-type="float" office:value="100" table:style-name="ce336">
            <text:p>100,0<text:s text:c="5"/></text:p>
          </table:table-cell>
          <table:table-cell office:value-type="float" office:value="4632" table:style-name="ce357">
            <text:p>4 632</text:p>
          </table:table-cell>
          <table:table-cell office:value-type="float" office:value="100" table:style-name="ce337">
            <text:p>100,0<text:s text:c="5"/></text:p>
          </table:table-cell>
          <table:table-cell office:value-type="float" office:value="-1346" table:style-name="ce113">
            <text:p><text:s/>-1 346</text:p>
          </table:table-cell>
          <table:table-cell office:value-type="float" office:value="-17.673319327731093" table:style-name="ce114">
            <text:p>-17,7<text:s text:c="3"/></text:p>
          </table:table-cell>
          <table:table-cell office:value-type="float" office:value="1638" table:style-name="ce113">
            <text:p>+1 638</text:p>
          </table:table-cell>
          <table:table-cell office:value-type="float" office:value="35.362694300518136" table:style-name="ce114">
            <text:p>+35,4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18">
          <table:table-cell table:style-name="ce1"/>
          <table:table-cell office:value-type="string" table:style-name="ce360">
            <text:p>CONTINENTE</text:p>
          </table:table-cell>
          <table:table-cell office:value-type="float" office:value="5970" table:style-name="ce353">
            <text:p>5 970</text:p>
          </table:table-cell>
          <table:table-cell office:value-type="float" office:value="95.215311004784681" table:style-name="ce335">
            <text:p>95,2<text:s text:c="5"/></text:p>
          </table:table-cell>
          <table:table-cell office:value-type="float" office:value="7253" table:style-name="ce357">
            <text:p>7 253</text:p>
          </table:table-cell>
          <table:table-cell office:value-type="float" office:value="95.233718487394952" table:style-name="ce336">
            <text:p>95,2<text:s text:c="5"/></text:p>
          </table:table-cell>
          <table:table-cell office:value-type="float" office:value="4509" table:style-name="ce357">
            <text:p>4 509</text:p>
          </table:table-cell>
          <table:table-cell office:value-type="float" office:value="97.344559585492235" table:style-name="ce337">
            <text:p>97,3<text:s text:c="5"/></text:p>
          </table:table-cell>
          <table:table-cell office:value-type="float" office:value="-1283" table:style-name="ce113">
            <text:p><text:s/>-1 283</text:p>
          </table:table-cell>
          <table:table-cell office:value-type="float" office:value="-17.689232041913691" table:style-name="ce114">
            <text:p>-17,7<text:s text:c="3"/></text:p>
          </table:table-cell>
          <table:table-cell office:value-type="float" office:value="1461" table:style-name="ce113">
            <text:p>+1 461</text:p>
          </table:table-cell>
          <table:table-cell office:value-type="float" office:value="32.401862940785101" table:style-name="ce114">
            <text:p>+32,4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54">
          <table:table-cell table:style-name="ce1"/>
          <table:table-cell office:value-type="string" table:style-name="ce361">
            <text:p>Norte</text:p>
          </table:table-cell>
          <table:table-cell office:value-type="float" office:value="2728" table:style-name="ce354">
            <text:p>2 728</text:p>
          </table:table-cell>
          <table:table-cell office:value-type="float" office:value="43.508771929824562" table:style-name="ce338">
            <text:p>43,5<text:s text:c="5"/></text:p>
          </table:table-cell>
          <table:table-cell office:value-type="float" office:value="3087" table:style-name="ce358">
            <text:p>3 087</text:p>
          </table:table-cell>
          <table:table-cell office:value-type="float" office:value="40.533088235294116" table:style-name="ce339">
            <text:p>40,5<text:s text:c="5"/></text:p>
          </table:table-cell>
          <table:table-cell office:value-type="float" office:value="2017" table:style-name="ce358">
            <text:p>2 017</text:p>
          </table:table-cell>
          <table:table-cell office:value-type="float" office:value="43.544905008635574" table:style-name="ce340">
            <text:p>43,5<text:s text:c="5"/></text:p>
          </table:table-cell>
          <table:table-cell office:value-type="float" office:value="-359" table:style-name="ce120">
            <text:p><text:s/>- 359</text:p>
          </table:table-cell>
          <table:table-cell office:value-type="float" office:value="-11.629413670229997" table:style-name="ce121">
            <text:p>-11,6<text:s text:c="3"/></text:p>
          </table:table-cell>
          <table:table-cell office:value-type="float" office:value="711" table:style-name="ce120">
            <text:p>+ 711</text:p>
          </table:table-cell>
          <table:table-cell office:value-type="float" office:value="35.2503718393654" table:style-name="ce121">
            <text:p>+35,3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20">
          <table:table-cell table:style-name="ce1"/>
          <table:table-cell office:value-type="string" table:style-name="ce361">
            <text:p>Centro</text:p>
          </table:table-cell>
          <table:table-cell office:value-type="float" office:value="1236" table:style-name="ce354">
            <text:p>1 236</text:p>
          </table:table-cell>
          <table:table-cell office:value-type="float" office:value="19.71291866028708" table:style-name="ce338">
            <text:p>19,7<text:s text:c="5"/></text:p>
          </table:table-cell>
          <table:table-cell office:value-type="float" office:value="1745" table:style-name="ce358">
            <text:p>1 745</text:p>
          </table:table-cell>
          <table:table-cell office:value-type="float" office:value="22.912289915966387" table:style-name="ce339">
            <text:p>22,9<text:s text:c="5"/></text:p>
          </table:table-cell>
          <table:table-cell office:value-type="float" office:value="1105" table:style-name="ce358">
            <text:p>1 105</text:p>
          </table:table-cell>
          <table:table-cell office:value-type="float" office:value="23.855785837651123" table:style-name="ce340">
            <text:p>23,9<text:s text:c="5"/></text:p>
          </table:table-cell>
          <table:table-cell office:value-type="float" office:value="-509" table:style-name="ce120">
            <text:p><text:s/>- 509</text:p>
          </table:table-cell>
          <table:table-cell office:value-type="float" office:value="-29.169054441260744" table:style-name="ce121">
            <text:p>-29,2<text:s text:c="3"/></text:p>
          </table:table-cell>
          <table:table-cell office:value-type="float" office:value="131" table:style-name="ce120">
            <text:p>+ 131</text:p>
          </table:table-cell>
          <table:table-cell office:value-type="float" office:value="11.855203619909501" table:style-name="ce121">
            <text:p>+11,9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20">
          <table:table-cell/>
          <table:table-cell office:value-type="string" table:style-name="ce361">
            <text:p>Lisboa V. Tejo</text:p>
          </table:table-cell>
          <table:table-cell office:value-type="float" office:value="1584" table:style-name="ce354">
            <text:p>1 584</text:p>
          </table:table-cell>
          <table:table-cell office:value-type="float" office:value="25.263157894736842" table:style-name="ce338">
            <text:p>25,3<text:s text:c="5"/></text:p>
          </table:table-cell>
          <table:table-cell office:value-type="float" office:value="1793" table:style-name="ce358">
            <text:p>1 793</text:p>
          </table:table-cell>
          <table:table-cell office:value-type="float" office:value="23.542542016806721" table:style-name="ce339">
            <text:p>23,5<text:s text:c="5"/></text:p>
          </table:table-cell>
          <table:table-cell office:value-type="float" office:value="1089" table:style-name="ce358">
            <text:p>1 089</text:p>
          </table:table-cell>
          <table:table-cell office:value-type="float" office:value="23.510362694300518" table:style-name="ce340">
            <text:p>23,5<text:s text:c="5"/></text:p>
          </table:table-cell>
          <table:table-cell office:value-type="float" office:value="-209" table:style-name="ce120">
            <text:p><text:s/>- 209</text:p>
          </table:table-cell>
          <table:table-cell office:value-type="float" office:value="-11.656441717791409" table:style-name="ce121">
            <text:p>-11,7<text:s text:c="3"/></text:p>
          </table:table-cell>
          <table:table-cell office:value-type="float" office:value="495" table:style-name="ce120">
            <text:p>+ 495</text:p>
          </table:table-cell>
          <table:table-cell office:value-type="float" office:value="45.454545454545453" table:style-name="ce121">
            <text:p>+45,5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0">
          <table:table-cell/>
          <table:table-cell office:value-type="string" table:style-name="ce361">
            <text:p>Alentejo</text:p>
          </table:table-cell>
          <table:table-cell office:value-type="float" office:value="249" table:style-name="ce354">
            <text:p><text:s/>249</text:p>
          </table:table-cell>
          <table:table-cell office:value-type="float" office:value="3.9712918660287082" table:style-name="ce338">
            <text:p>4,0<text:s text:c="5"/></text:p>
          </table:table-cell>
          <table:table-cell office:value-type="float" office:value="372" table:style-name="ce358">
            <text:p><text:s/>372</text:p>
          </table:table-cell>
          <table:table-cell office:value-type="float" office:value="4.8844537815126055" table:style-name="ce339">
            <text:p>4,9<text:s text:c="5"/></text:p>
          </table:table-cell>
          <table:table-cell office:value-type="float" office:value="189" table:style-name="ce358">
            <text:p><text:s/>189</text:p>
          </table:table-cell>
          <table:table-cell office:value-type="float" office:value="4.0803108808290158" table:style-name="ce340">
            <text:p>4,1<text:s text:c="5"/></text:p>
          </table:table-cell>
          <table:table-cell office:value-type="float" office:value="-123" table:style-name="ce120">
            <text:p><text:s/>- 123</text:p>
          </table:table-cell>
          <table:table-cell office:value-type="float" office:value="-33.064516129032256" table:style-name="ce121">
            <text:p>-33,1<text:s text:c="3"/></text:p>
          </table:table-cell>
          <table:table-cell office:value-type="float" office:value="60" table:style-name="ce120">
            <text:p>+ 60</text:p>
          </table:table-cell>
          <table:table-cell office:value-type="float" office:value="31.746031746031743" table:style-name="ce121">
            <text:p>+31,7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0">
          <table:table-cell/>
          <table:table-cell office:value-type="string" table:style-name="ce361">
            <text:p>Algarve</text:p>
          </table:table-cell>
          <table:table-cell office:value-type="float" office:value="173" table:style-name="ce354">
            <text:p><text:s/>173</text:p>
          </table:table-cell>
          <table:table-cell office:value-type="float" office:value="2.7591706539074958" table:style-name="ce338">
            <text:p>2,8<text:s text:c="5"/></text:p>
          </table:table-cell>
          <table:table-cell office:value-type="float" office:value="256" table:style-name="ce358">
            <text:p><text:s/>256</text:p>
          </table:table-cell>
          <table:table-cell office:value-type="float" office:value="3.3613445378151261" table:style-name="ce339">
            <text:p>3,4<text:s text:c="5"/></text:p>
          </table:table-cell>
          <table:table-cell office:value-type="float" office:value="109" table:style-name="ce358">
            <text:p><text:s/>109</text:p>
          </table:table-cell>
          <table:table-cell office:value-type="float" office:value="2.3531951640759932" table:style-name="ce340">
            <text:p>2,4<text:s text:c="5"/></text:p>
          </table:table-cell>
          <table:table-cell office:value-type="float" office:value="-83" table:style-name="ce120">
            <text:p><text:s/>- 83</text:p>
          </table:table-cell>
          <table:table-cell office:value-type="float" office:value="-32.421875" table:style-name="ce121">
            <text:p>-32,4<text:s text:c="3"/></text:p>
          </table:table-cell>
          <table:table-cell office:value-type="float" office:value="64" table:style-name="ce120">
            <text:p>+ 64</text:p>
          </table:table-cell>
          <table:table-cell office:value-type="float" office:value="58.715596330275233" table:style-name="ce121">
            <text:p>+58,7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">
          <table:table-cell/>
          <table:table-cell office:value-type="string" table:style-name="ce360">
            <text:p>REG.AUTÓNOMAS</text:p>
          </table:table-cell>
          <table:table-cell office:value-type="float" office:value="300" table:style-name="ce353">
            <text:p><text:s/>300</text:p>
          </table:table-cell>
          <table:table-cell office:value-type="float" office:value="4.7846889952153111" table:style-name="ce335">
            <text:p>4,8<text:s text:c="5"/></text:p>
          </table:table-cell>
          <table:table-cell office:value-type="float" office:value="363" table:style-name="ce357">
            <text:p><text:s/>363</text:p>
          </table:table-cell>
          <table:table-cell office:value-type="float" office:value="4.7662815126050422" table:style-name="ce336">
            <text:p>4,8<text:s text:c="5"/></text:p>
          </table:table-cell>
          <table:table-cell office:value-type="float" office:value="123" table:style-name="ce357">
            <text:p><text:s/>123</text:p>
          </table:table-cell>
          <table:table-cell office:value-type="float" office:value="2.6554404145077721" table:style-name="ce337">
            <text:p>2,7<text:s text:c="5"/></text:p>
          </table:table-cell>
          <table:table-cell office:value-type="float" office:value="-63" table:style-name="ce113">
            <text:p><text:s/>- 63</text:p>
          </table:table-cell>
          <table:table-cell office:value-type="float" office:value="-17.355371900826448" table:style-name="ce114">
            <text:p>-17,4<text:s text:c="3"/></text:p>
          </table:table-cell>
          <table:table-cell office:value-type="float" office:value="177" table:style-name="ce113">
            <text:p>+ 177</text:p>
          </table:table-cell>
          <table:table-cell office:value-type="float" office:value="143.90243902439025" table:style-name="ce114">
            <text:p>+143,9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7">
          <table:table-cell/>
          <table:table-cell office:value-type="string" table:style-name="ce361">
            <text:p>Açores</text:p>
          </table:table-cell>
          <table:table-cell office:value-type="float" office:value="146" table:style-name="ce354">
            <text:p><text:s/>146</text:p>
          </table:table-cell>
          <table:table-cell office:value-type="float" office:value="2.328548644338118" table:style-name="ce338">
            <text:p>2,3<text:s text:c="5"/></text:p>
          </table:table-cell>
          <table:table-cell office:value-type="float" office:value="178" table:style-name="ce358">
            <text:p><text:s/>178</text:p>
          </table:table-cell>
          <table:table-cell office:value-type="float" office:value="2.33718487394958" table:style-name="ce339">
            <text:p>2,3<text:s text:c="5"/></text:p>
          </table:table-cell>
          <table:table-cell office:value-type="float" office:value="71" table:style-name="ce358">
            <text:p><text:s/>71</text:p>
          </table:table-cell>
          <table:table-cell office:value-type="float" office:value="1.5328151986183074" table:style-name="ce340">
            <text:p>1,5<text:s text:c="5"/></text:p>
          </table:table-cell>
          <table:table-cell office:value-type="float" office:value="-32" table:style-name="ce120">
            <text:p><text:s/>- 32</text:p>
          </table:table-cell>
          <table:table-cell office:value-type="float" office:value="-17.977528089887642" table:style-name="ce121">
            <text:p>-18,0<text:s text:c="3"/></text:p>
          </table:table-cell>
          <table:table-cell office:value-type="float" office:value="75" table:style-name="ce120">
            <text:p>+ 75</text:p>
          </table:table-cell>
          <table:table-cell office:value-type="float" office:value="105.63380281690141" table:style-name="ce121">
            <text:p>+105,6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0">
          <table:table-cell/>
          <table:table-cell office:value-type="string" table:style-name="ce361">
            <text:p>Madeira</text:p>
          </table:table-cell>
          <table:table-cell office:value-type="float" office:value="154" table:style-name="ce354">
            <text:p><text:s/>154</text:p>
          </table:table-cell>
          <table:table-cell office:value-type="float" office:value="2.4561403508771931" table:style-name="ce338">
            <text:p>2,5<text:s text:c="5"/></text:p>
          </table:table-cell>
          <table:table-cell office:value-type="float" office:value="185" table:style-name="ce358">
            <text:p><text:s/>185</text:p>
          </table:table-cell>
          <table:table-cell office:value-type="float" office:value="2.4290966386554622" table:style-name="ce339">
            <text:p>2,4<text:s text:c="5"/></text:p>
          </table:table-cell>
          <table:table-cell office:value-type="float" office:value="52" table:style-name="ce358">
            <text:p><text:s/>52</text:p>
          </table:table-cell>
          <table:table-cell office:value-type="float" office:value="1.1226252158894647" table:style-name="ce340">
            <text:p>1,1<text:s text:c="5"/></text:p>
          </table:table-cell>
          <table:table-cell office:value-type="float" office:value="-31" table:style-name="ce120">
            <text:p><text:s/>- 31</text:p>
          </table:table-cell>
          <table:table-cell office:value-type="float" office:value="-16.756756756756758" table:style-name="ce121">
            <text:p>-16,8<text:s text:c="3"/></text:p>
          </table:table-cell>
          <table:table-cell office:value-type="float" office:value="102" table:style-name="ce120">
            <text:p>+ 102</text:p>
          </table:table-cell>
          <table:table-cell office:value-type="float" office:value="196.15384615384613" table:style-name="ce121">
            <text:p>+196,2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53">
          <table:table-cell/>
          <table:table-cell table:style-name="ce347"/>
          <table:table-cell table:style-name="ce355"/>
          <table:table-cell table:style-name="ce323"/>
          <table:table-cell table:style-name="ce359"/>
          <table:table-cell table:style-name="ce348"/>
          <table:table-cell table:style-name="ce359"/>
          <table:table-cell table:style-name="ce349"/>
          <table:table-cell table:style-name="ce350"/>
          <table:table-cell table:style-name="ce351"/>
          <table:table-cell table:style-name="ce350"/>
          <table:table-cell table:style-name="ce351"/>
          <table:table-cell table:number-columns-repeated="16372" table:style-name="ce1"/>
        </table:table-row>
        <table:table-row table:style-name="ro53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53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34">
          <table:table-cell/>
          <table:table-cell office:value-type="string" table:style-name="ce160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6"/>
          <table:table-cell office:value-type="string" table:style-name="ce107">
            <text:p>CONTINENTE</text:p>
          </table:table-cell>
          <table:table-cell table:style-name="ce107"/>
          <table:table-cell table:number-columns-repeated="16372" table:style-name="ce1"/>
        </table:table-row>
        <table:table-row table:style-name="ro34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2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53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549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53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8">
            <text:p>DEZEMBR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50">
            <text:p>Mês <text:s/>anterior</text:p>
          </table:table-cell>
          <table:covered-table-cell/>
          <table:table-cell office:value-type="string" table:number-columns-spanned="2" table:number-rows-spanned="1" table:style-name="ce551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53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38">
          <table:table-cell/>
          <table:table-cell table:style-name="ce28"/>
          <table:table-cell table:style-name="ce102"/>
          <table:table-cell table:style-name="ce103"/>
          <table:table-cell table:style-name="ce100"/>
          <table:table-cell table:style-name="ce64"/>
          <table:table-cell table:style-name="ce59"/>
          <table:table-cell table:style-name="ce61"/>
          <table:table-cell table:style-name="ce318"/>
          <table:table-cell table:style-name="ce319"/>
          <table:table-cell table:style-name="ce318"/>
          <table:table-cell table:style-name="ce29"/>
          <table:table-cell table:number-columns-repeated="16372"/>
        </table:table-row>
        <table:table-row table:style-name="ro49">
          <table:table-cell/>
          <table:table-cell office:value-type="string" table:style-name="ce35">
            <text:p>Total</text:p>
          </table:table-cell>
          <table:table-cell office:value-type="float" office:value="5970" table:style-name="ce109">
            <text:p>5 970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7253" table:style-name="ce149">
            <text:p>7 253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4509" table:style-name="ce111">
            <text:p>4 509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283" table:style-name="ce315">
            <text:p><text:s/>-1 283</text:p>
          </table:table-cell>
          <table:table-cell office:value-type="float" office:value="-17.689232041913691" table:style-name="ce114">
            <text:p>-17,7<text:s text:c="3"/></text:p>
          </table:table-cell>
          <table:table-cell office:value-type="float" office:value="1461" table:style-name="ce315">
            <text:p>+1 461</text:p>
          </table:table-cell>
          <table:table-cell office:value-type="float" office:value="32.401862940785101" table:style-name="ce114">
            <text:p>+32,4<text:s text:c="3"/></text:p>
          </table:table-cell>
          <table:table-cell table:number-columns-repeated="16372"/>
        </table:table-row>
        <table:table-row table:style-name="ro12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63" table:style-name="ce116">
            <text:p><text:s/>63</text:p>
          </table:table-cell>
          <table:table-cell office:value-type="float" office:value="1.0552763819095476" table:style-name="ce117">
            <text:p>1,1<text:s text:c="5"/></text:p>
          </table:table-cell>
          <table:table-cell office:value-type="float" office:value="49" table:style-name="ce151">
            <text:p><text:s/>49</text:p>
          </table:table-cell>
          <table:table-cell office:value-type="float" office:value="0.67558251757893284" table:style-name="ce152">
            <text:p>0,7<text:s text:c="5"/></text:p>
          </table:table-cell>
          <table:table-cell office:value-type="float" office:value="39" table:style-name="ce118">
            <text:p><text:s/>39</text:p>
          </table:table-cell>
          <table:table-cell office:value-type="float" office:value="0.86493679308050564" table:style-name="ce119">
            <text:p>0,9<text:s text:c="5"/></text:p>
          </table:table-cell>
          <table:table-cell office:value-type="float" office:value="14" table:style-name="ce316">
            <text:p>+ 14</text:p>
          </table:table-cell>
          <table:table-cell office:value-type="float" office:value="28.571428571428569" table:style-name="ce121">
            <text:p>+28,6<text:s text:c="3"/></text:p>
          </table:table-cell>
          <table:table-cell office:value-type="float" office:value="24" table:style-name="ce316">
            <text:p>+ 24</text:p>
          </table:table-cell>
          <table:table-cell office:value-type="float" office:value="61.53846153846154" table:style-name="ce121">
            <text:p>+61,5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667" table:style-name="ce116">
            <text:p><text:s/>667</text:p>
          </table:table-cell>
          <table:table-cell office:value-type="float" office:value="11.172529313232831" table:style-name="ce117">
            <text:p>11,2<text:s text:c="5"/></text:p>
          </table:table-cell>
          <table:table-cell office:value-type="float" office:value="728" table:style-name="ce151">
            <text:p><text:s/>728</text:p>
          </table:table-cell>
          <table:table-cell office:value-type="float" office:value="10.03722597545843" table:style-name="ce152">
            <text:p>10,0<text:s text:c="5"/></text:p>
          </table:table-cell>
          <table:table-cell office:value-type="float" office:value="429" table:style-name="ce118">
            <text:p><text:s/>429</text:p>
          </table:table-cell>
          <table:table-cell office:value-type="float" office:value="9.5143047238855623" table:style-name="ce119">
            <text:p>9,5<text:s text:c="5"/></text:p>
          </table:table-cell>
          <table:table-cell office:value-type="float" office:value="-61" table:style-name="ce316">
            <text:p><text:s/>- 61</text:p>
          </table:table-cell>
          <table:table-cell office:value-type="float" office:value="-8.3791208791208778" table:style-name="ce121">
            <text:p>-8,4<text:s text:c="3"/></text:p>
          </table:table-cell>
          <table:table-cell office:value-type="float" office:value="238" table:style-name="ce316">
            <text:p>+ 238</text:p>
          </table:table-cell>
          <table:table-cell office:value-type="float" office:value="55.477855477855478" table:style-name="ce121">
            <text:p>+55,5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522" table:style-name="ce116">
            <text:p><text:s/>522</text:p>
          </table:table-cell>
          <table:table-cell office:value-type="float" office:value="8.7437185929648251" table:style-name="ce117">
            <text:p>8,7<text:s text:c="5"/></text:p>
          </table:table-cell>
          <table:table-cell office:value-type="float" office:value="578" table:style-name="ce151">
            <text:p><text:s/>578</text:p>
          </table:table-cell>
          <table:table-cell office:value-type="float" office:value="7.9691162277678194" table:style-name="ce152">
            <text:p>8,0<text:s text:c="5"/></text:p>
          </table:table-cell>
          <table:table-cell office:value-type="float" office:value="408" table:style-name="ce118">
            <text:p><text:s/>408</text:p>
          </table:table-cell>
          <table:table-cell office:value-type="float" office:value="9.0485695276114448" table:style-name="ce119">
            <text:p>9,0<text:s text:c="5"/></text:p>
          </table:table-cell>
          <table:table-cell office:value-type="float" office:value="-56" table:style-name="ce316">
            <text:p><text:s/>- 56</text:p>
          </table:table-cell>
          <table:table-cell office:value-type="float" office:value="-9.688581314878892" table:style-name="ce121">
            <text:p>-9,7<text:s text:c="3"/></text:p>
          </table:table-cell>
          <table:table-cell office:value-type="float" office:value="114" table:style-name="ce316">
            <text:p>+ 114</text:p>
          </table:table-cell>
          <table:table-cell office:value-type="float" office:value="27.941176470588236" table:style-name="ce121">
            <text:p>+27,9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42">
            <text:p>4- Pessoal administrativo</text:p>
          </table:table-cell>
          <table:table-cell office:value-type="float" office:value="650" table:style-name="ce116">
            <text:p><text:s/>650</text:p>
          </table:table-cell>
          <table:table-cell office:value-type="float" office:value="10.887772194304858" table:style-name="ce117">
            <text:p>10,9<text:s text:c="5"/></text:p>
          </table:table-cell>
          <table:table-cell office:value-type="float" office:value="783" table:style-name="ce151">
            <text:p><text:s/>783</text:p>
          </table:table-cell>
          <table:table-cell office:value-type="float" office:value="10.795532882944988" table:style-name="ce152">
            <text:p>10,8<text:s text:c="5"/></text:p>
          </table:table-cell>
          <table:table-cell office:value-type="float" office:value="505" table:style-name="ce118">
            <text:p><text:s/>505</text:p>
          </table:table-cell>
          <table:table-cell office:value-type="float" office:value="11.199822577068087" table:style-name="ce119">
            <text:p>11,2<text:s text:c="5"/></text:p>
          </table:table-cell>
          <table:table-cell office:value-type="float" office:value="-133" table:style-name="ce316">
            <text:p><text:s/>- 133</text:p>
          </table:table-cell>
          <table:table-cell office:value-type="float" office:value="-16.985951468710088" table:style-name="ce121">
            <text:p>-17,0<text:s text:c="3"/></text:p>
          </table:table-cell>
          <table:table-cell office:value-type="float" office:value="145" table:style-name="ce316">
            <text:p>+ 145</text:p>
          </table:table-cell>
          <table:table-cell office:value-type="float" office:value="28.71287128712871" table:style-name="ce121">
            <text:p>+28,7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1315" table:style-name="ce116">
            <text:p>1 315</text:p>
          </table:table-cell>
          <table:table-cell office:value-type="float" office:value="22.026800670016751" table:style-name="ce117">
            <text:p>22,0<text:s text:c="5"/></text:p>
          </table:table-cell>
          <table:table-cell office:value-type="float" office:value="1573" table:style-name="ce151">
            <text:p>1 573</text:p>
          </table:table-cell>
          <table:table-cell office:value-type="float" office:value="21.687577554115538" table:style-name="ce152">
            <text:p>21,7<text:s text:c="5"/></text:p>
          </table:table-cell>
          <table:table-cell office:value-type="float" office:value="869" table:style-name="ce118">
            <text:p><text:s/>869</text:p>
          </table:table-cell>
          <table:table-cell office:value-type="float" office:value="19.272565979152805" table:style-name="ce119">
            <text:p>19,3<text:s text:c="5"/></text:p>
          </table:table-cell>
          <table:table-cell office:value-type="float" office:value="-258" table:style-name="ce316">
            <text:p><text:s/>- 258</text:p>
          </table:table-cell>
          <table:table-cell office:value-type="float" office:value="-16.401780038143674" table:style-name="ce121">
            <text:p>-16,4<text:s text:c="3"/></text:p>
          </table:table-cell>
          <table:table-cell office:value-type="float" office:value="446" table:style-name="ce316">
            <text:p>+ 446</text:p>
          </table:table-cell>
          <table:table-cell office:value-type="float" office:value="51.323360184119679" table:style-name="ce121">
            <text:p>+51,3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83" table:style-name="ce116">
            <text:p><text:s/>83</text:p>
          </table:table-cell>
          <table:table-cell office:value-type="float" office:value="1.3902847571189278" table:style-name="ce117">
            <text:p>1,4<text:s text:c="5"/></text:p>
          </table:table-cell>
          <table:table-cell office:value-type="float" office:value="167" table:style-name="ce151">
            <text:p><text:s/>167</text:p>
          </table:table-cell>
          <table:table-cell office:value-type="float" office:value="2.3024955190955465" table:style-name="ce152">
            <text:p>2,3<text:s text:c="5"/></text:p>
          </table:table-cell>
          <table:table-cell office:value-type="float" office:value="84" table:style-name="ce118">
            <text:p><text:s/>84</text:p>
          </table:table-cell>
          <table:table-cell office:value-type="float" office:value="1.8629407850964737" table:style-name="ce119">
            <text:p>1,9<text:s text:c="5"/></text:p>
          </table:table-cell>
          <table:table-cell office:value-type="float" office:value="-84" table:style-name="ce316">
            <text:p><text:s/>- 84</text:p>
          </table:table-cell>
          <table:table-cell office:value-type="float" office:value="-50.299401197604787" table:style-name="ce121">
            <text:p>-50,3<text:s text:c="3"/></text:p>
          </table:table-cell>
          <table:table-cell office:value-type="float" office:value="-1" table:style-name="ce316">
            <text:p><text:s/>- 1</text:p>
          </table:table-cell>
          <table:table-cell office:value-type="float" office:value="-1.1904761904761905" table:style-name="ce121">
            <text:p>-1,2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771" table:style-name="ce116">
            <text:p><text:s/>771</text:p>
          </table:table-cell>
          <table:table-cell office:value-type="float" office:value="12.914572864321608" table:style-name="ce117">
            <text:p>12,9<text:s text:c="5"/></text:p>
          </table:table-cell>
          <table:table-cell office:value-type="float" office:value="913" table:style-name="ce151">
            <text:p><text:s/>913</text:p>
          </table:table-cell>
          <table:table-cell office:value-type="float" office:value="12.587894664276849" table:style-name="ce152">
            <text:p>12,6<text:s text:c="5"/></text:p>
          </table:table-cell>
          <table:table-cell office:value-type="float" office:value="668" table:style-name="ce118">
            <text:p><text:s/>668</text:p>
          </table:table-cell>
          <table:table-cell office:value-type="float" office:value="14.814814814814813" table:style-name="ce119">
            <text:p>14,8<text:s text:c="5"/></text:p>
          </table:table-cell>
          <table:table-cell office:value-type="float" office:value="-142" table:style-name="ce316">
            <text:p><text:s/>- 142</text:p>
          </table:table-cell>
          <table:table-cell office:value-type="float" office:value="-15.553121577217963" table:style-name="ce121">
            <text:p>-15,6<text:s text:c="3"/></text:p>
          </table:table-cell>
          <table:table-cell office:value-type="float" office:value="103" table:style-name="ce316">
            <text:p>+ 103</text:p>
          </table:table-cell>
          <table:table-cell office:value-type="float" office:value="15.419161676646706" table:style-name="ce121">
            <text:p>+15,4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530" table:style-name="ce116">
            <text:p><text:s/>530</text:p>
          </table:table-cell>
          <table:table-cell office:value-type="float" office:value="8.8777219430485754" table:style-name="ce117">
            <text:p>8,9<text:s text:c="5"/></text:p>
          </table:table-cell>
          <table:table-cell office:value-type="float" office:value="704" table:style-name="ce151">
            <text:p><text:s/>704</text:p>
          </table:table-cell>
          <table:table-cell office:value-type="float" office:value="9.706328415827933" table:style-name="ce152">
            <text:p>9,7<text:s text:c="5"/></text:p>
          </table:table-cell>
          <table:table-cell office:value-type="float" office:value="442" table:style-name="ce118">
            <text:p><text:s/>442</text:p>
          </table:table-cell>
          <table:table-cell office:value-type="float" office:value="9.802616988245731" table:style-name="ce119">
            <text:p>9,8<text:s text:c="5"/></text:p>
          </table:table-cell>
          <table:table-cell office:value-type="float" office:value="-174" table:style-name="ce316">
            <text:p><text:s/>- 174</text:p>
          </table:table-cell>
          <table:table-cell office:value-type="float" office:value="-24.71590909090909" table:style-name="ce121">
            <text:p>-24,7<text:s text:c="3"/></text:p>
          </table:table-cell>
          <table:table-cell office:value-type="float" office:value="88" table:style-name="ce316">
            <text:p>+ 88</text:p>
          </table:table-cell>
          <table:table-cell office:value-type="float" office:value="19.909502262443439" table:style-name="ce121">
            <text:p>+19,9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">
            <text:p>9- Trabalhadores não qualificados</text:p>
          </table:table-cell>
          <table:table-cell office:value-type="float" office:value="1369" table:style-name="ce116">
            <text:p>1 369</text:p>
          </table:table-cell>
          <table:table-cell office:value-type="float" office:value="22.931323283082079" table:style-name="ce117">
            <text:p>22,9<text:s text:c="5"/></text:p>
          </table:table-cell>
          <table:table-cell office:value-type="float" office:value="1752" table:style-name="ce151">
            <text:p>1 752</text:p>
          </table:table-cell>
          <table:table-cell office:value-type="float" office:value="24.155521853026336" table:style-name="ce152">
            <text:p>24,2<text:s text:c="5"/></text:p>
          </table:table-cell>
          <table:table-cell office:value-type="float" office:value="1062" table:style-name="ce118">
            <text:p>1 062</text:p>
          </table:table-cell>
          <table:table-cell office:value-type="float" office:value="23.552894211576849" table:style-name="ce119">
            <text:p>23,6<text:s text:c="5"/></text:p>
          </table:table-cell>
          <table:table-cell office:value-type="float" office:value="-383" table:style-name="ce316">
            <text:p><text:s/>- 383</text:p>
          </table:table-cell>
          <table:table-cell office:value-type="float" office:value="-21.860730593607304" table:style-name="ce121">
            <text:p>-21,9<text:s text:c="3"/></text:p>
          </table:table-cell>
          <table:table-cell office:value-type="float" office:value="307" table:style-name="ce316">
            <text:p>+ 307</text:p>
          </table:table-cell>
          <table:table-cell office:value-type="float" office:value="28.907721280602637" table:style-name="ce121">
            <text:p>+28,9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36">
            <text:p>0- Profissões das Forças Armada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6" table:style-name="ce151">
            <text:p><text:s/>6</text:p>
          </table:table-cell>
          <table:table-cell office:value-type="float" office:value="8.2724389907624429E-2" table:style-name="ce152">
            <text:p>0,1<text:s text:c="5"/></text:p>
          </table:table-cell>
          <table:table-cell office:value-type="float" office:value="3" table:style-name="ce118">
            <text:p><text:s/>3</text:p>
          </table:table-cell>
          <table:table-cell office:value-type="float" office:value="6.65335994677312E-2" table:style-name="ce119">
            <text:p>0,1<text:s text:c="5"/></text:p>
          </table:table-cell>
          <table:table-cell office:value-type="float" office:value="-6" table:style-name="ce316">
            <text:p><text:s/>- 6</text:p>
          </table:table-cell>
          <table:table-cell office:value-type="float" office:value="-100" table:style-name="ce121">
            <text:p>-100,0<text:s text:c="3"/></text:p>
          </table:table-cell>
          <table:table-cell office:value-type="float" office:value="-3" table:style-name="ce316">
            <text:p><text:s/>- 3</text:p>
          </table:table-cell>
          <table:table-cell office:value-type="float" office:value="-100" table:style-name="ce121">
            <text:p>-100,0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0" table:style-name="ce316">
            <text:p>+ 0</text:p>
          </table:table-cell>
          <table:table-cell office:value-type="string" table:style-name="ce523">
            <text:p>-</text:p>
          </table:table-cell>
          <table:table-cell office:value-type="float" office:value="0" table:style-name="ce316">
            <text:p>+ 0</text:p>
          </table:table-cell>
          <table:table-cell office:value-type="string" table:style-name="ce523">
            <text:p>-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43"/>
          <table:table-cell table:style-name="ce104"/>
          <table:table-cell table:style-name="ce105"/>
          <table:table-cell table:style-name="ce101"/>
          <table:table-cell table:style-name="ce63"/>
          <table:table-cell table:style-name="ce60"/>
          <table:table-cell table:style-name="ce62"/>
          <table:table-cell table:style-name="ce317"/>
          <table:table-cell table:style-name="ce320"/>
          <table:table-cell table:style-name="ce317"/>
          <table:table-cell table:style-name="ce30"/>
          <table:table-cell table:number-columns-repeated="16372" table:style-name="ce1"/>
        </table:table-row>
        <table:table-row table:style-name="ro14">
          <table:table-cell/>
          <table:table-cell office:value-type="string" table:style-name="ce86">
            <text:p><text:s text:c="4"/>(1) - Mês homólogo do ano anterior</text:p>
          </table:table-cell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3" table:style-name="ro14">
          <table:table-cell table:number-columns-repeated="16384"/>
        </table:table-row>
        <table:table-row table:style-name="ro5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46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43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4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4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46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4">
          <table:table-cell table:number-columns-repeated="16384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4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2">
        <table:table-column table:style-name="co22" table:default-cell-style-name="ce1" table:visibility="collapse"/>
        <table:table-column table:style-name="co60" table:default-cell-style-name="ce1"/>
        <table:table-column table:style-name="co29" table:default-cell-style-name="ce1"/>
        <table:table-column table:style-name="co51" table:default-cell-style-name="ce1"/>
        <table:table-column table:style-name="co38" table:default-cell-style-name="ce1"/>
        <table:table-column table:style-name="co57" table:default-cell-style-name="ce1"/>
        <table:table-column table:style-name="co21" table:default-cell-style-name="ce1"/>
        <table:table-column table:style-name="co57" table:default-cell-style-name="ce1"/>
        <table:table-column table:style-name="co27" table:default-cell-style-name="ce1"/>
        <table:table-column table:style-name="co15" table:default-cell-style-name="ce1"/>
        <table:table-column table:style-name="co57" table:default-cell-style-name="ce1"/>
        <table:table-column table:style-name="co31" table:default-cell-style-name="ce1"/>
        <table:table-column table:style-name="co24" table:number-columns-repeated="16372" table:default-cell-style-name="ce1"/>
        <table:table-row table:style-name="ro14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63068in" svg:height="0.6326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73179in" svg:y="0.22802in" svg:width="2.0073in" svg:height="0.49889in">
                <draw:text-box>
                  <text:p text:style-name="a122" text:class-names="" text:cond-style-name=""><text:span text:style-name="a120" text:class-names="">DEZEMBRO 2021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58834in" svg:height="0.2974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4">
          <table:table-cell/>
          <table:table-cell table:style-name="ce1">
            <draw:frame draw:z-index="1" draw:id="id38" draw:style-name="a115" draw:name="Text Box 122" svg:x="0in" svg:y="0in" svg:width="0.97917in" svg:height="0.31424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4">
          <table:table-cell table:style-name="ce1"/>
          <table:table-cell table:number-columns-repeated="11" table:style-name="ce13"/>
          <table:table-cell table:number-columns-repeated="2" table:style-name="ce12"/>
          <table:table-cell table:number-columns-repeated="16370"/>
        </table:table-row>
        <table:table-row table:style-name="ro14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34">
          <table:table-cell table:style-name="ce26"/>
          <table:table-cell office:value-type="string" table:style-name="ce160">
            <text:p>Quadro 13 <text:s/>- <text:s/>COLOCAÇÕES EFETUADAS, <text:s text:c="2"/>POR <text:s/>ATIVIDADE <text:s/>ECONÓMICA</text:p>
          </table:table-cell>
          <table:table-cell table:number-columns-repeated="8" table:style-name="ce160"/>
          <table:table-cell office:value-type="string" table:number-columns-spanned="2" table:number-rows-spanned="1" table:style-name="ce533">
            <text:p>CONTINENTE</text:p>
          </table:table-cell>
          <table:covered-table-cell/>
          <table:table-cell table:number-columns-repeated="16372" table:style-name="ce1"/>
        </table:table-row>
        <table:table-row table:style-name="ro34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0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20">
          <table:table-cell table:style-name="ce1"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534">
            <text:p>Variação</text:p>
          </table:table-cell>
          <table:covered-table-cell table:number-columns-repeated="3"/>
          <table:table-cell table:number-columns-repeated="2" table:style-name="ce15"/>
          <table:table-cell table:number-columns-repeated="16370"/>
        </table:table-row>
        <table:table-row table:style-name="ro14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8">
            <text:p>DEZEMBRO 2021</text:p>
          </table:table-cell>
          <table:table-cell office:value-type="string" table:style-name="ce168">
            <text:p>%</text:p>
          </table:table-cell>
          <table:table-cell office:value-type="string" table:style-name="ce169">
            <text:p>NOVEMBRO 2021</text:p>
          </table:table-cell>
          <table:table-cell office:value-type="string" table:style-name="ce170">
            <text:p>%</text:p>
          </table:table-cell>
          <table:table-cell office:value-type="string" table:style-name="ce169">
            <text:p>DEZEMBRO 2020</text:p>
          </table:table-cell>
          <table:table-cell office:value-type="string" table:style-name="ce170">
            <text:p>%</text:p>
          </table:table-cell>
          <table:table-cell office:value-type="string" table:number-columns-spanned="2" table:number-rows-spanned="1" table:style-name="ce548">
            <text:p>Mês <text:s/>anterior</text:p>
          </table:table-cell>
          <table:covered-table-cell/>
          <table:table-cell office:value-type="string" table:number-columns-spanned="2" table:number-rows-spanned="1" table:style-name="ce536">
            <text:p>Mês <text:s/>homólogo<text:span text:style-name="T2">(1)<text:s/></text:span></text:p>
          </table:table-cell>
          <table:covered-table-cell/>
          <table:table-cell table:number-columns-repeated="2" table:style-name="ce15"/>
          <table:table-cell table:number-columns-repeated="16370"/>
        </table:table-row>
        <table:table-row table:style-name="ro14">
          <table:table-cell table:style-name="ce1"/>
          <table:table-cell table:style-name="ce33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style-name="ce175">
            <text:p>Var. Abs.</text:p>
          </table:table-cell>
          <table:table-cell office:value-type="string" table:style-name="ce176">
            <text:p>Var. %</text:p>
          </table:table-cell>
          <table:table-cell office:value-type="string" table:style-name="ce175">
            <text:p>Var. Abs.</text:p>
          </table:table-cell>
          <table:table-cell office:value-type="string" table:style-name="ce177">
            <text:p>Var. %</text:p>
          </table:table-cell>
          <table:table-cell table:number-columns-repeated="2" table:style-name="ce16"/>
          <table:table-cell table:number-columns-repeated="16370"/>
        </table:table-row>
        <table:table-row table:style-name="ro47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2" table:style-name="ce16"/>
          <table:table-cell table:number-columns-repeated="16370"/>
        </table:table-row>
        <table:table-row table:style-name="ro53">
          <table:table-cell table:style-name="ce1"/>
          <table:table-cell office:value-type="string" table:style-name="ce180">
            <text:p><text:s text:c="2"/>Total</text:p>
          </table:table-cell>
          <table:table-cell office:value-type="float" office:value="5970" table:style-name="ce109">
            <text:p>5 970</text:p>
          </table:table-cell>
          <table:table-cell office:value-type="float" office:value="99.999999999999986" table:style-name="ce110">
            <text:p>100,0<text:s text:c="5"/></text:p>
          </table:table-cell>
          <table:table-cell office:value-type="float" office:value="7253" table:style-name="ce111">
            <text:p>7 25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509" table:style-name="ce111">
            <text:p>4 509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283" table:style-name="ce113">
            <text:p><text:s/>-1 283</text:p>
          </table:table-cell>
          <table:table-cell office:value-type="float" office:value="-17.689232041913691" table:style-name="ce114">
            <text:p>-17,7<text:s text:c="3"/></text:p>
          </table:table-cell>
          <table:table-cell office:value-type="float" office:value="1461" table:style-name="ce113">
            <text:p>+1 461</text:p>
          </table:table-cell>
          <table:table-cell office:value-type="float" office:value="32.401862940785101" table:style-name="ce114">
            <text:p>+32,4<text:s text:c="3"/></text:p>
          </table:table-cell>
          <table:table-cell table:style-name="ce12"/>
          <table:table-cell table:style-name="ce17"/>
          <table:table-cell table:number-columns-repeated="16370"/>
        </table:table-row>
        <table:table-row table:style-name="ro25">
          <table:table-cell table:style-name="ce1"/>
          <table:table-cell office:value-type="string" table:style-name="ce181">
            <text:p>Agricultura, produção animal, caça, floresta e pesca</text:p>
          </table:table-cell>
          <table:table-cell office:value-type="float" office:value="119" table:style-name="ce109">
            <text:p><text:s/>119</text:p>
          </table:table-cell>
          <table:table-cell office:value-type="float" office:value="1.9932998324958122" table:style-name="ce110">
            <text:p>2,0<text:s text:c="5"/></text:p>
          </table:table-cell>
          <table:table-cell office:value-type="float" office:value="215" table:style-name="ce111">
            <text:p><text:s/>215</text:p>
          </table:table-cell>
          <table:table-cell office:value-type="float" office:value="2.9642906383565424" table:style-name="ce112">
            <text:p>3,0<text:s text:c="5"/></text:p>
          </table:table-cell>
          <table:table-cell office:value-type="float" office:value="87" table:style-name="ce111">
            <text:p><text:s/>87</text:p>
          </table:table-cell>
          <table:table-cell office:value-type="float" office:value="1.9294743845642048" table:style-name="ce112">
            <text:p>1,9<text:s text:c="5"/></text:p>
          </table:table-cell>
          <table:table-cell office:value-type="float" office:value="-96" table:style-name="ce113">
            <text:p><text:s/>- 96</text:p>
          </table:table-cell>
          <table:table-cell office:value-type="float" office:value="-44.651162790697676" table:style-name="ce114">
            <text:p>-44,7<text:s text:c="3"/></text:p>
          </table:table-cell>
          <table:table-cell office:value-type="float" office:value="32" table:style-name="ce113">
            <text:p>+ 32</text:p>
          </table:table-cell>
          <table:table-cell office:value-type="float" office:value="36.781609195402297" table:style-name="ce114">
            <text:p>+36,8<text:s text:c="3"/></text:p>
          </table:table-cell>
          <table:table-cell table:style-name="ce22"/>
          <table:table-cell table:style-name="ce18"/>
          <table:table-cell table:number-columns-repeated="16370"/>
        </table:table-row>
        <table:table-row table:style-name="ro52">
          <table:table-cell table:style-name="ce1"/>
          <table:table-cell office:value-type="string" table:style-name="ce182">
            <text:p>Indústria, energia e água e construção</text:p>
          </table:table-cell>
          <table:table-cell office:value-type="float" office:value="1471" table:style-name="ce127">
            <text:p>1 471</text:p>
          </table:table-cell>
          <table:table-cell office:value-type="float" office:value="24.639865996649917" table:style-name="ce128">
            <text:p>24,6<text:s text:c="5"/></text:p>
          </table:table-cell>
          <table:table-cell office:value-type="float" office:value="1771" table:style-name="ce111">
            <text:p>1 771</text:p>
          </table:table-cell>
          <table:table-cell office:value-type="float" office:value="24.417482421067145" table:style-name="ce112">
            <text:p>24,4<text:s text:c="5"/></text:p>
          </table:table-cell>
          <table:table-cell office:value-type="float" office:value="1175" table:style-name="ce111">
            <text:p>1 175</text:p>
          </table:table-cell>
          <table:table-cell office:value-type="float" office:value="26.058993124861392" table:style-name="ce112">
            <text:p>26,1<text:s text:c="5"/></text:p>
          </table:table-cell>
          <table:table-cell office:value-type="float" office:value="-300" table:style-name="ce113">
            <text:p><text:s/>- 300</text:p>
          </table:table-cell>
          <table:table-cell office:value-type="float" office:value="-16.939582156973461" table:style-name="ce114">
            <text:p>-16,9<text:s text:c="3"/></text:p>
          </table:table-cell>
          <table:table-cell office:value-type="float" office:value="296" table:style-name="ce113">
            <text:p>+ 296</text:p>
          </table:table-cell>
          <table:table-cell office:value-type="float" office:value="25.191489361702128" table:style-name="ce114">
            <text:p>+25,2<text:s text:c="3"/></text:p>
          </table:table-cell>
          <table:table-cell table:style-name="ce22"/>
          <table:table-cell table:style-name="ce18"/>
          <table:table-cell table:number-columns-repeated="16370"/>
        </table:table-row>
        <table:table-row table:style-name="ro53">
          <table:table-cell table:style-name="ce1"/>
          <table:table-cell office:value-type="string" table:style-name="ce183">
            <text:p>Indústrias extrativas</text:p>
          </table:table-cell>
          <table:table-cell office:value-type="float" office:value="5" table:style-name="ce116">
            <text:p><text:s/>5</text:p>
          </table:table-cell>
          <table:table-cell office:value-type="float" office:value="8.3752093802345065E-2" table:style-name="ce117">
            <text:p>0,1<text:s text:c="5"/></text:p>
          </table:table-cell>
          <table:table-cell office:value-type="float" office:value="4" table:style-name="ce118">
            <text:p><text:s/>4</text:p>
          </table:table-cell>
          <table:table-cell office:value-type="float" office:value="5.514959327174962E-2" table:style-name="ce119">
            <text:p>0,1<text:s text:c="5"/></text:p>
          </table:table-cell>
          <table:table-cell office:value-type="float" office:value="3" table:style-name="ce118">
            <text:p><text:s/>3</text:p>
          </table:table-cell>
          <table:table-cell office:value-type="float" office:value="6.65335994677312E-2" table:style-name="ce119">
            <text:p>0,1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25" table:style-name="ce121">
            <text:p>+25,0<text:s text:c="3"/></text:p>
          </table:table-cell>
          <table:table-cell office:value-type="float" office:value="2" table:style-name="ce120">
            <text:p>+ 2</text:p>
          </table:table-cell>
          <table:table-cell office:value-type="float" office:value="66.666666666666657" table:style-name="ce121">
            <text:p>+66,7<text:s text:c="3"/></text:p>
          </table:table-cell>
          <table:table-cell table:style-name="ce20"/>
          <table:table-cell table:style-name="ce18"/>
          <table:table-cell table:number-columns-repeated="16370"/>
        </table:table-row>
        <table:table-row table:style-name="ro53">
          <table:table-cell/>
          <table:table-cell office:value-type="string" table:style-name="ce184">
            <text:p>Indústrias alimentares das bebidas e do tabaco</text:p>
          </table:table-cell>
          <table:table-cell office:value-type="float" office:value="140" table:style-name="ce116">
            <text:p><text:s/>140</text:p>
          </table:table-cell>
          <table:table-cell office:value-type="float" office:value="2.3450586264656614" table:style-name="ce117">
            <text:p>2,3<text:s text:c="5"/></text:p>
          </table:table-cell>
          <table:table-cell office:value-type="float" office:value="205" table:style-name="ce118">
            <text:p><text:s/>205</text:p>
          </table:table-cell>
          <table:table-cell office:value-type="float" office:value="2.8264166551771681" table:style-name="ce119">
            <text:p>2,8<text:s text:c="5"/></text:p>
          </table:table-cell>
          <table:table-cell office:value-type="float" office:value="100" table:style-name="ce118">
            <text:p><text:s/>100</text:p>
          </table:table-cell>
          <table:table-cell office:value-type="float" office:value="2.2177866489243732" table:style-name="ce119">
            <text:p>2,2<text:s text:c="5"/></text:p>
          </table:table-cell>
          <table:table-cell office:value-type="float" office:value="-65" table:style-name="ce120">
            <text:p><text:s/>- 65</text:p>
          </table:table-cell>
          <table:table-cell office:value-type="float" office:value="-31.707317073170731" table:style-name="ce121">
            <text:p>-31,7<text:s text:c="3"/></text:p>
          </table:table-cell>
          <table:table-cell office:value-type="float" office:value="40" table:style-name="ce120">
            <text:p>+ 40</text:p>
          </table:table-cell>
          <table:table-cell office:value-type="float" office:value="40" table:style-name="ce121">
            <text:p>+40,0<text:s text:c="3"/></text:p>
          </table:table-cell>
          <table:table-cell table:style-name="ce19"/>
          <table:table-cell table:style-name="ce18"/>
          <table:table-cell table:number-columns-repeated="16370"/>
        </table:table-row>
        <table:table-row table:style-name="ro53">
          <table:table-cell/>
          <table:table-cell office:value-type="string" table:style-name="ce184">
            <text:p>Fabricação de têxteis</text:p>
          </table:table-cell>
          <table:table-cell office:value-type="float" office:value="92" table:style-name="ce116">
            <text:p><text:s/>92</text:p>
          </table:table-cell>
          <table:table-cell office:value-type="float" office:value="1.5410385259631489" table:style-name="ce153">
            <text:p>1,5<text:s text:c="5"/></text:p>
          </table:table-cell>
          <table:table-cell office:value-type="float" office:value="119" table:style-name="ce154">
            <text:p><text:s/>119</text:p>
          </table:table-cell>
          <table:table-cell office:value-type="float" office:value="1.6407003998345513" table:style-name="ce155">
            <text:p>1,6<text:s text:c="5"/></text:p>
          </table:table-cell>
          <table:table-cell office:value-type="float" office:value="33" table:style-name="ce118">
            <text:p><text:s/>33</text:p>
          </table:table-cell>
          <table:table-cell office:value-type="float" office:value="0.73186959414504327" table:style-name="ce155">
            <text:p>0,7<text:s text:c="5"/></text:p>
          </table:table-cell>
          <table:table-cell office:value-type="float" office:value="-27" table:style-name="ce120">
            <text:p><text:s/>- 27</text:p>
          </table:table-cell>
          <table:table-cell office:value-type="float" office:value="-22.689075630252102" table:style-name="ce121">
            <text:p>-22,7<text:s text:c="3"/></text:p>
          </table:table-cell>
          <table:table-cell office:value-type="float" office:value="59" table:style-name="ce120">
            <text:p>+ 59</text:p>
          </table:table-cell>
          <table:table-cell office:value-type="float" office:value="178.78787878787878" table:style-name="ce121">
            <text:p>+178,8<text:s text:c="3"/></text:p>
          </table:table-cell>
          <table:table-cell table:style-name="ce19"/>
          <table:table-cell table:style-name="ce18"/>
          <table:table-cell table:number-columns-repeated="16370"/>
        </table:table-row>
        <table:table-row table:style-name="ro53">
          <table:table-cell/>
          <table:table-cell office:value-type="string" table:style-name="ce185">
            <text:p>Indústria do vestuário</text:p>
          </table:table-cell>
          <table:table-cell office:value-type="float" office:value="225" table:style-name="ce116">
            <text:p><text:s/>225</text:p>
          </table:table-cell>
          <table:table-cell office:value-type="float" office:value="3.7688442211055273" table:style-name="ce133">
            <text:p>3,8<text:s text:c="5"/></text:p>
          </table:table-cell>
          <table:table-cell office:value-type="float" office:value="277" table:style-name="ce134">
            <text:p><text:s/>277</text:p>
          </table:table-cell>
          <table:table-cell office:value-type="float" office:value="3.8191093340686613" table:style-name="ce135">
            <text:p>3,8<text:s text:c="5"/></text:p>
          </table:table-cell>
          <table:table-cell office:value-type="float" office:value="176" table:style-name="ce118">
            <text:p><text:s/>176</text:p>
          </table:table-cell>
          <table:table-cell office:value-type="float" office:value="3.9033045021068977" table:style-name="ce135">
            <text:p>3,9<text:s text:c="5"/></text:p>
          </table:table-cell>
          <table:table-cell office:value-type="float" office:value="-52" table:style-name="ce120">
            <text:p><text:s/>- 52</text:p>
          </table:table-cell>
          <table:table-cell office:value-type="float" office:value="-18.772563176895307" table:style-name="ce121">
            <text:p>-18,8<text:s text:c="3"/></text:p>
          </table:table-cell>
          <table:table-cell office:value-type="float" office:value="49" table:style-name="ce120">
            <text:p>+ 49</text:p>
          </table:table-cell>
          <table:table-cell office:value-type="float" office:value="27.84090909090909" table:style-name="ce121">
            <text:p>+27,8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53">
          <table:table-cell/>
          <table:table-cell office:value-type="string" table:style-name="ce186">
            <text:p>Indústria do couro e dos produtos do couro</text:p>
          </table:table-cell>
          <table:table-cell office:value-type="float" office:value="123" table:style-name="ce116">
            <text:p><text:s/>123</text:p>
          </table:table-cell>
          <table:table-cell office:value-type="float" office:value="2.0603015075376883" table:style-name="ce133">
            <text:p>2,1<text:s text:c="5"/></text:p>
          </table:table-cell>
          <table:table-cell office:value-type="float" office:value="123" table:style-name="ce134">
            <text:p><text:s/>123</text:p>
          </table:table-cell>
          <table:table-cell office:value-type="float" office:value="1.6958499931063009" table:style-name="ce135">
            <text:p>1,7<text:s text:c="5"/></text:p>
          </table:table-cell>
          <table:table-cell office:value-type="float" office:value="99" table:style-name="ce118">
            <text:p><text:s/>99</text:p>
          </table:table-cell>
          <table:table-cell office:value-type="float" office:value="2.19560878243513" table:style-name="ce135">
            <text:p>2,2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24" table:style-name="ce120">
            <text:p>+ 24</text:p>
          </table:table-cell>
          <table:table-cell office:value-type="float" office:value="24.242424242424242" table:style-name="ce121">
            <text:p>+24,2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53">
          <table:table-cell/>
          <table:table-cell office:value-type="string" table:style-name="ce186">
            <text:p>Indústria da madeira e da cortiça</text:p>
          </table:table-cell>
          <table:table-cell office:value-type="float" office:value="35" table:style-name="ce116">
            <text:p><text:s/>35</text:p>
          </table:table-cell>
          <table:table-cell office:value-type="float" office:value="0.58626465661641536" table:style-name="ce133">
            <text:p>0,6<text:s text:c="5"/></text:p>
          </table:table-cell>
          <table:table-cell office:value-type="float" office:value="50" table:style-name="ce134">
            <text:p><text:s/>50</text:p>
          </table:table-cell>
          <table:table-cell office:value-type="float" office:value="0.68936991589687024" table:style-name="ce135">
            <text:p>0,7<text:s text:c="5"/></text:p>
          </table:table-cell>
          <table:table-cell office:value-type="float" office:value="21" table:style-name="ce118">
            <text:p><text:s/>21</text:p>
          </table:table-cell>
          <table:table-cell office:value-type="float" office:value="0.46573519627411841" table:style-name="ce135">
            <text:p>0,5<text:s text:c="5"/></text:p>
          </table:table-cell>
          <table:table-cell office:value-type="float" office:value="-15" table:style-name="ce120">
            <text:p><text:s/>- 15</text:p>
          </table:table-cell>
          <table:table-cell office:value-type="float" office:value="-30" table:style-name="ce121">
            <text:p>-30,0<text:s text:c="3"/></text:p>
          </table:table-cell>
          <table:table-cell office:value-type="float" office:value="14" table:style-name="ce120">
            <text:p>+ 14</text:p>
          </table:table-cell>
          <table:table-cell office:value-type="float" office:value="66.666666666666657" table:style-name="ce121">
            <text:p>+66,7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53">
          <table:table-cell/>
          <table:table-cell office:value-type="string" table:style-name="ce186">
            <text:p>Indústrias do papel, impressão e reprodução</text:p>
          </table:table-cell>
          <table:table-cell office:value-type="float" office:value="32" table:style-name="ce116">
            <text:p><text:s/>32</text:p>
          </table:table-cell>
          <table:table-cell office:value-type="float" office:value="0.53601340033500844" table:style-name="ce133">
            <text:p>0,5<text:s text:c="5"/></text:p>
          </table:table-cell>
          <table:table-cell office:value-type="float" office:value="27" table:style-name="ce134">
            <text:p><text:s/>27</text:p>
          </table:table-cell>
          <table:table-cell office:value-type="float" office:value="0.37225975458430993" table:style-name="ce135">
            <text:p>0,4<text:s text:c="5"/></text:p>
          </table:table-cell>
          <table:table-cell office:value-type="float" office:value="13" table:style-name="ce118">
            <text:p><text:s/>13</text:p>
          </table:table-cell>
          <table:table-cell office:value-type="float" office:value="0.28831226436016855" table:style-name="ce135">
            <text:p>0,3<text:s text:c="5"/></text:p>
          </table:table-cell>
          <table:table-cell office:value-type="float" office:value="5" table:style-name="ce120">
            <text:p>+ 5</text:p>
          </table:table-cell>
          <table:table-cell office:value-type="float" office:value="18.518518518518519" table:style-name="ce121">
            <text:p>+18,5<text:s text:c="3"/></text:p>
          </table:table-cell>
          <table:table-cell office:value-type="float" office:value="19" table:style-name="ce120">
            <text:p>+ 19</text:p>
          </table:table-cell>
          <table:table-cell office:value-type="float" office:value="146.15384615384613" table:style-name="ce121">
            <text:p>+146,2<text:s text:c="3"/></text:p>
          </table:table-cell>
          <table:table-cell table:style-name="ce20"/>
          <table:table-cell table:style-name="ce19"/>
          <table:table-cell table:number-columns-repeated="16370"/>
        </table:table-row>
        <table:table-row table:style-name="ro53">
          <table:table-cell/>
          <table:table-cell office:value-type="string" table:style-name="ce186">
            <text:p>Fab. produtos petrolíferos, químicos, farmacêuticos, borracha e plástico</text:p>
          </table:table-cell>
          <table:table-cell office:value-type="float" office:value="38" table:style-name="ce116">
            <text:p><text:s/>38</text:p>
          </table:table-cell>
          <table:table-cell office:value-type="float" office:value="0.63651591289782239" table:style-name="ce133">
            <text:p>0,6<text:s text:c="5"/></text:p>
          </table:table-cell>
          <table:table-cell office:value-type="float" office:value="47" table:style-name="ce134">
            <text:p><text:s/>47</text:p>
          </table:table-cell>
          <table:table-cell office:value-type="float" office:value="0.64800772094305803" table:style-name="ce135">
            <text:p>0,6<text:s text:c="5"/></text:p>
          </table:table-cell>
          <table:table-cell office:value-type="float" office:value="38" table:style-name="ce118">
            <text:p><text:s/>38</text:p>
          </table:table-cell>
          <table:table-cell office:value-type="float" office:value="0.84275892659126195" table:style-name="ce135">
            <text:p>0,8<text:s text:c="5"/></text:p>
          </table:table-cell>
          <table:table-cell office:value-type="float" office:value="-9" table:style-name="ce120">
            <text:p><text:s/>- 9</text:p>
          </table:table-cell>
          <table:table-cell office:value-type="float" office:value="-19.148936170212767" table:style-name="ce121">
            <text:p>-19,1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Fabricação de outros produtos minerais não metálicos</text:p>
          </table:table-cell>
          <table:table-cell office:value-type="float" office:value="26" table:style-name="ce116">
            <text:p><text:s/>26</text:p>
          </table:table-cell>
          <table:table-cell office:value-type="float" office:value="0.43551088777219427" table:style-name="ce133">
            <text:p>0,4<text:s text:c="5"/></text:p>
          </table:table-cell>
          <table:table-cell office:value-type="float" office:value="49" table:style-name="ce134">
            <text:p><text:s/>49</text:p>
          </table:table-cell>
          <table:table-cell office:value-type="float" office:value="0.67558251757893284" table:style-name="ce135">
            <text:p>0,7<text:s text:c="5"/></text:p>
          </table:table-cell>
          <table:table-cell office:value-type="float" office:value="33" table:style-name="ce118">
            <text:p><text:s/>33</text:p>
          </table:table-cell>
          <table:table-cell office:value-type="float" office:value="0.73186959414504327" table:style-name="ce135">
            <text:p>0,7<text:s text:c="5"/></text:p>
          </table:table-cell>
          <table:table-cell office:value-type="float" office:value="-23" table:style-name="ce120">
            <text:p><text:s/>- 23</text:p>
          </table:table-cell>
          <table:table-cell office:value-type="float" office:value="-46.938775510204081" table:style-name="ce121">
            <text:p>-46,9<text:s text:c="3"/></text:p>
          </table:table-cell>
          <table:table-cell office:value-type="float" office:value="-7" table:style-name="ce120">
            <text:p><text:s/>- 7</text:p>
          </table:table-cell>
          <table:table-cell office:value-type="float" office:value="-21.212121212121211" table:style-name="ce121">
            <text:p>-21,2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Indústria metalúrgica de base e fab. produtos metálicos</text:p>
          </table:table-cell>
          <table:table-cell office:value-type="float" office:value="101" table:style-name="ce116">
            <text:p><text:s/>101</text:p>
          </table:table-cell>
          <table:table-cell office:value-type="float" office:value="1.69179229480737" table:style-name="ce133">
            <text:p>1,7<text:s text:c="5"/></text:p>
          </table:table-cell>
          <table:table-cell office:value-type="float" office:value="152" table:style-name="ce134">
            <text:p><text:s/>152</text:p>
          </table:table-cell>
          <table:table-cell office:value-type="float" office:value="2.0956845443264855" table:style-name="ce135">
            <text:p>2,1<text:s text:c="5"/></text:p>
          </table:table-cell>
          <table:table-cell office:value-type="float" office:value="86" table:style-name="ce118">
            <text:p><text:s/>86</text:p>
          </table:table-cell>
          <table:table-cell office:value-type="float" office:value="1.907296518074961" table:style-name="ce135">
            <text:p>1,9<text:s text:c="5"/></text:p>
          </table:table-cell>
          <table:table-cell office:value-type="float" office:value="-51" table:style-name="ce120">
            <text:p><text:s/>- 51</text:p>
          </table:table-cell>
          <table:table-cell office:value-type="float" office:value="-33.55263157894737" table:style-name="ce121">
            <text:p>-33,6<text:s text:c="3"/></text:p>
          </table:table-cell>
          <table:table-cell office:value-type="float" office:value="15" table:style-name="ce120">
            <text:p>+ 15</text:p>
          </table:table-cell>
          <table:table-cell office:value-type="float" office:value="17.441860465116278" table:style-name="ce121">
            <text:p>+17,4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Fab. equipamento informático, elétrico, máquinas e equipamentos n.e.</text:p>
          </table:table-cell>
          <table:table-cell office:value-type="float" office:value="65" table:style-name="ce116">
            <text:p><text:s/>65</text:p>
          </table:table-cell>
          <table:table-cell office:value-type="float" office:value="1.0887772194304857" table:style-name="ce133">
            <text:p>1,1<text:s text:c="5"/></text:p>
          </table:table-cell>
          <table:table-cell office:value-type="float" office:value="84" table:style-name="ce134">
            <text:p><text:s/>84</text:p>
          </table:table-cell>
          <table:table-cell office:value-type="float" office:value="1.158141458706742" table:style-name="ce135">
            <text:p>1,2<text:s text:c="5"/></text:p>
          </table:table-cell>
          <table:table-cell office:value-type="float" office:value="44" table:style-name="ce118">
            <text:p><text:s/>44</text:p>
          </table:table-cell>
          <table:table-cell office:value-type="float" office:value="0.97582612552672443" table:style-name="ce135">
            <text:p>1,0<text:s text:c="5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22.61904761904762" table:style-name="ce121">
            <text:p>-22,6<text:s text:c="3"/></text:p>
          </table:table-cell>
          <table:table-cell office:value-type="float" office:value="21" table:style-name="ce120">
            <text:p>+ 21</text:p>
          </table:table-cell>
          <table:table-cell office:value-type="float" office:value="47.727272727272727" table:style-name="ce121">
            <text:p>+47,7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Fab. veículos automóveis, componentes e outro equipa. de transporte</text:p>
          </table:table-cell>
          <table:table-cell office:value-type="float" office:value="49" table:style-name="ce116">
            <text:p><text:s/>49</text:p>
          </table:table-cell>
          <table:table-cell office:value-type="float" office:value="0.82077051926298161" table:style-name="ce133">
            <text:p>0,8<text:s text:c="5"/></text:p>
          </table:table-cell>
          <table:table-cell office:value-type="float" office:value="64" table:style-name="ce134">
            <text:p><text:s/>64</text:p>
          </table:table-cell>
          <table:table-cell office:value-type="float" office:value="0.88239349234799391" table:style-name="ce135">
            <text:p>0,9<text:s text:c="5"/></text:p>
          </table:table-cell>
          <table:table-cell office:value-type="float" office:value="37" table:style-name="ce118">
            <text:p><text:s/>37</text:p>
          </table:table-cell>
          <table:table-cell office:value-type="float" office:value="0.82058106010201826" table:style-name="ce135">
            <text:p>0,8<text:s text:c="5"/></text:p>
          </table:table-cell>
          <table:table-cell office:value-type="float" office:value="-15" table:style-name="ce120">
            <text:p><text:s/>- 15</text:p>
          </table:table-cell>
          <table:table-cell office:value-type="float" office:value="-23.4375" table:style-name="ce121">
            <text:p>-23,4<text:s text:c="3"/></text:p>
          </table:table-cell>
          <table:table-cell office:value-type="float" office:value="12" table:style-name="ce120">
            <text:p>+ 12</text:p>
          </table:table-cell>
          <table:table-cell office:value-type="float" office:value="32.432432432432435" table:style-name="ce121">
            <text:p>+32,4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Fab. mobiliário, repar. instal. máq. e equipa. e outras ind. transformadoras</text:p>
          </table:table-cell>
          <table:table-cell office:value-type="float" office:value="182" table:style-name="ce116">
            <text:p><text:s/>182</text:p>
          </table:table-cell>
          <table:table-cell office:value-type="float" office:value="3.0485762144053603" table:style-name="ce133">
            <text:p>3,0<text:s text:c="5"/></text:p>
          </table:table-cell>
          <table:table-cell office:value-type="float" office:value="165" table:style-name="ce134">
            <text:p><text:s/>165</text:p>
          </table:table-cell>
          <table:table-cell office:value-type="float" office:value="2.2749207224596719" table:style-name="ce135">
            <text:p>2,3<text:s text:c="5"/></text:p>
          </table:table-cell>
          <table:table-cell office:value-type="float" office:value="117" table:style-name="ce118">
            <text:p><text:s/>117</text:p>
          </table:table-cell>
          <table:table-cell office:value-type="float" office:value="2.5948103792415167" table:style-name="ce135">
            <text:p>2,6<text:s text:c="5"/></text:p>
          </table:table-cell>
          <table:table-cell office:value-type="float" office:value="17" table:style-name="ce120">
            <text:p>+ 17</text:p>
          </table:table-cell>
          <table:table-cell office:value-type="float" office:value="10.303030303030303" table:style-name="ce121">
            <text:p>+10,3<text:s text:c="3"/></text:p>
          </table:table-cell>
          <table:table-cell office:value-type="float" office:value="65" table:style-name="ce120">
            <text:p>+ 65</text:p>
          </table:table-cell>
          <table:table-cell office:value-type="float" office:value="55.555555555555557" table:style-name="ce121">
            <text:p>+55,6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Eletricidade, gás e água, saneamento, resíduos e despoluição</text:p>
          </table:table-cell>
          <table:table-cell office:value-type="float" office:value="33" table:style-name="ce116">
            <text:p><text:s/>33</text:p>
          </table:table-cell>
          <table:table-cell office:value-type="float" office:value="0.55276381909547745" table:style-name="ce133">
            <text:p>0,6<text:s text:c="5"/></text:p>
          </table:table-cell>
          <table:table-cell office:value-type="float" office:value="57" table:style-name="ce134">
            <text:p><text:s/>57</text:p>
          </table:table-cell>
          <table:table-cell office:value-type="float" office:value="0.78588170412243219" table:style-name="ce135">
            <text:p>0,8<text:s text:c="5"/></text:p>
          </table:table-cell>
          <table:table-cell office:value-type="float" office:value="30" table:style-name="ce118">
            <text:p><text:s/>30</text:p>
          </table:table-cell>
          <table:table-cell office:value-type="float" office:value="0.66533599467731197" table:style-name="ce135">
            <text:p>0,7<text:s text:c="5"/></text:p>
          </table:table-cell>
          <table:table-cell office:value-type="float" office:value="-24" table:style-name="ce120">
            <text:p><text:s/>- 24</text:p>
          </table:table-cell>
          <table:table-cell office:value-type="float" office:value="-42.105263157894733" table:style-name="ce121">
            <text:p>-42,1<text:s text:c="3"/></text:p>
          </table:table-cell>
          <table:table-cell office:value-type="float" office:value="3" table:style-name="ce120">
            <text:p>+ 3</text:p>
          </table:table-cell>
          <table:table-cell office:value-type="float" office:value="10" table:style-name="ce121">
            <text:p>+10,0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6">
            <text:p>Construção</text:p>
          </table:table-cell>
          <table:table-cell office:value-type="float" office:value="325" table:style-name="ce116">
            <text:p><text:s/>325</text:p>
          </table:table-cell>
          <table:table-cell office:value-type="float" office:value="5.4438860971524292" table:style-name="ce133">
            <text:p>5,4<text:s text:c="5"/></text:p>
          </table:table-cell>
          <table:table-cell office:value-type="float" office:value="348" table:style-name="ce134">
            <text:p><text:s/>348</text:p>
          </table:table-cell>
          <table:table-cell office:value-type="float" office:value="4.7980146146422165" table:style-name="ce135">
            <text:p>4,8<text:s text:c="5"/></text:p>
          </table:table-cell>
          <table:table-cell office:value-type="float" office:value="345" table:style-name="ce118">
            <text:p><text:s/>345</text:p>
          </table:table-cell>
          <table:table-cell office:value-type="float" office:value="7.6513639387890882" table:style-name="ce135">
            <text:p>7,7<text:s text:c="5"/></text:p>
          </table:table-cell>
          <table:table-cell office:value-type="float" office:value="-23" table:style-name="ce120">
            <text:p><text:s/>- 23</text:p>
          </table:table-cell>
          <table:table-cell office:value-type="float" office:value="-6.6091954022988508" table:style-name="ce121">
            <text:p>-6,6<text:s text:c="3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5.7971014492753623" table:style-name="ce121">
            <text:p>-5,8<text:s text:c="3"/></text:p>
          </table:table-cell>
          <table:table-cell table:number-columns-repeated="16372" table:style-name="ce1"/>
        </table:table-row>
        <table:table-row table:style-name="ro52">
          <table:table-cell/>
          <table:table-cell office:value-type="string" table:style-name="ce182">
            <text:p>Serviços</text:p>
          </table:table-cell>
          <table:table-cell office:value-type="float" office:value="4380" table:style-name="ce127">
            <text:p>4 380</text:p>
          </table:table-cell>
          <table:table-cell office:value-type="float" office:value="73.366834170854261" table:style-name="ce128">
            <text:p>73,4<text:s text:c="5"/></text:p>
          </table:table-cell>
          <table:table-cell office:value-type="float" office:value="5267" table:style-name="ce129">
            <text:p>5 267</text:p>
          </table:table-cell>
          <table:table-cell office:value-type="float" office:value="72.618226940576307" table:style-name="ce130">
            <text:p>72,6<text:s text:c="5"/></text:p>
          </table:table-cell>
          <table:table-cell office:value-type="float" office:value="3247" table:style-name="ce129">
            <text:p>3 247</text:p>
          </table:table-cell>
          <table:table-cell office:value-type="float" office:value="72.01153249057441" table:style-name="ce130">
            <text:p>72,0<text:s text:c="5"/></text:p>
          </table:table-cell>
          <table:table-cell office:value-type="float" office:value="-887" table:style-name="ce113">
            <text:p><text:s/>- 887</text:p>
          </table:table-cell>
          <table:table-cell office:value-type="float" office:value="-16.840706284412381" table:style-name="ce114">
            <text:p>-16,8<text:s text:c="3"/></text:p>
          </table:table-cell>
          <table:table-cell office:value-type="float" office:value="1133" table:style-name="ce113">
            <text:p>+1 133</text:p>
          </table:table-cell>
          <table:table-cell office:value-type="float" office:value="34.893748075146291" table:style-name="ce114">
            <text:p>+34,9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3">
            <text:p>Comércio, manut. repar. de veículos automóveis e motociclos</text:p>
          </table:table-cell>
          <table:table-cell office:value-type="float" office:value="146" table:style-name="ce116">
            <text:p><text:s/>146</text:p>
          </table:table-cell>
          <table:table-cell office:value-type="float" office:value="2.4455611390284759" table:style-name="ce133">
            <text:p>2,4<text:s text:c="5"/></text:p>
          </table:table-cell>
          <table:table-cell office:value-type="float" office:value="149" table:style-name="ce134">
            <text:p><text:s/>149</text:p>
          </table:table-cell>
          <table:table-cell office:value-type="float" office:value="2.0543223493726734" table:style-name="ce135">
            <text:p>2,1<text:s text:c="5"/></text:p>
          </table:table-cell>
          <table:table-cell office:value-type="float" office:value="96" table:style-name="ce134">
            <text:p><text:s/>96</text:p>
          </table:table-cell>
          <table:table-cell office:value-type="float" office:value="2.1290751829673984" table:style-name="ce135">
            <text:p>2,1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2.0134228187919461" table:style-name="ce121">
            <text:p>-2,0<text:s text:c="3"/></text:p>
          </table:table-cell>
          <table:table-cell office:value-type="float" office:value="50" table:style-name="ce120">
            <text:p>+ 50</text:p>
          </table:table-cell>
          <table:table-cell office:value-type="float" office:value="52.083333333333336" table:style-name="ce121">
            <text:p>+52,1<text:s text:c="3"/></text:p>
          </table:table-cell>
          <table:table-cell table:number-columns-repeated="16372" table:style-name="ce1"/>
        </table:table-row>
        <table:table-row table:style-name="ro53">
          <table:table-cell/>
          <table:table-cell office:value-type="string" table:style-name="ce183">
            <text:p>Comércio por grosso e a retalho</text:p>
          </table:table-cell>
          <table:table-cell office:value-type="float" office:value="930" table:style-name="ce116">
            <text:p><text:s/>930</text:p>
          </table:table-cell>
          <table:table-cell office:value-type="float" office:value="15.577889447236181" table:style-name="ce133">
            <text:p>15,6<text:s text:c="5"/></text:p>
          </table:table-cell>
          <table:table-cell office:value-type="float" office:value="1089" table:style-name="ce134">
            <text:p>1 089</text:p>
          </table:table-cell>
          <table:table-cell office:value-type="float" office:value="15.014476768233834" table:style-name="ce135">
            <text:p>15,0<text:s text:c="5"/></text:p>
          </table:table-cell>
          <table:table-cell office:value-type="float" office:value="557" table:style-name="ce134">
            <text:p><text:s/>557</text:p>
          </table:table-cell>
          <table:table-cell office:value-type="float" office:value="12.35307163450876" table:style-name="ce135">
            <text:p>12,4<text:s text:c="5"/></text:p>
          </table:table-cell>
          <table:table-cell office:value-type="float" office:value="-159" table:style-name="ce120">
            <text:p><text:s/>- 159</text:p>
          </table:table-cell>
          <table:table-cell office:value-type="float" office:value="-14.600550964187327" table:style-name="ce121">
            <text:p>-14,6<text:s text:c="3"/></text:p>
          </table:table-cell>
          <table:table-cell office:value-type="float" office:value="373" table:style-name="ce120">
            <text:p>+ 373</text:p>
          </table:table-cell>
          <table:table-cell office:value-type="float" office:value="66.965888689407535" table:style-name="ce121">
            <text:p>+67,0<text:s text:c="3"/></text:p>
          </table:table-cell>
          <table:table-cell table:number-columns-repeated="16372"/>
        </table:table-row>
        <table:table-row table:style-name="ro49">
          <table:table-cell/>
          <table:table-cell office:value-type="string" table:style-name="ce186">
            <text:p>Transportes e armazenagem</text:p>
          </table:table-cell>
          <table:table-cell office:value-type="float" office:value="103" table:style-name="ce116">
            <text:p><text:s/>103</text:p>
          </table:table-cell>
          <table:table-cell office:value-type="float" office:value="1.7252931323283083" table:style-name="ce153">
            <text:p>1,7<text:s text:c="5"/></text:p>
          </table:table-cell>
          <table:table-cell office:value-type="float" office:value="107" table:style-name="ce134">
            <text:p><text:s/>107</text:p>
          </table:table-cell>
          <table:table-cell office:value-type="float" office:value="1.4752516200193024" table:style-name="ce155">
            <text:p>1,5<text:s text:c="5"/></text:p>
          </table:table-cell>
          <table:table-cell office:value-type="float" office:value="52" table:style-name="ce134">
            <text:p><text:s/>52</text:p>
          </table:table-cell>
          <table:table-cell office:value-type="float" office:value="1.1532490574406742" table:style-name="ce155">
            <text:p>1,2<text:s text:c="5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3.7383177570093453" table:style-name="ce121">
            <text:p>-3,7<text:s text:c="3"/></text:p>
          </table:table-cell>
          <table:table-cell office:value-type="float" office:value="51" table:style-name="ce120">
            <text:p>+ 51</text:p>
          </table:table-cell>
          <table:table-cell office:value-type="float" office:value="98.076923076923066" table:style-name="ce121">
            <text:p>+98,1<text:s text:c="3"/>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186">
            <text:p>Alojamento, restauração e similares</text:p>
          </table:table-cell>
          <table:table-cell office:value-type="float" office:value="580" table:style-name="ce116">
            <text:p><text:s/>580</text:p>
          </table:table-cell>
          <table:table-cell office:value-type="float" office:value="9.7152428810720259" table:style-name="ce133">
            <text:p>9,7<text:s text:c="5"/></text:p>
          </table:table-cell>
          <table:table-cell office:value-type="float" office:value="741" table:style-name="ce134">
            <text:p><text:s/>741</text:p>
          </table:table-cell>
          <table:table-cell office:value-type="float" office:value="10.216462153591618" table:style-name="ce135">
            <text:p>10,2<text:s text:c="5"/></text:p>
          </table:table-cell>
          <table:table-cell office:value-type="float" office:value="236" table:style-name="ce134">
            <text:p><text:s/>236</text:p>
          </table:table-cell>
          <table:table-cell office:value-type="float" office:value="5.2339764914615214" table:style-name="ce135">
            <text:p>5,2<text:s text:c="5"/></text:p>
          </table:table-cell>
          <table:table-cell office:value-type="float" office:value="-161" table:style-name="ce120">
            <text:p><text:s/>- 161</text:p>
          </table:table-cell>
          <table:table-cell office:value-type="float" office:value="-21.727395411605936" table:style-name="ce121">
            <text:p>-21,7<text:s text:c="3"/></text:p>
          </table:table-cell>
          <table:table-cell office:value-type="float" office:value="344" table:style-name="ce120">
            <text:p>+ 344</text:p>
          </table:table-cell>
          <table:table-cell office:value-type="float" office:value="145.76271186440678" table:style-name="ce121">
            <text:p>+145,8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Atividades de informação e de comunicação</text:p>
          </table:table-cell>
          <table:table-cell office:value-type="float" office:value="139" table:style-name="ce116">
            <text:p><text:s/>139</text:p>
          </table:table-cell>
          <table:table-cell office:value-type="float" office:value="2.3283082077051929" table:style-name="ce133">
            <text:p>2,3<text:s text:c="5"/></text:p>
          </table:table-cell>
          <table:table-cell office:value-type="float" office:value="180" table:style-name="ce134">
            <text:p><text:s/>180</text:p>
          </table:table-cell>
          <table:table-cell office:value-type="float" office:value="2.4817316972287329" table:style-name="ce135">
            <text:p>2,5<text:s text:c="5"/></text:p>
          </table:table-cell>
          <table:table-cell office:value-type="float" office:value="131" table:style-name="ce134">
            <text:p><text:s/>131</text:p>
          </table:table-cell>
          <table:table-cell office:value-type="float" office:value="2.905300510090929" table:style-name="ce135">
            <text:p>2,9<text:s text:c="5"/></text:p>
          </table:table-cell>
          <table:table-cell office:value-type="float" office:value="-41" table:style-name="ce120">
            <text:p><text:s/>- 41</text:p>
          </table:table-cell>
          <table:table-cell office:value-type="float" office:value="-22.777777777777779" table:style-name="ce121">
            <text:p>-22,8<text:s text:c="3"/></text:p>
          </table:table-cell>
          <table:table-cell office:value-type="float" office:value="8" table:style-name="ce120">
            <text:p>+ 8</text:p>
          </table:table-cell>
          <table:table-cell office:value-type="float" office:value="6.1068702290076331" table:style-name="ce121">
            <text:p>+6,1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Atividades financeiras e de seguros</text:p>
          </table:table-cell>
          <table:table-cell office:value-type="float" office:value="25" table:style-name="ce116">
            <text:p><text:s/>25</text:p>
          </table:table-cell>
          <table:table-cell office:value-type="float" office:value="0.41876046901172526" table:style-name="ce133">
            <text:p>0,4<text:s text:c="5"/></text:p>
          </table:table-cell>
          <table:table-cell office:value-type="float" office:value="26" table:style-name="ce134">
            <text:p><text:s/>26</text:p>
          </table:table-cell>
          <table:table-cell office:value-type="float" office:value="0.35847235626637253" table:style-name="ce135">
            <text:p>0,4<text:s text:c="5"/></text:p>
          </table:table-cell>
          <table:table-cell office:value-type="float" office:value="22" table:style-name="ce134">
            <text:p><text:s/>22</text:p>
          </table:table-cell>
          <table:table-cell office:value-type="float" office:value="0.48791306276336222" table:style-name="ce135">
            <text:p>0,5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3.8461538461538463" table:style-name="ce121">
            <text:p>-3,8<text:s text:c="3"/></text:p>
          </table:table-cell>
          <table:table-cell office:value-type="float" office:value="3" table:style-name="ce120">
            <text:p>+ 3</text:p>
          </table:table-cell>
          <table:table-cell office:value-type="float" office:value="13.636363636363635" table:style-name="ce121">
            <text:p>+13,6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Atividades imobiliárias, administrativas e dos serviços de apoio</text:p>
          </table:table-cell>
          <table:table-cell office:value-type="float" office:value="1110" table:style-name="ce116">
            <text:p>1 110</text:p>
          </table:table-cell>
          <table:table-cell office:value-type="float" office:value="18.592964824120603" table:style-name="ce133">
            <text:p>18,6<text:s text:c="5"/></text:p>
          </table:table-cell>
          <table:table-cell office:value-type="float" office:value="1406" table:style-name="ce134">
            <text:p>1 406</text:p>
          </table:table-cell>
          <table:table-cell office:value-type="float" office:value="19.385082035019991" table:style-name="ce135">
            <text:p>19,4<text:s text:c="5"/></text:p>
          </table:table-cell>
          <table:table-cell office:value-type="float" office:value="1172" table:style-name="ce134">
            <text:p>1 172</text:p>
          </table:table-cell>
          <table:table-cell office:value-type="float" office:value="25.992459525393656" table:style-name="ce135">
            <text:p>26,0<text:s text:c="5"/></text:p>
          </table:table-cell>
          <table:table-cell office:value-type="float" office:value="-296" table:style-name="ce120">
            <text:p><text:s/>- 296</text:p>
          </table:table-cell>
          <table:table-cell office:value-type="float" office:value="-21.052631578947366" table:style-name="ce121">
            <text:p>-21,1<text:s text:c="3"/></text:p>
          </table:table-cell>
          <table:table-cell office:value-type="float" office:value="-62" table:style-name="ce120">
            <text:p><text:s/>- 62</text:p>
          </table:table-cell>
          <table:table-cell office:value-type="float" office:value="-5.2901023890784984" table:style-name="ce121">
            <text:p>-5,3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Atividades de consultoria, científicas, técnicas e similares</text:p>
          </table:table-cell>
          <table:table-cell office:value-type="float" office:value="419" table:style-name="ce116">
            <text:p><text:s/>419</text:p>
          </table:table-cell>
          <table:table-cell office:value-type="float" office:value="7.0184254606365153" table:style-name="ce133">
            <text:p>7,0<text:s text:c="5"/></text:p>
          </table:table-cell>
          <table:table-cell office:value-type="float" office:value="469" table:style-name="ce134">
            <text:p><text:s/>469</text:p>
          </table:table-cell>
          <table:table-cell office:value-type="float" office:value="6.4662898111126426" table:style-name="ce135">
            <text:p>6,5<text:s text:c="5"/></text:p>
          </table:table-cell>
          <table:table-cell office:value-type="float" office:value="279" table:style-name="ce134">
            <text:p><text:s/>279</text:p>
          </table:table-cell>
          <table:table-cell office:value-type="float" office:value="6.1876247504990021" table:style-name="ce135">
            <text:p>6,2<text:s text:c="5"/></text:p>
          </table:table-cell>
          <table:table-cell office:value-type="float" office:value="-50" table:style-name="ce120">
            <text:p><text:s/>- 50</text:p>
          </table:table-cell>
          <table:table-cell office:value-type="float" office:value="-10.660980810234541" table:style-name="ce121">
            <text:p>-10,7<text:s text:c="3"/></text:p>
          </table:table-cell>
          <table:table-cell office:value-type="float" office:value="140" table:style-name="ce120">
            <text:p>+ 140</text:p>
          </table:table-cell>
          <table:table-cell office:value-type="float" office:value="50.179211469534046" table:style-name="ce121">
            <text:p>+50,2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Admin. pública, educação, atividades de saúde e apoio social</text:p>
          </table:table-cell>
          <table:table-cell office:value-type="float" office:value="687" table:style-name="ce116">
            <text:p><text:s/>687</text:p>
          </table:table-cell>
          <table:table-cell office:value-type="float" office:value="11.507537688442211" table:style-name="ce133">
            <text:p>11,5<text:s text:c="5"/></text:p>
          </table:table-cell>
          <table:table-cell office:value-type="float" office:value="835" table:style-name="ce134">
            <text:p><text:s/>835</text:p>
          </table:table-cell>
          <table:table-cell office:value-type="float" office:value="11.512477595477733" table:style-name="ce135">
            <text:p>11,5<text:s text:c="5"/></text:p>
          </table:table-cell>
          <table:table-cell office:value-type="float" office:value="557" table:style-name="ce134">
            <text:p><text:s/>557</text:p>
          </table:table-cell>
          <table:table-cell office:value-type="float" office:value="12.35307163450876" table:style-name="ce135">
            <text:p>12,4<text:s text:c="5"/></text:p>
          </table:table-cell>
          <table:table-cell office:value-type="float" office:value="-148" table:style-name="ce120">
            <text:p><text:s/>- 148</text:p>
          </table:table-cell>
          <table:table-cell office:value-type="float" office:value="-17.724550898203592" table:style-name="ce121">
            <text:p>-17,7<text:s text:c="3"/></text:p>
          </table:table-cell>
          <table:table-cell office:value-type="float" office:value="130" table:style-name="ce120">
            <text:p>+ 130</text:p>
          </table:table-cell>
          <table:table-cell office:value-type="float" office:value="23.339317773788153" table:style-name="ce121">
            <text:p>+23,3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Outras atividades de serviços</text:p>
          </table:table-cell>
          <table:table-cell office:value-type="float" office:value="241" table:style-name="ce116">
            <text:p><text:s/>241</text:p>
          </table:table-cell>
          <table:table-cell office:value-type="float" office:value="4.0368509212730315" table:style-name="ce133">
            <text:p>4,0<text:s text:c="5"/></text:p>
          </table:table-cell>
          <table:table-cell office:value-type="float" office:value="265" table:style-name="ce134">
            <text:p><text:s/>265</text:p>
          </table:table-cell>
          <table:table-cell office:value-type="float" office:value="3.653660554253412" table:style-name="ce135">
            <text:p>3,7<text:s text:c="5"/></text:p>
          </table:table-cell>
          <table:table-cell office:value-type="float" office:value="145" table:style-name="ce134">
            <text:p><text:s/>145</text:p>
          </table:table-cell>
          <table:table-cell office:value-type="float" office:value="3.2157906409403414" table:style-name="ce135">
            <text:p>3,2<text:s text:c="5"/></text:p>
          </table:table-cell>
          <table:table-cell office:value-type="float" office:value="-24" table:style-name="ce120">
            <text:p><text:s/>- 24</text:p>
          </table:table-cell>
          <table:table-cell office:value-type="float" office:value="-9.0566037735849054" table:style-name="ce121">
            <text:p>-9,1<text:s text:c="3"/></text:p>
          </table:table-cell>
          <table:table-cell office:value-type="float" office:value="96" table:style-name="ce120">
            <text:p>+ 96</text:p>
          </table:table-cell>
          <table:table-cell office:value-type="float" office:value="66.206896551724142" table:style-name="ce121">
            <text:p>+66,2<text:s text:c="3"/></text:p>
          </table:table-cell>
          <table:table-cell table:number-columns-repeated="16372"/>
        </table:table-row>
        <table:table-row table:style-name="ro53">
          <table:table-cell/>
          <table:table-cell office:value-type="string" table:style-name="ce186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52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523">
            <text:p>-</text:p>
          </table:table-cell>
          <table:table-cell table:number-columns-repeated="16372"/>
        </table:table-row>
        <table:table-row table:style-name="ro39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143"/>
          <table:table-cell table:number-columns-repeated="16372"/>
        </table:table-row>
        <table:table-row table:style-name="ro14">
          <table:table-cell/>
          <table:table-cell office:value-type="string" table:style-name="ce36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9" table:style-name="ce1"/>
          <table:table-cell table:style-name="ce369"/>
          <table:table-cell table:number-columns-repeated="16373" table:style-name="ce1"/>
        </table:table-row>
        <table:table-row table:style-name="ro14">
          <table:table-cell/>
          <table:table-cell table:number-columns-repeated="3" table:style-name="ce1"/>
          <table:table-cell table:style-name="ce69"/>
          <table:table-cell table:number-columns-repeated="16379" table:style-name="ce1"/>
        </table:table-row>
        <table:table-row table:number-rows-repeated="3" table:style-name="ro14">
          <table:table-cell table:number-columns-repeated="16384"/>
        </table:table-row>
        <table:table-row table:style-name="ro50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style-name="ro28">
          <table:table-cell table:style-name="ce26"/>
          <table:table-cell table:number-columns-repeated="16383" table:style-name="ce1"/>
        </table:table-row>
        <table:table-row table:style-name="ro14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number-rows-repeated="2" table:style-name="ro43">
          <table:table-cell table:number-columns-repeated="12" table:style-name="ce1"/>
          <table:table-cell table:number-columns-repeated="2" table:style-name="ce15"/>
          <table:table-cell table:number-columns-repeated="16370"/>
        </table:table-row>
        <table:table-row table:number-rows-repeated="2" table:style-name="ro43">
          <table:table-cell table:number-columns-repeated="12" table:style-name="ce1"/>
          <table:table-cell table:number-columns-repeated="2" table:style-name="ce16"/>
          <table:table-cell table:number-columns-repeated="16370"/>
        </table:table-row>
        <table:table-row table:number-rows-repeated="2" table:style-name="ro20">
          <table:table-cell table:number-columns-repeated="12" table:style-name="ce1"/>
          <table:table-cell table:style-name="ce22"/>
          <table:table-cell table:style-name="ce18"/>
          <table:table-cell table:number-columns-repeated="16370"/>
        </table:table-row>
        <table:table-row table:style-name="ro20">
          <table:table-cell table:number-columns-repeated="12" table:style-name="ce1"/>
          <table:table-cell table:style-name="ce20"/>
          <table:table-cell table:style-name="ce18"/>
          <table:table-cell table:number-columns-repeated="16370"/>
        </table:table-row>
        <table:table-row table:number-rows-repeated="2" table:style-name="ro20">
          <table:table-cell table:number-columns-repeated="12" table:style-name="ce1"/>
          <table:table-cell table:style-name="ce19"/>
          <table:table-cell table:style-name="ce18"/>
          <table:table-cell table:number-columns-repeated="16370"/>
        </table:table-row>
        <table:table-row table:style-name="ro20">
          <table:table-cell table:number-columns-repeated="12" table:style-name="ce1"/>
          <table:table-cell table:number-columns-repeated="2" table:style-name="ce19"/>
          <table:table-cell table:number-columns-repeated="16370"/>
        </table:table-row>
        <table:table-row table:number-rows-repeated="2" table:style-name="ro20">
          <table:table-cell table:number-columns-repeated="12"/>
          <table:table-cell table:number-columns-repeated="2" table:style-name="ce19"/>
          <table:table-cell table:number-columns-repeated="16370"/>
        </table:table-row>
        <table:table-row table:style-name="ro20">
          <table:table-cell table:number-columns-repeated="12"/>
          <table:table-cell table:style-name="ce20"/>
          <table:table-cell table:style-name="ce19"/>
          <table:table-cell table:number-columns-repeated="16370"/>
        </table:table-row>
        <table:table-row table:number-rows-repeated="3" table:style-name="ro20">
          <table:table-cell table:number-columns-repeated="12"/>
          <table:table-cell table:number-columns-repeated="16372" table:style-name="ce1"/>
        </table:table-row>
        <table:table-row table:style-name="ro46">
          <table:table-cell table:number-columns-repeated="12"/>
          <table:table-cell table:number-columns-repeated="16372" table:style-name="ce1"/>
        </table:table-row>
        <table:table-row table:number-rows-repeated="2" table:style-name="ro14">
          <table:table-cell table:number-columns-repeated="16384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1048502" table:style-name="ro14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País.$A$1"/>
        </table:named-expressions>
      </table:table>
      <table:named-expressions>
        <table:named-expression table:name="Desemprego_registado" table:expression="of:=[.#REF!]" table:base-cell-address="País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Arial " svg:font-family="Arial 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integer-digits="1"/>
      <number:text>             </number:text>
    </number:number-style>
    <number:number-style style:name="N44">
      <number:text>-</number:text>
      <number:number number:decimal-places="1" number:min-integer-digits="1"/>
      <number:text>             </number:text>
      <style:map style:condition="value()&gt;=0" style:apply-style-name="N44P0"/>
    </number:number-style>
    <number:number-style style:name="N45">
      <number:number number:decimal-places="0" number:min-integer-digits="1">
        <number:embedded-text number:position="3"> </number:embedded-text>
      </number:number>
    </number:number-style>
    <number:number-style style:name="N46">
      <number:number number:decimal-places="1" number:min-integer-digits="1" number:grouping="true"/>
    </number:number-style>
    <number:number-style style:name="N47P0">
      <number:number number:decimal-places="0" number:min-integer-digits="1"/>
    </number:number-style>
    <number:number-style style:name="N47P1">
      <number:text>-</number:text>
      <number:number number:decimal-places="0" number:min-integer-digits="1"/>
    </number:number-style>
    <number:text-style style:name="N47">
      <number:text>/</number:text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 number:grouping="true"/>
    </number:number-style>
    <number:number-style style:name="N48P1">
      <number:text>-</number:text>
      <number:number number:decimal-places="0" number:min-integer-digits="1"/>
    </number:number-style>
    <number:text-style style:name="N48">
      <number:text>-</number:text>
      <style:map style:condition="value()&gt;0" style:apply-style-name="N48P0"/>
      <style:map style:condition="value()&lt;0" style:apply-style-name="N48P1"/>
    </number:text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5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11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2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Emília Josué;Ana Paula Brito</meta:initial-creator>
    <dc:creator>Ana Paula Brito</dc:creator>
    <meta:creation-date>2014-01-15T09:56:08Z</meta:creation-date>
    <dc:date>2022-01-07T15:17:49Z</dc:date>
    <meta:print-date>2021-11-04T14:41:28Z</meta:print-date>
  </office:meta>
</office:document-meta>
</file>